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letter-spacing="0.212cm"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start" style:justify-single-word="false"/>
    </style:style>
    <style:style style:name="P16"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17" style:family="paragraph" style:parent-style-name="Text_20_body">
      <style:paragraph-properties fo:text-align="end" style:justify-single-word="false"/>
    </style:style>
    <style:style style:name="P18" style:family="paragraph" style:parent-style-name="Código">
      <style:text-properties fo:color="#008080"/>
    </style:style>
    <style:style style:name="P19" style:family="paragraph" style:parent-style-name="Código">
      <style:text-properties fo:color="#008080" style:font-name="Monospace" fo:font-size="10pt" style:font-name-asian="Monospace" style:font-size-asian="10pt" style:font-name-complex="Monospace" style:font-size-complex="10pt"/>
    </style:style>
    <style:style style:name="P20" style:family="paragraph" style:parent-style-name="Código">
      <style:paragraph-properties fo:text-align="start" style:justify-single-word="false"/>
      <style:text-properties fo:color="#008080"/>
    </style:style>
    <style:style style:name="P21" style:family="paragraph" style:parent-style-name="Código">
      <style:text-properties fo:color="#000000"/>
    </style:style>
    <style:style style:name="P22" style:family="paragraph" style:parent-style-name="Código">
      <style:text-properties fo:color="#000000" style:font-name="Monospace" fo:font-size="10pt" style:font-name-asian="Monospace" style:font-size-asian="10pt" style:font-name-complex="Monospace" style:font-size-complex="10pt"/>
    </style:style>
    <style:style style:name="P23" style:family="paragraph" style:parent-style-name="Código">
      <style:text-properties fo:color="#0000e1" style:font-name="Monospace" fo:font-size="10pt" style:font-name-asian="Monospace" style:font-size-asian="10pt" style:font-name-complex="Monospace" style:font-size-complex="10pt"/>
    </style:style>
    <style:style style:name="P24"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25" style:family="paragraph" style:parent-style-name="Código">
      <style:paragraph-properties fo:text-align="start" style:justify-single-word="false"/>
    </style:style>
    <style:style style:name="P26" style:family="paragraph" style:parent-style-name="Código">
      <style:text-properties fo:color="#3f5fbf"/>
    </style:style>
    <style:style style:name="P27" style:family="paragraph" style:parent-style-name="Código">
      <style:text-properties style:font-name="Monospace" fo:font-size="10pt" style:font-name-asian="Monospace" style:font-size-asian="10pt" style:font-name-complex="Monospace" style:font-size-complex="10pt"/>
    </style:style>
    <style:style style:name="P28" style:family="paragraph" style:parent-style-name="Código">
      <style:text-properties fo:color="#2a00ff"/>
    </style:style>
    <style:style style:name="P29" style:family="paragraph" style:parent-style-name="Standard" style:list-style-name="L64"/>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5"/>
    <style:style style:name="P53" style:family="paragraph" style:parent-style-name="Text_20_body" style:list-style-name="L5"/>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9"/>
    <style:style style:name="P64" style:family="paragraph" style:parent-style-name="Text_20_body" style:list-style-name="L9"/>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12"/>
    <style:style style:name="P78" style:family="paragraph" style:parent-style-name="Text_20_body" style:list-style-name="L12"/>
    <style:style style:name="P79" style:family="paragraph" style:parent-style-name="Text_20_body" style:list-style-name="L12"/>
    <style:style style:name="P80" style:family="paragraph" style:parent-style-name="Text_20_body" style:list-style-name="L12"/>
    <style:style style:name="P81" style:family="paragraph" style:parent-style-name="Text_20_body" style:list-style-name="L12"/>
    <style:style style:name="P82" style:family="paragraph" style:parent-style-name="Text_20_body" style:list-style-name="L12"/>
    <style:style style:name="P83" style:family="paragraph" style:parent-style-name="Text_20_body" style:list-style-name="L12"/>
    <style:style style:name="P84" style:family="paragraph" style:parent-style-name="Text_20_body" style:list-style-name="L12"/>
    <style:style style:name="P85" style:family="paragraph" style:parent-style-name="Text_20_body" style:list-style-name="L12"/>
    <style:style style:name="P86" style:family="paragraph" style:parent-style-name="Text_20_body" style:list-style-name="L12"/>
    <style:style style:name="P87" style:family="paragraph" style:parent-style-name="Text_20_body" style:list-style-name="L14"/>
    <style:style style:name="P88" style:family="paragraph" style:parent-style-name="Text_20_body" style:list-style-name="L14"/>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5"/>
    <style:style style:name="P94" style:family="paragraph" style:parent-style-name="Text_20_body" style:list-style-name="L15"/>
    <style:style style:name="P95" style:family="paragraph" style:parent-style-name="Text_20_body" style:list-style-name="L15"/>
    <style:style style:name="P96" style:family="paragraph" style:parent-style-name="Text_20_body" style:list-style-name="L15"/>
    <style:style style:name="P97" style:family="paragraph" style:parent-style-name="Text_20_body" style:list-style-name="L15"/>
    <style:style style:name="P98" style:family="paragraph" style:parent-style-name="Text_20_body" style:list-style-name="L15"/>
    <style:style style:name="P99" style:family="paragraph" style:parent-style-name="Text_20_body" style:list-style-name="L15"/>
    <style:style style:name="P100" style:family="paragraph" style:parent-style-name="Text_20_body" style:list-style-name="L15"/>
    <style:style style:name="P101" style:family="paragraph" style:parent-style-name="Text_20_body" style:list-style-name="L15"/>
    <style:style style:name="P102" style:family="paragraph" style:parent-style-name="Text_20_body" style:list-style-name="L16"/>
    <style:style style:name="P103" style:family="paragraph" style:parent-style-name="Text_20_body" style:list-style-name="L16"/>
    <style:style style:name="P104" style:family="paragraph" style:parent-style-name="Text_20_body" style:list-style-name="L16"/>
    <style:style style:name="P105" style:family="paragraph" style:parent-style-name="Text_20_body" style:list-style-name="L16"/>
    <style:style style:name="P106" style:family="paragraph" style:parent-style-name="Text_20_body" style:list-style-name="L16"/>
    <style:style style:name="P107" style:family="paragraph" style:parent-style-name="Text_20_body" style:list-style-name="L16"/>
    <style:style style:name="P108" style:family="paragraph" style:parent-style-name="Text_20_body" style:list-style-name="L17"/>
    <style:style style:name="P109" style:family="paragraph" style:parent-style-name="Text_20_body" style:list-style-name="L17"/>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7">
      <style:text-properties fo:font-style="normal" style:font-style-asian="normal" style:font-style-complex="normal"/>
    </style:style>
    <style:style style:name="P112" style:family="paragraph" style:parent-style-name="Text_20_body" style:list-style-name="L18"/>
    <style:style style:name="P113" style:family="paragraph" style:parent-style-name="Text_20_body" style:list-style-name="L18"/>
    <style:style style:name="P114" style:family="paragraph" style:parent-style-name="Text_20_body" style:list-style-name="L18"/>
    <style:style style:name="P115" style:family="paragraph" style:parent-style-name="Text_20_body" style:list-style-name="L18"/>
    <style:style style:name="P116" style:family="paragraph" style:parent-style-name="Text_20_body" style:list-style-name="L19"/>
    <style:style style:name="P117" style:family="paragraph" style:parent-style-name="Text_20_body" style:list-style-name="L19"/>
    <style:style style:name="P118" style:family="paragraph" style:parent-style-name="Text_20_body" style:list-style-name="L19"/>
    <style:style style:name="P119" style:family="paragraph" style:parent-style-name="Text_20_body" style:list-style-name="L19"/>
    <style:style style:name="P120" style:family="paragraph" style:parent-style-name="Text_20_body" style:list-style-name="L19"/>
    <style:style style:name="P121" style:family="paragraph" style:parent-style-name="Text_20_body" style:list-style-name="L19"/>
    <style:style style:name="P122" style:family="paragraph" style:parent-style-name="Text_20_body" style:list-style-name="L19"/>
    <style:style style:name="P123" style:family="paragraph" style:parent-style-name="Text_20_body" style:list-style-name="L20"/>
    <style:style style:name="P124" style:family="paragraph" style:parent-style-name="Text_20_body" style:list-style-name="L20"/>
    <style:style style:name="P125" style:family="paragraph" style:parent-style-name="Text_20_body" style:list-style-name="L20"/>
    <style:style style:name="P126" style:family="paragraph" style:parent-style-name="Text_20_body" style:list-style-name="L21"/>
    <style:style style:name="P127" style:family="paragraph" style:parent-style-name="Text_20_body" style:list-style-name="L21"/>
    <style:style style:name="P128" style:family="paragraph" style:parent-style-name="Text_20_body" style:list-style-name="L21"/>
    <style:style style:name="P129" style:family="paragraph" style:parent-style-name="Text_20_body" style:list-style-name="L21"/>
    <style:style style:name="P130" style:family="paragraph" style:parent-style-name="Text_20_body" style:list-style-name="L21"/>
    <style:style style:name="P131" style:family="paragraph" style:parent-style-name="Text_20_body" style:list-style-name="L21"/>
    <style:style style:name="P132" style:family="paragraph" style:parent-style-name="Text_20_body" style:list-style-name="L21"/>
    <style:style style:name="P133" style:family="paragraph" style:parent-style-name="Text_20_body" style:list-style-name="L21"/>
    <style:style style:name="P134" style:family="paragraph" style:parent-style-name="Text_20_body" style:list-style-name="L21"/>
    <style:style style:name="P135" style:family="paragraph" style:parent-style-name="Text_20_body" style:list-style-name="L22"/>
    <style:style style:name="P136" style:family="paragraph" style:parent-style-name="Text_20_body" style:list-style-name="L22"/>
    <style:style style:name="P137" style:family="paragraph" style:parent-style-name="Text_20_body" style:list-style-name="L22"/>
    <style:style style:name="P138" style:family="paragraph" style:parent-style-name="Text_20_body" style:list-style-name="L23"/>
    <style:style style:name="P139" style:family="paragraph" style:parent-style-name="Text_20_body" style:list-style-name="L23"/>
    <style:style style:name="P140" style:family="paragraph" style:parent-style-name="Text_20_body" style:list-style-name="L23"/>
    <style:style style:name="P141" style:family="paragraph" style:parent-style-name="Text_20_body" style:list-style-name="L23"/>
    <style:style style:name="P142" style:family="paragraph" style:parent-style-name="Text_20_body" style:list-style-name="L23"/>
    <style:style style:name="P143" style:family="paragraph" style:parent-style-name="Text_20_body" style:list-style-name="L24"/>
    <style:style style:name="P144" style:family="paragraph" style:parent-style-name="Text_20_body" style:list-style-name="L24"/>
    <style:style style:name="P145" style:family="paragraph" style:parent-style-name="Text_20_body" style:list-style-name="L25"/>
    <style:style style:name="P146" style:family="paragraph" style:parent-style-name="Text_20_body" style:list-style-name="L25"/>
    <style:style style:name="P147" style:family="paragraph" style:parent-style-name="Text_20_body" style:list-style-name="L25"/>
    <style:style style:name="P148" style:family="paragraph" style:parent-style-name="Text_20_body" style:list-style-name="L25"/>
    <style:style style:name="P149" style:family="paragraph" style:parent-style-name="Text_20_body" style:list-style-name="L25"/>
    <style:style style:name="P150" style:family="paragraph" style:parent-style-name="Text_20_body" style:list-style-name="L26"/>
    <style:style style:name="P151" style:family="paragraph" style:parent-style-name="Text_20_body" style:list-style-name="L26"/>
    <style:style style:name="P152" style:family="paragraph" style:parent-style-name="Text_20_body" style:list-style-name="L26"/>
    <style:style style:name="P153" style:family="paragraph" style:parent-style-name="Text_20_body" style:list-style-name="L26"/>
    <style:style style:name="P154" style:family="paragraph" style:parent-style-name="Text_20_body" style:list-style-name="L27"/>
    <style:style style:name="P155" style:family="paragraph" style:parent-style-name="Text_20_body" style:list-style-name="L27"/>
    <style:style style:name="P156" style:family="paragraph" style:parent-style-name="Text_20_body" style:list-style-name="L27"/>
    <style:style style:name="P157" style:family="paragraph" style:parent-style-name="Text_20_body" style:list-style-name="L27"/>
    <style:style style:name="P158" style:family="paragraph" style:parent-style-name="Text_20_body" style:list-style-name="L28"/>
    <style:style style:name="P159" style:family="paragraph" style:parent-style-name="Text_20_body" style:list-style-name="L28"/>
    <style:style style:name="P160" style:family="paragraph" style:parent-style-name="Text_20_body" style:list-style-name="L28"/>
    <style:style style:name="P161" style:family="paragraph" style:parent-style-name="Text_20_body" style:list-style-name="L29"/>
    <style:style style:name="P162" style:family="paragraph" style:parent-style-name="Text_20_body" style:list-style-name="L29"/>
    <style:style style:name="P163" style:family="paragraph" style:parent-style-name="Text_20_body" style:list-style-name="L29"/>
    <style:style style:name="P164" style:family="paragraph" style:parent-style-name="Text_20_body" style:list-style-name="L30"/>
    <style:style style:name="P165" style:family="paragraph" style:parent-style-name="Text_20_body" style:list-style-name="L30"/>
    <style:style style:name="P166" style:family="paragraph" style:parent-style-name="Text_20_body" style:list-style-name="L30"/>
    <style:style style:name="P167" style:family="paragraph" style:parent-style-name="Text_20_body" style:list-style-name="L30"/>
    <style:style style:name="P168" style:family="paragraph" style:parent-style-name="Text_20_body" style:list-style-name="L30"/>
    <style:style style:name="P169" style:family="paragraph" style:parent-style-name="Text_20_body" style:list-style-name="L30"/>
    <style:style style:name="P170" style:family="paragraph" style:parent-style-name="Text_20_body" style:list-style-name="L30"/>
    <style:style style:name="P171" style:family="paragraph" style:parent-style-name="Text_20_body" style:list-style-name="L30"/>
    <style:style style:name="P172" style:family="paragraph" style:parent-style-name="Text_20_body" style:list-style-name="L30"/>
    <style:style style:name="P173" style:family="paragraph" style:parent-style-name="Text_20_body" style:list-style-name="L31"/>
    <style:style style:name="P174" style:family="paragraph" style:parent-style-name="Text_20_body" style:list-style-name="L31"/>
    <style:style style:name="P175" style:family="paragraph" style:parent-style-name="Text_20_body" style:list-style-name="L31"/>
    <style:style style:name="P176" style:family="paragraph" style:parent-style-name="Text_20_body" style:list-style-name="L31"/>
    <style:style style:name="P177" style:family="paragraph" style:parent-style-name="Text_20_body" style:list-style-name="L31"/>
    <style:style style:name="P178" style:family="paragraph" style:parent-style-name="Text_20_body" style:list-style-name="L31"/>
    <style:style style:name="P179" style:family="paragraph" style:parent-style-name="Text_20_body" style:list-style-name="L32"/>
    <style:style style:name="P180" style:family="paragraph" style:parent-style-name="Text_20_body" style:list-style-name="L32"/>
    <style:style style:name="P181" style:family="paragraph" style:parent-style-name="Text_20_body" style:list-style-name="L32"/>
    <style:style style:name="P182" style:family="paragraph" style:parent-style-name="Text_20_body" style:list-style-name="L32"/>
    <style:style style:name="P183" style:family="paragraph" style:parent-style-name="Text_20_body" style:list-style-name="L32"/>
    <style:style style:name="P184" style:family="paragraph" style:parent-style-name="Text_20_body" style:list-style-name="L32"/>
    <style:style style:name="P185" style:family="paragraph" style:parent-style-name="Text_20_body" style:list-style-name="L32"/>
    <style:style style:name="P186" style:family="paragraph" style:parent-style-name="Text_20_body" style:list-style-name="L32"/>
    <style:style style:name="P187" style:family="paragraph" style:parent-style-name="Text_20_body" style:list-style-name="L32"/>
    <style:style style:name="P188" style:family="paragraph" style:parent-style-name="Text_20_body" style:list-style-name="L32"/>
    <style:style style:name="P189" style:family="paragraph" style:parent-style-name="Text_20_body" style:list-style-name="L32"/>
    <style:style style:name="P190" style:family="paragraph" style:parent-style-name="Text_20_body" style:list-style-name="L33"/>
    <style:style style:name="P191" style:family="paragraph" style:parent-style-name="Text_20_body" style:list-style-name="L33"/>
    <style:style style:name="P192" style:family="paragraph" style:parent-style-name="Text_20_body" style:list-style-name="L33"/>
    <style:style style:name="P193" style:family="paragraph" style:parent-style-name="Text_20_body" style:list-style-name="L33"/>
    <style:style style:name="P194" style:family="paragraph" style:parent-style-name="Text_20_body" style:list-style-name="L33"/>
    <style:style style:name="P195" style:family="paragraph" style:parent-style-name="Text_20_body" style:list-style-name="L33"/>
    <style:style style:name="P196" style:family="paragraph" style:parent-style-name="Text_20_body" style:list-style-name="L33"/>
    <style:style style:name="P197" style:family="paragraph" style:parent-style-name="Text_20_body" style:list-style-name="L34"/>
    <style:style style:name="P198" style:family="paragraph" style:parent-style-name="Text_20_body" style:list-style-name="L34"/>
    <style:style style:name="P199" style:family="paragraph" style:parent-style-name="Text_20_body" style:list-style-name="L34"/>
    <style:style style:name="P200" style:family="paragraph" style:parent-style-name="Text_20_body" style:list-style-name="L34"/>
    <style:style style:name="P201" style:family="paragraph" style:parent-style-name="Text_20_body" style:list-style-name="L34"/>
    <style:style style:name="P202" style:family="paragraph" style:parent-style-name="Text_20_body" style:list-style-name="L34"/>
    <style:style style:name="P203" style:family="paragraph" style:parent-style-name="Text_20_body" style:list-style-name="L34"/>
    <style:style style:name="P204" style:family="paragraph" style:parent-style-name="Text_20_body" style:list-style-name="L34"/>
    <style:style style:name="P205" style:family="paragraph" style:parent-style-name="Text_20_body" style:list-style-name="L34"/>
    <style:style style:name="P206" style:family="paragraph" style:parent-style-name="Text_20_body" style:list-style-name="L34"/>
    <style:style style:name="P207" style:family="paragraph" style:parent-style-name="Text_20_body" style:list-style-name="L34"/>
    <style:style style:name="P208" style:family="paragraph" style:parent-style-name="Text_20_body" style:list-style-name="L34"/>
    <style:style style:name="P209" style:family="paragraph" style:parent-style-name="Text_20_body" style:list-style-name="L34"/>
    <style:style style:name="P210" style:family="paragraph" style:parent-style-name="Text_20_body" style:list-style-name="L34"/>
    <style:style style:name="P211" style:family="paragraph" style:parent-style-name="Text_20_body" style:list-style-name="L34"/>
    <style:style style:name="P212" style:family="paragraph" style:parent-style-name="Text_20_body" style:list-style-name="L34"/>
    <style:style style:name="P213" style:family="paragraph" style:parent-style-name="Text_20_body" style:list-style-name="L34"/>
    <style:style style:name="P214" style:family="paragraph" style:parent-style-name="Text_20_body" style:list-style-name="L35"/>
    <style:style style:name="P215" style:family="paragraph" style:parent-style-name="Text_20_body" style:list-style-name="L35"/>
    <style:style style:name="P216" style:family="paragraph" style:parent-style-name="Text_20_body" style:list-style-name="L35"/>
    <style:style style:name="P217" style:family="paragraph" style:parent-style-name="Text_20_body" style:list-style-name="L35"/>
    <style:style style:name="P218" style:family="paragraph" style:parent-style-name="Text_20_body" style:list-style-name="L35"/>
    <style:style style:name="P219" style:family="paragraph" style:parent-style-name="Text_20_body" style:list-style-name="L35"/>
    <style:style style:name="P220" style:family="paragraph" style:parent-style-name="Text_20_body" style:list-style-name="L35"/>
    <style:style style:name="P221" style:family="paragraph" style:parent-style-name="Text_20_body" style:list-style-name="L35"/>
    <style:style style:name="P222" style:family="paragraph" style:parent-style-name="Text_20_body" style:list-style-name="L36"/>
    <style:style style:name="P223" style:family="paragraph" style:parent-style-name="Text_20_body" style:list-style-name="L36"/>
    <style:style style:name="P224" style:family="paragraph" style:parent-style-name="Text_20_body" style:list-style-name="L36"/>
    <style:style style:name="P225" style:family="paragraph" style:parent-style-name="Text_20_body" style:list-style-name="L36"/>
    <style:style style:name="P226" style:family="paragraph" style:parent-style-name="Text_20_body" style:list-style-name="L36"/>
    <style:style style:name="P227" style:family="paragraph" style:parent-style-name="Text_20_body" style:list-style-name="L36"/>
    <style:style style:name="P228" style:family="paragraph" style:parent-style-name="Text_20_body" style:list-style-name="L36"/>
    <style:style style:name="P229" style:family="paragraph" style:parent-style-name="Text_20_body" style:list-style-name="L36"/>
    <style:style style:name="P230" style:family="paragraph" style:parent-style-name="Text_20_body" style:list-style-name="L36"/>
    <style:style style:name="P231" style:family="paragraph" style:parent-style-name="Text_20_body" style:list-style-name="L37"/>
    <style:style style:name="P232" style:family="paragraph" style:parent-style-name="Text_20_body" style:list-style-name="L37"/>
    <style:style style:name="P233" style:family="paragraph" style:parent-style-name="Text_20_body" style:list-style-name="L37"/>
    <style:style style:name="P234" style:family="paragraph" style:parent-style-name="Text_20_body" style:list-style-name="L37"/>
    <style:style style:name="P235" style:family="paragraph" style:parent-style-name="Text_20_body" style:list-style-name="L37"/>
    <style:style style:name="P236" style:family="paragraph" style:parent-style-name="Text_20_body" style:list-style-name="L38"/>
    <style:style style:name="P237" style:family="paragraph" style:parent-style-name="Text_20_body" style:list-style-name="L38"/>
    <style:style style:name="P238" style:family="paragraph" style:parent-style-name="Text_20_body" style:list-style-name="L38"/>
    <style:style style:name="P239" style:family="paragraph" style:parent-style-name="Text_20_body" style:list-style-name="L38"/>
    <style:style style:name="P240" style:family="paragraph" style:parent-style-name="Text_20_body" style:list-style-name="L38"/>
    <style:style style:name="P241" style:family="paragraph" style:parent-style-name="Text_20_body" style:list-style-name="L38"/>
    <style:style style:name="P242" style:family="paragraph" style:parent-style-name="Text_20_body" style:list-style-name="L39"/>
    <style:style style:name="P243" style:family="paragraph" style:parent-style-name="Text_20_body" style:list-style-name="L40"/>
    <style:style style:name="P244" style:family="paragraph" style:parent-style-name="Text_20_body" style:list-style-name="L40"/>
    <style:style style:name="P245" style:family="paragraph" style:parent-style-name="Text_20_body" style:list-style-name="L41"/>
    <style:style style:name="P246" style:family="paragraph" style:parent-style-name="Text_20_body" style:list-style-name="L41"/>
    <style:style style:name="P247" style:family="paragraph" style:parent-style-name="Text_20_body" style:list-style-name="L41"/>
    <style:style style:name="P248" style:family="paragraph" style:parent-style-name="Text_20_body" style:list-style-name="L41"/>
    <style:style style:name="P249" style:family="paragraph" style:parent-style-name="Text_20_body" style:list-style-name="L42"/>
    <style:style style:name="P250" style:family="paragraph" style:parent-style-name="Text_20_body" style:list-style-name="L42"/>
    <style:style style:name="P251" style:family="paragraph" style:parent-style-name="Text_20_body" style:list-style-name="L42"/>
    <style:style style:name="P252" style:family="paragraph" style:parent-style-name="Text_20_body" style:list-style-name="L42"/>
    <style:style style:name="P253" style:family="paragraph" style:parent-style-name="Text_20_body" style:list-style-name="L43"/>
    <style:style style:name="P254" style:family="paragraph" style:parent-style-name="Text_20_body" style:list-style-name="L43"/>
    <style:style style:name="P255" style:family="paragraph" style:parent-style-name="Text_20_body" style:list-style-name="L44"/>
    <style:style style:name="P256" style:family="paragraph" style:parent-style-name="Text_20_body" style:list-style-name="L44"/>
    <style:style style:name="P257" style:family="paragraph" style:parent-style-name="Text_20_body" style:list-style-name="L44"/>
    <style:style style:name="P258" style:family="paragraph" style:parent-style-name="Text_20_body" style:list-style-name="L45"/>
    <style:style style:name="P259" style:family="paragraph" style:parent-style-name="Text_20_body" style:list-style-name="L45"/>
    <style:style style:name="P260" style:family="paragraph" style:parent-style-name="Text_20_body" style:list-style-name="L46"/>
    <style:style style:name="P261" style:family="paragraph" style:parent-style-name="Text_20_body" style:list-style-name="L46"/>
    <style:style style:name="P262" style:family="paragraph" style:parent-style-name="Text_20_body" style:list-style-name="L46"/>
    <style:style style:name="P263" style:family="paragraph" style:parent-style-name="Text_20_body" style:list-style-name="L47"/>
    <style:style style:name="P264" style:family="paragraph" style:parent-style-name="Text_20_body" style:list-style-name="L47"/>
    <style:style style:name="P265" style:family="paragraph" style:parent-style-name="Text_20_body" style:list-style-name="L48"/>
    <style:style style:name="P266" style:family="paragraph" style:parent-style-name="Text_20_body" style:list-style-name="L48"/>
    <style:style style:name="P267" style:family="paragraph" style:parent-style-name="Text_20_body" style:list-style-name="L48"/>
    <style:style style:name="P268" style:family="paragraph" style:parent-style-name="Text_20_body" style:list-style-name="L48"/>
    <style:style style:name="P269" style:family="paragraph" style:parent-style-name="Text_20_body" style:list-style-name="L49"/>
    <style:style style:name="P270" style:family="paragraph" style:parent-style-name="Text_20_body" style:list-style-name="L49"/>
    <style:style style:name="P271" style:family="paragraph" style:parent-style-name="Text_20_body" style:list-style-name="L49"/>
    <style:style style:name="P272" style:family="paragraph" style:parent-style-name="Text_20_body" style:list-style-name="L50"/>
    <style:style style:name="P273" style:family="paragraph" style:parent-style-name="Text_20_body" style:list-style-name="L50"/>
    <style:style style:name="P274" style:family="paragraph" style:parent-style-name="Text_20_body" style:list-style-name="L50"/>
    <style:style style:name="P275" style:family="paragraph" style:parent-style-name="Text_20_body" style:list-style-name="L50"/>
    <style:style style:name="P276" style:family="paragraph" style:parent-style-name="Text_20_body" style:list-style-name="L50"/>
    <style:style style:name="P277" style:family="paragraph" style:parent-style-name="Text_20_body" style:list-style-name="L50"/>
    <style:style style:name="P278" style:family="paragraph" style:parent-style-name="Text_20_body" style:list-style-name="L50"/>
    <style:style style:name="P279" style:family="paragraph" style:parent-style-name="Text_20_body" style:list-style-name="L50"/>
    <style:style style:name="P280" style:family="paragraph" style:parent-style-name="Text_20_body" style:list-style-name="L50"/>
    <style:style style:name="P281" style:family="paragraph" style:parent-style-name="Text_20_body" style:list-style-name="L50"/>
    <style:style style:name="P282" style:family="paragraph" style:parent-style-name="Text_20_body" style:list-style-name="L50"/>
    <style:style style:name="P283" style:family="paragraph" style:parent-style-name="Text_20_body" style:list-style-name="L50"/>
    <style:style style:name="P284" style:family="paragraph" style:parent-style-name="Text_20_body" style:list-style-name="L50"/>
    <style:style style:name="P285" style:family="paragraph" style:parent-style-name="Text_20_body" style:list-style-name="L50"/>
    <style:style style:name="P286" style:family="paragraph" style:parent-style-name="Text_20_body" style:list-style-name="L50"/>
    <style:style style:name="P287" style:family="paragraph" style:parent-style-name="Text_20_body" style:list-style-name="L51"/>
    <style:style style:name="P288" style:family="paragraph" style:parent-style-name="Text_20_body" style:list-style-name="L51"/>
    <style:style style:name="P289" style:family="paragraph" style:parent-style-name="Text_20_body" style:list-style-name="L51"/>
    <style:style style:name="P290" style:family="paragraph" style:parent-style-name="Text_20_body" style:list-style-name="L52"/>
    <style:style style:name="P291" style:family="paragraph" style:parent-style-name="Text_20_body" style:list-style-name="L52"/>
    <style:style style:name="P292" style:family="paragraph" style:parent-style-name="Text_20_body" style:list-style-name="L52"/>
    <style:style style:name="P293" style:family="paragraph" style:parent-style-name="Text_20_body" style:list-style-name="L53"/>
    <style:style style:name="P294" style:family="paragraph" style:parent-style-name="Text_20_body" style:list-style-name="L53"/>
    <style:style style:name="P295" style:family="paragraph" style:parent-style-name="Text_20_body" style:list-style-name="L53"/>
    <style:style style:name="P296" style:family="paragraph" style:parent-style-name="Text_20_body" style:list-style-name="L54"/>
    <style:style style:name="P297" style:family="paragraph" style:parent-style-name="Text_20_body" style:list-style-name="L54"/>
    <style:style style:name="P298" style:family="paragraph" style:parent-style-name="Text_20_body" style:list-style-name="L54"/>
    <style:style style:name="P299" style:family="paragraph" style:parent-style-name="Text_20_body" style:list-style-name="L54"/>
    <style:style style:name="P300" style:family="paragraph" style:parent-style-name="Text_20_body" style:list-style-name="L54"/>
    <style:style style:name="P301" style:family="paragraph" style:parent-style-name="Text_20_body" style:list-style-name="L54"/>
    <style:style style:name="P302" style:family="paragraph" style:parent-style-name="Text_20_body" style:list-style-name="L54"/>
    <style:style style:name="P303" style:family="paragraph" style:parent-style-name="Text_20_body" style:list-style-name="L54"/>
    <style:style style:name="P304" style:family="paragraph" style:parent-style-name="Text_20_body" style:list-style-name="L54"/>
    <style:style style:name="P305" style:family="paragraph" style:parent-style-name="Text_20_body" style:list-style-name="L54"/>
    <style:style style:name="P306" style:family="paragraph" style:parent-style-name="Text_20_body" style:list-style-name="L54"/>
    <style:style style:name="P307" style:family="paragraph" style:parent-style-name="Text_20_body" style:list-style-name="L54"/>
    <style:style style:name="P308" style:family="paragraph" style:parent-style-name="Text_20_body" style:list-style-name="L54"/>
    <style:style style:name="P309" style:family="paragraph" style:parent-style-name="Text_20_body" style:list-style-name="L54"/>
    <style:style style:name="P310" style:family="paragraph" style:parent-style-name="Text_20_body" style:list-style-name="L54"/>
    <style:style style:name="P311" style:family="paragraph" style:parent-style-name="Text_20_body" style:list-style-name="L54"/>
    <style:style style:name="P312" style:family="paragraph" style:parent-style-name="Text_20_body" style:list-style-name="L54"/>
    <style:style style:name="P313" style:family="paragraph" style:parent-style-name="Text_20_body" style:list-style-name="L54"/>
    <style:style style:name="P314" style:family="paragraph" style:parent-style-name="Text_20_body" style:list-style-name="L55"/>
    <style:style style:name="P315" style:family="paragraph" style:parent-style-name="Text_20_body" style:list-style-name="L55"/>
    <style:style style:name="P316" style:family="paragraph" style:parent-style-name="Text_20_body" style:list-style-name="L55"/>
    <style:style style:name="P317" style:family="paragraph" style:parent-style-name="Text_20_body" style:list-style-name="L56"/>
    <style:style style:name="P318" style:family="paragraph" style:parent-style-name="Text_20_body" style:list-style-name="L56"/>
    <style:style style:name="P319" style:family="paragraph" style:parent-style-name="Text_20_body" style:list-style-name="L56"/>
    <style:style style:name="P320" style:family="paragraph" style:parent-style-name="Text_20_body" style:list-style-name="L56"/>
    <style:style style:name="P321" style:family="paragraph" style:parent-style-name="Text_20_body" style:list-style-name="L56"/>
    <style:style style:name="P322" style:family="paragraph" style:parent-style-name="Text_20_body" style:list-style-name="L56"/>
    <style:style style:name="P323" style:family="paragraph" style:parent-style-name="Text_20_body" style:list-style-name="L56"/>
    <style:style style:name="P324" style:family="paragraph" style:parent-style-name="Text_20_body" style:list-style-name="L56"/>
    <style:style style:name="P325" style:family="paragraph" style:parent-style-name="Text_20_body" style:list-style-name="L56"/>
    <style:style style:name="P326" style:family="paragraph" style:parent-style-name="Text_20_body" style:list-style-name="L56"/>
    <style:style style:name="P327" style:family="paragraph" style:parent-style-name="Text_20_body" style:list-style-name="L56"/>
    <style:style style:name="P328" style:family="paragraph" style:parent-style-name="Text_20_body" style:list-style-name="L56"/>
    <style:style style:name="P329" style:family="paragraph" style:parent-style-name="Text_20_body" style:list-style-name="L57"/>
    <style:style style:name="P330" style:family="paragraph" style:parent-style-name="Text_20_body" style:list-style-name="L57"/>
    <style:style style:name="P331" style:family="paragraph" style:parent-style-name="Text_20_body" style:list-style-name="L58"/>
    <style:style style:name="P332" style:family="paragraph" style:parent-style-name="Text_20_body" style:list-style-name="L58"/>
    <style:style style:name="P333" style:family="paragraph" style:parent-style-name="Text_20_body" style:list-style-name="L58"/>
    <style:style style:name="P334" style:family="paragraph" style:parent-style-name="Text_20_body" style:list-style-name="L58"/>
    <style:style style:name="P335" style:family="paragraph" style:parent-style-name="Text_20_body" style:list-style-name="L58"/>
    <style:style style:name="P336" style:family="paragraph" style:parent-style-name="Text_20_body" style:list-style-name="L59"/>
    <style:style style:name="P337" style:family="paragraph" style:parent-style-name="Text_20_body" style:list-style-name="L59"/>
    <style:style style:name="P338" style:family="paragraph" style:parent-style-name="Text_20_body" style:list-style-name="L59"/>
    <style:style style:name="P339" style:family="paragraph" style:parent-style-name="Text_20_body" style:list-style-name="L60"/>
    <style:style style:name="P340" style:family="paragraph" style:parent-style-name="Text_20_body">
      <style:paragraph-properties fo:text-align="start" style:justify-single-word="false"/>
    </style:style>
    <style:style style:name="P341" style:family="paragraph" style:parent-style-name="Text_20_body" style:list-style-name="L60">
      <style:paragraph-properties fo:text-align="start" style:justify-single-word="false"/>
    </style:style>
    <style:style style:name="P342" style:family="paragraph" style:parent-style-name="Text_20_body" style:list-style-name="L60">
      <style:paragraph-properties fo:text-align="start" style:justify-single-word="false"/>
    </style:style>
    <style:style style:name="P343" style:family="paragraph" style:parent-style-name="Text_20_body" style:list-style-name="L60">
      <style:paragraph-properties fo:text-align="start" style:justify-single-word="false"/>
    </style:style>
    <style:style style:name="P344" style:family="paragraph" style:parent-style-name="Text_20_body" style:list-style-name="L60">
      <style:paragraph-properties fo:text-align="start" style:justify-single-word="false"/>
    </style:style>
    <style:style style:name="P345" style:family="paragraph" style:parent-style-name="Text_20_body" style:list-style-name="L61">
      <style:paragraph-properties fo:text-align="start" style:justify-single-word="false"/>
    </style:style>
    <style:style style:name="P346" style:family="paragraph" style:parent-style-name="Text_20_body" style:list-style-name="L61">
      <style:paragraph-properties fo:text-align="start" style:justify-single-word="false"/>
    </style:style>
    <style:style style:name="P347" style:family="paragraph" style:parent-style-name="Text_20_body" style:list-style-name="L70">
      <style:paragraph-properties fo:text-align="start" style:justify-single-word="false"/>
    </style:style>
    <style:style style:name="P348" style:family="paragraph" style:parent-style-name="Text_20_body" style:list-style-name="L70">
      <style:paragraph-properties fo:text-align="start" style:justify-single-word="false"/>
    </style:style>
    <style:style style:name="P349" style:family="paragraph" style:parent-style-name="Text_20_body" style:list-style-name="L70">
      <style:paragraph-properties fo:text-align="start" style:justify-single-word="false"/>
    </style:style>
    <style:style style:name="P350" style:family="paragraph" style:parent-style-name="Text_20_body" style:list-style-name="L70">
      <style:paragraph-properties fo:text-align="start" style:justify-single-word="false"/>
    </style:style>
    <style:style style:name="P351" style:family="paragraph" style:parent-style-name="Text_20_body" style:list-style-name="L70">
      <style:paragraph-properties fo:text-align="start" style:justify-single-word="false"/>
    </style:style>
    <style:style style:name="P352" style:family="paragraph" style:parent-style-name="Text_20_body" style:list-style-name="L70">
      <style:paragraph-properties fo:text-align="start" style:justify-single-word="false"/>
    </style:style>
    <style:style style:name="P353" style:family="paragraph" style:parent-style-name="Text_20_body" style:list-style-name="L70">
      <style:paragraph-properties fo:text-align="start" style:justify-single-word="false"/>
    </style:style>
    <style:style style:name="P354" style:family="paragraph" style:parent-style-name="Text_20_body" style:list-style-name="L70">
      <style:paragraph-properties fo:text-align="start" style:justify-single-word="false"/>
    </style:style>
    <style:style style:name="P355" style:family="paragraph" style:parent-style-name="Text_20_body" style:list-style-name="L70">
      <style:paragraph-properties fo:text-align="start" style:justify-single-word="false"/>
    </style:style>
    <style:style style:name="P356" style:family="paragraph" style:parent-style-name="Text_20_body" style:list-style-name="L61"/>
    <style:style style:name="P357" style:family="paragraph" style:parent-style-name="Text_20_body" style:list-style-name="L62"/>
    <style:style style:name="P358" style:family="paragraph" style:parent-style-name="Text_20_body" style:list-style-name="L65"/>
    <style:style style:name="P359" style:family="paragraph" style:parent-style-name="Text_20_body" style:list-style-name="L65"/>
    <style:style style:name="P360" style:family="paragraph" style:parent-style-name="Text_20_body" style:list-style-name="L65"/>
    <style:style style:name="P361" style:family="paragraph" style:parent-style-name="Text_20_body" style:list-style-name="L65"/>
    <style:style style:name="P362" style:family="paragraph" style:parent-style-name="Text_20_body" style:list-style-name="L65"/>
    <style:style style:name="P363" style:family="paragraph" style:parent-style-name="Text_20_body" style:list-style-name="L65"/>
    <style:style style:name="P364" style:family="paragraph" style:parent-style-name="Text_20_body" style:list-style-name="L66"/>
    <style:style style:name="P365" style:family="paragraph" style:parent-style-name="Text_20_body" style:list-style-name="L66"/>
    <style:style style:name="P366" style:family="paragraph" style:parent-style-name="Text_20_body" style:list-style-name="L66"/>
    <style:style style:name="P367" style:family="paragraph" style:parent-style-name="Text_20_body" style:list-style-name="L66"/>
    <style:style style:name="P368" style:family="paragraph" style:parent-style-name="Text_20_body" style:list-style-name="L66"/>
    <style:style style:name="P369" style:family="paragraph" style:parent-style-name="Text_20_body" style:list-style-name="L66"/>
    <style:style style:name="P370" style:family="paragraph" style:parent-style-name="Text_20_body" style:list-style-name="L66"/>
    <style:style style:name="P371" style:family="paragraph" style:parent-style-name="Text_20_body" style:list-style-name="L66"/>
    <style:style style:name="P372" style:family="paragraph" style:parent-style-name="Text_20_body" style:list-style-name="L66"/>
    <style:style style:name="P373" style:family="paragraph" style:parent-style-name="Text_20_body" style:list-style-name="L66"/>
    <style:style style:name="P374" style:family="paragraph" style:parent-style-name="Text_20_body" style:list-style-name="L67"/>
    <style:style style:name="P375" style:family="paragraph" style:parent-style-name="Text_20_body" style:list-style-name="L67"/>
    <style:style style:name="P376" style:family="paragraph" style:parent-style-name="Text_20_body" style:list-style-name="L68"/>
    <style:style style:name="P377" style:family="paragraph" style:parent-style-name="Text_20_body" style:list-style-name="L68"/>
    <style:style style:name="P378" style:family="paragraph" style:parent-style-name="Text_20_body" style:list-style-name="L68"/>
    <style:style style:name="P379" style:family="paragraph" style:parent-style-name="Text_20_body" style:list-style-name="L68"/>
    <style:style style:name="P380" style:family="paragraph" style:parent-style-name="Text_20_body" style:list-style-name="L69"/>
    <style:style style:name="P381" style:family="paragraph" style:parent-style-name="Text_20_body" style:list-style-name="L69"/>
    <style:style style:name="P382" style:family="paragraph" style:parent-style-name="Text_20_body" style:list-style-name="L69"/>
    <style:style style:name="P383" style:family="paragraph" style:parent-style-name="Text_20_body" style:list-style-name="L69"/>
    <style:style style:name="P384" style:family="paragraph" style:parent-style-name="Text_20_body" style:list-style-name="L6">
      <style:paragraph-properties fo:margin-left="1.251cm" fo:margin-right="0cm" fo:text-indent="0cm" style:auto-text-indent="false"/>
    </style:style>
    <style:style style:name="P385" style:family="paragraph" style:parent-style-name="Text_20_body" style:list-style-name="L6">
      <style:paragraph-properties fo:margin-left="1.251cm" fo:margin-right="0cm" fo:text-indent="0cm" style:auto-text-indent="false"/>
    </style:style>
    <style:style style:name="P386" style:family="paragraph" style:parent-style-name="Text_20_body" style:list-style-name="L6">
      <style:paragraph-properties fo:margin-left="1.251cm" fo:margin-right="0cm" fo:text-indent="0cm" style:auto-text-indent="false"/>
    </style:style>
    <style:style style:name="P387" style:family="paragraph" style:parent-style-name="Text_20_body" style:list-style-name="L6">
      <style:paragraph-properties fo:margin-left="1.251cm" fo:margin-right="0cm" fo:text-indent="0cm" style:auto-text-indent="false"/>
    </style:style>
    <style:style style:name="P388" style:family="paragraph" style:parent-style-name="Text_20_body" style:list-style-name="L6">
      <style:paragraph-properties fo:margin-left="1.251cm" fo:margin-right="0cm" fo:text-indent="0cm" style:auto-text-indent="false"/>
    </style:style>
    <style:style style:name="P389" style:family="paragraph" style:parent-style-name="Text_20_body" style:list-style-name="L6">
      <style:paragraph-properties fo:margin-left="1.251cm" fo:margin-right="0cm" fo:text-indent="0cm" style:auto-text-indent="false"/>
    </style:style>
    <style:style style:name="P390" style:family="paragraph" style:parent-style-name="Text_20_body">
      <style:paragraph-properties fo:margin-left="0cm" fo:margin-right="0cm" fo:text-indent="0cm" style:auto-text-indent="false"/>
    </style:style>
    <style:style style:name="P391" style:family="paragraph" style:parent-style-name="Text_20_body" style:list-style-name="L6">
      <style:paragraph-properties fo:margin-left="0cm" fo:margin-right="0cm" fo:text-indent="0cm" style:auto-text-indent="false"/>
    </style:style>
    <style:style style:name="P392" style:family="paragraph" style:parent-style-name="Heading_20_1" style:list-style-name="L1">
      <style:paragraph-properties fo:break-before="page"/>
    </style:style>
    <style:style style:name="P393" style:family="paragraph" style:parent-style-name="Heading_20_1" style:list-style-name="L1">
      <style:paragraph-properties fo:break-before="page"/>
    </style:style>
    <style:style style:name="P394" style:family="paragraph" style:parent-style-name="Heading_20_1" style:list-style-name="L1">
      <style:paragraph-properties fo:break-before="page"/>
    </style:style>
    <style:style style:name="P395" style:family="paragraph" style:parent-style-name="Heading_20_1" style:list-style-name="L1">
      <style:paragraph-properties fo:break-before="page"/>
    </style:style>
    <style:style style:name="P396" style:family="paragraph" style:parent-style-name="Heading_20_1" style:list-style-name="L1">
      <style:paragraph-properties fo:break-before="page"/>
    </style:style>
    <style:style style:name="P397" style:family="paragraph" style:parent-style-name="Heading_20_1" style:list-style-name="L1">
      <style:paragraph-properties fo:break-before="page"/>
    </style:style>
    <style:style style:name="P398" style:family="paragraph" style:parent-style-name="Heading_20_1" style:list-style-name="L1">
      <style:paragraph-properties fo:break-before="page"/>
    </style:style>
    <style:style style:name="P399" style:family="paragraph" style:parent-style-name="Heading_20_1" style:list-style-name="L1">
      <style:paragraph-properties fo:break-before="page"/>
    </style:style>
    <style:style style:name="P400" style:family="paragraph" style:parent-style-name="Heading_20_1" style:list-style-name="L1">
      <style:paragraph-properties fo:break-before="page"/>
    </style:style>
    <style:style style:name="P401" style:family="paragraph" style:parent-style-name="Heading_20_1" style:list-style-name="L1">
      <style:paragraph-properties fo:break-before="page"/>
    </style:style>
    <style:style style:name="P402" style:family="paragraph" style:parent-style-name="Heading_20_1" style:list-style-name="L1">
      <style:paragraph-properties fo:break-before="page"/>
    </style:style>
    <style:style style:name="P403" style:family="paragraph" style:parent-style-name="Heading_20_1" style:list-style-name="L63">
      <style:paragraph-properties fo:break-before="page"/>
    </style:style>
    <style:style style:name="P404" style:family="paragraph" style:parent-style-name="Heading_20_2" style:list-style-name="L1"/>
    <style:style style:name="P405" style:family="paragraph" style:parent-style-name="Heading_20_2" style:list-style-name="L1"/>
    <style:style style:name="P406" style:family="paragraph" style:parent-style-name="Heading_20_2" style:list-style-name="L1"/>
    <style:style style:name="P407" style:family="paragraph" style:parent-style-name="Heading_20_2" style:list-style-name="L1"/>
    <style:style style:name="P408" style:family="paragraph" style:parent-style-name="Heading_20_2" style:list-style-name="L1"/>
    <style:style style:name="P409" style:family="paragraph" style:parent-style-name="Heading_20_2" style:list-style-name="L1"/>
    <style:style style:name="P410" style:family="paragraph" style:parent-style-name="Heading_20_2" style:list-style-name="L1"/>
    <style:style style:name="P411" style:family="paragraph" style:parent-style-name="Heading_20_2" style:list-style-name="L1"/>
    <style:style style:name="P412" style:family="paragraph" style:parent-style-name="Heading_20_2" style:list-style-name="L1"/>
    <style:style style:name="P413" style:family="paragraph" style:parent-style-name="Heading_20_2" style:list-style-name="L1"/>
    <style:style style:name="P414" style:family="paragraph" style:parent-style-name="Heading_20_2" style:list-style-name="L1"/>
    <style:style style:name="P415" style:family="paragraph" style:parent-style-name="Heading_20_2" style:list-style-name="L1"/>
    <style:style style:name="P416" style:family="paragraph" style:parent-style-name="Heading_20_2" style:list-style-name="L1"/>
    <style:style style:name="P417" style:family="paragraph" style:parent-style-name="Heading_20_2" style:list-style-name="L1"/>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63"/>
    <style:style style:name="P487" style:family="paragraph" style:parent-style-name="Heading_20_2" style:list-style-name="L63"/>
    <style:style style:name="P488" style:family="paragraph" style:parent-style-name="Heading_20_2" style:list-style-name="L63"/>
    <style:style style:name="P489" style:family="paragraph" style:parent-style-name="Heading_20_2" style:list-style-name="L63"/>
    <style:style style:name="P490" style:family="paragraph" style:parent-style-name="Heading_20_2" style:list-style-name="L63"/>
    <style:style style:name="P491" style:family="paragraph" style:parent-style-name="Heading_20_3" style:list-style-name="L1"/>
    <style:style style:name="P492" style:family="paragraph" style:parent-style-name="Heading_20_3" style:list-style-name="L1"/>
    <style:style style:name="P493" style:family="paragraph" style:parent-style-name="Heading_20_3" style:list-style-name="L1"/>
    <style:style style:name="P494" style:family="paragraph" style:parent-style-name="Heading_20_3" style:list-style-name="L1"/>
    <style:style style:name="P495" style:family="paragraph" style:parent-style-name="Heading_20_3" style:list-style-name="L1"/>
    <style:style style:name="P496" style:family="paragraph" style:parent-style-name="Heading_20_3" style:list-style-name="L1"/>
    <style:style style:name="P497" style:family="paragraph" style:parent-style-name="Heading_20_3" style:list-style-name="L1"/>
    <style:style style:name="P498" style:family="paragraph" style:parent-style-name="Heading_20_3" style:list-style-name="L1"/>
    <style:style style:name="P499" style:family="paragraph" style:parent-style-name="Heading_20_3" style:list-style-name="L1"/>
    <style:style style:name="P500" style:family="paragraph" style:parent-style-name="Heading_20_3" style:list-style-name="L1"/>
    <style:style style:name="P501" style:family="paragraph" style:parent-style-name="Heading_20_3" style:list-style-name="L1"/>
    <style:style style:name="P502" style:family="paragraph" style:parent-style-name="Heading_20_3" style:list-style-name="L1"/>
    <style:style style:name="P503" style:family="paragraph" style:parent-style-name="Heading_20_3" style:list-style-name="L1"/>
    <style:style style:name="P504" style:family="paragraph" style:parent-style-name="Heading_20_3" style:list-style-name="L1"/>
    <style:style style:name="P505" style:family="paragraph" style:parent-style-name="Heading_20_3" style:list-style-name="L1"/>
    <style:style style:name="P506" style:family="paragraph" style:parent-style-name="Heading_20_3" style:list-style-name="L1"/>
    <style:style style:name="P507" style:family="paragraph" style:parent-style-name="Heading_20_3" style:list-style-name="L1"/>
    <style:style style:name="P508" style:family="paragraph" style:parent-style-name="Heading_20_3" style:list-style-name="L1"/>
    <style:style style:name="P509" style:family="paragraph" style:parent-style-name="Heading_20_3" style:list-style-name="L1"/>
    <style:style style:name="P510" style:family="paragraph" style:parent-style-name="Heading_20_3" style:list-style-name="L1"/>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71">
      <style:paragraph-properties fo:margin-left="0cm" fo:margin-right="0cm" fo:text-indent="0cm" style:auto-text-indent="false"/>
    </style:style>
    <style:style style:name="P525" style:family="paragraph" style:parent-style-name="Código" style:list-style-name="L13"/>
    <style:style style:name="P526" style:family="paragraph" style:parent-style-name="Código" style:list-style-name="L13"/>
    <style:style style:name="T1" style:family="text">
      <style:text-properties style:font-name="Luxi Sans" fo:font-size="9pt" style:font-weight-asian="normal"/>
    </style:style>
    <style:style style:name="T2" style:family="text">
      <style:text-properties style:font-name="Luxi Sans" fo:letter-spacing="0.141cm" fo:font-weight="normal" style:font-weight-asian="normal"/>
    </style:style>
    <style:style style:name="T3" style:family="text">
      <style:text-properties style:font-name="Bitstream Charter" fo:font-size="10pt" fo:font-weight="normal" style:font-weight-asian="normal"/>
    </style:style>
    <style:style style:name="T4" style:family="text">
      <style:text-properties fo:font-style="italic" style:font-style-asian="italic" style:font-style-complex="italic"/>
    </style:style>
    <style:style style:name="T5" style:family="text">
      <style:text-properties fo:font-style="italic" style:font-style-asian="normal" style:font-style-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color="#008080"/>
    </style:style>
    <style:style style:name="T11" style:family="text">
      <style:text-properties fo:color="#008080" style:font-name="Monospace" fo:font-size="10pt" style:font-name-asian="Monospace" style:font-size-asian="10pt" style:font-name-complex="Monospace" style:font-size-complex="10pt"/>
    </style:style>
    <style:style style:name="T12" style:family="text">
      <style:text-properties fo:color="#3f7f7f"/>
    </style:style>
    <style:style style:name="T13" style:family="text">
      <style:text-properties fo:color="#3f7f7f" style:font-name="Monospace" fo:font-size="10pt" style:font-name-asian="Monospace" style:font-size-asian="10pt" style:font-name-complex="Monospace" style:font-size-complex="10pt"/>
    </style:style>
    <style:style style:name="T14" style:family="text">
      <style:text-properties fo:color="#7f007f"/>
    </style:style>
    <style:style style:name="T15" style:family="text">
      <style:text-properties fo:color="#7f007f" style:font-name="Monospace" fo:font-size="10pt" style:font-name-asian="Monospace" style:font-size-asian="10pt" style:font-name-complex="Monospace" style:font-size-complex="10pt"/>
    </style:style>
    <style:style style:name="T16" style:family="text">
      <style:text-properties fo:color="#7f007f" fo:font-weight="bold" style:font-weight-asian="bold" style:font-weight-complex="bold"/>
    </style:style>
    <style:style style:name="T17" style:family="text">
      <style:text-properties fo:color="#000000"/>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weight="bold" style:font-weight-asian="bold" style:font-weight-complex="bold"/>
    </style:style>
    <style:style style:name="T20" style:family="text">
      <style:text-properties fo:color="#2a00ff"/>
    </style:style>
    <style:style style:name="T21" style:family="text">
      <style:text-properties fo:color="#2a00ff" style:font-name="Monospace" fo:font-size="10pt" style:font-name-asian="Monospace" style:font-size-asian="10pt" style:font-name-complex="Monospace" style:font-size-complex="10pt"/>
    </style:style>
    <style:style style:name="T22" style:family="text">
      <style:text-properties fo:color="#2a00ff" fo:font-weight="bold" style:font-weight-asian="bold" style:font-weight-complex="bold"/>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7f0055" fo:font-weight="bold" style:font-weight-asian="bold" style:font-weight-complex="bold"/>
    </style:style>
    <style:style style:name="T27" style:family="text">
      <style:text-properties fo:color="#3f5fbf"/>
    </style:style>
    <style:style style:name="T28" style:family="text">
      <style:text-properties fo:color="#ff0000"/>
    </style:style>
    <style:style style:name="T29" style:family="text">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T3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3">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1">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ÓN 2.1</text:p>
      <text:p text:style-name="P5"/>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Índice de contenido</text:p>
          </text:index-title>
          <text:p text:style-name="P11">0 Prologo<text:tab/>5</text:p>
          <text:p text:style-name="P12">0.1 ¿Qué hay nuevo en OpenXava 2.1?<text:tab/>5</text:p>
          <text:p text:style-name="P11">1 Visión general<text:tab/>6</text:p>
          <text:p text:style-name="P12">1.1 Presentación<text:tab/>6</text:p>
          <text:p text:style-name="P12">1.2 Componente de negocio<text:tab/>6</text:p>
          <text:p text:style-name="P12">1.3 Controladores<text:tab/>6</text:p>
          <text:p text:style-name="P12">1.4 Aplicación<text:tab/>7</text:p>
          <text:p text:style-name="P12">1.5 Estructura de un proyecto<text:tab/>7</text:p>
          <text:p text:style-name="P12">1.6 Conclusión<text:tab/>8</text:p>
          <text:p text:style-name="P11">2 Mi primer proyecto OpenXava<text:tab/>9</text:p>
          <text:p text:style-name="P12">2.1 Crear un proyecto nuevo<text:tab/>9</text:p>
          <text:p text:style-name="P12">2.2 Configurar base de datos<text:tab/>9</text:p>
          <text:p text:style-name="P12">2.3 Nuestro primer componente<text:tab/>10</text:p>
          <text:p text:style-name="P12">2.4 La aplicación<text:tab/>11</text:p>
          <text:p text:style-name="P12">2.5 La tabla<text:tab/>12</text:p>
          <text:p text:style-name="P12">2.6 Ejecutar nuestra aplicación<text:tab/>12</text:p>
          <text:p text:style-name="P12">2.7 Automatizando las pruebas<text:tab/>13</text:p>
          <text:p text:style-name="P12">2.8 Las etiquetas<text:tab/>15</text:p>
          <text:p text:style-name="P12">2.9 Conclusión<text:tab/>16</text:p>
          <text:p text:style-name="P11">3 Modelo<text:tab/>17</text:p>
          <text:p text:style-name="P12">3.1 Implementación en Java<text:tab/>17</text:p>
          <text:p text:style-name="P12">3.2 Componente de negocio<text:tab/>17</text:p>
          <text:p text:style-name="P12">3.3 Entidad y agregados<text:tab/>18</text:p>
          <text:p text:style-name="P12">3.4 Entidad<text:tab/>19</text:p>
          <text:p text:style-name="P12">3.5 Bean (1)<text:tab/>20</text:p>
          <text:p text:style-name="P12">3.6 EJB (2)<text:tab/>22</text:p>
          <text:p text:style-name="P12">3.7 Implementa (3)<text:tab/>25</text:p>
          <text:p text:style-name="P12">3.8 Propiedad (4)<text:tab/>26</text:p>
          <text:p text:style-name="P13">3.8.1 Estereotipo<text:tab/>28</text:p>
          <text:p text:style-name="P13">3.8.2 Estereotipo GALERIA_IMAGENES (nuevo en v2.0)<text:tab/>29</text:p>
          <text:p text:style-name="P13">3.8.3 Valores posibles<text:tab/>30</text:p>
          <text:p text:style-name="P13">3.8.4 Calculador<text:tab/>30</text:p>
          <text:p text:style-name="P13">3.8.5 Calculador valor defecto<text:tab/>36</text:p>
          <text:p text:style-name="P13">3.8.6 Validador<text:tab/>37</text:p>
          <text:p text:style-name="P13">3.8.7 Validador por defecto (nuevo en v2.0.3)<text:tab/>39</text:p>
          <text:p text:style-name="P12">3.9 Referencia (5)<text:tab/>40</text:p>
          <text:p text:style-name="P13">3.9.1 Calculador valor por defecto para una referencia<text:tab/>41</text:p>
          <text:p text:style-name="P12">3.10 Colección (6)<text:tab/>42</text:p>
          <text:p text:style-name="P12">3.11 Método (7)<text:tab/>47</text:p>
          <text:p text:style-name="P12">3.12 Buscador (8)<text:tab/>50</text:p>
          <text:p text:style-name="P12">3.13 Calculador poscrear (9)<text:tab/>52</text:p>
          <text:p text:style-name="P12">3.14 Calculador posmodificar (11)<text:tab/>53</text:p>
          <text:p text:style-name="P12">3.15 Calculadores poscargar y preborrar (10, 12)<text:tab/>54</text:p>
          <text:p text:style-name="P12">3.16 Validador (13)<text:tab/>54</text:p>
          <text:p text:style-name="P12">3.17 Validador borrar (14)<text:tab/>57</text:p>
          <text:p text:style-name="P12">3.18 Agregado<text:tab/>58</text:p>
          <text:p text:style-name="P13">3.18.1 Referencia a agregado<text:tab/>59</text:p>
          <text:p text:style-name="P13">3.18.2 Colección de agregados<text:tab/>60</text:p>
          <text:p text:style-name="P11">4 Vista<text:tab/>62</text:p>
          <text:p text:style-name="P12">4.1 Disposición<text:tab/>63</text:p>
          <text:p text:style-name="P13">4.1.1 Grupos<text:tab/>64</text:p>
          <text:p text:style-name="P13">4.1.2 Secciones<text:tab/>67</text:p>
          <text:p text:style-name="P13">4.1.3 Filosofía para la disposición<text:tab/>69</text:p>
          <text:p text:style-name="P12">4.2 Vista propiedad<text:tab/>69</text:p>
          <text:p text:style-name="P13">4.2.1 Formato de etiqueta<text:tab/>70</text:p>
          <text:p text:style-name="P13">4.2.2 Evento de cambio de valor<text:tab/>70</text:p>
          <text:p text:style-name="P13">4.2.3 Acciones de la propiedad<text:tab/>71</text:p>
          <text:p text:style-name="P12">4.3 Vista referencia<text:tab/>73</text:p>
          <text:p text:style-name="P13">4.3.1 Escoger vista<text:tab/>74</text:p>
          <text:p text:style-name="P13">4.3.2 Personalizar el enmarcado<text:tab/>75</text:p>
          <text:p text:style-name="P13">4.3.3 Acción de búsqueda propia<text:tab/>75</text:p>
          <text:p text:style-name="P13">4.3.4 Acción de creación propia<text:tab/>76</text:p>
          <text:p text:style-name="P13">4.3.5 Acción de modificación propia (nuevo en v2.0.4)<text:tab/>77</text:p>
          <text:p text:style-name="P13">4.3.6 Lista descripciones (combos)<text:tab/>78</text:p>
          <text:p text:style-name="P12">4.4 Vista colección<text:tab/>80</text:p>
          <text:p text:style-name="P13">4.4.1 Acción de editar/ver detalle propia<text:tab/>83</text:p>
          <text:p text:style-name="P13">4.4.2 Acciones de lista propias<text:tab/>84</text:p>
          <text:p text:style-name="P13">4.4.3 Acciones de detalle propias<text:tab/>85</text:p>
          <text:p text:style-name="P13">4.4.4 Refinar comportamiento por defecto para la vista de colección (nuevo en v2.0.2)<text:tab/>87</text:p>
          <text:p text:style-name="P12">4.5 Propiedad de vista<text:tab/>88</text:p>
          <text:p text:style-name="P12">4.6 Acciones de la vista (nuevo en v2.0.3)<text:tab/>89</text:p>
          <text:p text:style-name="P12">4.7 Configuración de editores<text:tab/>90</text:p>
          <text:p text:style-name="P12">4.8 Editores para valores múltiples<text:tab/>93</text:p>
          <text:p text:style-name="P12">4.9 Editores personalizables y estereotipos para crear combos<text:tab/>95</text:p>
          <text:p text:style-name="P12">4.10 Vista sin modelo asociado<text:tab/>97</text:p>
          <text:p text:style-name="P11">5 Datos tabulares<text:tab/>99</text:p>
          <text:p text:style-name="P12">5.1 Propiedades iniciales y resaltar filas<text:tab/>100</text:p>
          <text:p text:style-name="P12">5.2 Filtros y condición base<text:tab/>101</text:p>
          <text:p text:style-name="P12">5.3 Select íntegro<text:tab/>104</text:p>
          <text:p text:style-name="P12">5.4 Orden por defecto<text:tab/>104</text:p>
          <text:p text:style-name="P11">6 Mapeo objeto/relacional<text:tab/>105</text:p>
          <text:p text:style-name="P12">6.1 Mapeo de entidad<text:tab/>105</text:p>
          <text:p text:style-name="P12">6.2 Mapeo propiedad<text:tab/>106</text:p>
          <text:p text:style-name="P12">6.3 Mapeo referencia<text:tab/>108</text:p>
          <text:p text:style-name="P12">6.4 Mapeo propiedad multiple<text:tab/>110</text:p>
          <text:p text:style-name="P12">6.5 Mapeo de referencias a agregados<text:tab/>113</text:p>
          <text:p text:style-name="P12">6.6 Mapeo de agregados usados en colecciones<text:tab/>114</text:p>
          <text:p text:style-name="P12">6.7 Conversores por defecto<text:tab/>116</text:p>
          <text:p text:style-name="P12">6.8 Filosofia del mapeo objeto-relacional<text:tab/>117</text:p>
          <text:p text:style-name="P11">7 Controladores<text:tab/>119</text:p>
          <text:p text:style-name="P12">7.1 Variable de entorno<text:tab/>119</text:p>
          <text:p text:style-name="P12">7.2 Objectos de sesión<text:tab/>120</text:p>
          <text:p text:style-name="P12">7.3 El controlador y sus acciones<text:tab/>120</text:p>
          <text:p text:style-name="P12">7.4 Herencia de controladores<text:tab/>125</text:p>
          <text:p text:style-name="P12">7.5 Acciones en modo lista<text:tab/>125</text:p>
          <text:p text:style-name="P12">7.6 Sobreescribir búsqueda por defecto<text:tab/>128</text:p>
          <text:p text:style-name="P12">7.7 Inicializando un módulo con una acción<text:tab/>130</text:p>
          <text:p text:style-name="P12">7.8 Llamar a otro módulo<text:tab/>131</text:p>
          <text:p text:style-name="P12">7.9 Cambiar el modelo de la vista actual<text:tab/>134</text:p>
          <text:p text:style-name="P12">7.10 Ir a una página JSP<text:tab/>134</text:p>
          <text:p text:style-name="P12">7.11 Generar un informe propio con JasperReports<text:tab/>135</text:p>
          <text:p text:style-name="P12">7.12 Cargar y procesar un fichero desde el cliente (formulario multipart) <text:tab/>137</text:p>
          <text:p text:style-name="P12">7.13 Sobreescribir los controladores por defecto (nuevo en v2.0.3)<text:tab/>140</text:p>
          <text:p text:style-name="P12">7.14 Todos los tipos de acciones<text:tab/>141</text:p>
          <text:p text:style-name="P11">8 Aplicación<text:tab/>143</text:p>
          <text:p text:style-name="P12">8.1 Un módulo típico<text:tab/>144</text:p>
          <text:p text:style-name="P12">8.2 Módulo con solo detalle<text:tab/>145</text:p>
          <text:p text:style-name="P12">8.3 Módulo con solo lista<text:tab/>145</text:p>
          <text:p text:style-name="P12">8.4 Módulo de documentación<text:tab/>145</text:p>
          <text:p text:style-name="P12">8.5 Módulo de solo lectura<text:tab/>146</text:p>
          <text:p text:style-name="P11">9 Aspectos<text:tab/>147</text:p>
          <text:p text:style-name="P12">9.1 Introducción a AOP<text:tab/>147</text:p>
          <text:p text:style-name="P12">9.2 Definición de aspectos<text:tab/>147</text:p>
          <text:p text:style-name="P12">9.3 AccessTracking: Una aplicación práctica de los aspectos<text:tab/>149</text:p>
          <text:p text:style-name="P13">9.3.1 La definición del aspecto<text:tab/>149</text:p>
          <text:p text:style-name="P13">9.3.2 Configurar AccessTracking<text:tab/>150</text:p>
          <text:p text:style-name="P11">10 Miscelánea<text:tab/>152</text:p>
          <text:p text:style-name="P12">10.1 Relaciones de muchos-a-muchos<text:tab/>152</text:p>
          <text:p text:style-name="P12">10.2 Programar con Hibernate<text:tab/>154</text:p>
          <text:p text:style-name="P12">10.3 Programar con EJB3 JPA<text:tab/>154</text:p>
          <text:p text:style-name="P12">10.4 Vistas JSP propias y taglibs de OpenXava<text:tab/>155</text:p>
          <text:p text:style-name="P13">10.4.1 Ejemplo<text:tab/>155</text:p>
          <text:p text:style-name="P13">10.4.2 xava:editor<text:tab/>156</text:p>
          <text:p text:style-name="P13">10.4.3 xava:action, xava:link, xava:image, xava:button<text:tab/>157</text:p>
          <text:p text:style-name="P13">10.4.4 xava:message (nuevo en v2.0.3)<text:tab/>157</text:p>
          <text:p text:style-name="P13">10.4.5 xava:descriptionsList (nuevo en v2.0.3)<text:tab/>158</text:p>
          <text:p text:style-name="P11">A Historia de cambios<text:tab/>159</text:p>
          <text:p text:style-name="P12">A.1 Nuevo en 2.0.4<text:tab/>159</text:p>
          <text:p text:style-name="P12">A.2 Nuevo en 2.0.3<text:tab/>159</text:p>
          <text:p text:style-name="P12">A.3 Nuevo en 2.0.2<text:tab/>160</text:p>
          <text:p text:style-name="P12">A.4 Nuevo en 2.0.1<text:tab/>160</text:p>
          <text:p text:style-name="P12">A.5 Nuevo en 2.0<text:tab/>160</text:p>
        </text:index-body>
      </text:table-of-content>
      <text:p text:style-name="P4"/>
      <text:p text:style-name="P6"/>
      <text:list text:style-name="L1">
        <text:list-item>
          <text:h text:style-name="P392"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2"/><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4">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7">Esta guía supone que el desarrollador usa Eclipse como IDE, aunque OpenXava no usa recursos de Eclipse y puede ser usado sin problemas con otro IDE e incluso con un editor y línea de órdenes. También se supone que el Eclipse apunta al <text:span text:style-name="T4">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1" text:continue-numbering="true">
        <text:list-item>
          <text:list text:continue-numbering="true">
            <text:list-item>
              <text:h text:style-name="P404" text:outline-level="2">¿Qué hay nuevo en OpenXava 2.1?</text:h>
            </text:list-item>
          </text:list>
        </text:list-item>
      </text:list>
      <text:list text:style-name="L2">
        <text:list-item>
          <text:p text:style-name="P30">EJB3 JPA soportado como mecanismo de persistencia.</text:p>
        </text:list-item>
        <text:list-item>
          <text:p text:style-name="P30">Nueva acción para sobreescribir (<text:span text:style-name="Código">accion-quitar-seleccionados</text:span>) en el elemento <text:span text:style-name="Código">vista-coleccion</text:span> element: Section 4.4.</text:p>
        </text:list-item>
        <text:list-item>
          <text:p text:style-name="P30">Los objetos definidos en controladores puede tener ámbito global: Section 7.2.</text:p>
        </text:list-item>
      </text:list>
      <text:list text:style-name="L1" text:continue-numbering="true">
        <text:list-item>
          <text:h text:style-name="P392"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404"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7">Open</text:span> source, <text:span text:style-name="T7">X</text:span>ML y J<text:span text:style-name="T7">ava</text:span><text:span text:style-name="T8">.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7"/>
      <text:p text:style-name="P7">A continuación se echa un vistazo a algunos conceptos básico de OpenXava.</text:p>
      <text:list text:style-name="L1" text:continue-numbering="true">
        <text:list-item>
          <text:list text:continue-numbering="true">
            <text:list-item>
              <text:h text:style-name="P404"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33">La estructura de datos.</text:p>
        </text:list-item>
        <text:list-item>
          <text:p text:style-name="P33">Las validaciones, cálculos y en general toda la lógica de negocio asociada a ese concepto.</text:p>
        </text:list-item>
        <text:list-item>
          <text:p text:style-name="P33">Las posibles vista, esto es, la configuración de todos las posibles interfaces gráficas para este componente.</text:p>
        </text:list-item>
        <text:list-item>
          <text:p text:style-name="P33">Se define las posibilidades para la presentación tabular de los datos. Esto se usa para el modo lista (consultar y navegar por los datos), los listados, exportación a excel, etc.</text:p>
        </text:list-item>
        <text:list-item>
          <text:p text:style-name="P33">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404"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404"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404" text:outline-level="2">Estructura de un proyecto</text:h>
            </text:list-item>
          </text:list>
        </text:list-item>
      </text:list>
      <text:p text:style-name="Text_20_body">Un proyecto OpenXava típico suele contener las siguientes carpetas:</text:p>
      <text:list text:style-name="L4">
        <text:list-item>
          <text:p text:style-name="P38"><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38"><text:span text:style-name="Código">src[carpeta fuente]</text:span>: contiene el código fuente Java escrito por nosotros.</text:p>
        </text:list-item>
        <text:list-item>
          <text:p text:style-name="P38"><text:span text:style-name="Código">components</text:span>: Los archivos XML con las definiciones de nuestros componentes de negocio.</text:p>
        </text:list-item>
        <text:list-item>
          <text:p text:style-name="P38"><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38"><text:span text:style-name="Código">i18n</text:span>: Archivos de recursos con las etiquetas y mensajes en varios idiomas.</text:p>
        </text:list-item>
        <text:list-item>
          <text:p text:style-name="P38"><text:span text:style-name="Código">gen-src</text:span><text:span text:style-name="Código">[carpeta fuente]</text:span>: Código generado por XDoclet. Solo necesario si usamos EJB.</text:p>
        </text:list-item>
        <text:list-item>
          <text:p text:style-name="P38"><text:span text:style-name="Código">gen-src-xava</text:span><text:span text:style-name="Código">[carpeta fuente]</text:span>: Código generador por OpenXava.</text:p>
        </text:list-item>
        <text:list-item>
          <text:p text:style-name="P38"><text:span text:style-name="Código">properties</text:span><text:span text:style-name="Código">[carpeta fuente]</text:span>: Archivos de propiedades para configurar nuestro aplicación.</text:p>
        </text:list-item>
        <text:list-item>
          <text:p text:style-name="P38"><text:span text:style-name="Código">build</text:span>: Archivos XML necesarios en una aplicación J2EE, algunos son generados y otros pueden ser editados manualmente.</text:p>
        </text:list-item>
        <text:list-item>
          <text:p text:style-name="P38"><text:span text:style-name="Código">filtered-files</text:span><text:span text:style-name="Código">[carpeta fuente]</text:span><text:span text:style-name="Código">: </text:span>Es para uso interno de las tareas de contrucción. Tiene que se una carpeta de código fuente. <text:span text:style-name="T4">(nuevo en v2.0)</text:span></text:p>
        </text:list-item>
        <text:list-item>
          <text:p text:style-name="P38"><text:span text:style-name="Código">data</text:span>: Útil para guardar los scripts para crear las tablas de nuestra aplicación, si aplicara.</text:p>
        </text:list-item>
        <text:list-item>
          <text:p text:style-name="P38"><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404"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392"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404" text:outline-level="2">Crear un proyecto nuevo</text:h>
            </text:list-item>
          </text:list>
        </text:list-item>
      </text:list>
      <text:p text:style-name="Text_20_body">Una vez abierto el Eclipse y apuntando al <text:span text:style-name="T4">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Archivo_2f_Directorio"><text:span text:style-name="T5">CrearNuevoProyecto.xml </text:span></text:span><text:span text:style-name="T9">usando Ant. Podemos hacerlo con </text:span><text:span text:style-name="Punto_20_de_20_menú"><text:span text:style-name="T5">Botón Derecho en CrearNuevoProyecto.xml &gt; Run as &gt; Ant Build</text:span></text:span><text:span text:style-name="T9">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404"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404" text:outline-level="2">Nuestro primer componente</text:h>
            </text:list-item>
          </text:list>
        </text:list-item>
      </text:list>
      <text:p text:style-name="Text_20_body"><text:span text:style-name="T8">Crear un componente OpenXava es sencillo, la definición de cada componente está en un archivo XML de sintaxis sencilla. Para empezar podemos editar el archivo </text:span><text:span text:style-name="Archivo_2f_Directorio"><text:span text:style-name="T8">Almacen.xml</text:span></text:span><text:span text:style-name="T8">, que ya tenemos creado al crear el proyecto. Lo editamos para dejarlo como sigue:</text:span></text:p>
      <text:p text:style-name="Código"><text:span text:style-name="T10">&lt;?</text:span><text:span text:style-name="T12">xml </text:span><text:span text:style-name="T14">version</text:span><text:span text:style-name="T17">=</text:span><text:span text:style-name="T20">"1.0" </text:span><text:span text:style-name="T14">encoding</text:span><text:span text:style-name="T17">=</text:span><text:span text:style-name="T20">"ISO-8859-1"</text:span><text:span text:style-name="T10">?&gt;</text:span></text:p>
      <text:p text:style-name="Código"/>
      <text:p text:style-name="Código"><text:span text:style-name="T10">&lt;!</text:span><text:span text:style-name="T12">DOCTYPE </text:span><text:span text:style-name="T23">componente </text:span><text:span text:style-name="T24">SYSTEM </text:span><text:span text:style-name="T25">"dtds/componente.dtd"</text:span><text:span text:style-name="T10">&gt;</text:span></text:p>
      <text:p text:style-name="Código"/>
      <text:p text:style-name="Código"><text:span text:style-name="T10">&lt;</text:span><text:span text:style-name="T12">componente </text:span><text:span text:style-name="T14">nombre</text:span><text:span text:style-name="T17">=</text:span><text:span text:style-name="T20">"Almacen"</text:span><text:span text:style-name="T10">&gt;</text:span></text:p>
      <text:p text:style-name="Código"/>
      <text:p text:style-name="Código"><text:span text:style-name="T17"><text:tab/></text:span><text:span text:style-name="T10">&lt;</text:span><text:span text:style-name="T12">entidad</text:span><text:span text:style-name="T10">&gt;</text:span></text:p>
      <text:p text:style-name="Código"><text:span text:style-name="T17"><text:tab/><text:tab/></text:span><text:span text:style-name="T10">&lt;</text:span><text:span text:style-name="T12">propiedad </text:span><text:span text:style-name="T14">nombre</text:span><text:span text:style-name="T17">=</text:span><text:span text:style-name="T20">"codigoZona" </text:span><text:span text:style-name="T14">clave</text:span><text:span text:style-name="T17">=</text:span><text:span text:style-name="T20">"true"</text:span></text:p>
      <text:p text:style-name="Código"><text:span text:style-name="T20"><text:tab/><text:tab/><text:tab/></text:span><text:span text:style-name="T14">longitud</text:span><text:span text:style-name="T17">=</text:span><text:span text:style-name="T20">"3" </text:span><text:span text:style-name="T14">requerido</text:span><text:span text:style-name="T17">=</text:span><text:span text:style-name="T20">"true" </text:span><text:span text:style-name="T14">tipo</text:span><text:span text:style-name="T17">=</text:span><text:span text:style-name="T20">"int"</text:span><text:span text:style-name="T10">/&gt;</text:span><text:span text:style-name="T17"> <text:s text:c="2"/><text:tab/><text:tab/></text:span></text:p>
      <text:p text:style-name="Código"><text:span text:style-name="T17"><text:tab/><text:tab/></text:span><text:span text:style-name="T10">&lt;</text:span><text:span text:style-name="T12">propiedad </text:span><text:span text:style-name="T14">nombre</text:span><text:span text:style-name="T17">=</text:span><text:span text:style-name="T20">"codigo" </text:span><text:span text:style-name="T14">clave</text:span><text:span text:style-name="T17">=</text:span><text:span text:style-name="T20">"true"</text:span></text:p>
      <text:p text:style-name="Código"><text:span text:style-name="T20"><text:tab/><text:tab/><text:tab/></text:span><text:span text:style-name="T14">longitud</text:span><text:span text:style-name="T17">=</text:span><text:span text:style-name="T20">"3" </text:span><text:span text:style-name="T14">requerido</text:span><text:span text:style-name="T17">=</text:span><text:span text:style-name="T20">"true" </text:span><text:span text:style-name="T14">tipo</text:span><text:span text:style-name="T17">=</text:span><text:span text:style-name="T20">"int"</text:span><text:span text:style-name="T10">/&gt;</text:span><text:span text:style-name="T17"> <text:s text:c="2"/></text:span></text:p>
      <text:p text:style-name="Código"><text:span text:style-name="T17"><text:tab/><text:tab/></text:span><text:span text:style-name="T10">&lt;</text:span><text:span text:style-name="T12">propiedad </text:span><text:span text:style-name="T14">nombre</text:span><text:span text:style-name="T17">=</text:span><text:span text:style-name="T20">"nombre" </text:span><text:span text:style-name="T14">tipo</text:span><text:span text:style-name="T17">=</text:span><text:span text:style-name="T20">"String"</text:span></text:p>
      <text:p text:style-name="Código"><text:span text:style-name="T20"><text:tab/><text:tab/><text:tab/></text:span><text:span text:style-name="T14">longitud</text:span><text:span text:style-name="T17">=</text:span><text:span text:style-name="T20">"40" </text:span><text:span text:style-name="T14">requerido</text:span><text:span text:style-name="T17">=</text:span><text:span text:style-name="T20">"true"</text:span><text:span text:style-name="T10">/&gt;</text:span></text:p>
      <text:p text:style-name="Código"><text:span text:style-name="T17"><text:tab/></text:span><text:span text:style-name="T10">&lt;/</text:span><text:span text:style-name="T12">entidad</text:span><text:span text:style-name="T10">&gt;</text:span></text:p>
      <text:p text:style-name="Código"><text:tab/><text:tab/><text:tab/><text:tab/></text:p>
      <text:p text:style-name="Código"><text:span text:style-name="T17"><text:tab/></text:span><text:span text:style-name="T10">&lt;</text:span><text:span text:style-name="T12">mapeo-entidad </text:span><text:span text:style-name="T14">tabla</text:span><text:span text:style-name="T17">=</text:span><text:span text:style-name="T20">"GESTION@separator@ALMACENES"</text:span><text:span text:style-name="T10">&gt;</text:span></text:p>
      <text:p text:style-name="Código"><text:span text:style-name="T17"><text:tab/><text:tab/></text:span><text:span text:style-name="T10">&lt;</text:span><text:span text:style-name="T12">mapeo-propiedad</text:span></text:p>
      <text:p text:style-name="Código"><text:span text:style-name="T12"><text:tab/><text:tab/><text:tab/></text:span><text:span text:style-name="T14">propiedad-modelo</text:span><text:span text:style-name="T17">=</text:span><text:span text:style-name="T20">"codigoZona" </text:span><text:span text:style-name="T14">columna-tabla</text:span><text:span text:style-name="T17">=</text:span><text:span text:style-name="T20">"ZONA"</text:span><text:span text:style-name="T10">/&gt;</text:span></text:p>
      <text:p text:style-name="Código"><text:span text:style-name="T17"><text:tab/><text:tab/></text:span><text:span text:style-name="T10">&lt;</text:span><text:span text:style-name="T12">mapeo-propiedad</text:span></text:p>
      <text:p text:style-name="Código"><text:span text:style-name="T12"><text:tab/><text:tab/><text:tab/></text:span><text:span text:style-name="T14">propiedad-modelo</text:span><text:span text:style-name="T17">=</text:span><text:span text:style-name="T20">"codigo" </text:span><text:span text:style-name="T14">columna-tabla</text:span><text:span text:style-name="T17">=</text:span><text:span text:style-name="T20">"CODIGO"</text:span><text:span text:style-name="T10">/&gt;</text:span></text:p>
      <text:p text:style-name="Código"><text:span text:style-name="T17"><text:tab/><text:tab/></text:span><text:span text:style-name="T10">&lt;</text:span><text:span text:style-name="T12">mapeo-propiedad</text:span></text:p>
      <text:p text:style-name="Código"><text:span text:style-name="T12"><text:tab/><text:tab/><text:tab/></text:span><text:span text:style-name="T14">propiedad-modelo</text:span><text:span text:style-name="T17">=</text:span><text:span text:style-name="T20">"nombre" </text:span><text:span text:style-name="T14">columna-tabla</text:span><text:span text:style-name="T17">=</text:span><text:span text:style-name="T20">"NOMBRE"</text:span><text:span text:style-name="T10">/&gt;</text:span><text:span text:style-name="T17"><text:tab/><text:tab/><text:tab/><text:tab/><text:tab/><text:tab/></text:span></text:p>
      <text:p text:style-name="Código"><text:span text:style-name="T17"><text:tab/></text:span><text:span text:style-name="T10">&lt;/</text:span><text:span text:style-name="T12">mapeo-entidad</text:span><text:span text:style-name="T10">&gt;</text:span></text:p>
      <text:p text:style-name="Código"/>
      <text:p text:style-name="Código"><text:span text:style-name="T11">&lt;/</text:span><text:span text:style-name="T13">componente</text:span><text:span text:style-name="T11">&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4">(nuevo en v2.1)</text:span> o Hibernate <text:span text:style-name="T4">(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10">&lt;</text:span><text:span text:style-name="T12">propiedad </text:span></text:p>
      <text:p text:style-name="Código"><text:span text:style-name="T12"><text:tab/></text:span><text:span text:style-name="T14">nombre</text:span><text:span text:style-name="T17">=</text:span><text:span text:style-name="T20">"codigoZona"<text:tab/><text:tab/></text:span><text:span text:style-name="T17">(1)</text:span></text:p>
      <text:p text:style-name="Código"><text:span text:style-name="T17"><text:tab/></text:span><text:span text:style-name="T14">clave</text:span><text:span text:style-name="T17">=</text:span><text:span text:style-name="T20">"true"<text:tab/><text:tab/><text:tab/></text:span><text:span text:style-name="T17">(2)</text:span></text:p>
      <text:p text:style-name="Código"><text:span text:style-name="T17"><text:tab/></text:span><text:span text:style-name="T14">longitud</text:span><text:span text:style-name="T17">=</text:span><text:span text:style-name="T20">"3" <text:tab/><text:tab/></text:span><text:span text:style-name="T17">(3)</text:span></text:p>
      <text:p text:style-name="Código"><text:span text:style-name="T17"><text:tab/></text:span><text:span text:style-name="T14">requerido</text:span><text:span text:style-name="T17">=</text:span><text:span text:style-name="T20">"true" <text:tab/><text:tab/></text:span><text:span text:style-name="T17">(4)</text:span></text:p>
      <text:p text:style-name="Código"><text:span text:style-name="T17"><text:tab/></text:span><text:span text:style-name="T14">tipo</text:span><text:span text:style-name="T17">=</text:span><text:span text:style-name="T20">"int"<text:tab/><text:tab/><text:tab/></text:span><text:span text:style-name="T17">(5)</text:span></text:p>
      <text:p text:style-name="P19">/&gt;</text:p>
      <text:p text:style-name="Text_20_body">Este es su significado:</text:p>
      <text:list text:style-name="L5">
        <text:list-item>
          <text:p text:style-name="P50"><text:span text:style-name="Código">nombre:</text:span> Es el nombre de la propiedad en el código Java generado y también sirve como identificador de esta propiedad dentro de los archivos OpenXava.</text:p>
        </text:list-item>
        <text:list-item>
          <text:p text:style-name="P50"><text:span text:style-name="Código">clave:</text:span> Indica si esta propiedad forma parte de la clave. La clave identifica a cada objeto de forma única y normalmente coincide con la clave en la tabla de base de datos.</text:p>
        </text:list-item>
        <text:list-item>
          <text:p text:style-name="P50"><text:span text:style-name="Código">longitud:</text:span> Longitud de los datos visualizados. Es opcional, pero suele ser útil para hacer mejores interfaces gráficos.</text:p>
        </text:list-item>
        <text:list-item>
          <text:p text:style-name="P50"><text:span text:style-name="Código">requerido:</text:span> Indica si hay que validar la existencia de información en esta propiedad antes de crear o modificar.</text:p>
        </text:list-item>
        <text:list-item>
          <text:p text:style-name="P50"><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8">Ahora estamos listos para generar código, para eso hemos de ejecutar la tarea ant </text:span><text:span text:style-name="Punto_20_de_20_menú"><text:span text:style-name="T8">generarCodigo</text:span></text:span><text:span text:style-name="T8">. La forma más práctica de ejecutar una tarea ant en Eclipse es dándola de alta en </text:span><text:span text:style-name="Punto_20_de_20_menú"><text:span text:style-name="T8">Externals Tools</text:span></text:span><text:span text:style-name="T8">, de esta forma cuando queremos volver a ejecutarla lo podemos hacer simplemente escogiéndola del menú. Es muy importante configurar la tarea para que </text:span><text:span text:style-name="T7">refresque</text:span><text:span text:style-name="T8"> el proyecto </text:span><text:span text:style-name="T6">Gestion</text:span><text:span text:style-name="T8"> </text:span><text:span text:style-name="T7">después de ejecutarse</text:span><text:span text:style-name="T8">. El </text:span><text:span text:style-name="Archivo_2f_Directorio"><text:span text:style-name="T8">build.xml</text:span></text:span><text:span text:style-name="T8">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404"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10">&lt;?</text:span><text:span text:style-name="T12">xml </text:span><text:span text:style-name="T14">version </text:span><text:span text:style-name="T17">= </text:span><text:span text:style-name="T20">"1.0" </text:span><text:span text:style-name="T14">encoding </text:span><text:span text:style-name="T17">= </text:span><text:span text:style-name="T20">"ISO-8859-1"</text:span><text:span text:style-name="T10">?&gt;</text:span></text:p>
      <text:p text:style-name="Código"/>
      <text:p text:style-name="Código"><text:span text:style-name="T10">&lt;!</text:span><text:span text:style-name="T12">DOCTYPE </text:span><text:span text:style-name="T23">aplicacion </text:span><text:span text:style-name="T24">SYSTEM </text:span><text:span text:style-name="T25">"dtds/aplicacion.dtd"</text:span><text:span text:style-name="T10">&gt;</text:span></text:p>
      <text:p text:style-name="Código"/>
      <text:p text:style-name="Código"><text:span text:style-name="T10">&lt;</text:span><text:span text:style-name="T12">aplicacion </text:span><text:span text:style-name="T14">nombre</text:span><text:span text:style-name="T17">=</text:span><text:span text:style-name="T20">"Gestion"</text:span><text:span text:style-name="T10">&gt;</text:span><text:span text:style-name="T17"> </text:span></text:p>
      <text:p text:style-name="Código"><text:tab/></text:p>
      <text:p text:style-name="Código"><text:span text:style-name="T17"><text:tab/></text:span><text:span text:style-name="T10">&lt;</text:span><text:span text:style-name="T12">modulo </text:span><text:span text:style-name="T14">nombre</text:span><text:span text:style-name="T17">=</text:span><text:span text:style-name="T20">"Almacenes"</text:span><text:span text:style-name="T10">&gt;</text:span></text:p>
      <text:p text:style-name="Código"><text:span text:style-name="T17"><text:tab/><text:tab/></text:span><text:span text:style-name="T10">&lt;</text:span><text:span text:style-name="T12">modelo </text:span><text:span text:style-name="T14">nombre</text:span><text:span text:style-name="T17">=</text:span><text:span text:style-name="T20">"Almacen"</text:span><text:span text:style-name="T10">/&gt;</text:span></text:p>
      <text:p text:style-name="Código"><text:span text:style-name="T17"><text:tab/><text:tab/></text:span><text:span text:style-name="T10">&lt;</text:span><text:span text:style-name="T12">controlador </text:span><text:span text:style-name="T14">nombre</text:span><text:span text:style-name="T17">=</text:span><text:span text:style-name="T20">"Typical"</text:span><text:span text:style-name="T10">/&gt;</text:span></text:p>
      <text:p text:style-name="Código"><text:span text:style-name="T17"><text:tab/></text:span><text:span text:style-name="T10">&lt;/</text:span><text:span text:style-name="T12">modulo</text:span><text:span text:style-name="T10">&gt;</text:span><text:span text:style-name="T17"><text:tab/> </text:span></text:p>
      <text:p text:style-name="Código"/>
      <text:p text:style-name="Código"><text:span text:style-name="T11">&lt;/</text:span><text:span text:style-name="T13">aplicacion</text:span><text:span text:style-name="T11">&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404" text:outline-level="2">La tabla</text:h>
            </text:list-item>
          </text:list>
        </text:list-item>
      </text:list>
      <text:p text:style-name="Text_20_body">Antes de poder probar la aplicación hemos de crear la tabla en la base de datos:</text:p>
      <text:list text:style-name="L6">
        <text:list-item>
          <text:p text:style-name="P55">Arrancamos la base de datos: Desde la línea de órdenes vamos a la carpeta <text:span text:style-name="Archivo_2f_Directorio">openxava-2.1/portal/bin</text:span> y ejecutamos:</text:p>
        </text:list-item>
        <text:list-item>
          <text:p text:style-name="P384">En Linux/Unix: <text:span text:style-name="Código">./start-hsqldb.sh gestion-db 1666</text:span></text:p>
        </text:list-item>
        <text:list-item>
          <text:p text:style-name="P384">En Windows: <text:span text:style-name="Código">start-hsqldb gestion-db 1666</text:span></text:p>
        </text:list-item>
        <text:list-item>
          <text:p text:style-name="P391">Creamos la tabla:</text:p>
        </text:list-item>
        <text:list-item>
          <text:p text:style-name="P384">Editamos <text:span text:style-name="Archivo_2f_Directorio">Gestion/build.xml</text:span>. Buscamos la tarea ant <text:span text:style-name="T4">actualizarEsquema</text:span>.</text:p>
        </text:list-item>
        <text:list-item>
          <text:p text:style-name="P384">Ponemos el valor correcto para <text:span text:style-name="Código">schema.path</text:span>, en este caso “<text:span text:style-name="Código">../OpenXavaTest/lib/hsqldb.jar</text:span>”.</text:p>
        </text:list-item>
        <text:list-item>
          <text:p text:style-name="P384">Ejecutamos la tarea ant <text:span text:style-name="T4">actualizarEsquema</text:span>.</text:p>
        </text:list-item>
        <text:list-item>
          <text:p text:style-name="P384">Arrancamos el Tomcat y ya está todo listo.</text:p>
        </text:list-item>
      </text:list>
      <text:list text:style-name="L1" text:continue-numbering="true">
        <text:list-item>
          <text:list text:continue-numbering="true">
            <text:list-item>
              <text:h text:style-name="P404"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56">Ejecutamos la tarea ant <text:span text:style-name="Punto_20_de_20_menú">desplegarWar</text:span>.</text:p>
        </text:list-item>
        <text:list-item>
          <text:p text:style-name="P56">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58">Ejecutamos la tarea ant <text:span text:style-name="Punto_20_de_20_menú">generarPortlets</text:span>.</text:p>
        </text:list-item>
        <text:list-item>
          <text:p text:style-name="P58">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404"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60">Constructor: En el constructor indicamos el nombre de la aplicación y el nombre del módulo.</text:p>
        </text:list-item>
        <text:list-item>
          <text:p text:style-name="P60"><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60"><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60"><text:span text:style-name="Código">assertNoErrors</text:span>: Comprueba que no se hayan producido errores. En la interfaz gráfica los errores son mensajes en color rojo, que son añadidos por la lógica de la aplicación.</text:p>
        </text:list-item>
        <text:list-item>
          <text:p text:style-name="P60"><text:span text:style-name="Código">assertValue</text:span>: Comprueba que el valor contenido en un elemento del formulario es el indicado.</text:p>
        </text:list-item>
        <text:list-item>
          <text:p text:style-name="P60"><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404"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4">(nuevo en v2.0.3)</text:span>. Por ejemplo, si queremos cambiar el mensaje estandar en modo lista '<text:span text:style-name="T4">'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7">list_count=</text:span><text:span text:style-name="T20">Hay</text:span><text:span text:style-name="T17"> </text:span><text:span text:style-name="T26">{0}</text:span><text:span text:style-name="T17"> </text:span><text:span text:style-name="T20">objetos</text:span><text:span text:style-name="T17"> </text:span><text:span text:style-name="T20">en</text:span><text:span text:style-name="T17"> </text:span><text:span text:style-name="T20">la</text:span><text:span text:style-name="T17"> </text:span><text:span text:style-name="T20">lista</text:span></text:p>
      <text:p text:style-name="Text_20_body">Ahora, nuestra aplicación mostrará <text:span text:style-name="T4">“Hay 23663 objetos en la lista”</text:span> en vez del mensaje por defecto de OpenXava “<text:span text:style-name="T4">'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404"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392"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404" text:outline-level="2">Implementación en Java</text:h>
            </text:list-item>
          </text:list>
        </text:list-item>
      </text:list>
      <text:p text:style-name="Text_20_body">Actualmente OpenXava genera código para las siguiente 4 alternativas:</text:p>
      <text:list text:style-name="L10">
        <text:list-item>
          <text:p text:style-name="P66">Clases de Java convencionales (los famosos POJOs) para el modelo usando Hibernate para la persistencia <text:span text:style-name="T4">(nuevo en v2.1)</text:span>.</text:p>
        </text:list-item>
        <text:list-item>
          <text:p text:style-name="P66">Clases de Java convencionales para el modelo usando EJB3 JPA (<text:span text:style-name="T7">J</text:span>ava <text:span text:style-name="T7">P</text:span>ersistence <text:span text:style-name="T7">A</text:span>PI) para la persistencia.</text:p>
        </text:list-item>
        <text:list-item>
          <text:p text:style-name="P66">Los clásicos EntityBeans de EJB2 para el modelo y la persistencia.</text:p>
        </text:list-item>
        <text:list-item>
          <text:p text:style-name="P66">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404"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0">&lt;?</text:span><text:span text:style-name="T12">xml </text:span><text:span text:style-name="T14">version</text:span><text:span text:style-name="T17">=</text:span><text:span text:style-name="T20">"1.0" </text:span><text:span text:style-name="T14">encoding</text:span><text:span text:style-name="T17">=</text:span><text:span text:style-name="T20">"ISO-8859-1"</text:span><text:span text:style-name="T10">?&gt;</text:span></text:p>
      <text:p text:style-name="Código"/>
      <text:p text:style-name="Código"><text:span text:style-name="T10">&lt;!</text:span><text:span text:style-name="T12">DOCTYPE </text:span><text:span text:style-name="T23">component </text:span><text:span text:style-name="T24">SYSTEM </text:span><text:span text:style-name="T25">"dtds/componente.dtd"</text:span><text:span text:style-name="T10">&gt;</text:span></text:p>
      <text:p text:style-name="Código"/>
      <text:p text:style-name="Código"><text:span text:style-name="T10">&lt;</text:span><text:span text:style-name="T12">componente </text:span><text:span text:style-name="T14">nombre</text:span><text:span text:style-name="T17">=</text:span><text:span text:style-name="T20">"NombreComponente"</text:span><text:span text:style-name="T10">&gt;</text:span></text:p>
      <text:p text:style-name="Código"/>
      <text:p text:style-name="Código"><text:span text:style-name="T17"><text:tab/></text:span><text:span text:style-name="T27">&lt;!-- Modelo --&gt;</text:span></text:p>
      <text:p text:style-name="Código"><text:span text:style-name="T17"><text:tab/></text:span><text:span text:style-name="T10">&lt;</text:span><text:span text:style-name="T12">entidad</text:span><text:span text:style-name="T10">&gt;</text:span><text:span text:style-name="T17">...</text:span><text:span text:style-name="T10">&lt;/</text:span><text:span text:style-name="T12">entidad</text:span><text:span text:style-name="T10">&gt;</text:span></text:p>
      <text:p text:style-name="Código"><text:span text:style-name="T17"><text:tab/></text:span><text:span text:style-name="T10">&lt;</text:span><text:span text:style-name="T12">agregado </text:span><text:span text:style-name="T14">nombre</text:span><text:span text:style-name="T17">=</text:span><text:span text:style-name="T20">”...”</text:span><text:span text:style-name="T10">&gt;</text:span><text:span text:style-name="T17">...</text:span><text:span text:style-name="T10">&lt;/</text:span><text:span text:style-name="T12">agregado</text:span><text:span text:style-name="T10">&gt;</text:span></text:p>
      <text:p text:style-name="Código"><text:span text:style-name="T17"><text:tab/></text:span><text:span text:style-name="T10">&lt;</text:span><text:span text:style-name="T12">agregado </text:span><text:span text:style-name="T14">nombre</text:span><text:span text:style-name="T17">=</text:span><text:span text:style-name="T20">”...”</text:span><text:span text:style-name="T10">&gt;</text:span><text:span text:style-name="T17">...</text:span><text:span text:style-name="T10">&lt;/</text:span><text:span text:style-name="T12">agregado</text:span><text:span text:style-name="T10">&gt;</text:span></text:p>
      <text:p text:style-name="Código"><text:tab/>...</text:p>
      <text:p text:style-name="Código"><text:tab/></text:p>
      <text:p text:style-name="Código"><text:span text:style-name="T17"><text:tab/></text:span><text:span text:style-name="T27">&lt;!-- Vista --&gt;</text:span></text:p>
      <text:p text:style-name="Código"><text:span text:style-name="T17"><text:tab/></text:span><text:span text:style-name="T10">&lt;</text:span><text:span text:style-name="T12">vista</text:span><text:span text:style-name="T10">&gt;</text:span><text:span text:style-name="T17">...</text:span><text:span text:style-name="T10">&lt;/</text:span><text:span text:style-name="T12">vista</text:span><text:span text:style-name="T10">&gt;</text:span><text:span text:style-name="T17"><text:tab/></text:span></text:p>
      <text:p text:style-name="Código"><text:span text:style-name="T17"><text:tab/></text:span><text:span text:style-name="T10">&lt;</text:span><text:span text:style-name="T12">vista </text:span><text:span text:style-name="T14">nombre</text:span><text:span text:style-name="T17">=</text:span><text:span text:style-name="T20">"..."</text:span><text:span text:style-name="T10">&gt;</text:span><text:span text:style-name="T17">...</text:span><text:span text:style-name="T10">&lt;/</text:span><text:span text:style-name="T12">vista</text:span><text:span text:style-name="T10">&gt;</text:span></text:p>
      <text:p text:style-name="Código"><text:span text:style-name="T17"><text:tab/></text:span><text:span text:style-name="T10">&lt;</text:span><text:span text:style-name="T12">vista </text:span><text:span text:style-name="T14">nombre</text:span><text:span text:style-name="T17">=</text:span><text:span text:style-name="T20">"..."</text:span><text:span text:style-name="T10">&gt;</text:span><text:span text:style-name="T17">...</text:span><text:span text:style-name="T10">&lt;/</text:span><text:span text:style-name="T12">vista</text:span><text:span text:style-name="T10">&gt;</text:span></text:p>
      <text:p text:style-name="Código"><text:tab/>...</text:p>
      <text:p text:style-name="Código"><text:tab/></text:p>
      <text:p text:style-name="Código"><text:span text:style-name="T17"><text:tab/></text:span><text:span text:style-name="T27">&lt;!-- Datos tabulares --&gt;</text:span></text:p>
      <text:p text:style-name="Código"><text:span text:style-name="T17"><text:tab/></text:span><text:span text:style-name="T10">&lt;</text:span><text:span text:style-name="T12">tab</text:span><text:span text:style-name="T10">&gt;</text:span><text:span text:style-name="T17">...</text:span><text:span text:style-name="T10">&lt;/</text:span><text:span text:style-name="T12">tab</text:span><text:span text:style-name="T10">&gt;</text:span></text:p>
      <text:p text:style-name="Código"><text:span text:style-name="T17"><text:tab/></text:span><text:span text:style-name="T10">&lt;</text:span><text:span text:style-name="T12">tab </text:span><text:span text:style-name="T14">nombre</text:span><text:span text:style-name="T17">=</text:span><text:span text:style-name="T20">”...”</text:span><text:span text:style-name="T10">&gt;</text:span><text:span text:style-name="T17">...</text:span><text:span text:style-name="T10">&lt;/</text:span><text:span text:style-name="T12">tab</text:span><text:span text:style-name="T10">&gt;</text:span></text:p>
      <text:p text:style-name="Código"><text:span text:style-name="T17"><text:tab/></text:span><text:span text:style-name="T10">&lt;</text:span><text:span text:style-name="T12">tab </text:span><text:span text:style-name="T14">nombre</text:span><text:span text:style-name="T17">=</text:span><text:span text:style-name="T20">”...”</text:span><text:span text:style-name="T10">&gt;</text:span><text:span text:style-name="T17">...</text:span><text:span text:style-name="T10">&lt;/</text:span><text:span text:style-name="T12">tab</text:span><text:span text:style-name="T10">&gt;</text:span></text:p>
      <text:p text:style-name="Código"><text:tab/>...</text:p>
      <text:p text:style-name="Código"/>
      <text:p text:style-name="Código"><text:span text:style-name="T17"><text:tab/></text:span><text:span text:style-name="T27">&lt;!-- Mapeo objeto relacional --&gt;</text:span><text:span text:style-name="T17"><text:tab/><text:tab/><text:tab/><text:tab/></text:span></text:p>
      <text:p text:style-name="Código"><text:span text:style-name="T17"><text:tab/></text:span><text:span text:style-name="T10">&lt;</text:span><text:span text:style-name="T12">mapeo-entidad </text:span><text:span text:style-name="T14">tabla</text:span><text:span text:style-name="T17">=</text:span><text:span text:style-name="T20">"..."</text:span><text:span text:style-name="T10">&gt;</text:span><text:span text:style-name="T17">...</text:span><text:span text:style-name="T10">&lt;/</text:span><text:span text:style-name="T12">mapeo-entidad</text:span><text:span text:style-name="T10">&gt;</text:span><text:span text:style-name="T17"> </text:span></text:p>
      <text:p text:style-name="Código"><text:span text:style-name="T17"><text:tab/></text:span><text:span text:style-name="T10">&lt;</text:span><text:span text:style-name="T12">mapeo-agregado </text:span><text:span text:style-name="T14">agregado</text:span><text:span text:style-name="T17">=</text:span><text:span text:style-name="T20">”...” </text:span><text:span text:style-name="T14">tabla</text:span><text:span text:style-name="T17">=</text:span><text:span text:style-name="T20">"..."</text:span><text:span text:style-name="T10">&gt;</text:span><text:span text:style-name="T17">...</text:span><text:span text:style-name="T10">&lt;/</text:span><text:span text:style-name="T12">mapeo-agregado</text:span><text:span text:style-name="T10">&gt;</text:span><text:span text:style-name="T17"> </text:span></text:p>
      <text:p text:style-name="Código"><text:span text:style-name="T17"><text:tab/></text:span><text:span text:style-name="T10">&lt;</text:span><text:span text:style-name="T12">mapeo-agregado </text:span><text:span text:style-name="T14">agregado</text:span><text:span text:style-name="T17">=</text:span><text:span text:style-name="T20">”...” </text:span><text:span text:style-name="T14">tabla</text:span><text:span text:style-name="T17">=</text:span><text:span text:style-name="T20">"..."</text:span><text:span text:style-name="T10">&gt;</text:span><text:span text:style-name="T17">...</text:span><text:span text:style-name="T10">&lt;/</text:span><text:span text:style-name="T12">mapeo-agregado</text:span><text:span text:style-name="T10">&gt;</text:span></text:p>
      <text:p text:style-name="Código"><text:tab/>...</text:p>
      <text:p text:style-name="Código"><text:tab/></text:p>
      <text:p text:style-name="Código"><text:span text:style-name="T11">&lt;/</text:span><text:span text:style-name="T13">component</text:span><text:span text:style-name="T11">&gt;</text:span><text:span text:style-name="T18"><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404"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70">Podemos decir que A <text:span text:style-name="T4">tiene</text:span> un B.</text:p>
        </text:list-item>
        <text:list-item>
          <text:p text:style-name="P70">Si A es borrado su B es borrado también.</text:p>
        </text:list-item>
        <text:list-item>
          <text:p text:style-name="P70">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404" text:outline-level="2">Entidad</text:h>
            </text:list-item>
          </text:list>
        </text:list-item>
      </text:list>
      <text:p text:style-name="Text_20_body">La sintaxis de la entidad es como sigue:</text:p>
      <text:p text:style-name="Código"><text:span text:style-name="T10">&lt;</text:span><text:span text:style-name="T12">entidad</text:span><text:span text:style-name="T10">&gt;</text:span></text:p>
      <text:p text:style-name="Código"><text:span text:style-name="T10"><text:tab/>&lt;bean</text:span><text:span text:style-name="T12"> </text:span><text:span text:style-name="T17">... </text:span><text:span text:style-name="T10">/&gt;</text:span><text:span text:style-name="T17"><text:tab/><text:tab/><text:tab/><text:tab/> <text:tab/> (1)</text:span></text:p>
      <text:p text:style-name="Código"><text:span text:style-name="T17"><text:tab/></text:span><text:span text:style-name="T10">&lt;</text:span><text:span text:style-name="T12">ejb </text:span><text:span text:style-name="T17">... </text:span><text:span text:style-name="T10">/&gt;</text:span><text:span text:style-name="T17"><text:tab/><text:tab/><text:tab/><text:tab/> <text:tab/> (2)</text:span></text:p>
      <text:p text:style-name="Código"><text:span text:style-name="T17"><text:tab/></text:span><text:span text:style-name="T10">&lt;</text:span><text:span text:style-name="T12">implementa </text:span><text:span text:style-name="T17">...</text:span><text:span text:style-name="T10">/&gt;</text:span><text:span text:style-name="T17"> ...<text:tab/><text:tab/> <text:tab/> (3)</text:span></text:p>
      <text:p text:style-name="Código"><text:span text:style-name="T17"><text:tab/></text:span><text:span text:style-name="T10">&lt;</text:span><text:span text:style-name="T12">propiedad </text:span><text:span text:style-name="T17">...</text:span><text:span text:style-name="T10">/&gt;</text:span><text:span text:style-name="T17"> ...<text:tab/><text:tab/> <text:tab/> (4)</text:span></text:p>
      <text:p text:style-name="Código"><text:span text:style-name="T17"><text:tab/></text:span><text:span text:style-name="T10">&lt;</text:span><text:span text:style-name="T12">referencia </text:span><text:span text:style-name="T17">...</text:span><text:span text:style-name="T10">/&gt;</text:span><text:span text:style-name="T17"> ...<text:tab/><text:tab/> <text:tab/> (5)</text:span></text:p>
      <text:p text:style-name="Código"><text:span text:style-name="T17"><text:tab/></text:span><text:span text:style-name="T10">&lt;</text:span><text:span text:style-name="T12">coleccion </text:span><text:span text:style-name="T17">...</text:span><text:span text:style-name="T10">/&gt;</text:span><text:span text:style-name="T17"> ...<text:tab/><text:tab/> <text:tab/> (6)</text:span></text:p>
      <text:p text:style-name="Código"><text:span text:style-name="T17"><text:tab/></text:span><text:span text:style-name="T10">&lt;</text:span><text:span text:style-name="T12">metodo </text:span><text:span text:style-name="T17">...</text:span><text:span text:style-name="T10">/&gt;</text:span><text:span text:style-name="T17"> ...<text:tab/><text:tab/><text:tab/> <text:tab/> (7)</text:span></text:p>
      <text:p text:style-name="Código"><text:span text:style-name="T17"><text:tab/></text:span><text:span text:style-name="T10">&lt;</text:span><text:span text:style-name="T12">buscador </text:span><text:span text:style-name="T17">...</text:span><text:span text:style-name="T10">/&gt;</text:span><text:span text:style-name="T17"> ...<text:tab/><text:tab/><text:tab/> <text:tab/> (8)</text:span></text:p>
      <text:p text:style-name="Código"><text:span text:style-name="T17"><text:tab/></text:span><text:span text:style-name="T10">&lt;</text:span><text:span text:style-name="T12">calculador-poscrear </text:span><text:span text:style-name="T17">...</text:span><text:span text:style-name="T10">/&gt;</text:span><text:span text:style-name="T17"> ...<text:tab/> <text:tab/> (9)</text:span></text:p>
      <text:p text:style-name="Código"><text:span text:style-name="T17"><text:tab/></text:span><text:span text:style-name="T10">&lt;</text:span><text:span text:style-name="T12">calculador-poscargar </text:span><text:span text:style-name="T17">...</text:span><text:span text:style-name="T10">/&gt;</text:span><text:span text:style-name="T17"> ...<text:tab/> <text:tab/>(10) </text:span></text:p>
      <text:p text:style-name="Código"><text:span text:style-name="T17"><text:tab/></text:span><text:span text:style-name="T10">&lt;</text:span><text:span text:style-name="T12">calculador-posmodificar </text:span><text:span text:style-name="T17">...</text:span><text:span text:style-name="T10">/&gt;</text:span><text:span text:style-name="T17"> ...<text:tab/>(11)</text:span></text:p>
      <text:p text:style-name="Código"><text:span text:style-name="T17"><text:tab/></text:span><text:span text:style-name="T10">&lt;</text:span><text:span text:style-name="T12">calculador-preborrar </text:span><text:span text:style-name="T17">...</text:span><text:span text:style-name="T10">/&gt;</text:span><text:span text:style-name="T17"> ...<text:tab/> <text:tab/>(12) </text:span></text:p>
      <text:p text:style-name="Código"><text:span text:style-name="T17"><text:tab/></text:span><text:span text:style-name="T10">&lt;</text:span><text:span text:style-name="T12">validador </text:span><text:span text:style-name="T17">...</text:span><text:span text:style-name="T10">/&gt;</text:span><text:span text:style-name="T17"> ...<text:tab/><text:tab/> <text:tab/>(13)</text:span></text:p>
      <text:p text:style-name="Código"><text:span text:style-name="T17"><text:tab/></text:span><text:span text:style-name="T10">&lt;</text:span><text:span text:style-name="T12">validador-borrar </text:span><text:span text:style-name="T17">...</text:span><text:span text:style-name="T10">/&gt;</text:span><text:span text:style-name="T17"> ...<text:tab/><text:tab/>(14)</text:span></text:p>
      <text:p text:style-name="Código"><text:span text:style-name="T11">&lt;/</text:span><text:span text:style-name="T13">entidad</text:span><text:span text:style-name="T11">&gt;</text:span></text:p>
      <text:list text:style-name="L12">
        <text:list-item>
          <text:p text:style-name="P73"><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73"><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73"><text:span text:style-name="Código">implementa</text:span> (varios, opcional): Para que el código generado implemente una o varias interfaces Java cualquiera.</text:p>
        </text:list-item>
        <text:list-item>
          <text:p text:style-name="P73"><text:span text:style-name="Código">propiedad</text:span> (varias, opcional): Las propiedades representan propiedades Java (con su <text:span text:style-name="T4">setter</text:span> y <text:span text:style-name="T4">getter</text:span>) en el código generado.</text:p>
        </text:list-item>
        <text:list-item>
          <text:p text:style-name="P73"><text:span text:style-name="Código">referencia</text:span> (varias, opcional): Referencias a otros modelos, podemos referenciar a la entidad de otro componente o a un agregado del nuestro.</text:p>
        </text:list-item>
        <text:list-item>
          <text:p text:style-name="P73"><text:span text:style-name="Código">coleccion</text:span> (varias, opcional): Colecciones de referencias, en el código generado se convierten en una propiedad que devuelve un <text:span text:style-name="Código">java.util.Collection</text:span>.</text:p>
        </text:list-item>
        <text:list-item>
          <text:p text:style-name="P73"><text:span text:style-name="Código">metodo</text:span> (varios, opcional): Para crear un método en el código generado, en este caso la lógica del método estará contenida en un calculador (<text:span text:style-name="Código">Icalculator</text:span>).</text:p>
        </text:list-item>
        <text:list-item>
          <text:p text:style-name="P73"><text:span text:style-name="Código">buscador</text:span> (varios, opcional): Usado para crear métodos de búsqueda. Los buscadores son métodos estáticos localizados en las clase POJO. En el caso de generación EJB2 se generan <text:s/><text:span text:style-name="T4"><text:s/>finders</text:span> de EJB2.</text:p>
        </text:list-item>
        <text:list-item>
          <text:p text:style-name="P73"><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73"><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73"><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73"><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73"><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73"><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404"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10">&lt;</text:span><text:span text:style-name="T12">entidad</text:span><text:span text:style-name="T10">&gt;</text:span></text:p>
      <text:p text:style-name="Código"><text:span text:style-name="T17"><text:tab/></text:span><text:span text:style-name="T11">&lt;</text:span><text:span text:style-name="T13">bean </text:span><text:span text:style-name="T15">clase</text:span><text:span text:style-name="T18">=</text:span><text:span text:style-name="T21">"org.openxava.test.modelo.Familia"</text:span><text:span text:style-name="T11">/&gt;</text:span></text:p>
      <text:p text:style-name="P22"><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10">&lt;?</text:span><text:span text:style-name="T12">xml </text:span><text:span text:style-name="T14">version</text:span><text:span text:style-name="T17">=</text:span><text:span text:style-name="T20">"1.0"</text:span><text:span text:style-name="T10">?&gt;</text:span></text:p>
      <text:p text:style-name="Código"/>
      <text:p text:style-name="Código"><text:span text:style-name="T10">&lt;!</text:span><text:span text:style-name="T12">DOCTYPE </text:span><text:span text:style-name="T23">hibernate-mapping </text:span></text:p>
      <text:p text:style-name="Código"><text:span text:style-name="T23"><text:tab/></text:span><text:span text:style-name="T24">SYSTEM </text:span><text:span text:style-name="T25">"http://hibernate.sourceforge.net/hibernate-mapping-3.0.dtd"</text:span><text:span text:style-name="T10">&gt;</text:span></text:p>
      <text:p text:style-name="Código"/>
      <text:p text:style-name="Código"><text:span text:style-name="T10">&lt;</text:span><text:span text:style-name="T12">hibernate-mapping </text:span><text:span text:style-name="T14">package</text:span><text:span text:style-name="T17">=</text:span><text:span text:style-name="T20">"org.openxava.test.modelo"</text:span><text:span text:style-name="T10">&gt;</text:span></text:p>
      <text:p text:style-name="Código"/>
      <text:p text:style-name="Código"><text:span text:style-name="T17"><text:s text:c="2"/></text:span><text:span text:style-name="T10">&lt;</text:span><text:span text:style-name="T12">class </text:span></text:p>
      <text:p text:style-name="Código"><text:span text:style-name="T12"><text:s text:c="2"/><text:tab/></text:span><text:span text:style-name="T14">name</text:span><text:span text:style-name="T17">=</text:span><text:span text:style-name="T20">"Familia"</text:span></text:p>
      <text:p text:style-name="Código"><text:span text:style-name="T20"><text:s text:c="2"/><text:tab/></text:span><text:span text:style-name="T14">table</text:span><text:span text:style-name="T17">=</text:span><text:span text:style-name="T20">"XAVATEST@separator@FAMILIA"</text:span><text:span text:style-name="T10">&gt;</text:span></text:p>
      <text:p text:style-name="Código"><text:s text:c="2"/></text:p>
      <text:p text:style-name="Código"><text:span text:style-name="T17"><text:s text:c="4"/></text:span><text:span text:style-name="T10">&lt;</text:span><text:span text:style-name="T12">id </text:span><text:span text:style-name="T14">name</text:span><text:span text:style-name="T17">=</text:span><text:span text:style-name="T20">"oid" </text:span><text:span text:style-name="T14">column</text:span><text:span text:style-name="T17">=</text:span><text:span text:style-name="T20">"OID" </text:span><text:span text:style-name="T14">access</text:span><text:span text:style-name="T17">=</text:span><text:span text:style-name="T20">"field"</text:span><text:span text:style-name="T10">&gt;</text:span></text:p>
      <text:p text:style-name="Código"><text:span text:style-name="T17"><text:tab/><text:tab/></text:span><text:span text:style-name="T10">&lt;</text:span><text:span text:style-name="T12">generator </text:span><text:span text:style-name="T14">class</text:span><text:span text:style-name="T17">=</text:span><text:span text:style-name="T20">"uuid"</text:span><text:span text:style-name="T10">/&gt;</text:span></text:p>
      <text:p text:style-name="Código"><text:span text:style-name="T17"><text:tab/></text:span><text:span text:style-name="T10">&lt;/</text:span><text:span text:style-name="T12">id</text:span><text:span text:style-name="T10">&gt;</text:span></text:p>
      <text:p text:style-name="Código"><text:tab/><text:tab/></text:p>
      <text:p text:style-name="Código"><text:span text:style-name="T17"><text:tab/></text:span><text:span text:style-name="T10">&lt;</text:span><text:span text:style-name="T12">property </text:span><text:span text:style-name="T14">name</text:span><text:span text:style-name="T17">=</text:span><text:span text:style-name="T20">"codigo" </text:span><text:span text:style-name="T14">column</text:span><text:span text:style-name="T17">=</text:span><text:span text:style-name="T20">"CODIGO"</text:span><text:span text:style-name="T10">/&gt;</text:span></text:p>
      <text:p text:style-name="Código"><text:span text:style-name="T17"><text:tab/></text:span><text:span text:style-name="T10">&lt;</text:span><text:span text:style-name="T12">property </text:span><text:span text:style-name="T14">name</text:span><text:span text:style-name="T17">=</text:span><text:span text:style-name="T20">"descripcion" </text:span><text:span text:style-name="T14">column</text:span><text:span text:style-name="T17">=</text:span><text:span text:style-name="T20">"DESCRIPCION"</text:span><text:span text:style-name="T10">/&gt;</text:span></text:p>
      <text:p text:style-name="Código"><text:tab/><text:tab/></text:p>
      <text:p text:style-name="Código"><text:span text:style-name="T17"><text:s text:c="2"/></text:span><text:span text:style-name="T10">&lt;/</text:span><text:span text:style-name="T12">class</text:span><text:span text:style-name="T10">&gt;</text:span></text:p>
      <text:p text:style-name="Código"/>
      <text:p text:style-name="Código"><text:span text:style-name="T10">&lt;/</text:span><text:span text:style-name="T12">hibernate-mapping</text:span><text:span text:style-name="T10">&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1"><text:tab/>...</text:p>
      <text:p text:style-name="Código"><text:span text:style-name="T17"><text:tab/></text:span><text:span text:style-name="T10">&lt;</text:span><text:span text:style-name="T12">session-factory</text:span><text:span text:style-name="T10">&gt;</text:span></text:p>
      <text:p text:style-name="P18"><text:tab/><text:tab/>...</text:p>
      <text:p text:style-name="Código"><text:span text:style-name="T17"><text:tab/><text:tab/></text:span><text:span text:style-name="T10">&lt;</text:span><text:span text:style-name="T12">mapping </text:span><text:span text:style-name="T14">resource</text:span><text:span text:style-name="T17">=</text:span><text:span text:style-name="T20">"Familia.hbm.xml"</text:span><text:span text:style-name="T10">/&gt;</text:span><text:span text:style-name="T17"><text:tab/><text:tab/></text:span></text:p>
      <text:p text:style-name="Código"><text:tab/><text:tab/>...</text:p>
      <text:p text:style-name="Código"><text:span text:style-name="T17"><text:tab/></text:span><text:span text:style-name="T10">&lt;/</text:span><text:span text:style-name="T12">session-factory</text:span><text:span text:style-name="T10">&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404"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10">&lt;</text:span><text:span text:style-name="T12">entidad</text:span><text:span text:style-name="T10">&gt;</text:span></text:p>
      <text:p text:style-name="Código"><text:span text:style-name="T17"><text:tab/></text:span><text:span text:style-name="T10">&lt;</text:span><text:span text:style-name="T12">ejb </text:span><text:span text:style-name="T14">remote</text:span><text:span text:style-name="T17">=</text:span><text:span text:style-name="T20">"org.openxava.test.ejb.Family"</text:span></text:p>
      <text:p text:style-name="Código"><text:span text:style-name="T20"><text:tab/><text:tab/></text:span><text:span text:style-name="T14">home</text:span><text:span text:style-name="T17">=</text:span><text:span text:style-name="T20">"org.openxava.test.ejb.FamilyHome"</text:span></text:p>
      <text:p text:style-name="Código"><text:span text:style-name="T20"><text:tab/><text:tab/></text:span><text:span text:style-name="T14">primaryKey</text:span><text:span text:style-name="T17">=</text:span><text:span text:style-name="T20">"org.openxava.test.ejb.FamilyKey"</text:span></text:p>
      <text:p text:style-name="Código"><text:span text:style-name="T20"><text:tab/><text:tab/></text:span><text:span text:style-name="T14">jndi</text:span><text:span text:style-name="T17">=</text:span><text:span text:style-name="T20">"ejb/openxava.test/Family"</text:span><text:span text:style-name="T10">/&gt;</text:span><text:span text:style-name="T17"><text:tab/><text:tab/></text:span></text:p>
      <text:p text:style-name="P22"><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525">* @ejb:bean name="Familia" type="CMP" view-type="remote"</text:p>
          <text:p text:style-name="P525">*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87">La clase ha de descender de <text:span text:style-name="Código">org.openxava.ejbx.EJBReplicableBase</text:span></text:p>
        </text:list-item>
        <text:list-item>
          <text:p text:style-name="P87">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404"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10">&lt;</text:span><text:span text:style-name="T12">entidad</text:span><text:span text:style-name="T10">&gt;</text:span></text:p>
      <text:p text:style-name="Código"><text:span text:style-name="T17"><text:tab/></text:span><text:span text:style-name="T10">&lt;</text:span><text:span text:style-name="T12">implementa </text:span><text:span text:style-name="T14">interfaz</text:span><text:span text:style-name="T17">=</text:span><text:span text:style-name="T20">"org.openxava.test.modelo.IConNombre"</text:span><text:span text:style-name="T10">/&gt;</text:span><text:span text:style-name="T17"><text:tab/><text:tab/></text:span></text:p>
      <text:p text:style-name="Código"><text:tab/>...</text:p>
      <text:p text:style-name="Código"><text:span text:style-name="T17"><text:tab/></text:span><text:span text:style-name="T10">&lt;</text:span><text:span text:style-name="T12">propiedad </text:span><text:span text:style-name="T14">nombre</text:span><text:span text:style-name="T17">=</text:span><text:span text:style-name="T20">"nombre" </text:span><text:span text:style-name="T14">tipo</text:span><text:span text:style-name="T17">=</text:span><text:span text:style-name="T20">"String" </text:span><text:span text:style-name="T14">requerido</text:span><text:span text:style-name="T17">=</text:span><text:span text:style-name="T20">"true"</text:span><text:span text:style-name="T10">/&gt;</text:span><text:span text:style-name="T17"><text:tab/></text:span></text:p>
      <text:p text:style-name="P22"><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404"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0">&lt;</text:span><text:span text:style-name="T12">propiedad </text:span></text:p>
      <text:p text:style-name="Código"><text:span text:style-name="T12"><text:tab/></text:span><text:span text:style-name="T14">nombre</text:span><text:span text:style-name="T17">=</text:span><text:span text:style-name="T20">"nombrePropiedad"<text:tab/><text:tab/><text:tab/> </text:span><text:span text:style-name="T17">(1)</text:span></text:p>
      <text:p text:style-name="Código"><text:span text:style-name="T17"><text:tab/></text:span><text:span text:style-name="T14">etiqueta</text:span><text:span text:style-name="T17">=</text:span><text:span text:style-name="T20">"etiqueta"<text:tab/><text:tab/><text:tab/><text:tab/> </text:span><text:span text:style-name="T17">(2)</text:span></text:p>
      <text:p text:style-name="Código"><text:span text:style-name="T17"><text:tab/></text:span><text:span text:style-name="T14">tipo</text:span><text:span text:style-name="T17">=</text:span><text:span text:style-name="T20">"tipo"<text:tab/><text:tab/><text:tab/><text:tab/><text:tab/> </text:span><text:span text:style-name="T17">(3)</text:span></text:p>
      <text:p text:style-name="Código"><text:span text:style-name="T17"><text:tab/></text:span><text:span text:style-name="T14">estereotipo</text:span><text:span text:style-name="T17">=</text:span><text:span text:style-name="T20">"ESTEREOTIPO"<text:tab/><text:tab/><text:tab/> </text:span><text:span text:style-name="T17">(4)</text:span></text:p>
      <text:p text:style-name="Código"><text:span text:style-name="T17"><text:tab/></text:span><text:span text:style-name="T14">longitud</text:span><text:span text:style-name="T17">=</text:span><text:span text:style-name="T20">"longitud"<text:tab/><text:tab/><text:tab/><text:tab/> </text:span><text:span text:style-name="T17">(5)</text:span></text:p>
      <text:p text:style-name="P21"><text:tab/><text:span text:style-name="T14">escala</text:span>=<text:span text:style-name="T20">"longitud"<text:tab/><text:tab/><text:tab/><text:tab/> </text:span>(6)<text:tab/>nuevo en v2.0.4</text:p>
      <text:p text:style-name="Código"><text:span text:style-name="T17"><text:tab/></text:span><text:span text:style-name="T14">requerido</text:span><text:span text:style-name="T17">=</text:span><text:span text:style-name="T20">"true|false"<text:tab/><text:tab/><text:tab/> </text:span><text:span text:style-name="T17">(7)</text:span></text:p>
      <text:p text:style-name="Código"><text:span text:style-name="T17"><text:tab/></text:span><text:span text:style-name="T14">clave</text:span><text:span text:style-name="T17">=</text:span><text:span text:style-name="T20">"true|false"<text:tab/><text:tab/><text:tab/><text:tab/> </text:span><text:span text:style-name="T17">(8)</text:span></text:p>
      <text:p text:style-name="Código"><text:span text:style-name="T17"><text:tab/></text:span><text:span text:style-name="T14">oculta</text:span><text:span text:style-name="T17">=</text:span><text:span text:style-name="T20">"true|false"<text:tab/><text:tab/><text:tab/><text:tab/> </text:span><text:span text:style-name="T17">(9)</text:span></text:p>
      <text:p text:style-name="P18">&gt;</text:p>
      <text:p text:style-name="Código"><text:span text:style-name="T10"><text:tab/>&lt;</text:span><text:span text:style-name="T12">valores-posibles </text:span><text:span text:style-name="T17">...</text:span><text:span text:style-name="T10">/&gt;</text:span><text:span text:style-name="T17"><text:tab/><text:tab/><text:tab/>(10)</text:span></text:p>
      <text:p text:style-name="Código"><text:span text:style-name="T17"><text:tab/></text:span><text:span text:style-name="T10">&lt;</text:span><text:span text:style-name="T12">calculador </text:span><text:span text:style-name="T17">...</text:span><text:span text:style-name="T10">/&gt;</text:span><text:span text:style-name="T17"><text:tab/><text:tab/><text:tab/><text:tab/>(11)</text:span></text:p>
      <text:p text:style-name="Código"><text:span text:style-name="T17"><text:tab/></text:span><text:span text:style-name="T10">&lt;</text:span><text:span text:style-name="T12">calculador-valor-defecto </text:span><text:span text:style-name="T17">...</text:span><text:span text:style-name="T10">/&gt;</text:span><text:span text:style-name="T17"><text:tab/><text:tab/>(12)</text:span></text:p>
      <text:p text:style-name="Código"><text:span text:style-name="T17"><text:tab/></text:span><text:span text:style-name="T10">&lt;</text:span><text:span text:style-name="T12">validador </text:span><text:span text:style-name="T17">...</text:span><text:span text:style-name="T10">/&gt;</text:span><text:span text:style-name="T17"> ....<text:tab/><text:tab/><text:tab/>(13)</text:span></text:p>
      <text:p text:style-name="Código"><text:span text:style-name="T11">&lt;/</text:span><text:span text:style-name="T13">propiedad</text:span><text:span text:style-name="T11">&gt;</text:span></text:p>
      <text:list text:style-name="L15">
        <text:list-item>
          <text:p text:style-name="P89"><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89"><text:span text:style-name="Código">etiqueta</text:span> (opcional): Etiqueta que se mostrará al usuario final. Es <text:span text:style-name="T7">mucho mejor</text:span> usar los archivos <text:span text:style-name="Archivo_2f_Directorio">i18n</text:span>.</text:p>
        </text:list-item>
        <text:list-item>
          <text:p text:style-name="P89"><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89"><text:span text:style-name="Código">estereotipo</text:span> (opcional): Permite especificar un comportamiento especial para cierta propiedades.</text:p>
        </text:list-item>
        <text:list-item>
          <text:p text:style-name="P89"><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89"><text:span text:style-name="Código">escala</text:span> (opcional): <text:span text:style-name="T4">(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89"><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89"><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89"><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89"><text:span text:style-name="Código">valores-posibles</text:span> (uno, opcional): Para indicar que la propiedad en cuestión solo puede tener un conjunto de valore fijos.</text:p>
        </text:list-item>
        <text:list-item>
          <text:p text:style-name="P89"><text:span text:style-name="Código">calculador</text:span> (uno, opcional): Para implementar la lógica de una propiedad calculada. Una propiedad calculada solo tiene <text:span text:style-name="T4">getter</text:span> y no se almacena en la base de datos.</text:p>
        </text:list-item>
        <text:list-item>
          <text:p text:style-name="P89"><text:span text:style-name="Código">calculador-valor-defecto</text:span> (uno, opcional): Para implementar la lógica para calcular el valor inicial de la propiedad. Una propiedad con <text:span text:style-name="Código">calculador-valor-defecto</text:span> sí tiene <text:span text:style-name="T4">setter</text:span> y es persistente.</text:p>
        </text:list-item>
        <text:list-item>
          <text:p text:style-name="P89"><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491"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102">DINERO, MONEY</text:p>
        </text:list-item>
        <text:list-item>
          <text:p text:style-name="P102">FOTO, PHOTO, IMAGEN, IMAGE</text:p>
        </text:list-item>
        <text:list-item>
          <text:p text:style-name="P102">TEXTO_GRANDE, MEMO, TEXT_AREA</text:p>
        </text:list-item>
        <text:list-item>
          <text:p text:style-name="P102">ETIQUETA, LABEL</text:p>
        </text:list-item>
        <text:list-item>
          <text:p text:style-name="P102">ETIQUETA_NEGRITA, BOLD_LABEL</text:p>
        </text:list-item>
        <text:list-item>
          <text:p text:style-name="P102">HORA, TIME</text:p>
        </text:list-item>
      </text:list>
      <text:list text:style-name="L17">
        <text:list-item>
          <text:p text:style-name="P108">FECHAHORA, DATETIME</text:p>
        </text:list-item>
        <text:list-item>
          <text:p text:style-name="P108">GALERIA_IMAGENES, IMAGES_GALLERY (instrucciones en 3.8.2) <text:span text:style-name="T4">nuevo en v2.0</text:span></text:p>
        </text:list-item>
        <text:list-item>
          <text:p text:style-name="P110">RELLENADO_CON_CEROS, ZEROS_FILLED <text:span text:style-name="T4">nuevo en v2.0.2</text:span></text:p>
        </text:list-item>
        <text:list-item>
          <text:p text:style-name="P110">TEXTO_HTML, HTML_TEXT (texto con formato editable) <text:span text:style-name="T4">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0">&lt;</text:span><text:span text:style-name="T12">editor </text:span><text:span text:style-name="T14">url</text:span><text:span text:style-name="T17">=</text:span><text:span text:style-name="T20">"editorNombrePersona.jsp"</text:span><text:span text:style-name="T10">&gt;</text:span></text:p>
      <text:p text:style-name="Código"><text:span text:style-name="T17"><text:s text:c="4"/></text:span><text:span text:style-name="T10">&lt;</text:span><text:span text:style-name="T12">para-estereotipo </text:span><text:span text:style-name="T14">estereotipo</text:span><text:span text:style-name="T17">=</text:span><text:span text:style-name="T20">"NOMBRE_PERSONA"</text:span><text:span text:style-name="T10">/&gt;</text:span></text:p>
      <text:p text:style-name="Código"><text:span text:style-name="T11">&lt;/</text:span><text:span text:style-name="T13">editor</text:span><text:span text:style-name="T11">&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23"><text:span text:style-name="T10">&lt;</text:span><text:span text:style-name="T12">para </text:span><text:span text:style-name="T14">estereotipo</text:span><text:span text:style-name="T17">=</text:span><text:span text:style-name="T20">"NOMBRE_PERSONA" </text:span><text:span text:style-name="T14">tipo</text:span><text:span text:style-name="T17">=</text:span><text:span text:style-name="T20">"String"</text:span><text:span text:style-name="T10">/&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23"><text:span text:style-name="T10">&lt;</text:span><text:span text:style-name="T12">para-estereotipo </text:span><text:span text:style-name="T14">nombre</text:span><text:span text:style-name="T17">=</text:span><text:span text:style-name="T20">"NOMBRE_PERSONA" </text:span><text:span text:style-name="T14">longitud</text:span><text:span text:style-name="T17">=</text:span><text:span text:style-name="T20">"40"</text:span><text:span text:style-name="T10">/&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0">&lt;</text:span><text:span text:style-name="T12">validador-requerido</text:span><text:span text:style-name="T10">&gt;</text:span><text:span text:style-name="T17"> </text:span></text:p>
      <text:p text:style-name="Código"><text:span text:style-name="T17"><text:tab/></text:span><text:span text:style-name="T10">&lt;</text:span><text:span text:style-name="T12">clase-validador </text:span><text:span text:style-name="T14">clase</text:span><text:span text:style-name="T17">=</text:span><text:span text:style-name="T20">"org.openxava.validators.NotBlankCharacterValidator"</text:span><text:span text:style-name="T10">/&gt;</text:span></text:p>
      <text:p text:style-name="Código"><text:span text:style-name="T17"><text:tab/></text:span><text:span text:style-name="T10">&lt;</text:span><text:span text:style-name="T12">para-estereotipo </text:span><text:span text:style-name="T14">estereotipo</text:span><text:span text:style-name="T17">=</text:span><text:span text:style-name="T20">"NOMBRE_PERSONA"</text:span><text:span text:style-name="T10">/&gt;</text:span><text:span text:style-name="T17"><text:tab/><text:tab/></text:span></text:p>
      <text:p text:style-name="Código"><text:span text:style-name="T11">&lt;/</text:span><text:span text:style-name="T13">validador-requerido</text:span><text:span text:style-name="T11">&gt;</text:span><text:span text:style-name="T18"> </text:span></text:p>
      <text:p text:style-name="Text_20_body">Ahora podemos definir propiedades con estereotipo NOMBRE_PERSONA:</text:p>
      <text:p text:style-name="P23"><text:span text:style-name="T10">&lt;</text:span><text:span text:style-name="T12">propiedad </text:span><text:span text:style-name="T14">nombre</text:span><text:span text:style-name="T17">=</text:span><text:span text:style-name="T20">"nombre" </text:span><text:span text:style-name="T14">estereotipo</text:span><text:span text:style-name="T17">=</text:span><text:span text:style-name="T20">"NOMBRE_PERSONA" </text:span><text:span text:style-name="T14">requerido</text:span><text:span text:style-name="T17">=</text:span><text:span text:style-name="T20">"true"</text:span><text:span text:style-name="T10">/&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491" text:outline-level="3">Estereotipo GALERIA_IMAGENES <text:span text:style-name="T4">(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10">&lt;</text:span><text:span text:style-name="T12">propiedad </text:span><text:span text:style-name="T14">nombre</text:span><text:span text:style-name="T17">=</text:span><text:span text:style-name="T20">"fotos" </text:span><text:span text:style-name="T14">estereotipo</text:span><text:span text:style-name="T17">=</text:span><text:span text:style-name="T20">"GALERIA_IMAGENES"</text:span><text:span text:style-name="T10">/&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5">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5">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7">images.table=</text:span><text:span text:style-name="T20">IMAGENES</text:span></text:p>
      <text:p text:style-name="P15">Y finalmente necesitamos definir el mapeo en nuestro archivo <text:span text:style-name="Archivo_2f_Directorio">hibernate/hibernate.cfg.xml</text:span>, así:</text:p>
      <text:p text:style-name="Código"><text:span text:style-name="T10">&lt;</text:span><text:span text:style-name="T12">hibernate-configuration</text:span><text:span text:style-name="T10">&gt;</text:span></text:p>
      <text:p text:style-name="Código"><text:span text:style-name="T17"><text:tab/></text:span><text:span text:style-name="T10">&lt;</text:span><text:span text:style-name="T12">session-factory</text:span><text:span text:style-name="T10">&gt;</text:span></text:p>
      <text:p text:style-name="P18"><text:tab/><text:tab/>...</text:p>
      <text:p text:style-name="Código"><text:span text:style-name="T17"><text:tab/><text:tab/></text:span><text:span text:style-name="T10">&lt;</text:span><text:span text:style-name="T12">mapping </text:span><text:span text:style-name="T14">resource</text:span><text:span text:style-name="T17">=</text:span><text:span text:style-name="T20">"GalleryImage.hbm.xml"</text:span><text:span text:style-name="T10">/&gt;</text:span></text:p>
      <text:p text:style-name="P18"><text:tab/><text:tab/>...</text:p>
      <text:p text:style-name="Código"><text:span text:style-name="T17"><text:tab/></text:span><text:span text:style-name="T10">&lt;/</text:span><text:span text:style-name="T12">session-factory</text:span><text:span text:style-name="T10">&gt;</text:span></text:p>
      <text:p text:style-name="Código"><text:span text:style-name="T11">&lt;/</text:span><text:span text:style-name="T13">hibernate-configuration</text:span><text:span text:style-name="T11">&gt;</text:span></text:p>
      <text:p text:style-name="P15">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491"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10">&lt;</text:span><text:span text:style-name="T12">propiedad </text:span><text:span text:style-name="T14">nombre</text:span><text:span text:style-name="T17">=</text:span><text:span text:style-name="T20">"distancia"</text:span><text:span text:style-name="T10">&gt;</text:span></text:p>
      <text:p text:style-name="Código"><text:span text:style-name="T17"><text:tab/></text:span><text:span text:style-name="T10">&lt;</text:span><text:span text:style-name="T12">valores-posibles</text:span><text:span text:style-name="T10">&gt;</text:span></text:p>
      <text:p text:style-name="Código"><text:span text:style-name="T17"><text:tab/><text:tab/></text:span><text:span text:style-name="T10">&lt;</text:span><text:span text:style-name="T12">valor-posible </text:span><text:span text:style-name="T14">valor</text:span><text:span text:style-name="T17">=</text:span><text:span text:style-name="T20">"local"</text:span><text:span text:style-name="T10">/&gt;</text:span></text:p>
      <text:p text:style-name="Código"><text:span text:style-name="T17"><text:tab/><text:tab/></text:span><text:span text:style-name="T10">&lt;</text:span><text:span text:style-name="T12">valor-posible </text:span><text:span text:style-name="T14">valor</text:span><text:span text:style-name="T17">=</text:span><text:span text:style-name="T20">"nacional"</text:span><text:span text:style-name="T10">/&gt;</text:span><text:span text:style-name="T17"><text:tab/><text:tab/><text:tab/><text:tab/></text:span></text:p>
      <text:p text:style-name="Código"><text:span text:style-name="T17"><text:tab/><text:tab/></text:span><text:span text:style-name="T10">&lt;</text:span><text:span text:style-name="T12">valor-posible </text:span><text:span text:style-name="T14">valor</text:span><text:span text:style-name="T17">=</text:span><text:span text:style-name="T20">"internacional"</text:span><text:span text:style-name="T10">/&gt;</text:span><text:span text:style-name="T17"><text:tab/><text:tab/><text:tab/><text:tab/><text:tab/><text:tab/></text:span></text:p>
      <text:p text:style-name="Código"><text:span text:style-name="T17"><text:tab/></text:span><text:span text:style-name="T10">&lt;/</text:span><text:span text:style-name="T12">valores-posibles</text:span><text:span text:style-name="T10">&gt;</text:span></text:p>
      <text:p text:style-name="Código"><text:span text:style-name="T11">&lt;/</text:span><text:span text:style-name="T13">propiedad</text:span><text:span text:style-name="T11">&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491" text:outline-level="3">Calculador</text:h>
                </text:list-item>
              </text:list>
            </text:list-item>
          </text:list>
        </text:list-item>
      </text:list>
      <text:p text:style-name="Text_20_body">Un calculador indica que lógica hay que usar cuando se llame al método <text:span text:style-name="T4">getter</text:span> de la propiedad. Las propiedades que definen un calculador son de solo lectura (solo tienen <text:span text:style-name="T4">getter</text:span>) y no son persistentes ( no tienen correspondencia con ninguna columna de la tabla de base de datos).</text:p>
      <text:p text:style-name="Text_20_body">Así se define una propiedad calculada:</text:p>
      <text:p text:style-name="Código"><text:span text:style-name="T10">&lt;</text:span><text:span text:style-name="T12">propiedad </text:span><text:span text:style-name="T14">nombre</text:span><text:span text:style-name="T17">=</text:span><text:span text:style-name="T20">"precioUnitarioEnPesetas" </text:span><text:span text:style-name="T14">tipo</text:span><text:span text:style-name="T17">=</text:span><text:span text:style-name="T20">"java.math.BigDecimal" </text:span><text:span text:style-name="T14">longitud</text:span><text:span text:style-name="T17">=</text:span><text:span text:style-name="T20">"18"</text:span><text:span text:style-name="T10">&gt;</text:span></text:p>
      <text:p text:style-name="Código"><text:span text:style-name="T17"><text:tab/></text:span><text:span text:style-name="T10">&lt;</text:span><text:span text:style-name="T12">calculador </text:span><text:span text:style-name="T14">clase</text:span><text:span text:style-name="T17">=</text:span><text:span text:style-name="T20">"org.openxava.test.calculadores.CalculadorEurosAPesetas"</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euros" </text:span><text:span text:style-name="T14">desde</text:span><text:span text:style-name="T17">=</text:span><text:span text:style-name="T20">"precioUnitario"</text:span><text:span text:style-name="T10">/&gt;</text:span></text:p>
      <text:p text:style-name="Código"><text:span text:style-name="T17"><text:tab/></text:span><text:span text:style-name="T10">&lt;/</text:span><text:span text:style-name="T12">calculador</text:span><text:span text:style-name="T10">&gt;</text:span><text:span text:style-name="T17"><text:tab/><text:tab/></text:span></text:p>
      <text:p text:style-name="Código"><text:span text:style-name="T11">&lt;/</text:span><text:span text:style-name="T13">propiedad</text:span><text:span text:style-name="T11">&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0">&lt;</text:span><text:span text:style-name="T12">propiedad </text:span><text:span text:style-name="T14">nombre</text:span><text:span text:style-name="T17">=</text:span><text:span text:style-name="T20">"cantidadLineas" </text:span><text:span text:style-name="T14">tipo</text:span><text:span text:style-name="T17">=</text:span><text:span text:style-name="T20">"int" </text:span><text:span text:style-name="T14">longitud</text:span><text:span text:style-name="T17">=</text:span><text:span text:style-name="T20">"3"</text:span><text:span text:style-name="T10">&gt;</text:span></text:p>
      <text:p text:style-name="Código"><text:span text:style-name="T17"><text:tab/></text:span><text:span text:style-name="T10">&lt;</text:span><text:span text:style-name="T12">calculador </text:span><text:span text:style-name="T14">clase</text:span><text:span text:style-name="T17">=</text:span><text:span text:style-name="T20">"org.openxava.test.calculadores.CalculadorCantidadLineas"</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año"</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numero"</text:span><text:span text:style-name="T10">/&gt;</text:span></text:p>
      <text:p text:style-name="Código"><text:span text:style-name="T17"><text:tab/></text:span><text:span text:style-name="T10">&lt;/</text:span><text:span text:style-name="T12">calculador</text:span><text:span text:style-name="T10">&gt;</text:span><text:span text:style-name="T17"><text:tab/><text:tab/></text:span></text:p>
      <text:p text:style-name="Código"><text:span text:style-name="T11">&lt;/</text:span><text:span text:style-name="T13">propiedad</text:span><text:span text:style-name="T11">&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10">&lt;</text:span><text:span text:style-name="T12">agregado </text:span><text:span text:style-name="T14">nombre</text:span><text:span text:style-name="T17">=</text:span><text:span text:style-name="T20">"Direccion"</text:span><text:span text:style-name="T10">&gt;</text:span><text:span text:style-name="T17"><text:tab/><text:tab/></text:span></text:p>
      <text:p text:style-name="Código"><text:span text:style-name="T17"><text:tab/></text:span><text:span text:style-name="T10">&lt;</text:span><text:span text:style-name="T12">propiedad </text:span><text:span text:style-name="T14">nombre</text:span><text:span text:style-name="T17">=</text:span><text:span text:style-name="T20">"calle" </text:span><text:span text:style-name="T14">tipo</text:span><text:span text:style-name="T17">=</text:span><text:span text:style-name="T20">"String" </text:span><text:span text:style-name="T14">longitud</text:span><text:span text:style-name="T17">=</text:span><text:span text:style-name="T20">"30" </text:span><text:span text:style-name="T14">requerido</text:span><text:span text:style-name="T17">=</text:span><text:span text:style-name="T20">"true"</text:span><text:span text:style-name="T10">/&gt;</text:span><text:span text:style-name="T17"> </text:span></text:p>
      <text:p text:style-name="Código"><text:span text:style-name="T17"><text:tab/></text:span><text:span text:style-name="T10">&lt;</text:span><text:span text:style-name="T12">propiedad </text:span><text:span text:style-name="T14">nombre</text:span><text:span text:style-name="T17">=</text:span><text:span text:style-name="T20">"codigoPostal" </text:span><text:span text:style-name="T14">tipo</text:span><text:span text:style-name="T17">=</text:span><text:span text:style-name="T20">"int" </text:span><text:span text:style-name="T14">longitud</text:span><text:span text:style-name="T17">=</text:span><text:span text:style-name="T20">"5" </text:span><text:span text:style-name="T14">requerido</text:span><text:span text:style-name="T17">=</text:span><text:span text:style-name="T20">"true"</text:span><text:span text:style-name="T10">/&gt;</text:span><text:span text:style-name="T17"> <text:s/></text:span></text:p>
      <text:p text:style-name="Código"><text:span text:style-name="T17"><text:tab/></text:span><text:span text:style-name="T10">&lt;</text:span><text:span text:style-name="T12">propiedad </text:span><text:span text:style-name="T14">nombre</text:span><text:span text:style-name="T17">=</text:span><text:span text:style-name="T20">"poblacion" </text:span><text:span text:style-name="T14">tipo</text:span><text:span text:style-name="T17">=</text:span><text:span text:style-name="T20">"String" </text:span><text:span text:style-name="T14">longitud</text:span><text:span text:style-name="T17">=</text:span><text:span text:style-name="T20">"20" </text:span><text:span text:style-name="T14">requerido</text:span><text:span text:style-name="T17">=</text:span><text:span text:style-name="T20">"true"</text:span><text:span text:style-name="T10">/&gt;</text:span><text:span text:style-name="T17"> <text:s/></text:span></text:p>
      <text:p text:style-name="Código"><text:span text:style-name="T17"><text:tab/></text:span><text:span text:style-name="T10">&lt;</text:span><text:span text:style-name="T12">reference </text:span><text:span text:style-name="T14">nombre</text:span><text:span text:style-name="T17">=</text:span><text:span text:style-name="T20">"provincia" </text:span><text:span text:style-name="T14">requerido</text:span><text:span text:style-name="T17">=</text:span><text:span text:style-name="T20">"true"</text:span><text:span text:style-name="T10">/&gt;</text:span></text:p>
      <text:p text:style-name="Código"><text:span text:style-name="T17"><text:tab/></text:span><text:span text:style-name="T10">&lt;</text:span><text:span text:style-name="T12">propiedad </text:span><text:span text:style-name="T14">nombre</text:span><text:span text:style-name="T17">=</text:span><text:span text:style-name="T20">"comoCadena" </text:span><text:span text:style-name="T14">tipo</text:span><text:span text:style-name="T17">=</text:span><text:span text:style-name="T20">"String"</text:span><text:span text:style-name="T10">&gt;</text:span></text:p>
      <text:p text:style-name="Código"><text:span text:style-name="T17"><text:tab/><text:tab/></text:span><text:span text:style-name="T10">&lt;</text:span><text:span text:style-name="T12">calculador </text:span><text:span text:style-name="T14">clase</text:span><text:span text:style-name="T17">=</text:span><text:span text:style-name="T20">"org.openxava.calculators.ConcatCalculator"</text:span><text:span text:style-name="T10">&gt;</text:span></text:p>
      <text:p text:style-name="Código"><text:span text:style-name="T17"><text:tab/><text:tab/><text:tab/></text:span><text:span text:style-name="T10">&lt;poner</text:span><text:span text:style-name="T12"> </text:span><text:span text:style-name="T14">propiedad</text:span><text:span text:style-name="T17">=</text:span><text:span text:style-name="T20">"string1" </text:span><text:span text:style-name="T14">desde</text:span><text:span text:style-name="T17">=</text:span><text:span text:style-name="T20">"calle"</text:span><text:span text:style-name="T10">/&gt;</text:span></text:p>
      <text:p text:style-name="Código"><text:span text:style-name="T17"><text:tab/><text:tab/><text:tab/></text:span><text:span text:style-name="T10">&lt;poner</text:span><text:span text:style-name="T12"> </text:span><text:span text:style-name="T14">propiedad</text:span><text:span text:style-name="T17">=</text:span><text:span text:style-name="T20">"int2" </text:span><text:span text:style-name="T14">desde</text:span><text:span text:style-name="T17">=</text:span><text:span text:style-name="T20">"codigoPostal"</text:span><text:span text:style-name="T10">/&gt;</text:span></text:p>
      <text:p text:style-name="Código"><text:span text:style-name="T17"><text:tab/><text:tab/><text:tab/></text:span><text:span text:style-name="T10">&lt;poner</text:span><text:span text:style-name="T12"> </text:span><text:span text:style-name="T14">propiedad</text:span><text:span text:style-name="T17">=</text:span><text:span text:style-name="T20">"string3" </text:span><text:span text:style-name="T14">desde</text:span><text:span text:style-name="T17">=</text:span><text:span text:style-name="T20">"poblacion"</text:span><text:span text:style-name="T10">/&gt;</text:span></text:p>
      <text:p text:style-name="Código"><text:span text:style-name="T17"><text:tab/><text:tab/><text:tab/></text:span><text:span text:style-name="T10">&lt;poner</text:span><text:span text:style-name="T12"> </text:span><text:span text:style-name="T14">propiedad</text:span><text:span text:style-name="T17">=</text:span><text:span text:style-name="T20">"string4" </text:span><text:span text:style-name="T14">desde</text:span><text:span text:style-name="T17">=</text:span><text:span text:style-name="T20">"provincia.nombre"</text:span><text:span text:style-name="T10">/&gt;<text:tab/></text:span><text:span text:style-name="T17">(1)</text:span></text:p>
      <text:p text:style-name="Código"><text:span text:style-name="T17"><text:tab/><text:tab/><text:tab/></text:span><text:span text:style-name="T10">&lt;poner</text:span><text:span text:style-name="T12"> </text:span><text:span text:style-name="T14">propiedad</text:span><text:span text:style-name="T17">=</text:span><text:span text:style-name="T20">"int5" </text:span><text:span text:style-name="T14">desde</text:span><text:span text:style-name="T17">=</text:span><text:span text:style-name="T20">"cliente.codigo"</text:span><text:span text:style-name="T10">/&gt;<text:tab/><text:tab/></text:span><text:span text:style-name="T17">(2)</text:span></text:p>
      <text:p text:style-name="Código"><text:span text:style-name="T17"><text:tab/><text:tab/></text:span><text:span text:style-name="T10">&lt;/</text:span><text:span text:style-name="T12">calculador</text:span><text:span text:style-name="T10">&gt;</text:span></text:p>
      <text:p text:style-name="Código"><text:span text:style-name="T17"><text:tab/></text:span><text:span text:style-name="T10">&lt;/</text:span><text:span text:style-name="T12">propiedad</text:span><text:span text:style-name="T10">&gt;</text:span></text:p>
      <text:p text:style-name="Código"><text:span text:style-name="T10">&lt;/</text:span><text:span text:style-name="T12">agregado</text:span><text:span text:style-name="T10">&gt;</text:span><text:span text:style-name="T17"><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4">(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10">&lt;</text:span><text:span text:style-name="T12">propiedad </text:span><text:span text:style-name="T14">nombre</text:span><text:span text:style-name="T17">=</text:span><text:span text:style-name="T20">"nombreCompleto" </text:span><text:span text:style-name="T14">tipo</text:span><text:span text:style-name="T17">=</text:span><text:span text:style-name="T20">"String"</text:span><text:span text:style-name="T10">&gt;</text:span></text:p>
      <text:p text:style-name="Código"><text:span text:style-name="T17"><text:tab/></text:span><text:span text:style-name="T10">&lt;</text:span><text:span text:style-name="T12">calculador </text:span><text:span text:style-name="T14">clase</text:span><text:span text:style-name="T17">=</text:span><text:span text:style-name="T20">"org.openxava.calculators.ConcatCalculator"</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string1" </text:span><text:span text:style-name="T14">desde</text:span><text:span text:style-name="T17">=</text:span><text:span text:style-name="T20">"id"</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separator" </text:span><text:span text:style-name="T14">valor</text:span><text:span text:style-name="T17">=</text:span><text:span text:style-name="T20">" - "</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string2" </text:span><text:span text:style-name="T14">desde</text:span><text:span text:style-name="T17">=</text:span><text:span text:style-name="T20">"name"</text:span><text:span text:style-name="T10">/&gt;</text:span></text:p>
      <text:p text:style-name="Código"><text:span text:style-name="T17"><text:tab/></text:span><text:span text:style-name="T10">&lt;/</text:span><text:span text:style-name="T12">calculador</text:span><text:span text:style-name="T10">&gt;</text:span></text:p>
      <text:p text:style-name="Código"><text:span text:style-name="T10">&lt;/</text:span><text:span text:style-name="T12">propiedad</text:span><text:span text:style-name="T10">&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10">&lt;</text:span><text:span text:style-name="T12">propiedad </text:span><text:span text:style-name="T14">nombre</text:span><text:span text:style-name="T17">=</text:span><text:span text:style-name="T20">"sumaImportes" </text:span><text:span text:style-name="T14">estereotype</text:span><text:span text:style-name="T17">=</text:span><text:span text:style-name="T20">"DINERO"</text:span><text:span text:style-name="T10">&gt;</text:span></text:p>
      <text:p text:style-name="Código"><text:span text:style-name="T17"><text:tab/></text:span><text:span text:style-name="T10">&lt;</text:span><text:span text:style-name="T12">calculador </text:span><text:span text:style-name="T14">clase</text:span><text:span text:style-name="T17">=</text:span><text:span text:style-name="T20">"org.openxava.test.calculadores.CalculadorSumaImportes"</text:span><text:span text:style-name="T10">/&gt;</text:span></text:p>
      <text:p text:style-name="Código"><text:span text:style-name="T11">&lt;/</text:span><text:span text:style-name="T13">propiedad</text:span><text:span text:style-name="T11">&gt;</text:span><text:span text:style-name="T18"><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4">(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10">&lt;</text:span><text:span text:style-name="T12">propiedad </text:span><text:span text:style-name="T14">nombre</text:span><text:span text:style-name="T17">=</text:span><text:span text:style-name="T20">"cantidadLineas" </text:span><text:span text:style-name="T14">tipo</text:span><text:span text:style-name="T17">=</text:span><text:span text:style-name="T20">"int" </text:span><text:span text:style-name="T14">longitud</text:span><text:span text:style-name="T17">=</text:span><text:span text:style-name="T20">"3"</text:span><text:span text:style-name="T10">&gt;</text:span></text:p>
      <text:p text:style-name="Código"><text:span text:style-name="T17"><text:tab/></text:span><text:span text:style-name="T10">&lt;</text:span><text:span text:style-name="T12">calculador </text:span><text:span text:style-name="T14">clase</text:span><text:span text:style-name="T17">=</text:span><text:span text:style-name="T20">"org.openxava.test.calculadores.CalculadorCantidadLineas"</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año"</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numero"</text:span><text:span text:style-name="T10">/&gt;</text:span></text:p>
      <text:p text:style-name="Código"><text:span text:style-name="T17"><text:tab/></text:span><text:span text:style-name="T10">&lt;/</text:span><text:span text:style-name="T12">calculador</text:span><text:span text:style-name="T10">&gt;</text:span><text:span text:style-name="T17"><text:tab/><text:tab/></text:span></text:p>
      <text:p text:style-name="Código"><text:span text:style-name="T11">&lt;/</text:span><text:span text:style-name="T13">propiedad</text:span><text:span text:style-name="T11">&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491"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0">&lt;</text:span><text:span text:style-name="T12">propiedad </text:span><text:span text:style-name="T14">nombre</text:span><text:span text:style-name="T17">=</text:span><text:span text:style-name="T20">"año" </text:span><text:span text:style-name="T14">tipo</text:span><text:span text:style-name="T17">=</text:span><text:span text:style-name="T20">"int" </text:span><text:span text:style-name="T14">clave</text:span><text:span text:style-name="T17">=</text:span><text:span text:style-name="T20">"true" </text:span><text:span text:style-name="T14">longitud</text:span><text:span text:style-name="T17">=</text:span><text:span text:style-name="T20">"4" </text:span><text:span text:style-name="T14">requerido</text:span><text:span text:style-name="T17">=</text:span><text:span text:style-name="T20">"true"</text:span><text:span text:style-name="T10">&gt;</text:span><text:span text:style-name="T17"><text:tab/> <text:s text:c="2"/></text:span></text:p>
      <text:p text:style-name="Código"><text:span text:style-name="T17"><text:tab/></text:span><text:span text:style-name="T10">&lt;</text:span><text:span text:style-name="T12">calculador-valor-defecto</text:span></text:p>
      <text:p text:style-name="Código"><text:span text:style-name="T12"><text:tab/><text:tab/></text:span><text:span text:style-name="T14">clase</text:span><text:span text:style-name="T17">=</text:span><text:span text:style-name="T20">"org.openxava.calculators.CurrentYearCalculator"</text:span><text:span text:style-name="T10">/&gt;</text:span></text:p>
      <text:p text:style-name="Código"><text:span text:style-name="T11">&lt;/</text:span><text:span text:style-name="T13">propiedad</text:span><text:span text:style-name="T11">&gt;</text:span><text:span text:style-name="T18"><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0">&lt;</text:span><text:span text:style-name="T12">propiedad </text:span><text:span text:style-name="T14">nombre</text:span><text:span text:style-name="T17">=</text:span><text:span text:style-name="T20">"oid" </text:span><text:span text:style-name="T14">tipo</text:span><text:span text:style-name="T17">=</text:span><text:span text:style-name="T20">"String" </text:span><text:span text:style-name="T14">clave</text:span><text:span text:style-name="T17">=</text:span><text:span text:style-name="T20">"true" </text:span><text:span text:style-name="T14">oculta</text:span><text:span text:style-name="T17">=</text:span><text:span text:style-name="T20">"true"</text:span><text:span text:style-name="T10">&gt;</text:span></text:p>
      <text:p text:style-name="Código"><text:span text:style-name="T17"><text:tab/></text:span><text:span text:style-name="T10">&lt;</text:span><text:span text:style-name="T12">calculador-valor-defecto</text:span></text:p>
      <text:p text:style-name="Código"><text:span text:style-name="T12"><text:tab/><text:tab/></text:span><text:span text:style-name="T14">clase</text:span><text:span text:style-name="T17">=</text:span><text:span text:style-name="T20">"org.openxava.calculators.UUIDCalculator"</text:span></text:p>
      <text:p text:style-name="Código"><text:span text:style-name="T20"><text:tab/><text:tab/></text:span><text:span text:style-name="T14">al-crear</text:span><text:span text:style-name="T17">=</text:span><text:span text:style-name="T20">"true"</text:span><text:span text:style-name="T10">/&gt;</text:span></text:p>
      <text:p text:style-name="Código"><text:span text:style-name="T11">&lt;/</text:span><text:span text:style-name="T13">propiedad</text:span><text:span text:style-name="T11">&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4">sequence</text:span> de base de datos se puede definir así:</text:p>
      <text:p text:style-name="Código"><text:span text:style-name="T10">&lt;</text:span><text:span text:style-name="T12">propiedad </text:span><text:span text:style-name="T14">nombre</text:span><text:span text:style-name="T17">=</text:span><text:span text:style-name="T20">"id" </text:span><text:span text:style-name="T14">clave</text:span><text:span text:style-name="T17">=</text:span><text:span text:style-name="T20">"true" </text:span><text:span text:style-name="T14">tipo</text:span><text:span text:style-name="T17">=</text:span><text:span text:style-name="T20">"int" </text:span><text:span text:style-name="T14">oculta</text:span><text:span text:style-name="T17">=</text:span><text:span text:style-name="T20">"true"</text:span><text:span text:style-name="T10">&gt;</text:span></text:p>
      <text:p text:style-name="Código"><text:span text:style-name="T17"><text:tab/></text:span><text:span text:style-name="T10">&lt;calculador-valor-defecto</text:span><text:span text:style-name="T12"> </text:span></text:p>
      <text:p text:style-name="Código"><text:span text:style-name="T12"><text:tab/><text:tab/></text:span><text:span text:style-name="T14">clase</text:span><text:span text:style-name="T17">=</text:span><text:span text:style-name="T20">"org.openxava.calculators.SequenceCalculator" </text:span><text:span text:style-name="T14">al-crear</text:span><text:span text:style-name="T17">=</text:span><text:span text:style-name="T20">"true"</text:span><text:span text:style-name="T10">&gt;</text:span></text:p>
      <text:p text:style-name="Código"><text:span text:style-name="T17"><text:s text:c="12"/></text:span><text:span text:style-name="T10">&lt;poner</text:span><text:span text:style-name="T12"> </text:span><text:span text:style-name="T14">propiedad</text:span><text:span text:style-name="T17">=</text:span><text:span text:style-name="T20">"sequence" </text:span><text:span text:style-name="T14">valor</text:span><text:span text:style-name="T17">=</text:span><text:span text:style-name="T20">"XAVATEST_SIZE_ID_SEQ"</text:span><text:span text:style-name="T10">/&gt;</text:span></text:p>
      <text:p text:style-name="Código"><text:span text:style-name="T17"><text:tab/></text:span><text:span text:style-name="T10">&lt;/calculador-valor-defecto&gt;</text:span><text:span text:style-name="T17"> <text:s text:c="11"/></text:span></text:p>
      <text:p text:style-name="Código"><text:span text:style-name="T10">&lt;/</text:span><text:span text:style-name="T12">propiedad</text:span><text:span text:style-name="T10">&gt;</text:span></text:p>
      <text:p text:style-name="Text_20_body">O quizás queramos usar una columna <text:span text:style-name="T4">identity</text:span> (auto incremento) como clave:</text:p>
      <text:p text:style-name="Código"><text:span text:style-name="T10">&lt;</text:span><text:span text:style-name="T12">propiedad </text:span><text:span text:style-name="T14">nombre</text:span><text:span text:style-name="T17">=</text:span><text:span text:style-name="T20">"id" </text:span><text:span text:style-name="T14">clave</text:span><text:span text:style-name="T17">=</text:span><text:span text:style-name="T20">"true" </text:span><text:span text:style-name="T14">tipo</text:span><text:span text:style-name="T17">=</text:span><text:span text:style-name="T20">"int" </text:span><text:span text:style-name="T14">oculta</text:span><text:span text:style-name="T17">=</text:span><text:span text:style-name="T20">"true"</text:span><text:span text:style-name="T10">&gt;</text:span></text:p>
      <text:p text:style-name="Código"><text:span text:style-name="T17"><text:tab/></text:span><text:span text:style-name="T10">&lt;calculador-valor-defecto</text:span><text:span text:style-name="T12"> </text:span></text:p>
      <text:p text:style-name="Código"><text:span text:style-name="T12"><text:tab/><text:tab/></text:span><text:span text:style-name="T14">clase</text:span><text:span text:style-name="T17">=</text:span><text:span text:style-name="T20">"org.openxava.calculators.IdentityCalculator" </text:span><text:span text:style-name="T14">al-crear</text:span><text:span text:style-name="T17">=</text:span><text:span text:style-name="T20">"true"/</text:span><text:span text:style-name="T10">&gt;</text:span></text:p>
      <text:p text:style-name="Código"><text:span text:style-name="T10">&lt;/</text:span><text:span text:style-name="T12">propiedad</text:span><text:span text:style-name="T10">&gt;</text:span></text:p>
      <text:p text:style-name="Text_20_body"><text:span text:style-name="Código">SequenceCalculator</text:span> <text:span text:style-name="T4">(nuevo en v2.0.1)</text:span> e <text:span text:style-name="Código">IdentityCalculator</text:span> <text:span text:style-name="T4">(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4">identity</text:span>, <text:span text:style-name="T4">sequence</text:span> o <text:span text:style-name="T4">hilo</text:span> automáticamente dependiendo de las capacidades de la base de datos subyacente. Así:</text:p>
      <text:p text:style-name="Código"><text:span text:style-name="T10">&lt;</text:span><text:span text:style-name="T12">propiedad </text:span><text:span text:style-name="T14">nombre</text:span><text:span text:style-name="T17">=</text:span><text:span text:style-name="T20">"oid" </text:span><text:span text:style-name="T14">tipo</text:span><text:span text:style-name="T17">=</text:span><text:span text:style-name="T20">"int" </text:span><text:span text:style-name="T14">oculta</text:span><text:span text:style-name="T17">=</text:span><text:span text:style-name="T20">"true" </text:span><text:span text:style-name="T14">clave=</text:span><text:span text:style-name="T20">"true"</text:span><text:span text:style-name="T10">/&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491"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10">&lt;</text:span><text:span text:style-name="T12">propiedad </text:span><text:span text:style-name="T14">nombre</text:span><text:span text:style-name="T17">=</text:span><text:span text:style-name="T20">"description" </text:span><text:span text:style-name="T14">tipo</text:span><text:span text:style-name="T17">=</text:span><text:span text:style-name="T20">"String" </text:span><text:span text:style-name="T14">longitud</text:span><text:span text:style-name="T17">=</text:span><text:span text:style-name="T20">"40" </text:span><text:span text:style-name="T14">requerido</text:span><text:span text:style-name="T17">=</text:span><text:span text:style-name="T20">"true"</text:span><text:span text:style-name="T10">&gt;</text:span><text:span text:style-name="T17"> </text:span></text:p>
      <text:p text:style-name="Código"><text:span text:style-name="T17"><text:tab/></text:span><text:span text:style-name="T10">&lt;</text:span><text:span text:style-name="T12">validador </text:span><text:span text:style-name="T14">clase</text:span><text:span text:style-name="T17">=</text:span><text:span text:style-name="T20">"org.openxava.test.validadores.ValidadorExcluirCadena"</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cadena" </text:span><text:span text:style-name="T14">valor</text:span><text:span text:style-name="T17">=</text:span><text:span text:style-name="T20">"MOTO"</text:span><text:span text:style-name="T10">/&gt;</text:span></text:p>
      <text:p text:style-name="Código"><text:span text:style-name="T17"><text:tab/></text:span><text:span text:style-name="T10">&lt;/</text:span><text:span text:style-name="T12">validador</text:span><text:span text:style-name="T10">&gt;</text:span><text:span text:style-name="T17"><text:tab/><text:tab/><text:tab/><text:tab/><text:tab/><text:tab/><text:tab/><text:tab/></text:span></text:p>
      <text:p text:style-name="Código"><text:span text:style-name="T17"><text:tab/></text:span><text:span text:style-name="T10">&lt;</text:span><text:span text:style-name="T12">validador </text:span><text:span text:style-name="T14">clase</text:span><text:span text:style-name="T17">=</text:span><text:span text:style-name="T20">"org.openxava.test.validadores.ValidadorExcluirCadena"</text:span></text:p>
      <text:p text:style-name="Código"><text:span text:style-name="T20"><text:tab/><text:tab/></text:span><text:span text:style-name="T14">solo-al-crear</text:span><text:span text:style-name="T17">=</text:span><text:span text:style-name="T20">"true"</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cadena" </text:span><text:span text:style-name="T14">valor</text:span><text:span text:style-name="T17">=</text:span><text:span text:style-name="T20">"COCHE"</text:span><text:span text:style-name="T10">/&gt;</text:span></text:p>
      <text:p text:style-name="Código"><text:span text:style-name="T17"><text:tab/></text:span><text:span text:style-name="T10">&lt;/</text:span><text:span text:style-name="T12">validador</text:span><text:span text:style-name="T10">&gt;</text:span><text:span text:style-name="T17"><text:tab/><text:tab/><text:tab/><text:tab/><text:tab/><text:tab/><text:tab/><text:tab/></text:span></text:p>
      <text:p text:style-name="Código"><text:span text:style-name="T11">&lt;/</text:span><text:span text:style-name="T13">propiedad</text:span><text:span text:style-name="T11">&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112"><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112"><text:span text:style-name="Código">Object valor</text:span>: El valor a validar.</text:p>
        </text:list-item>
        <text:list-item>
          <text:p text:style-name="P112"><text:span text:style-name="Código">String nombreObjeto</text:span>: Nombre del objeto al que pertenece la propiedad a validar. Útil para usarlo en los mensajes de error.</text:p>
        </text:list-item>
        <text:list-item>
          <text:p text:style-name="P112"><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491" text:outline-level="3">Validador por defecto <text:span text:style-name="T4">(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10">&lt;</text:span><text:span text:style-name="T12">validadores</text:span><text:span text:style-name="T10">&gt;</text:span> <text:s text:c="7"/><text:tab/></text:p>
      <text:p text:style-name="Código"><text:span text:style-name="T17"><text:tab/></text:span><text:span text:style-name="T10">&lt;validador-</text:span><text:span text:style-name="T12">defecto</text:span><text:span text:style-name="T10">&gt;</text:span></text:p>
      <text:p text:style-name="Código"><text:span text:style-name="T17"><text:tab/><text:tab/></text:span><text:span text:style-name="T10">&lt;clase-</text:span><text:span text:style-name="T12">validador </text:span></text:p>
      <text:p text:style-name="Código"><text:span text:style-name="T12"><text:tab/><text:tab/><text:tab/></text:span><text:span text:style-name="T14">clase</text:span><text:span text:style-name="T17">=</text:span><text:span text:style-name="T20">"org.openxava.test.validadores.ValidadorNombrePersona"</text:span><text:span text:style-name="T10">/&gt;</text:span></text:p>
      <text:p text:style-name="Código"><text:span text:style-name="T17"><text:tab/><text:tab/></text:span><text:span text:style-name="T10">&lt;para</text:span><text:span text:style-name="T12">-estereotipo </text:span><text:span text:style-name="T14">stereotipo</text:span><text:span text:style-name="T17">=</text:span><text:span text:style-name="T20">"NOMBRE_PERSONA"</text:span><text:span text:style-name="T10">/&gt;</text:span></text:p>
      <text:p text:style-name="Código"><text:span text:style-name="T17"><text:tab/></text:span><text:span text:style-name="T10">&lt;/validador-</text:span><text:span text:style-name="T12">defecto</text:span><text:span text:style-name="T10">&gt;</text:span><text:span text:style-name="T17"><text:tab/></text:span></text:p>
      <text:p text:style-name="Código"><text:span text:style-name="T10">&lt;/</text:span><text:span text:style-name="T12">validadores</text:span><text:span text:style-name="T10">&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10">&lt;</text:span><text:span text:style-name="T12">propiedad </text:span><text:span text:style-name="T14">nombre</text:span><text:span text:style-name="T17">=</text:span><text:span text:style-name="T20">"nombre" </text:span><text:span text:style-name="T14">estereotipo</text:span><text:span text:style-name="T17">=</text:span><text:span text:style-name="T20">"NOMBRE_PERSONA" </text:span><text:span text:style-name="T14">requerido</text:span><text:span text:style-name="T17">=</text:span><text:span text:style-name="T20">"true"</text:span><text:span text:style-name="T10">/&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404"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4">getter</text:span> y su <text:span text:style-name="T4">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0">&lt;</text:span><text:span text:style-name="T12">referencia</text:span></text:p>
      <text:p text:style-name="Código"><text:span text:style-name="T12"><text:tab/></text:span><text:span text:style-name="T14">nombre</text:span><text:span text:style-name="T17">=</text:span><text:span text:style-name="T20">"nombre"<text:tab/><text:tab/><text:tab/><text:tab/></text:span><text:span text:style-name="T17">(1)</text:span></text:p>
      <text:p text:style-name="Código"><text:span text:style-name="T17"><text:tab/></text:span><text:span text:style-name="T14">etiqueta</text:span><text:span text:style-name="T17">=</text:span><text:span text:style-name="T20">"etiqueta"<text:tab/><text:tab/><text:tab/><text:tab/></text:span><text:span text:style-name="T17">(2)</text:span></text:p>
      <text:p text:style-name="Código"><text:span text:style-name="T17"><text:tab/></text:span><text:span text:style-name="T14">modelo</text:span><text:span text:style-name="T17">=</text:span><text:span text:style-name="T20">"modelo"<text:tab/><text:tab/><text:tab/><text:tab/></text:span><text:span text:style-name="T17">(3)</text:span></text:p>
      <text:p text:style-name="Código"><text:span text:style-name="T17"><text:tab/></text:span><text:span text:style-name="T14">requerido</text:span><text:span text:style-name="T17">=</text:span><text:span text:style-name="T20">"true|false"<text:tab/><text:tab/><text:tab/></text:span><text:span text:style-name="T17">(4)</text:span></text:p>
      <text:p text:style-name="Código"><text:span text:style-name="T17"><text:tab/></text:span><text:span text:style-name="T14">clave</text:span><text:span text:style-name="T17">=</text:span><text:span text:style-name="T20">"true|false"<text:tab/><text:tab/><text:tab/><text:tab/></text:span><text:span text:style-name="T17">(5)</text:span></text:p>
      <text:p text:style-name="Código"><text:span text:style-name="T17"><text:tab/></text:span><text:span text:style-name="T14">cometido-destino</text:span><text:span text:style-name="T17">=</text:span><text:span text:style-name="T20">"cometido destino"<text:tab/></text:span><text:span text:style-name="T17">(6)</text:span></text:p>
      <text:p text:style-name="Código">&gt;</text:p>
      <text:p text:style-name="Código"><text:span text:style-name="T17"><text:tab/></text:span><text:span text:style-name="T10">&lt;</text:span><text:span text:style-name="T12">calculador-valor-defecto </text:span><text:span text:style-name="T17">...</text:span><text:span text:style-name="T10">/&gt;</text:span><text:span text:style-name="T17"><text:tab/><text:tab/>(7)</text:span></text:p>
      <text:p text:style-name="Código"><text:span text:style-name="T11">&lt;/</text:span><text:span text:style-name="T13">referencia</text:span><text:span text:style-name="T11">&gt;</text:span></text:p>
      <text:list text:style-name="L19">
        <text:list-item>
          <text:p text:style-name="P116"><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116"><text:span text:style-name="Código">etiqueta</text:span> (opcional): Etiqueta que se mostrará al usuario final. Es <text:span text:style-name="T7">mucho mejor</text:span> usar los archivos i18n.</text:p>
        </text:list-item>
        <text:list-item>
          <text:p text:style-name="P116"><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116"><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116"><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116"><text:span text:style-name="Código">cometido-destino</text:span> (opcional): Usado solo en referencia dentro de colecciones. Ver más adelante.</text:p>
        </text:list-item>
        <text:list-item>
          <text:p text:style-name="P116"><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0">&lt;</text:span><text:span text:style-name="T12">referencia </text:span><text:span text:style-name="T14">modelo</text:span><text:span text:style-name="T17">=</text:span><text:span text:style-name="T20">"Direccion" </text:span><text:span text:style-name="T14">requerido</text:span><text:span text:style-name="T17">=</text:span><text:span text:style-name="T20">"true"</text:span><text:span text:style-name="T10">/&gt;</text:span><text:span text:style-name="T17"><text:tab/><text:tab/><text:tab/><text:tab/>(1)<text:tab/></text:span></text:p>
      <text:p text:style-name="Código"><text:span text:style-name="T10">&lt;</text:span><text:span text:style-name="T12">referencia </text:span><text:span text:style-name="T14">nombre</text:span><text:span text:style-name="T17">=</text:span><text:span text:style-name="T20">"comercial"</text:span><text:span text:style-name="T10">/&gt;</text:span><text:span text:style-name="T17"> <text:s text:c="2"/><text:tab/><text:tab/><text:tab/><text:tab/><text:tab/><text:tab/>(2)</text:span></text:p>
      <text:p text:style-name="Código"><text:span text:style-name="T11">&lt;</text:span><text:span text:style-name="T13">referencia </text:span><text:span text:style-name="T15">nombre</text:span><text:span text:style-name="T18">=</text:span><text:span text:style-name="T21">"comercialAlternativo" </text:span><text:span text:style-name="T15">model</text:span><text:span text:style-name="T18">=</text:span><text:span text:style-name="T21">"Comercial"</text:span><text:span text:style-name="T11">/&gt;</text:span><text:span text:style-name="T18"><text:tab/>(3)</text:span></text:p>
      <text:list text:style-name="L20">
        <text:list-item>
          <text:p text:style-name="P123">Una referencia a un agregado llamado <text:span text:style-name="Código">Direccion</text:span>, el nombre de la referencia será <text:span text:style-name="Código">direccion</text:span>.</text:p>
        </text:list-item>
        <text:list-item>
          <text:p text:style-name="P123">Una referencia a la entidad del componente <text:span text:style-name="Código">Comercial</text:span>. Se deduce el modelo a partir del nombre.</text:p>
        </text:list-item>
        <text:list-item>
          <text:p text:style-name="P123">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491"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0">&lt;</text:span><text:span text:style-name="T12">referencia </text:span><text:span text:style-name="T14">nombre</text:span><text:span text:style-name="T17">=</text:span><text:span text:style-name="T20">"familia" </text:span><text:span text:style-name="T14">modelo</text:span><text:span text:style-name="T17">=</text:span><text:span text:style-name="T20">"Familia2" </text:span><text:span text:style-name="T14">requerido</text:span><text:span text:style-name="T17">=</text:span><text:span text:style-name="T20">"true"</text:span><text:span text:style-name="T10">&gt;</text:span></text:p>
      <text:p text:style-name="Código"><text:span text:style-name="T17"><text:tab/></text:span><text:span text:style-name="T10">&lt;</text:span><text:span text:style-name="T12">calculador-valor-defecto </text:span><text:span text:style-name="T14">clase</text:span><text:span text:style-name="T17">=</text:span><text:span text:style-name="T20">"org.openxava.calculators.IntegerCalculator"</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value" </text:span><text:span text:style-name="T14">valor</text:span><text:span text:style-name="T17">=</text:span><text:span text:style-name="T20">"2"</text:span><text:span text:style-name="T10">/&gt;</text:span></text:p>
      <text:p text:style-name="Código"><text:span text:style-name="T17"><text:tab/></text:span><text:span text:style-name="T10">&lt;/</text:span><text:span text:style-name="T12">calculador-valor-defecto </text:span><text:span text:style-name="T10">&gt;</text:span></text:p>
      <text:p text:style-name="Código"><text:span text:style-name="T11">&lt;/</text:span><text:span text:style-name="T13">referencia</text:span><text:span text:style-name="T11">&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0">&lt;</text:span><text:span text:style-name="T12">referencia </text:span><text:span text:style-name="T14">nombre</text:span><text:span text:style-name="T17">=</text:span><text:span text:style-name="T20">"almacen" </text:span><text:span text:style-name="T14">modelo</text:span><text:span text:style-name="T17">=</text:span><text:span text:style-name="T20">"Almacen"</text:span><text:span text:style-name="T10">&gt;</text:span></text:p>
      <text:p text:style-name="Código"><text:span text:style-name="T17"><text:tab/></text:span><text:span text:style-name="T10">&lt;</text:span><text:span text:style-name="T12">calculador-valor-defecto</text:span></text:p>
      <text:p text:style-name="Código"><text:span text:style-name="T12"><text:tab/><text:tab/></text:span><text:span text:style-name="T14">clase</text:span><text:span text:style-name="T17">=</text:span><text:span text:style-name="T20">"org.openxava.test.calculadores.CalculadorDefectoAlmacen"</text:span><text:span text:style-name="T10">/&gt;</text:span></text:p>
      <text:p text:style-name="Código"><text:span text:style-name="T11">&lt;/</text:span><text:span text:style-name="T13">referencia</text:span><text:span text:style-name="T11">&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404"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0">&lt;</text:span><text:span text:style-name="T12">coleccion </text:span></text:p>
      <text:p text:style-name="Código"><text:span text:style-name="T12"><text:tab/></text:span><text:span text:style-name="T14">nombre</text:span><text:span text:style-name="T17">=</text:span><text:span text:style-name="T20">"nombre"<text:tab/><text:tab/><text:tab/></text:span><text:span text:style-name="T17">(1)</text:span></text:p>
      <text:p text:style-name="Código"><text:span text:style-name="T17"><text:tab/></text:span><text:span text:style-name="T14">etiqueta</text:span><text:span text:style-name="T17">=</text:span><text:span text:style-name="T20">"etiqueta"<text:tab/><text:tab/><text:tab/></text:span><text:span text:style-name="T17">(2)</text:span></text:p>
      <text:p text:style-name="Código"><text:span text:style-name="T17"><text:tab/></text:span><text:span text:style-name="T14">minimo</text:span><text:span text:style-name="T17">=</text:span><text:span text:style-name="T20">"N"<text:tab/><text:tab/><text:tab/><text:tab/></text:span><text:span text:style-name="T17">(3)</text:span></text:p>
      <text:p text:style-name="P21"><text:span text:style-name="T14"><text:tab/>maximo</text:span>=<text:span text:style-name="T20">"N"<text:tab/><text:tab/><text:tab/><text:tab/></text:span>(4)<text:tab/>nuevo en v2.0.3</text:p>
      <text:p text:style-name="P18">&gt;</text:p>
      <text:p text:style-name="Código"><text:span text:style-name="T10"><text:tab/>&lt;</text:span><text:span text:style-name="T12">referencia </text:span><text:span text:style-name="T17">... </text:span><text:span text:style-name="T10">/&gt;</text:span><text:span text:style-name="T17"><text:tab/><text:tab/><text:tab/>(5)</text:span></text:p>
      <text:p text:style-name="Código"><text:span text:style-name="T17"><text:tab/></text:span><text:span text:style-name="T10">&lt;</text:span><text:span text:style-name="T12">condicion </text:span><text:span text:style-name="T17">... </text:span><text:span text:style-name="T10">/&gt;</text:span><text:span text:style-name="T17"><text:tab/><text:tab/><text:tab/>(6)</text:span></text:p>
      <text:p text:style-name="Código"><text:span text:style-name="T17"><text:tab/></text:span><text:span text:style-name="T10">&lt;</text:span><text:span text:style-name="T12">orden </text:span><text:span text:style-name="T17">... </text:span><text:span text:style-name="T10">/&gt;</text:span><text:span text:style-name="T17"><text:tab/><text:tab/><text:tab/>(7)</text:span></text:p>
      <text:p text:style-name="Código"><text:span text:style-name="T17"><text:tab/></text:span><text:span text:style-name="T10">&lt;</text:span><text:span text:style-name="T12">calculador </text:span><text:span text:style-name="T17">... </text:span><text:span text:style-name="T10">/&gt;</text:span><text:span text:style-name="T17"><text:tab/><text:tab/><text:tab/>(8)<text:tab/></text:span></text:p>
      <text:p text:style-name="Código"><text:span text:style-name="T17"><text:tab/></text:span><text:span text:style-name="T10">&lt;</text:span><text:span text:style-name="T12">calculador-posborrar </text:span><text:span text:style-name="T17">... </text:span><text:span text:style-name="T10">/&gt;</text:span><text:span text:style-name="T17"><text:tab/>(9)</text:span></text:p>
      <text:p text:style-name="Código"><text:span text:style-name="T11">&lt;/</text:span><text:span text:style-name="T13">coleccion</text:span><text:span text:style-name="T11">&gt;</text:span></text:p>
      <text:list text:style-name="L21">
        <text:list-item>
          <text:p text:style-name="P126"><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126"><text:span text:style-name="Código">etiqueta</text:span> (opcional): Etiqueta que se mostrará al usuario final. Es <text:span text:style-name="T7">mucho mejor</text:span> usar los archivos <text:span text:style-name="Archivo_2f_Directorio">i18n</text:span>.</text:p>
        </text:list-item>
        <text:list-item>
          <text:p text:style-name="P126"><text:span text:style-name="Código">minimo</text:span> (opcional): Indica el número mínimo de elementos esperados. Esto se valida antes de grabar.</text:p>
        </text:list-item>
        <text:list-item>
          <text:p text:style-name="P126"><text:span text:style-name="Código">maximo</text:span> (opcional): <text:span text:style-name="T4">(nuevo en v2.0.3)</text:span> Indica el número máximo de elementos esperados. </text:p>
        </text:list-item>
        <text:list-item>
          <text:p text:style-name="P126"><text:span text:style-name="Código">referencia</text:span> (obligada): Con la sintaxis vista en el subtema anterior.</text:p>
        </text:list-item>
        <text:list-item>
          <text:p text:style-name="P126"><text:span text:style-name="Código">condicion</text:span> (opcional): Para restringir los elementos que aparecen en la colección.</text:p>
        </text:list-item>
        <text:list-item>
          <text:p text:style-name="P126"><text:span text:style-name="Código">orden</text:span> (opcional): Para que los elementos de la colección aparezcan en un determinado orden.</text:p>
        </text:list-item>
        <text:list-item>
          <text:p text:style-name="P126"><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126"><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0">&lt;</text:span><text:span text:style-name="T12">coleccion </text:span><text:span text:style-name="T14">nombre</text:span><text:span text:style-name="T17">=</text:span><text:span text:style-name="T20">"albaranes"</text:span><text:span text:style-name="T10">&gt;</text:span></text:p>
      <text:p text:style-name="Código"><text:span text:style-name="T17"><text:tab/></text:span><text:span text:style-name="T10">&lt;</text:span><text:span text:style-name="T12">referencia </text:span><text:span text:style-name="T14">modelo</text:span><text:span text:style-name="T17">=</text:span><text:span text:style-name="T20">"Albaran"</text:span><text:span text:style-name="T10">/&gt;</text:span></text:p>
      <text:p text:style-name="Código"><text:span text:style-name="T11">&lt;/</text:span><text:span text:style-name="T13">coleccion</text:span><text:span text:style-name="T11">&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0">&lt;</text:span><text:span text:style-name="T12">coleccion </text:span><text:span text:style-name="T14">nombre</text:span><text:span text:style-name="T17">=</text:span><text:span text:style-name="T20">"lineas" </text:span><text:span text:style-name="T14">minimo</text:span><text:span text:style-name="T17">=</text:span><text:span text:style-name="T20">"1"</text:span><text:span text:style-name="T10">&gt;</text:span><text:span text:style-name="T17"> <text:tab/>(1)</text:span></text:p>
      <text:p text:style-name="Código"><text:span text:style-name="T17"><text:tab/></text:span><text:span text:style-name="T10">&lt;</text:span><text:span text:style-name="T12">referencia </text:span><text:span text:style-name="T14">modelo</text:span><text:span text:style-name="T17">=</text:span><text:span text:style-name="T20">"LineaFactura"</text:span><text:span text:style-name="T10">/&gt;</text:span><text:span text:style-name="T17"><text:tab/></text:span></text:p>
      <text:p text:style-name="Código"><text:span text:style-name="T17"><text:tab/></text:span><text:span text:style-name="T10">&lt;</text:span><text:span text:style-name="T12">orden</text:span><text:span text:style-name="T10">&gt;</text:span><text:span text:style-name="T17">${tipoServicio} desc</text:span><text:span text:style-name="T10">&lt;/</text:span><text:span text:style-name="T12">orden</text:span><text:span text:style-name="T10">&gt;</text:span><text:span text:style-name="T17"><text:tab/>(2)</text:span></text:p>
      <text:p text:style-name="Código"><text:span text:style-name="T17"><text:tab/></text:span><text:span text:style-name="T10">&lt;</text:span><text:span text:style-name="T12">calculador-posborrar<text:tab/><text:tab/><text:tab/></text:span><text:span text:style-name="T17">(3)</text:span></text:p>
      <text:p text:style-name="Código"><text:span text:style-name="T17"><text:tab/><text:tab/></text:span><text:span text:style-name="T14">clase</text:span><text:span text:style-name="T17">=</text:span><text:span text:style-name="T20">"org.openxava.test.calculadores.CalculadorPosborrarLineaFactura"</text:span><text:span text:style-name="T10">/&gt;</text:span></text:p>
      <text:p text:style-name="Código"><text:span text:style-name="T11">&lt;/</text:span><text:span text:style-name="T13">coleccion</text:span><text:span text:style-name="T11">&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135">La restricción de <text:span text:style-name="Código">minimo=”1”</text:span> hace que sea obligado que haya al menos una línea para que la factura sea válida.</text:p>
        </text:list-item>
        <text:list-item>
          <text:p text:style-name="P135">Con <text:span text:style-name="Código">orden</text:span> obligamos a que las <text:span text:style-name="Código">lineas</text:span> se devuelvan ordenadas por <text:span text:style-name="Código">tipoServicio</text:span>.</text:p>
        </text:list-item>
        <text:list-item>
          <text:p text:style-name="P135">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7">&lt;!-- Otros transportistas del mismo almacén --&gt;</text:span><text:span text:style-name="T17"><text:tab/></text:span></text:p>
      <text:p text:style-name="Código"><text:span text:style-name="T10">&lt;</text:span><text:span text:style-name="T12">coleccion </text:span><text:span text:style-name="T14">nombre</text:span><text:span text:style-name="T17">=</text:span><text:span text:style-name="T20">"compañeros"</text:span><text:span text:style-name="T10">&gt;</text:span><text:span text:style-name="T17"> <text:tab/><text:tab/><text:tab/></text:span></text:p>
      <text:p text:style-name="Código"><text:span text:style-name="T17"><text:tab/></text:span><text:span text:style-name="T10">&lt;</text:span><text:span text:style-name="T12">referencia </text:span><text:span text:style-name="T14">modelo</text:span><text:span text:style-name="T17">=</text:span><text:span text:style-name="T20">"Transportista"</text:span><text:span text:style-name="T10">/&gt;</text:span><text:span text:style-name="T17"><text:tab/><text:tab/><text:tab/></text:span></text:p>
      <text:p text:style-name="Código"><text:span text:style-name="T17"><text:tab/></text:span><text:span text:style-name="T10">&lt;</text:span><text:span text:style-name="T12">condicion</text:span><text:span text:style-name="T10">&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7"><text:tab/></text:span><text:span text:style-name="T10">&lt;/</text:span><text:span text:style-name="T12">condicion</text:span><text:span text:style-name="T10">&gt;</text:span></text:p>
      <text:p text:style-name="Código"><text:span text:style-name="T11">&lt;/</text:span><text:span text:style-name="T13">coleccion</text:span><text:span text:style-name="T11">&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7">&lt;!-- Lo mismo que 'compañeros' pero implementado con un calculador <text:s/>--&gt;</text:span><text:span text:style-name="T17"><text:tab/></text:span></text:p>
      <text:p text:style-name="Código"><text:span text:style-name="T10">&lt;</text:span><text:span text:style-name="T12">coleccion </text:span><text:span text:style-name="T14">nombre</text:span><text:span text:style-name="T17">=</text:span><text:span text:style-name="T20">"compañerosCalculados"</text:span><text:span text:style-name="T10">&gt;</text:span><text:span text:style-name="T17"> <text:tab/><text:tab/><text:tab/></text:span></text:p>
      <text:p text:style-name="Código"><text:span text:style-name="T17"><text:tab/></text:span><text:span text:style-name="T10">&lt;</text:span><text:span text:style-name="T12">referencia </text:span><text:span text:style-name="T14">modelo</text:span><text:span text:style-name="T17">=</text:span><text:span text:style-name="T20">"Transportista"</text:span><text:span text:style-name="T10">/&gt;</text:span><text:span text:style-name="T17"><text:tab/><text:tab/><text:tab/></text:span></text:p>
      <text:p text:style-name="Código"><text:span text:style-name="T17"><text:tab/></text:span><text:span text:style-name="T10">&lt;</text:span><text:span text:style-name="T12">calculador </text:span></text:p>
      <text:p text:style-name="Código"><text:span text:style-name="T12"><text:tab/><text:tab/></text:span><text:span text:style-name="T14">clase</text:span><text:span text:style-name="T17">=</text:span><text:span text:style-name="T20">"org.openxava.test.calculadores.CalculadorCompañerosTransportista"</text:span><text:span text:style-name="T10">/&gt;</text:span></text:p>
      <text:p text:style-name="Código"><text:span text:style-name="T10">&lt;/</text:span><text:span text:style-name="T12">coleccion</text:span><text:span text:style-name="T10">&gt;</text:span><text:span text:style-name="T17"><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0">&lt;</text:span><text:span text:style-name="T12">coleccion </text:span><text:span text:style-name="T14">nombre</text:span><text:span text:style-name="T17">=</text:span><text:span text:style-name="T20">"clientes"</text:span><text:span text:style-name="T10">&gt;</text:span><text:span text:style-name="T17"><text:tab/></text:span></text:p>
      <text:p text:style-name="Código"><text:span text:style-name="T17"><text:tab/></text:span><text:span text:style-name="T10">&lt;</text:span><text:span text:style-name="T12">referencia </text:span><text:span text:style-name="T14">modelo</text:span><text:span text:style-name="T17">=</text:span><text:span text:style-name="T20">"Cliente" </text:span><text:span text:style-name="T14">cometido-destino</text:span><text:span text:style-name="T17">=</text:span><text:span text:style-name="T20">"comercial"</text:span><text:span text:style-name="T10">/&gt;</text:span><text:span text:style-name="T17"><text:tab/><text:tab/><text:tab/></text:span></text:p>
      <text:p text:style-name="Código"><text:span text:style-name="T11">&lt;/</text:span><text:span text:style-name="T13">coleccion</text:span><text:span text:style-name="T11">&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404"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0">&lt;</text:span><text:span text:style-name="T12">metodo </text:span></text:p>
      <text:p text:style-name="Código"><text:span text:style-name="T12"><text:tab/></text:span><text:span text:style-name="T14">nombre</text:span><text:span text:style-name="T17">=</text:span><text:span text:style-name="T20">"nombre"<text:tab/><text:tab/><text:tab/></text:span><text:span text:style-name="T17">(1)</text:span></text:p>
      <text:p text:style-name="Código"><text:span text:style-name="T17"><text:tab/></text:span><text:span text:style-name="T14">tipo</text:span><text:span text:style-name="T17">=</text:span><text:span text:style-name="T20">"tipo"<text:tab/><text:tab/><text:tab/><text:tab/></text:span><text:span text:style-name="T17">(2)</text:span></text:p>
      <text:p text:style-name="Código"><text:span text:style-name="T17"><text:tab/></text:span><text:span text:style-name="T14">argumentos</text:span><text:span text:style-name="T17">=</text:span><text:span text:style-name="T20">"argumentos"<text:tab/><text:tab/></text:span><text:span text:style-name="T17">(3)</text:span></text:p>
      <text:p text:style-name="Código"><text:span text:style-name="T17"><text:tab/></text:span><text:span text:style-name="T14">excepciones</text:span><text:span text:style-name="T17">=</text:span><text:span text:style-name="T20">"excepciones"<text:tab/><text:tab/></text:span><text:span text:style-name="T17">(4)</text:span></text:p>
      <text:p text:style-name="P18">&gt;</text:p>
      <text:p text:style-name="Código"><text:span text:style-name="T10"><text:tab/>&lt;</text:span><text:span text:style-name="T12">calculador </text:span><text:span text:style-name="T17">... </text:span><text:span text:style-name="T10">/&gt;</text:span><text:span text:style-name="T17"><text:tab/><text:tab/><text:tab/>(5)</text:span></text:p>
      <text:p text:style-name="Código"><text:span text:style-name="T11">&lt;/</text:span><text:span text:style-name="T13">metodo</text:span><text:span text:style-name="T11">&gt;</text:span></text:p>
      <text:list text:style-name="L23">
        <text:list-item>
          <text:p text:style-name="P138"><text:span text:style-name="Código">nombre</text:span> (obligado): Es el nombre que tendrá el método en Java, por lo tanto ha de seguir la normativa para miembros Java, entre ellas empezar por minúscula.</text:p>
        </text:list-item>
        <text:list-item>
          <text:p text:style-name="P138"><text:span text:style-name="Código">tipo</text:span> (opcional, por defecto <text:span text:style-name="Código">void</text:span>): Corresponde a un tipo Java. Todos los tipos válidos como tipo de retorno de un método en Java son válidos aquí.</text:p>
        </text:list-item>
        <text:list-item>
          <text:p text:style-name="P138"><text:span text:style-name="Código">argumentos</text:span> (opcional): Lista de argumentos del método en formato Java.</text:p>
        </text:list-item>
        <text:list-item>
          <text:p text:style-name="P138"><text:span text:style-name="Código">excepciones</text:span> (opcional): Lista de excepciones que puede lanzar el método en formato Java.</text:p>
        </text:list-item>
        <text:list-item>
          <text:p text:style-name="P138"><text:span text:style-name="Código">calculador</text:span> (obligado): Implementa la lógica que ejecuta el método.</text:p>
        </text:list-item>
      </text:list>
      <text:p text:style-name="Text_20_body">Definir un método es sencillo:</text:p>
      <text:p text:style-name="Código"><text:span text:style-name="T10">&lt;</text:span><text:span text:style-name="T12">metodo </text:span><text:span text:style-name="T14">nombre</text:span><text:span text:style-name="T17">=</text:span><text:span text:style-name="T20">"incrementarPrecio"</text:span><text:span text:style-name="T10">&gt;</text:span></text:p>
      <text:p text:style-name="Código"><text:span text:style-name="T17"><text:tab/></text:span><text:span text:style-name="T10">&lt;</text:span><text:span text:style-name="T12">calculador </text:span><text:span text:style-name="T14">clase</text:span><text:span text:style-name="T17">=</text:span><text:span text:style-name="T20">"org.openxava.test.calculadores.CalculadorIncrementarPrecio"</text:span><text:span text:style-name="T10">/&gt;</text:span></text:p>
      <text:p text:style-name="Código"><text:span text:style-name="T11">&lt;/</text:span><text:span text:style-name="T13">metodo</text:span><text:span text:style-name="T11">&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143">Un calculador para un método tiene autoridad moral para cambiar el estado del objeto.</text:p>
        </text:list-item>
        <text:list-item>
          <text:p text:style-name="P143">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0">&lt;</text:span><text:span text:style-name="T12">metodo </text:span><text:span text:style-name="T14">nombre</text:span><text:span text:style-name="T17">=</text:span><text:span text:style-name="T20">"getPrecio" </text:span><text:span text:style-name="T14">tipo</text:span><text:span text:style-name="T17">=</text:span><text:span text:style-name="T20">"BigDecimal"</text:span></text:p>
      <text:p text:style-name="Código"><text:span text:style-name="T20"><text:tab/></text:span><text:span text:style-name="T14">argumentos</text:span><text:span text:style-name="T17">=</text:span><text:span text:style-name="T20">"String pais, BigDecimal tarifa"</text:span></text:p>
      <text:p text:style-name="Código"><text:span text:style-name="T20"><text:tab/></text:span><text:span text:style-name="T14">excepciones</text:span><text:span text:style-name="T17">=</text:span><text:span text:style-name="T20">"ProductoException, PrecioException"</text:span><text:span text:style-name="T10">&gt;</text:span></text:p>
      <text:p text:style-name="Código"><text:span text:style-name="T17"><text:tab/></text:span><text:span text:style-name="T10">&lt;</text:span><text:span text:style-name="T12">calculador </text:span><text:span text:style-name="T14">clase</text:span><text:span text:style-name="T17">=</text:span><text:span text:style-name="T20">"org.openxava.test.calculadores.CalculadorPrecioExportacion"</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euros" </text:span><text:span text:style-name="T14">desde</text:span><text:span text:style-name="T17">=</text:span><text:span text:style-name="T20">"precioUnitario"</text:span><text:span text:style-name="T10">/&gt;</text:span></text:p>
      <text:p text:style-name="Código"><text:span text:style-name="T17"><text:tab/></text:span><text:span text:style-name="T10">&lt;/</text:span><text:span text:style-name="T12">calculador</text:span><text:span text:style-name="T10">&gt;</text:span><text:span text:style-name="T17"><text:tab/><text:tab/></text:span></text:p>
      <text:p text:style-name="Código"><text:span text:style-name="T11">&lt;/</text:span><text:span text:style-name="T13">metodo</text:span><text:span text:style-name="T11">&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404"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4">finder</text:span> del <text:span text:style-name="T4">home</text:span>.</text:p>
      <text:p text:style-name="Text_20_body">La sintaxis para definir buscadores es:</text:p>
      <text:p text:style-name="Código"><text:span text:style-name="T10">&lt;</text:span><text:span text:style-name="T12">buscador </text:span></text:p>
      <text:p text:style-name="Código"><text:span text:style-name="T12"><text:tab/></text:span><text:span text:style-name="T14">nombre</text:span><text:span text:style-name="T17">=</text:span><text:span text:style-name="T20">"nombre" <text:tab/><text:tab/><text:tab/></text:span><text:span text:style-name="T17">(1)</text:span></text:p>
      <text:p text:style-name="Código"><text:span text:style-name="T17"><text:tab/></text:span><text:span text:style-name="T14">argumentos</text:span><text:span text:style-name="T17">=</text:span><text:span text:style-name="T20">"argumentos"<text:tab/><text:tab/></text:span><text:span text:style-name="T17">(2)</text:span></text:p>
      <text:p text:style-name="Código"><text:span text:style-name="T17"><text:tab/></text:span><text:span text:style-name="T14">coleccion</text:span><text:span text:style-name="T17">=</text:span><text:span text:style-name="T20">"(true|false)"<text:tab/><text:tab/></text:span><text:span text:style-name="T17">(3)</text:span></text:p>
      <text:p text:style-name="P18">&gt;</text:p>
      <text:p text:style-name="Código"><text:span text:style-name="T10"><text:tab/>&lt;</text:span><text:span text:style-name="T12">condicion </text:span><text:span text:style-name="T17">... </text:span><text:span text:style-name="T10">/&gt;</text:span><text:span text:style-name="T17"><text:tab/><text:tab/><text:tab/>(4)</text:span></text:p>
      <text:p text:style-name="Código"><text:span text:style-name="T17"><text:tab/></text:span><text:span text:style-name="T10">&lt;</text:span><text:span text:style-name="T12">orden </text:span><text:span text:style-name="T17">... </text:span><text:span text:style-name="T10">/&gt;</text:span><text:span text:style-name="T17"><text:tab/><text:tab/><text:tab/>(5)</text:span></text:p>
      <text:p text:style-name="Código"><text:span text:style-name="T11">&lt;/</text:span><text:span text:style-name="T13">buscador</text:span><text:span text:style-name="T11">&gt;</text:span></text:p>
      <text:p text:style-name="P8"/>
      <text:list text:style-name="L25">
        <text:list-item>
          <text:p text:style-name="P145"><text:span text:style-name="Código">nombre</text:span> (obligado): Es el nombre que tendrá el método <text:span text:style-name="T4">finder</text:span> en Java, por lo tanto ha de seguir la normativa para miembros Java, entre ellas empezar por minúscula.</text:p>
        </text:list-item>
        <text:list-item>
          <text:p text:style-name="P145"><text:span text:style-name="Código">argumentos</text:span> (obligado): Lista de argumentos del método en formato Java. Lo más aconsejable es usar tipos de datos simples.</text:p>
        </text:list-item>
        <text:list-item>
          <text:p text:style-name="P145"><text:span text:style-name="Código">coleccion</text:span> (opcional, por defecto <text:span text:style-name="Código">false</text:span>): Indica si el resultado va a ser un solo objeto o una colección.</text:p>
        </text:list-item>
        <text:list-item>
          <text:p text:style-name="P145"><text:span text:style-name="Código">condicion</text:span> (opcional): Una condición con sintaxis SQL/EJBQL en la que podemos usar los nombres de las propiedades entre <text:span text:style-name="Código">${}</text:span>.</text:p>
        </text:list-item>
        <text:list-item>
          <text:p text:style-name="P145"><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0">&lt;</text:span><text:span text:style-name="T12">buscador </text:span><text:span text:style-name="T14">nombre</text:span><text:span text:style-name="T17">=</text:span><text:span text:style-name="T20">"byCodigo" </text:span><text:span text:style-name="T14">argumentos</text:span><text:span text:style-name="T17">=</text:span><text:span text:style-name="T20">"int codigo"</text:span><text:span text:style-name="T10">&gt;</text:span></text:p>
      <text:p text:style-name="Código"><text:span text:style-name="T17"><text:tab/></text:span><text:span text:style-name="T10">&lt;</text:span><text:span text:style-name="T12">condicion</text:span><text:span text:style-name="T10">&gt;</text:span><text:span text:style-name="T17">${codigo} = {0}</text:span><text:span text:style-name="T10">&lt;/</text:span><text:span text:style-name="T12">condicion</text:span><text:span text:style-name="T10">&gt;</text:span></text:p>
      <text:p text:style-name="Código"><text:span text:style-name="T10">&lt;/</text:span><text:span text:style-name="T12">buscador</text:span><text:span text:style-name="T10">&gt;</text:span><text:span text:style-name="T17"><text:tab/><text:tab/></text:span></text:p>
      <text:p text:style-name="Código"><text:tab/><text:tab/><text:tab/><text:tab/></text:p>
      <text:p text:style-name="Código"><text:span text:style-name="T10">&lt;</text:span><text:span text:style-name="T12">buscador </text:span><text:span text:style-name="T14">nombre</text:span><text:span text:style-name="T17">=</text:span><text:span text:style-name="T20">"byNombreLike" </text:span><text:span text:style-name="T14">argumentos</text:span><text:span text:style-name="T17">=</text:span><text:span text:style-name="T20">"String nombre" </text:span><text:span text:style-name="T14">coleccion</text:span><text:span text:style-name="T17">=</text:span><text:span text:style-name="T20">"true"</text:span><text:span text:style-name="T10">&gt;</text:span></text:p>
      <text:p text:style-name="Código"><text:span text:style-name="T17"><text:tab/></text:span><text:span text:style-name="T10">&lt;</text:span><text:span text:style-name="T12">condicion</text:span><text:span text:style-name="T10">&gt;</text:span><text:span text:style-name="T17">${nombre} like {0}</text:span><text:span text:style-name="T10">&lt;/</text:span><text:span text:style-name="T12">condicion</text:span><text:span text:style-name="T10">&gt;</text:span></text:p>
      <text:p text:style-name="Código"><text:span text:style-name="T17"><text:tab/></text:span><text:span text:style-name="T10">&lt;</text:span><text:span text:style-name="T12">orden</text:span><text:span text:style-name="T10">&gt;</text:span><text:span text:style-name="T17">${nombre} desc</text:span><text:span text:style-name="T10">&lt;/</text:span><text:span text:style-name="T12">orden</text:span><text:span text:style-name="T10">&gt;</text:span></text:p>
      <text:p text:style-name="Código"><text:span text:style-name="T10">&lt;/</text:span><text:span text:style-name="T12">buscador</text:span><text:span text:style-name="T10">&gt;</text:span></text:p>
      <text:p text:style-name="Código"><text:tab/><text:tab/></text:p>
      <text:p text:style-name="Código"><text:span text:style-name="T10">&lt;</text:span><text:span text:style-name="T12">buscador </text:span></text:p>
      <text:p text:style-name="Código"><text:span text:style-name="T12"><text:tab/></text:span><text:span text:style-name="T14">nombre</text:span><text:span text:style-name="T17">=</text:span><text:span text:style-name="T20">"byNombreLikeYRelacionConComercial"</text:span></text:p>
      <text:p text:style-name="Código"><text:span text:style-name="T20"><text:tab/></text:span><text:span text:style-name="T14">argumentos</text:span><text:span text:style-name="T17">=</text:span><text:span text:style-name="T20">"String nombre, String relacionConComercial" </text:span></text:p>
      <text:p text:style-name="Código"><text:span text:style-name="T20"><text:tab/></text:span><text:span text:style-name="T14">coleccion</text:span><text:span text:style-name="T17">=</text:span><text:span text:style-name="T20">"true"</text:span><text:span text:style-name="T10">&gt;</text:span></text:p>
      <text:p text:style-name="Código"><text:span text:style-name="T17"><text:tab/></text:span><text:span text:style-name="T10">&lt;</text:span><text:span text:style-name="T12">condicion</text:span><text:span text:style-name="T10">&gt;</text:span><text:span text:style-name="T17">${nombre} like {0} and ${relacionConComercial} = {1}</text:span><text:span text:style-name="T10">&lt;/</text:span><text:span text:style-name="T12">condicion</text:span><text:span text:style-name="T10">&gt;</text:span></text:p>
      <text:p text:style-name="Código"><text:span text:style-name="T17"><text:tab/></text:span><text:span text:style-name="T10">&lt;</text:span><text:span text:style-name="T12">orden</text:span><text:span text:style-name="T10">&gt;</text:span><text:span text:style-name="T17">${nombre} desc</text:span><text:span text:style-name="T10">&lt;/</text:span><text:span text:style-name="T12">orden</text:span><text:span text:style-name="T10">&gt;</text:span></text:p>
      <text:p text:style-name="Código"><text:span text:style-name="T10">&lt;/</text:span><text:span text:style-name="T12">buscador</text:span><text:span text:style-name="T10">&gt;</text:span></text:p>
      <text:p text:style-name="Código"><text:tab/><text:tab/></text:p>
      <text:p text:style-name="Código"><text:span text:style-name="T10">&lt;</text:span><text:span text:style-name="T12">buscador </text:span><text:span text:style-name="T14">nombre</text:span><text:span text:style-name="T17">=</text:span><text:span text:style-name="T20">"normales" </text:span><text:span text:style-name="T14">argumentos</text:span><text:span text:style-name="T17">=</text:span><text:span text:style-name="T20">"" </text:span><text:span text:style-name="T14">coleccion</text:span><text:span text:style-name="T17">=</text:span><text:span text:style-name="T20">"true"</text:span><text:span text:style-name="T10">&gt;</text:span></text:p>
      <text:p text:style-name="Código"><text:span text:style-name="T17"><text:tab/></text:span><text:span text:style-name="T10">&lt;</text:span><text:span text:style-name="T12">condicion</text:span><text:span text:style-name="T10">&gt;</text:span><text:span text:style-name="T17">${tipo} = 1</text:span><text:span text:style-name="T10">&lt;/</text:span><text:span text:style-name="T12">condicion</text:span><text:span text:style-name="T10">&gt;</text:span></text:p>
      <text:p text:style-name="Código"><text:span text:style-name="T10">&lt;/</text:span><text:span text:style-name="T12">buscador</text:span><text:span text:style-name="T10">&gt;</text:span></text:p>
      <text:p text:style-name="Código"><text:tab/><text:tab/><text:tab/><text:tab/><text:tab/><text:tab/></text:p>
      <text:p text:style-name="Código"><text:span text:style-name="T10">&lt;</text:span><text:span text:style-name="T12">buscador </text:span><text:span text:style-name="T14">nombre</text:span><text:span text:style-name="T17">=</text:span><text:span text:style-name="T20">"fijos" </text:span><text:span text:style-name="T14">argumentos</text:span><text:span text:style-name="T17">=</text:span><text:span text:style-name="T20">"" </text:span><text:span text:style-name="T14">coleccion</text:span><text:span text:style-name="T17">=</text:span><text:span text:style-name="T20">"true"</text:span><text:span text:style-name="T10">&gt;</text:span></text:p>
      <text:p text:style-name="Código"><text:span text:style-name="T17"><text:tab/></text:span><text:span text:style-name="T10">&lt;</text:span><text:span text:style-name="T12">condicion</text:span><text:span text:style-name="T10">&gt;</text:span><text:span text:style-name="T17">${tipo} = 2</text:span><text:span text:style-name="T10">&lt;/</text:span><text:span text:style-name="T12">condicion</text:span><text:span text:style-name="T10">&gt;</text:span></text:p>
      <text:p text:style-name="Código"><text:span text:style-name="T10">&lt;/</text:span><text:span text:style-name="T12">buscador</text:span><text:span text:style-name="T10">&gt;</text:span></text:p>
      <text:p text:style-name="Código"><text:tab/><text:tab/></text:p>
      <text:p text:style-name="Código"><text:span text:style-name="T11">&lt;</text:span><text:span text:style-name="T13">buscador </text:span><text:span text:style-name="T15">nombre</text:span><text:span text:style-name="T18">=</text:span><text:span text:style-name="T21">"todos" </text:span><text:span text:style-name="T15">argumentos</text:span><text:span text:style-name="T18">=</text:span><text:span text:style-name="T21">"" </text:span><text:span text:style-name="T15">coleccion</text:span><text:span text:style-name="T18">=</text:span><text:span text:style-name="T21">"true"</text:span><text:span text:style-name="T11">/&gt;</text:span></text:p>
      <text:p text:style-name="Text_20_body">Esto genera un conjunto de métodos <text:span text:style-name="T4">finders</text:span> disponibles desde la clase POJO y el <text:span text:style-name="T4">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404"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10">&lt;</text:span><text:span text:style-name="T12">calculador-poscrear </text:span></text:p>
      <text:p text:style-name="Código"><text:span text:style-name="T12"><text:tab/></text:span><text:span text:style-name="T14">clase</text:span><text:span text:style-name="T17">=</text:span><text:span text:style-name="T20">"clase"</text:span><text:span text:style-name="T10">&gt;</text:span><text:span text:style-name="T17"><text:tab/><text:tab/>(1)</text:span></text:p>
      <text:p text:style-name="Código"><text:span text:style-name="T17"><text:tab/></text:span><text:span text:style-name="T10">&lt;</text:span><text:span text:style-name="T12">poner </text:span><text:span text:style-name="T17">... </text:span><text:span text:style-name="T10">/&gt;</text:span><text:span text:style-name="T17"> ...<text:tab/><text:tab/>(2)</text:span></text:p>
      <text:p text:style-name="Código"><text:span text:style-name="T11">&lt;/</text:span><text:span text:style-name="T13">calculador-poscrear</text:span><text:span text:style-name="T11">&gt;</text:span></text:p>
      <text:list text:style-name="L26">
        <text:list-item>
          <text:p text:style-name="P150"><text:span text:style-name="Código">clase</text:span> (obligado): Clase del calculador. Un calculador que implemente <text:span text:style-name="Código">ICalculator</text:span> u alguno de sus derivados.</text:p>
        </text:list-item>
        <text:list-item>
          <text:p text:style-name="P150"><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2">calculador-poscrear <text:tab/><text:tab/><text:tab/><text:tab/><text:tab/></text:span></text:p>
      <text:p text:style-name="Código"><text:span text:style-name="T12"><text:tab/></text:span><text:span text:style-name="T14">clase</text:span><text:span text:style-name="T17">=</text:span><text:span text:style-name="T20">"org.openxava.test.calculadores.CalculadorPoscrearTipoAlbaran"</text:span><text:span text:style-name="T10">&gt;</text:span><text:span text:style-name="T17"><text:tab/><text:tab/></text:span></text:p>
      <text:p text:style-name="Código"><text:span text:style-name="T17"><text:tab/></text:span><text:span text:style-name="T10">&lt;</text:span><text:span text:style-name="T12">poner </text:span><text:span text:style-name="T14">propiedad</text:span><text:span text:style-name="T17">=</text:span><text:span text:style-name="T20">"sufijo" </text:span><text:span text:style-name="T14">valor</text:span><text:span text:style-name="T17">=</text:span><text:span text:style-name="T20">"CREADO"</text:span><text:span text:style-name="T10">/&gt;</text:span></text:p>
      <text:p text:style-name="Código"><text:span text:style-name="T11">&lt;/</text:span><text:span text:style-name="T13">calculador-poscrear</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404"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0">&lt;</text:span><text:span text:style-name="T12">calculador-posmodificar </text:span></text:p>
      <text:p text:style-name="Código"><text:span text:style-name="T12"><text:tab/></text:span><text:span text:style-name="T14">clase</text:span><text:span text:style-name="T17">=</text:span><text:span text:style-name="T20">"clase"</text:span><text:span text:style-name="T10">&gt;</text:span><text:span text:style-name="T17"><text:tab/><text:tab/>(1)</text:span></text:p>
      <text:p text:style-name="Código"><text:span text:style-name="T17"><text:tab/></text:span><text:span text:style-name="T10">&lt;</text:span><text:span text:style-name="T12">poner </text:span><text:span text:style-name="T17">... </text:span><text:span text:style-name="T10">/&gt;</text:span><text:span text:style-name="T17"> ...<text:tab/><text:tab/>(2)</text:span></text:p>
      <text:p text:style-name="Código"><text:span text:style-name="T11">&lt;/</text:span><text:span text:style-name="T13">calculador-posmodificar</text:span><text:span text:style-name="T11">&gt;</text:span></text:p>
      <text:list text:style-name="L26" text:continue-numbering="true">
        <text:list-item>
          <text:p text:style-name="P150"><text:span text:style-name="Código">clase</text:span> (obligado): Clase del calculador. Un calculador que implemente <text:span text:style-name="Código">ICalculator</text:span> u alguno de sus derivados.</text:p>
        </text:list-item>
        <text:list-item>
          <text:p text:style-name="P150"><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2">calculador-posmodificar</text:span></text:p>
      <text:p text:style-name="Código"><text:span text:style-name="T12"><text:tab/></text:span><text:span text:style-name="T14">clase</text:span><text:span text:style-name="T17">=</text:span><text:span text:style-name="T20">"org.openxava.test.calculators.CalculadorPosmodificarTipoAlbaran"</text:span><text:span text:style-name="T10">/&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404"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404"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0">&lt;</text:span><text:span text:style-name="T12">validador </text:span></text:p>
      <text:p text:style-name="Código"><text:span text:style-name="T12"><text:tab/></text:span><text:span text:style-name="T14">clase</text:span><text:span text:style-name="T17">=</text:span><text:span text:style-name="T20">"validador" <text:tab/><text:tab/><text:tab/></text:span><text:span text:style-name="T17">(1)</text:span></text:p>
      <text:p text:style-name="Código"><text:span text:style-name="T17"><text:tab/></text:span><text:span text:style-name="T14">nombre</text:span><text:span text:style-name="T17">=</text:span><text:span text:style-name="T20">"nombre"<text:tab/><text:tab/><text:tab/></text:span><text:span text:style-name="T17">(2)</text:span></text:p>
      <text:p text:style-name="Código"><text:span text:style-name="T17"><text:tab/></text:span><text:span text:style-name="T14">solo-al-crear</text:span><text:span text:style-name="T17">=</text:span><text:span text:style-name="T20">"true|false"<text:tab/></text:span><text:span text:style-name="T17">(3)</text:span></text:p>
      <text:p text:style-name="P18">&gt;</text:p>
      <text:p text:style-name="Código"><text:span text:style-name="T10"><text:tab/>&lt;</text:span><text:span text:style-name="T12">poner </text:span><text:span text:style-name="T17">... </text:span><text:span text:style-name="T10">/&gt;</text:span><text:span text:style-name="T17"> ...<text:tab/><text:tab/><text:tab/>(4)</text:span></text:p>
      <text:p text:style-name="Código"><text:span text:style-name="T11">&lt;/</text:span><text:span text:style-name="T13">validador</text:span><text:span text:style-name="T11">&gt;</text:span></text:p>
      <text:list text:style-name="L27">
        <text:list-item>
          <text:p text:style-name="P154"><text:span text:style-name="Código">clase</text:span> (opcional, obligada si no se especifica nombre): Clase que implementa la validación. Ha de ser del tipo <text:span text:style-name="Código">IValidator</text:span>.</text:p>
        </text:list-item>
        <text:list-item>
          <text:p text:style-name="P154"><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54"><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154"><text:span text:style-name="Código">poner</text:span> (varios, opcional): Para establecer valor a las propiedades del validador antes de ejecutarse.</text:p>
        </text:list-item>
      </text:list>
      <text:p text:style-name="Text_20_body">Un ejemplo:</text:p>
      <text:p text:style-name="Código"><text:span text:style-name="T10">&lt;</text:span><text:span text:style-name="T12">validador </text:span><text:span text:style-name="T14">clase</text:span><text:span text:style-name="T17">=</text:span><text:span text:style-name="T20">"org.openxava.test.validadores.ValidadorProductoBarato"</text:span><text:span text:style-name="T10">&gt;</text:span></text:p>
      <text:p text:style-name="Código"><text:span text:style-name="T17"><text:tab/></text:span><text:span text:style-name="T10">&lt;</text:span><text:span text:style-name="T12">poner </text:span><text:span text:style-name="T14">propiedad</text:span><text:span text:style-name="T17">=</text:span><text:span text:style-name="T20">"limite" </text:span><text:span text:style-name="T14">valor</text:span><text:span text:style-name="T17">=</text:span><text:span text:style-name="T20">"100"</text:span><text:span text:style-name="T10">/&gt;</text:span></text:p>
      <text:p text:style-name="Código"><text:span text:style-name="T17"><text:tab/></text:span><text:span text:style-name="T10">&lt;</text:span><text:span text:style-name="T12">poner </text:span><text:span text:style-name="T14">propiedad</text:span><text:span text:style-name="T17">=</text:span><text:span text:style-name="T20">"descripcion"</text:span><text:span text:style-name="T10">/&gt;</text:span></text:p>
      <text:p text:style-name="Código"><text:span text:style-name="T17"><text:tab/></text:span><text:span text:style-name="T10">&lt;</text:span><text:span text:style-name="T12">poner </text:span><text:span text:style-name="T14">propiedad</text:span><text:span text:style-name="T17">=</text:span><text:span text:style-name="T20">"precioUnitario"</text:span><text:span text:style-name="T10">/&gt;</text:span></text:p>
      <text:p text:style-name="Código"><text:span text:style-name="T11">&lt;/</text:span><text:span text:style-name="T13">validador</text:span><text:span text:style-name="T11">&gt;</text:span><text:span text:style-name="T18"><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404"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0">&lt;</text:span><text:span text:style-name="T12">validador-borrar<text:tab/><text:tab/><text:tab/></text:span></text:p>
      <text:p text:style-name="Código"><text:span text:style-name="T12"><text:tab/></text:span><text:span text:style-name="T14">clase</text:span><text:span text:style-name="T17">=</text:span><text:span text:style-name="T20">"validador"<text:tab/><text:tab/></text:span><text:span text:style-name="T17">(1)</text:span></text:p>
      <text:p text:style-name="Código"><text:span text:style-name="T17"><text:tab/></text:span><text:span text:style-name="T14">nombre</text:span><text:span text:style-name="T17">=</text:span><text:span text:style-name="T20">"nombre"<text:tab/><text:tab/></text:span><text:span text:style-name="T17">(2)</text:span></text:p>
      <text:p text:style-name="P18">&gt;</text:p>
      <text:p text:style-name="Código"><text:span text:style-name="T10"><text:tab/>&lt;</text:span><text:span text:style-name="T12">poner </text:span><text:span text:style-name="T17">... </text:span><text:span text:style-name="T10">/&gt;</text:span><text:span text:style-name="T17"> ...<text:tab/><text:tab/>(3)</text:span></text:p>
      <text:p text:style-name="Código"><text:span text:style-name="T11">&lt;/</text:span><text:span text:style-name="T13">validador-borrar</text:span><text:span text:style-name="T11">&gt;</text:span></text:p>
      <text:list text:style-name="L28">
        <text:list-item>
          <text:p text:style-name="P158"><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158"><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58"><text:span text:style-name="Código">poner</text:span> (varios, opcional): Para establecer valor a las propiedades del calculador antes de ejecutarse.</text:p>
        </text:list-item>
      </text:list>
      <text:p text:style-name="Text_20_body">Un ejemplo puede ser:</text:p>
      <text:p text:style-name="Código"><text:span text:style-name="T10">&lt;</text:span><text:span text:style-name="T12">validador-borrar</text:span></text:p>
      <text:p text:style-name="Código"><text:span text:style-name="T13"><text:tab/></text:span><text:span text:style-name="T15">clase</text:span><text:span text:style-name="T18">=</text:span><text:span text:style-name="T21">"org.openxava.test.validadores.ValidadorBorrarTipoAlbaran"</text:span><text:span text:style-name="T11">/&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404" text:outline-level="2">Agregado</text:h>
            </text:list-item>
          </text:list>
        </text:list-item>
      </text:list>
      <text:p text:style-name="Standard">La sintaxis de un agregado es como sigue:<text:span text:style-name="T18"><text:tab/></text:span></text:p>
      <text:p text:style-name="Código"><text:span text:style-name="T10">&lt;</text:span><text:span text:style-name="T12">agregado </text:span><text:span text:style-name="T14">nombre</text:span><text:span text:style-name="T17">=</text:span><text:span text:style-name="T20">"agregado"</text:span><text:span text:style-name="T10">&gt;</text:span><text:span text:style-name="T17"><text:tab/><text:tab/>(1)</text:span></text:p>
      <text:p text:style-name="Código"><text:span text:style-name="T17"><text:tab/></text:span><text:span text:style-name="T10">&lt;</text:span><text:span text:style-name="T12">bean </text:span><text:span text:style-name="T14">clase</text:span><text:span text:style-name="T17">=</text:span><text:span text:style-name="T20">"claseBean"</text:span><text:span text:style-name="T10">/&gt;</text:span><text:span text:style-name="T17"><text:tab/><text:tab/>(2)</text:span></text:p>
      <text:p text:style-name="Código"><text:span text:style-name="T17"><text:tab/></text:span><text:span text:style-name="T10">&lt;</text:span><text:span text:style-name="T12">ejb </text:span><text:span text:style-name="T17">... </text:span><text:span text:style-name="T10">/&gt;</text:span><text:span text:style-name="T17"><text:tab/><text:tab/><text:tab/><text:tab/>(3)<text:tab/> </text:span></text:p>
      <text:p text:style-name="Código"><text:span text:style-name="T17"><text:tab/></text:span><text:span text:style-name="T10">&lt;</text:span><text:span text:style-name="T12">implementa </text:span><text:span text:style-name="T17">...</text:span><text:span text:style-name="T10">/&gt;</text:span><text:span text:style-name="T17"> <text:tab/><text:tab/><text:tab/> <text:tab/> </text:span></text:p>
      <text:p text:style-name="Código"><text:span text:style-name="T17"><text:tab/></text:span><text:span text:style-name="T10">&lt;</text:span><text:span text:style-name="T12">propiedad </text:span><text:span text:style-name="T17">...</text:span><text:span text:style-name="T10">/&gt;</text:span><text:span text:style-name="T17"> ...<text:tab/></text:span></text:p>
      <text:p text:style-name="Código"><text:span text:style-name="T17"><text:tab/></text:span><text:span text:style-name="T10">&lt;</text:span><text:span text:style-name="T12">referencia </text:span><text:span text:style-name="T17">...</text:span><text:span text:style-name="T10">/&gt;</text:span><text:span text:style-name="T17"> ...<text:tab/><text:tab/> <text:tab/> </text:span></text:p>
      <text:p text:style-name="Código"><text:span text:style-name="T17"><text:tab/></text:span><text:span text:style-name="T10">&lt;</text:span><text:span text:style-name="T12">coleccion </text:span><text:span text:style-name="T17">...</text:span><text:span text:style-name="T10">/&gt;</text:span><text:span text:style-name="T17"> ...<text:tab/><text:tab/> <text:tab/> </text:span></text:p>
      <text:p text:style-name="Código"><text:span text:style-name="T17"><text:tab/></text:span><text:span text:style-name="T10">&lt;</text:span><text:span text:style-name="T12">metodo </text:span><text:span text:style-name="T17">...</text:span><text:span text:style-name="T10">/&gt;</text:span><text:span text:style-name="T17"> ...<text:tab/><text:tab/><text:tab/> <text:tab/> </text:span></text:p>
      <text:p text:style-name="Código"><text:span text:style-name="T17"><text:tab/></text:span><text:span text:style-name="T10">&lt;</text:span><text:span text:style-name="T12">buscador </text:span><text:span text:style-name="T17">...</text:span><text:span text:style-name="T10">/&gt;</text:span><text:span text:style-name="T17"> ...<text:tab/><text:tab/><text:tab/> <text:tab/> </text:span></text:p>
      <text:p text:style-name="Código"><text:span text:style-name="T17"><text:tab/></text:span><text:span text:style-name="T10">&lt;</text:span><text:span text:style-name="T12">calculador-poscrear </text:span><text:span text:style-name="T17">...</text:span><text:span text:style-name="T10">/&gt;</text:span><text:span text:style-name="T17"> ...<text:tab/> <text:tab/> </text:span></text:p>
      <text:p text:style-name="Código"><text:span text:style-name="T17"><text:tab/></text:span><text:span text:style-name="T10">&lt;</text:span><text:span text:style-name="T12">calculador-posmodificar </text:span><text:span text:style-name="T17">...</text:span><text:span text:style-name="T10">/&gt;</text:span><text:span text:style-name="T17"> ...<text:tab/> </text:span></text:p>
      <text:p text:style-name="Código"><text:span text:style-name="T17"><text:tab/></text:span><text:span text:style-name="T10">&lt;</text:span><text:span text:style-name="T12">validador </text:span><text:span text:style-name="T17">...</text:span><text:span text:style-name="T10">/&gt;</text:span><text:span text:style-name="T17"> ...<text:tab/><text:tab/> <text:tab/></text:span></text:p>
      <text:p text:style-name="Código"><text:span text:style-name="T17"><text:tab/></text:span><text:span text:style-name="T10">&lt;</text:span><text:span text:style-name="T12">validador-borrar </text:span><text:span text:style-name="T17">...</text:span><text:span text:style-name="T10">/&gt;</text:span><text:span text:style-name="T17"> ...<text:tab/><text:tab/></text:span></text:p>
      <text:p text:style-name="Código"><text:span text:style-name="T11">&lt;/</text:span><text:span text:style-name="T13">agregado</text:span><text:span text:style-name="T11">&gt;</text:span><text:span text:style-name="T18"><text:tab/></text:span></text:p>
      <text:list text:style-name="L29">
        <text:list-item>
          <text:p text:style-name="P161"><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161"><text:span text:style-name="Código">bean</text:span> (uno, opcional): Permite especificar una clase escrita por nosotros para implementar el agregado. La clase ha de ser un JavaBean, es decir una clase de Java normal y corriente con <text:span text:style-name="T4">getters</text:span> y <text:span text:style-name="T4">setters</text:span> para las propiedades. Normalmente no se suele usar ya que es mucho mejor que OpenXava genere el código por nosotros.</text:p>
        </text:list-item>
        <text:list-item>
          <text:p text:style-name="P161"><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491"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23"><text:span text:style-name="T10">&lt;</text:span><text:span text:style-name="T12">referencia </text:span><text:span text:style-name="T14">nombre</text:span><text:span text:style-name="T17">=</text:span><text:span text:style-name="T20">"direccion" </text:span><text:span text:style-name="T14">modelo</text:span><text:span text:style-name="T17">=</text:span><text:span text:style-name="T20">"Direccion" </text:span><text:span text:style-name="T14">requerido</text:span><text:span text:style-name="T17">=</text:span><text:span text:style-name="T20">"true"</text:span><text:span text:style-name="T10">/&gt;</text:span></text:p>
      <text:p text:style-name="Text_20_body">Y a nivel de componente definiremos el agregado.</text:p>
      <text:p text:style-name="Código"><text:span text:style-name="T10">&lt;</text:span><text:span text:style-name="T12">agregado </text:span><text:span text:style-name="T14">nombre</text:span><text:span text:style-name="T17">=</text:span><text:span text:style-name="T20">"Direccion"</text:span><text:span text:style-name="T10">&gt;</text:span><text:span text:style-name="T17"><text:tab/><text:tab/></text:span></text:p>
      <text:p text:style-name="Código"><text:span text:style-name="T17"><text:tab/></text:span><text:span text:style-name="T10">&lt;</text:span><text:span text:style-name="T12">implementa </text:span><text:span text:style-name="T14">interfaz</text:span><text:span text:style-name="T17">=</text:span><text:span text:style-name="T20">"org.openxava.test.ejb.IConMunicipio"</text:span><text:span text:style-name="T10">/&gt;</text:span><text:span text:style-name="T17"><text:tab/><text:tab/>(1)<text:tab/></text:span></text:p>
      <text:p text:style-name="Código"><text:span text:style-name="T17"><text:tab/></text:span><text:span text:style-name="T10">&lt;</text:span><text:span text:style-name="T12">propiedad </text:span><text:span text:style-name="T14">nombre</text:span><text:span text:style-name="T17">=</text:span><text:span text:style-name="T20">"calle" </text:span><text:span text:style-name="T14">tipo</text:span><text:span text:style-name="T17">=</text:span><text:span text:style-name="T20">"String" </text:span><text:span text:style-name="T14">longitud</text:span><text:span text:style-name="T17">=</text:span><text:span text:style-name="T20">"30" </text:span><text:span text:style-name="T14">requerido</text:span><text:span text:style-name="T17">=</text:span><text:span text:style-name="T20">"true"</text:span><text:span text:style-name="T10">/&gt;</text:span><text:span text:style-name="T17"> <text:tab/></text:span></text:p>
      <text:p text:style-name="Código"><text:span text:style-name="T17"><text:tab/></text:span><text:span text:style-name="T10">&lt;</text:span><text:span text:style-name="T12">propiedad </text:span><text:span text:style-name="T14">nombre</text:span><text:span text:style-name="T17">=</text:span><text:span text:style-name="T20">"codigoPostal" </text:span><text:span text:style-name="T14">tipo</text:span><text:span text:style-name="T17">=</text:span><text:span text:style-name="T20">"int" </text:span><text:span text:style-name="T14">longitud</text:span><text:span text:style-name="T17">=</text:span><text:span text:style-name="T20">"5" </text:span><text:span text:style-name="T14">requerido</text:span><text:span text:style-name="T17">=</text:span><text:span text:style-name="T20">"true"</text:span><text:span text:style-name="T10">/&gt;</text:span><text:span text:style-name="T17"> <text:s/></text:span></text:p>
      <text:p text:style-name="Código"><text:span text:style-name="T17"><text:tab/></text:span><text:span text:style-name="T10">&lt;</text:span><text:span text:style-name="T12">propiedad </text:span><text:span text:style-name="T14">nombre</text:span><text:span text:style-name="T17">=</text:span><text:span text:style-name="T20">"municipio" </text:span><text:span text:style-name="T14">tipo</text:span><text:span text:style-name="T17">=</text:span><text:span text:style-name="T20">"String" </text:span><text:span text:style-name="T14">longitud</text:span><text:span text:style-name="T17">=</text:span><text:span text:style-name="T20">"20" </text:span><text:span text:style-name="T14">requerido</text:span><text:span text:style-name="T17">=</text:span><text:span text:style-name="T20">"true"</text:span><text:span text:style-name="T10">/&gt;</text:span><text:span text:style-name="T17"> <text:s/></text:span></text:p>
      <text:p text:style-name="Código"><text:span text:style-name="T17"><text:tab/></text:span><text:span text:style-name="T10">&lt;</text:span><text:span text:style-name="T12">referencia </text:span><text:span text:style-name="T14">nombre</text:span><text:span text:style-name="T17">=</text:span><text:span text:style-name="T20">"provincia" </text:span><text:span text:style-name="T14">requerido</text:span><text:span text:style-name="T17">=</text:span><text:span text:style-name="T20">"true"</text:span><text:span text:style-name="T10">/&gt;</text:span><text:span text:style-name="T17"><text:tab/><text:tab/><text:tab/><text:tab/>(2)</text:span></text:p>
      <text:p text:style-name="Código"><text:span text:style-name="T11">&lt;/</text:span><text:span text:style-name="T13">agregado</text:span><text:span text:style-name="T11">&gt;</text:span><text:span text:style-name="T18"><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491"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10">&lt;</text:span><text:span text:style-name="T12">coleccion </text:span><text:span text:style-name="T14">nombre</text:span><text:span text:style-name="T17">=</text:span><text:span text:style-name="T20">"lineas" </text:span><text:span text:style-name="T14">minimo</text:span><text:span text:style-name="T17">=</text:span><text:span text:style-name="T20">"1"</text:span><text:span text:style-name="T10">&gt;</text:span></text:p>
      <text:p text:style-name="Código"><text:span text:style-name="T17"><text:tab/></text:span><text:span text:style-name="T10">&lt;</text:span><text:span text:style-name="T12">referencia </text:span><text:span text:style-name="T14">modelo</text:span><text:span text:style-name="T17">=</text:span><text:span text:style-name="T20">"LineaFactura"</text:span><text:span text:style-name="T10">/&gt;</text:span></text:p>
      <text:p text:style-name="Código"><text:span text:style-name="T11">&lt;/</text:span><text:span text:style-name="T13">coleccion</text:span><text:span text:style-name="T11">&gt;</text:span></text:p>
      <text:p text:style-name="Text_20_body">Y definimos el agregado <text:span text:style-name="Código">LineaFactura</text:span>:</text:p>
      <text:p text:style-name="Código"><text:span text:style-name="T10">&lt;</text:span><text:span text:style-name="T12">agregado </text:span><text:span text:style-name="T14">nombre</text:span><text:span text:style-name="T17">=</text:span><text:span text:style-name="T20">"LineaFactura"</text:span><text:span text:style-name="T10">&gt;</text:span></text:p>
      <text:p text:style-name="Código"><text:span text:style-name="T17"><text:tab/></text:span><text:span text:style-name="T10">&lt;</text:span><text:span text:style-name="T12">propiedad </text:span><text:span text:style-name="T14">nombre</text:span><text:span text:style-name="T17">=</text:span><text:span text:style-name="T20">"oid" </text:span><text:span text:style-name="T14">tipo</text:span><text:span text:style-name="T17">=</text:span><text:span text:style-name="T20">"String" </text:span><text:span text:style-name="T14">clave</text:span><text:span text:style-name="T17">=</text:span><text:span text:style-name="T20">"true" </text:span><text:span text:style-name="T14">oculta</text:span><text:span text:style-name="T17">=</text:span><text:span text:style-name="T20">"true"</text:span><text:span text:style-name="T10">&gt;</text:span></text:p>
      <text:p text:style-name="Código"><text:span text:style-name="T17"><text:tab/><text:tab/></text:span><text:span text:style-name="T10">&lt;</text:span><text:span text:style-name="T12">calculador-valor-defecto </text:span></text:p>
      <text:p text:style-name="Código"><text:span text:style-name="T12"><text:tab/><text:tab/><text:tab/></text:span><text:span text:style-name="T14">clase</text:span><text:span text:style-name="T17">=</text:span><text:span text:style-name="T20">"org.openxava.test.calculadores.CalculadorOidLineaFactura"</text:span></text:p>
      <text:p text:style-name="Código"><text:span text:style-name="T20"><text:tab/><text:tab/><text:tab/></text:span><text:span text:style-name="T14">al-crear</text:span><text:span text:style-name="T17">=</text:span><text:span text:style-name="T20">"true"</text:span><text:span text:style-name="T10">/&gt;</text:span></text:p>
      <text:p text:style-name="Código"><text:span text:style-name="T17"><text:tab/></text:span><text:span text:style-name="T10">&lt;/</text:span><text:span text:style-name="T12">propiedad</text:span><text:span text:style-name="T10">&gt;</text:span></text:p>
      <text:p text:style-name="Código"><text:span text:style-name="T17"><text:tab/></text:span><text:span text:style-name="T10">&lt;</text:span><text:span text:style-name="T12">propiedad </text:span><text:span text:style-name="T14">nombre</text:span><text:span text:style-name="T17">=</text:span><text:span text:style-name="T20">"tipoServicio"</text:span><text:span text:style-name="T10">&gt;</text:span></text:p>
      <text:p text:style-name="Código"><text:span text:style-name="T17"><text:tab/><text:tab/></text:span><text:span text:style-name="T10">&lt;</text:span><text:span text:style-name="T12">valores-posibles</text:span><text:span text:style-name="T10">&gt;</text:span></text:p>
      <text:p text:style-name="Código"><text:span text:style-name="T17"><text:tab/><text:tab/><text:tab/></text:span><text:span text:style-name="T10">&lt;</text:span><text:span text:style-name="T12">valor-posible </text:span><text:span text:style-name="T14">valor</text:span><text:span text:style-name="T17">=</text:span><text:span text:style-name="T20">"especial"</text:span><text:span text:style-name="T10">/&gt;</text:span></text:p>
      <text:p text:style-name="Código"><text:span text:style-name="T17"><text:tab/><text:tab/><text:tab/></text:span><text:span text:style-name="T10">&lt;</text:span><text:span text:style-name="T12">valor-posible </text:span><text:span text:style-name="T14">valor</text:span><text:span text:style-name="T17">=</text:span><text:span text:style-name="T20">"urgente"</text:span><text:span text:style-name="T10">/&gt;</text:span></text:p>
      <text:p text:style-name="Código"><text:span text:style-name="T17"><text:tab/><text:tab/></text:span><text:span text:style-name="T10">&lt;/</text:span><text:span text:style-name="T12">valores-posibles</text:span><text:span text:style-name="T10">&gt;</text:span></text:p>
      <text:p text:style-name="Código"><text:span text:style-name="T17"><text:tab/></text:span><text:span text:style-name="T10">&lt;/</text:span><text:span text:style-name="T12">propiedad</text:span><text:span text:style-name="T10">&gt;</text:span><text:span text:style-name="T17"><text:tab/><text:tab/><text:tab/></text:span></text:p>
      <text:p text:style-name="Código"><text:span text:style-name="T17"><text:tab/></text:span><text:span text:style-name="T10">&lt;</text:span><text:span text:style-name="T12">propiedad </text:span><text:span text:style-name="T14">nombre</text:span><text:span text:style-name="T17">=</text:span><text:span text:style-name="T20">"cantidad" </text:span><text:span text:style-name="T14">tipo</text:span><text:span text:style-name="T17">=</text:span><text:span text:style-name="T20">"int"</text:span></text:p>
      <text:p text:style-name="Código"><text:span text:style-name="T20"><text:tab/><text:tab/></text:span><text:span text:style-name="T14">longitud</text:span><text:span text:style-name="T17">=</text:span><text:span text:style-name="T20">"4" </text:span><text:span text:style-name="T14">requerido</text:span><text:span text:style-name="T17">=</text:span><text:span text:style-name="T20">"true"</text:span><text:span text:style-name="T10">/&gt;</text:span><text:span text:style-name="T17"><text:tab/><text:tab/></text:span></text:p>
      <text:p text:style-name="Código"><text:span text:style-name="T17"><text:tab/></text:span><text:span text:style-name="T10">&lt;</text:span><text:span text:style-name="T12">propiedad </text:span><text:span text:style-name="T14">nombre</text:span><text:span text:style-name="T17">=</text:span><text:span text:style-name="T20">"precioUnitario"</text:span></text:p>
      <text:p text:style-name="Código"><text:span text:style-name="T20"><text:tab/><text:tab/></text:span><text:span text:style-name="T14">estereotipo</text:span><text:span text:style-name="T17">=</text:span><text:span text:style-name="T20">"DINERO" </text:span><text:span text:style-name="T14">requerido</text:span><text:span text:style-name="T17">=</text:span><text:span text:style-name="T20">"true"</text:span><text:span text:style-name="T10">/&gt;</text:span></text:p>
      <text:p text:style-name="Código"><text:span text:style-name="T17"><text:tab/></text:span><text:span text:style-name="T10">&lt;</text:span><text:span text:style-name="T12">propiedad </text:span><text:span text:style-name="T14">nombre</text:span><text:span text:style-name="T17">=</text:span><text:span text:style-name="T20">"importe"</text:span></text:p>
      <text:p text:style-name="Código"><text:span text:style-name="T20"><text:tab/><text:tab/></text:span><text:span text:style-name="T14">estereotype</text:span><text:span text:style-name="T17">=</text:span><text:span text:style-name="T20">"DINERO"</text:span><text:span text:style-name="T10">&gt;</text:span></text:p>
      <text:p text:style-name="Código"><text:span text:style-name="T17"><text:tab/><text:tab/></text:span><text:span text:style-name="T10">&lt;</text:span><text:span text:style-name="T12">calculador </text:span></text:p>
      <text:p text:style-name="Código"><text:span text:style-name="T12"><text:tab/><text:tab/><text:tab/></text:span><text:span text:style-name="T14">clase</text:span><text:span text:style-name="T17">=</text:span><text:span text:style-name="T20">"org.openxava.test.calculadores.CalculadorImporteLinea"</text:span><text:span text:style-name="T10">&gt;</text:span></text:p>
      <text:p text:style-name="Código"><text:span text:style-name="T17"><text:tab/><text:tab/><text:tab/></text:span><text:span text:style-name="T10">&lt;</text:span><text:span text:style-name="T12">poner </text:span><text:span text:style-name="T14">propiedad</text:span><text:span text:style-name="T17">=</text:span><text:span text:style-name="T20">"precioUnitario"</text:span><text:span text:style-name="T10">/&gt;</text:span></text:p>
      <text:p text:style-name="Código"><text:span text:style-name="T17"><text:tab/><text:tab/><text:tab/></text:span><text:span text:style-name="T10">&lt;</text:span><text:span text:style-name="T12">poner </text:span><text:span text:style-name="T14">propiedad</text:span><text:span text:style-name="T17">=</text:span><text:span text:style-name="T20">"cantidad"</text:span><text:span text:style-name="T10">/&gt;</text:span></text:p>
      <text:p text:style-name="Código"><text:span text:style-name="T17"><text:tab/><text:tab/></text:span><text:span text:style-name="T10">&lt;/</text:span><text:span text:style-name="T12">calculador</text:span><text:span text:style-name="T10">&gt;</text:span><text:span text:style-name="T17"><text:tab/><text:tab/><text:tab/></text:span></text:p>
      <text:p text:style-name="Código"><text:span text:style-name="T17"><text:tab/></text:span><text:span text:style-name="T10">&lt;/</text:span><text:span text:style-name="T12">propiedad</text:span><text:span text:style-name="T10">&gt;</text:span></text:p>
      <text:p text:style-name="Código"><text:span text:style-name="T17"><text:tab/></text:span><text:span text:style-name="T10">&lt;</text:span><text:span text:style-name="T12">referencia </text:span><text:span text:style-name="T14">modelo</text:span><text:span text:style-name="T17">=</text:span><text:span text:style-name="T20">"Producto" </text:span><text:span text:style-name="T14">requerido</text:span><text:span text:style-name="T17">=</text:span><text:span text:style-name="T20">"true"</text:span><text:span text:style-name="T10">/&gt;</text:span></text:p>
      <text:p text:style-name="Código"><text:span text:style-name="T17"><text:tab/></text:span><text:span text:style-name="T10">&lt;</text:span><text:span text:style-name="T12">propiedad </text:span><text:span text:style-name="T14">nombre</text:span><text:span text:style-name="T17">=</text:span><text:span text:style-name="T20">"fechaEntrega" </text:span><text:span text:style-name="T14">tipo</text:span><text:span text:style-name="T17">=</text:span><text:span text:style-name="T20">"java.util.Date"</text:span><text:span text:style-name="T10">&gt;</text:span></text:p>
      <text:p text:style-name="Código"><text:span text:style-name="T17"><text:tab/><text:tab/></text:span><text:span text:style-name="T10">&lt;</text:span><text:span text:style-name="T12">calculador-valor-defecto </text:span></text:p>
      <text:p text:style-name="Código"><text:span text:style-name="T12"><text:tab/><text:tab/><text:tab/></text:span><text:span text:style-name="T14">clase</text:span><text:span text:style-name="T17">=</text:span><text:span text:style-name="T20">"org.openxava.calculators.CurrentDateCalculator"</text:span><text:span text:style-name="T10">/&gt;</text:span></text:p>
      <text:p text:style-name="Código"><text:span text:style-name="T17"><text:tab/></text:span><text:span text:style-name="T10">&lt;/</text:span><text:span text:style-name="T12">propiedad</text:span><text:span text:style-name="T10">&gt;</text:span></text:p>
      <text:p text:style-name="Código"><text:span text:style-name="T17"><text:tab/></text:span><text:span text:style-name="T10">&lt;</text:span><text:span text:style-name="T12">referencia </text:span><text:span text:style-name="T14">nombre</text:span><text:span text:style-name="T17">=</text:span><text:span text:style-name="T20">"vendidoPor" </text:span><text:span text:style-name="T14">modelo</text:span><text:span text:style-name="T17">=</text:span><text:span text:style-name="T20">"Comercial"</text:span><text:span text:style-name="T10">/&gt;</text:span></text:p>
      <text:p text:style-name="Código"><text:span text:style-name="T17"><text:tab/></text:span><text:span text:style-name="T10">&lt;</text:span><text:span text:style-name="T12">propiedad </text:span><text:span text:style-name="T14">nombre</text:span><text:span text:style-name="T17">=</text:span><text:span text:style-name="T20">"observaciones" </text:span><text:span text:style-name="T14">estereotipo</text:span><text:span text:style-name="T17">=</text:span><text:span text:style-name="T20">"MEMO"</text:span><text:span text:style-name="T10">/&gt;</text:span><text:span text:style-name="T17"><text:tab/><text:tab/></text:span></text:p>
      <text:p text:style-name="Código"/>
      <text:p text:style-name="Código"><text:span text:style-name="T17"><text:tab/></text:span><text:span text:style-name="T10">&lt;</text:span><text:span text:style-name="T12">validador </text:span><text:span text:style-name="T14">clase</text:span><text:span text:style-name="T17">=</text:span><text:span text:style-name="T20">"org.openxava.test.validadores.ValidadorLineaFactura"</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factura"</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oid"</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producto"</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precioUnitario"</text:span><text:span text:style-name="T10">/&gt;</text:span></text:p>
      <text:p text:style-name="Código"><text:span text:style-name="T17"><text:tab/></text:span><text:span text:style-name="T10">&lt;/</text:span><text:span text:style-name="T12">validador</text:span><text:span text:style-name="T10">&gt;</text:span></text:p>
      <text:p text:style-name="Código"><text:tab/><text:tab/></text:p>
      <text:p text:style-name="Código"><text:span text:style-name="T11">&lt;/</text:span><text:span text:style-name="T13">agregado</text:span><text:span text:style-name="T11">&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4">(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10">&lt;</text:span><text:span text:style-name="T12">propiedad </text:span><text:span text:style-name="T14">nombre</text:span><text:span text:style-name="T17">=</text:span><text:span text:style-name="T20">"oid" </text:span><text:span text:style-name="T14">tipo</text:span><text:span text:style-name="T17">=</text:span><text:span text:style-name="T20">"String" </text:span><text:span text:style-name="T14">clave</text:span><text:span text:style-name="T17">=</text:span><text:span text:style-name="T20">"true" </text:span><text:span text:style-name="T14">oculta</text:span><text:span text:style-name="T17">=</text:span><text:span text:style-name="T20">"true"</text:span><text:span text:style-name="T10">&gt;</text:span></text:p>
      <text:p text:style-name="Código"><text:span text:style-name="T17"><text:tab/></text:span><text:span text:style-name="T10">&lt;calculador-valor-defecto</text:span></text:p>
      <text:p text:style-name="Código"><text:span text:style-name="T12"><text:tab/><text:tab/></text:span><text:span text:style-name="T14">clase</text:span><text:span text:style-name="T17">=</text:span><text:span text:style-name="T20">"org.openxava.test.calculadores.CalculadorLineaFacturaOid"</text:span></text:p>
      <text:p text:style-name="Código"><text:span text:style-name="T20"><text:tab/><text:tab/></text:span><text:span text:style-name="T14">al-crear</text:span><text:span text:style-name="T17">=</text:span><text:span text:style-name="T20">"true"</text:span><text:span text:style-name="T10">&gt;</text:span></text:p>
      <text:p text:style-name="Código"><text:span text:style-name="T17"><text:tab/><text:tab/></text:span><text:span text:style-name="T10">&lt;poner</text:span><text:span text:style-name="T12"> </text:span><text:span text:style-name="T14">propiedad</text:span><text:span text:style-name="T17">=</text:span><text:span text:style-name="T20">"añoFactura" </text:span><text:span text:style-name="T14">desde</text:span><text:span text:style-name="T17">=</text:span><text:span text:style-name="T20">"factura.año"</text:span><text:span text:style-name="T10">/&gt;<text:tab/><text:tab/></text:span><text:span text:style-name="T17">(1)</text:span><text:span text:style-name="T10"><text:tab/></text:span></text:p>
      <text:p text:style-name="Código"><text:span text:style-name="T17"><text:tab/><text:tab/></text:span><text:span text:style-name="T10">&lt;poner</text:span><text:span text:style-name="T12"> </text:span><text:span text:style-name="T14">propiedad</text:span><text:span text:style-name="T17">=</text:span><text:span text:style-name="T20">"numeroFactura" </text:span><text:span text:style-name="T14">desde</text:span><text:span text:style-name="T17">=</text:span><text:span text:style-name="T20">"factura.numeror"</text:span><text:span text:style-name="T10">/&gt;<text:tab/></text:span><text:span text:style-name="T17">(1)</text:span></text:p>
      <text:p text:style-name="Código"><text:span text:style-name="T17"><text:tab/></text:span><text:span text:style-name="T10">&lt;/calculador-valor-defecto&gt;</text:span></text:p>
      <text:p text:style-name="Código"><text:span text:style-name="T10">&lt;/</text:span><text:span text:style-name="T12">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4">Nuevo en v2.1.1: usar referencia a propiedades clave del modelo padre en el atributo desde <text:s/>(es decir, desde=”factura.año”)</text:span></text:p>
      <text:p text:style-name="Text_20_body"/>
      <text:list text:style-name="L1" text:continue-numbering="true">
        <text:list-item>
          <text:h text:style-name="P392"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0">&lt;</text:span><text:span text:style-name="T12">vista </text:span></text:p>
      <text:p text:style-name="Código"><text:span text:style-name="T12"><text:tab/></text:span><text:span text:style-name="T14">nombre</text:span><text:span text:style-name="T17">=</text:span><text:span text:style-name="T20">"nombre"<text:tab/><text:tab/><text:tab/></text:span><text:span text:style-name="T17">(1)</text:span></text:p>
      <text:p text:style-name="Código"><text:span text:style-name="T17"><text:tab/></text:span><text:span text:style-name="T14">etiqueta</text:span><text:span text:style-name="T17">=</text:span><text:span text:style-name="T20">"etiqueta"<text:tab/><text:tab/><text:tab/></text:span><text:span text:style-name="T17">(2)</text:span></text:p>
      <text:p text:style-name="Código"><text:span text:style-name="T17"><text:tab/></text:span><text:span text:style-name="T14">modelo</text:span><text:span text:style-name="T17">=</text:span><text:span text:style-name="T20">"modelo"<text:tab/><text:tab/><text:tab/></text:span><text:span text:style-name="T17">(3)</text:span></text:p>
      <text:p text:style-name="Código"><text:span text:style-name="T17"><text:tab/></text:span><text:span text:style-name="T14">miembros</text:span><text:span text:style-name="T17">=</text:span><text:span text:style-name="T20">"miembros"<text:tab/><text:tab/><text:tab/></text:span><text:span text:style-name="T17">(4)</text:span></text:p>
      <text:p text:style-name="P18">&gt;</text:p>
      <text:p text:style-name="Código"><text:span text:style-name="T10"><text:tab/>&lt;</text:span><text:span text:style-name="T12">propiedad </text:span><text:span text:style-name="T17">... </text:span><text:span text:style-name="T10">/&gt;</text:span><text:span text:style-name="T17"> ...<text:tab/><text:tab/>(5)</text:span></text:p>
      <text:p text:style-name="Código"><text:span text:style-name="T17"><text:tab/></text:span><text:span text:style-name="T10">&lt;</text:span><text:span text:style-name="T12">vista-propiedad </text:span><text:span text:style-name="T17">... </text:span><text:span text:style-name="T10">/&gt;</text:span><text:span text:style-name="T17"> ...<text:tab/>(6)</text:span></text:p>
      <text:p text:style-name="Código"><text:span text:style-name="T17"><text:tab/></text:span><text:span text:style-name="T10">&lt;</text:span><text:span text:style-name="T12">vista-referencia </text:span><text:span text:style-name="T17">... </text:span><text:span text:style-name="T10">/&gt;</text:span><text:span text:style-name="T17"> ...<text:tab/>(7)<text:tab/></text:span></text:p>
      <text:p text:style-name="Código"><text:span text:style-name="T17"><text:tab/></text:span><text:span text:style-name="T10">&lt;</text:span><text:span text:style-name="T12">vista-coleccion </text:span><text:span text:style-name="T17">... </text:span><text:span text:style-name="T10">/&gt;</text:span><text:span text:style-name="T17"> ...<text:tab/>(8)</text:span></text:p>
      <text:p text:style-name="Código"><text:span text:style-name="T17"><text:tab/></text:span><text:span text:style-name="T10">&lt;</text:span><text:span text:style-name="T12">miembros </text:span><text:span text:style-name="T17">... </text:span><text:span text:style-name="T10">/&gt;</text:span><text:span text:style-name="T17"> ...<text:tab/><text:tab/>(9)</text:span></text:p>
      <text:p text:style-name="Código"><text:span text:style-name="T11">&lt;/</text:span><text:span text:style-name="T13">vista</text:span><text:span text:style-name="T11">&gt;</text:span></text:p>
      <text:list text:style-name="L30">
        <text:list-item>
          <text:p text:style-name="P164"><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164"><text:span text:style-name="Código">etiqueta</text:span> (opcional): Etiqueta que se muestra al usuario si es necesario, cuando se visualiza la vista. Es <text:span text:style-name="T7">mucho mejor</text:span> usar los archivos <text:span text:style-name="Archivo_2f_Directorio">i18n</text:span>.</text:p>
        </text:list-item>
        <text:list-item>
          <text:p text:style-name="P164"><text:span text:style-name="Código">modelo</text:span> (opcional): Si es una vista de un agregado de este componente se pone aquí el nombre del agregado. Si no se pone nada se supone que es una vista de la entidad.</text:p>
        </text:list-item>
        <text:list-item>
          <text:p text:style-name="P164"><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164"><text:span text:style-name="Código">propiedad</text:span> (varios, opcional): Permite definir propiedades de la vista, es decir, información que se puede visualizar de cara al usuario y tratar programáticamente, pero no forma parte del modelo.</text:p>
        </text:list-item>
        <text:list-item>
          <text:p text:style-name="P164"><text:span text:style-name="Código">vista-propiedad</text:span> (varias, opcional): Para definir la forma en que queremos que se visualice cierta propiedad.</text:p>
        </text:list-item>
        <text:list-item>
          <text:p text:style-name="P164"><text:span text:style-name="Código">vista-referencia</text:span> (varias, opcional): Para definir la forma en que queremos que se visualice cierta referencia.</text:p>
        </text:list-item>
        <text:list-item>
          <text:p text:style-name="P164"><text:span text:style-name="Código">vista-coleccion</text:span> (varias, opcional): Para definir la forma en que queremos que se visualice cierta colección.</text:p>
        </text:list-item>
        <text:list-item>
          <text:p text:style-name="P164"><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4">(desde v2.0.3)</text:span> para mostrar un vínculo asociado a una acción propia dentro de la vista (ver sección 4.6).</text:p>
        </text:list-item>
      </text:list>
      <text:list text:style-name="L1" text:continue-numbering="true">
        <text:list-item>
          <text:list text:continue-numbering="true">
            <text:list-item>
              <text:h text:style-name="P404"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0">&lt;</text:span><text:span text:style-name="T12">entidad</text:span><text:span text:style-name="T10">&gt;</text:span></text:p>
      <text:p text:style-name="Código"><text:span text:style-name="T17"><text:tab/></text:span><text:span text:style-name="T10">&lt;</text:span><text:span text:style-name="T12">propiedad </text:span><text:span text:style-name="T14">nombre</text:span><text:span text:style-name="T17">=</text:span><text:span text:style-name="T20">"codigoZona" </text:span><text:span text:style-name="T14">clave</text:span><text:span text:style-name="T17">=</text:span><text:span text:style-name="T20">"true"</text:span></text:p>
      <text:p text:style-name="Código"><text:span text:style-name="T20"><text:tab/><text:tab/></text:span><text:span text:style-name="T14">longitud</text:span><text:span text:style-name="T17">=</text:span><text:span text:style-name="T20">"3" </text:span><text:span text:style-name="T14">requerido</text:span><text:span text:style-name="T17">=</text:span><text:span text:style-name="T20">"true" </text:span><text:span text:style-name="T14">tipo</text:span><text:span text:style-name="T17">=</text:span><text:span text:style-name="T20">"int"</text:span><text:span text:style-name="T10">/&gt;</text:span><text:span text:style-name="T17"> <text:s text:c="2"/><text:tab/><text:tab/><text:tab/><text:tab/><text:tab/></text:span></text:p>
      <text:p text:style-name="Código"><text:span text:style-name="T17"><text:tab/></text:span><text:span text:style-name="T10">&lt;</text:span><text:span text:style-name="T12">propiedad </text:span><text:span text:style-name="T14">nombre</text:span><text:span text:style-name="T17">=</text:span><text:span text:style-name="T20">"codigoOficina" </text:span><text:span text:style-name="T14">clave</text:span><text:span text:style-name="T17">=</text:span><text:span text:style-name="T20">"true"</text:span></text:p>
      <text:p text:style-name="Código"><text:span text:style-name="T20"><text:tab/><text:tab/></text:span><text:span text:style-name="T14">longitud</text:span><text:span text:style-name="T17">=</text:span><text:span text:style-name="T20">"3" </text:span><text:span text:style-name="T14">requerido</text:span><text:span text:style-name="T17">=</text:span><text:span text:style-name="T20">"true" </text:span><text:span text:style-name="T14">tipo</text:span><text:span text:style-name="T17">=</text:span><text:span text:style-name="T20">"int"</text:span><text:span text:style-name="T10">/&gt;</text:span><text:span text:style-name="T17"> <text:s text:c="2"/><text:tab/><text:tab/><text:tab/><text:tab/><text:tab/></text:span></text:p>
      <text:p text:style-name="Código"><text:span text:style-name="T17"><text:tab/></text:span><text:span text:style-name="T10">&lt;</text:span><text:span text:style-name="T12">propiedad </text:span><text:span text:style-name="T14">nombre</text:span><text:span text:style-name="T17">=</text:span><text:span text:style-name="T20">"codigo" </text:span><text:span text:style-name="T14">clave</text:span><text:span text:style-name="T17">=</text:span><text:span text:style-name="T20">"true"</text:span></text:p>
      <text:p text:style-name="Código"><text:span text:style-name="T20"><text:tab/><text:tab/></text:span><text:span text:style-name="T14">longitud</text:span><text:span text:style-name="T17">=</text:span><text:span text:style-name="T20">"3" </text:span><text:span text:style-name="T14">requerido</text:span><text:span text:style-name="T17">=</text:span><text:span text:style-name="T20">"true" </text:span><text:span text:style-name="T14">tipo</text:span><text:span text:style-name="T17">=</text:span><text:span text:style-name="T20">"int"</text:span><text:span text:style-name="T10">/&gt;</text:span><text:span text:style-name="T17"> <text:s/><text:tab/><text:tab/><text:tab/><text:tab/><text:tab/></text:span></text:p>
      <text:p text:style-name="Código"><text:span text:style-name="T17"><text:tab/></text:span><text:span text:style-name="T10">&lt;</text:span><text:span text:style-name="T12">propiedad </text:span><text:span text:style-name="T14">nombre</text:span><text:span text:style-name="T17">=</text:span><text:span text:style-name="T20">"nombre" </text:span><text:span text:style-name="T14">tipo</text:span><text:span text:style-name="T17">=</text:span><text:span text:style-name="T20">"String"</text:span></text:p>
      <text:p text:style-name="Código"><text:span text:style-name="T20"><text:tab/><text:tab/></text:span><text:span text:style-name="T14">longitud</text:span><text:span text:style-name="T17">=</text:span><text:span text:style-name="T20">"40" </text:span><text:span text:style-name="T14">requerido</text:span><text:span text:style-name="T17">=</text:span><text:span text:style-name="T20">"true"</text:span><text:span text:style-name="T10">/&gt;</text:span></text:p>
      <text:p text:style-name="Código"><text:span text:style-name="T11">&lt;/</text:span><text:span text:style-name="T13">entidad</text:span><text:span text:style-name="T11">&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23"><text:span text:style-name="T10">&lt;</text:span><text:span text:style-name="T12">vista </text:span><text:span text:style-name="T14">miembros</text:span><text:span text:style-name="T17">=</text:span><text:span text:style-name="T20">"codigoZona; codigoOficina; codigo"</text:span><text:span text:style-name="T10">/&gt;</text:span></text:p>
      <text:p text:style-name="P16"/>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0">&lt;</text:span><text:span text:style-name="T12">vista</text:span><text:span text:style-name="T10">&gt;</text:span></text:p>
      <text:p text:style-name="Código"><text:span text:style-name="T17"><text:tab/></text:span><text:span text:style-name="T10">&lt;</text:span><text:span text:style-name="T12">miembros</text:span><text:span text:style-name="T10">&gt;</text:span></text:p>
      <text:p text:style-name="Código"><text:tab/><text:tab/>codigoZona, codigoOficina, codigo;</text:p>
      <text:p text:style-name="Código"><text:tab/><text:tab/>nombre</text:p>
      <text:p text:style-name="Código"><text:span text:style-name="T17"><text:tab/></text:span><text:span text:style-name="T10">&lt;/</text:span><text:span text:style-name="T12">miembros</text:span><text:span text:style-name="T10">&gt;</text:span><text:span text:style-name="T17"><text:tab/><text:tab/></text:span></text:p>
      <text:p text:style-name="Código"><text:span text:style-name="T11">&lt;/</text:span><text:span text:style-name="T13">vista</text:span><text:span text:style-name="T11">&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491"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10">&lt;</text:span><text:span text:style-name="T12">vista</text:span><text:span text:style-name="T10">&gt;</text:span></text:p>
      <text:p text:style-name="Código"><text:span text:style-name="T17"><text:tab/></text:span><text:span text:style-name="T10">&lt;</text:span><text:span text:style-name="T12">miembros</text:span><text:span text:style-name="T10">&gt;</text:span></text:p>
      <text:p text:style-name="Código"><text:span text:style-name="T17"><text:tab/><text:tab/></text:span><text:span text:style-name="T10">&lt;</text:span><text:span text:style-name="T12">grupo </text:span><text:span text:style-name="T14">nombre</text:span><text:span text:style-name="T17">=</text:span><text:span text:style-name="T20">"id"</text:span><text:span text:style-name="T10">&gt;</text:span></text:p>
      <text:p text:style-name="Código"><text:tab/><text:tab/><text:tab/>codigoZona, codigoOficina, codigo</text:p>
      <text:p text:style-name="Código"><text:span text:style-name="T17"><text:tab/><text:tab/></text:span><text:span text:style-name="T10">&lt;/</text:span><text:span text:style-name="T12">grupo</text:span><text:span text:style-name="T10">&gt;</text:span></text:p>
      <text:p text:style-name="Código"><text:tab/><text:tab/>; nombre</text:p>
      <text:p text:style-name="Código"><text:span text:style-name="T17"><text:tab/></text:span><text:span text:style-name="T10">&lt;/</text:span><text:span text:style-name="T12">miembros</text:span><text:span text:style-name="T10">&gt;</text:span></text:p>
      <text:p text:style-name="Código"><text:span text:style-name="T11">&lt;/</text:span><text:span text:style-name="T13">vista</text:span><text:span text:style-name="T11">&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0">&lt;</text:span><text:span text:style-name="T12">grupo </text:span><text:span text:style-name="T14">nombre</text:span><text:span text:style-name="T17">=</text:span><text:span text:style-name="T20">"cliente"</text:span><text:span text:style-name="T10">&gt;</text:span></text:p>
      <text:p text:style-name="Código"><text:tab/>tipo;</text:p>
      <text:p text:style-name="Código"><text:tab/>nombre; </text:p>
      <text:p text:style-name="Código"><text:span text:style-name="T10">&lt;/</text:span><text:span text:style-name="T12">grupo</text:span><text:span text:style-name="T10">&gt;</text:span></text:p>
      <text:p text:style-name="Código"><text:span text:style-name="T10">&lt;</text:span><text:span text:style-name="T12">grupo </text:span><text:span text:style-name="T14">nombre</text:span><text:span text:style-name="T17">=</text:span><text:span text:style-name="T20">"comercial"</text:span><text:span text:style-name="T10">&gt;</text:span></text:p>
      <text:p text:style-name="Código"><text:tab/>comercial;</text:p>
      <text:p text:style-name="Código"><text:tab/>relacionConComercial; </text:p>
      <text:p text:style-name="Código"><text:span text:style-name="T10">&lt;/</text:span><text:span text:style-name="T12">grupo</text:span><text:span text:style-name="T10">&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0">&lt;</text:span><text:span text:style-name="T12">grupo </text:span><text:span text:style-name="T14">nombre</text:span><text:span text:style-name="T17">=</text:span><text:span text:style-name="T20">"cliente"</text:span><text:span text:style-name="T10">&gt;</text:span></text:p>
      <text:p text:style-name="Código"><text:tab/>tipo;</text:p>
      <text:p text:style-name="Código"><text:tab/>nombre; </text:p>
      <text:p text:style-name="Código"><text:span text:style-name="T10">&lt;/</text:span><text:span text:style-name="T12">grupo</text:span><text:span text:style-name="T10">&gt;</text:span><text:span text:style-name="T17">;</text:span></text:p>
      <text:p text:style-name="Código"><text:span text:style-name="T10">&lt;</text:span><text:span text:style-name="T12">grupo </text:span><text:span text:style-name="T14">nombre</text:span><text:span text:style-name="T17">=</text:span><text:span text:style-name="T20">"comercial"</text:span><text:span text:style-name="T10">&gt;</text:span></text:p>
      <text:p text:style-name="Código"><text:tab/>comercial;</text:p>
      <text:p text:style-name="Código"><text:tab/>relacionConComercial; </text:p>
      <text:p text:style-name="Código"><text:span text:style-name="T11">&lt;/</text:span><text:span text:style-name="T13">grupo</text:span><text:span text:style-name="T11">&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0">&lt;</text:span><text:span text:style-name="T12">miembros</text:span><text:span text:style-name="T10">&gt;</text:span></text:p>
      <text:p text:style-name="Código"><text:tab/>factura;<text:tab/><text:tab/><text:tab/></text:p>
      <text:p text:style-name="Código"><text:span text:style-name="T17"><text:tab/></text:span><text:span text:style-name="T10">&lt;</text:span><text:span text:style-name="T12">grupo </text:span><text:span text:style-name="T14">nombre</text:span><text:span text:style-name="T17">=</text:span><text:span text:style-name="T20">"datosAlbaran"</text:span><text:span text:style-name="T10">&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7"><text:tab/><text:tab/></text:span><text:span text:style-name="T10">&lt;</text:span><text:span text:style-name="T12">grupo </text:span><text:span text:style-name="T14">nombre</text:span><text:span text:style-name="T17">=</text:span><text:span text:style-name="T20">"datosTransporte"</text:span><text:span text:style-name="T10">&gt;</text:span></text:p>
      <text:p text:style-name="Código"><text:tab/><text:tab/><text:tab/>distancia vehiculo; modoTransporte; tipoConductor;</text:p>
      <text:p text:style-name="Código"><text:span text:style-name="T17"><text:tab/><text:tab/></text:span><text:span text:style-name="T10">&lt;/</text:span><text:span text:style-name="T12">grupo</text:span><text:span text:style-name="T10">&gt;</text:span></text:p>
      <text:p text:style-name="Código"><text:span text:style-name="T17"><text:tab/><text:tab/></text:span><text:span text:style-name="T10">&lt;</text:span><text:span text:style-name="T12">grupo </text:span><text:span text:style-name="T14">nombre</text:span><text:span text:style-name="T17">=</text:span><text:span text:style-name="T20">"datosEntregadoPor"</text:span><text:span text:style-name="T10">&gt;</text:span></text:p>
      <text:p text:style-name="Código"><text:tab/><text:tab/><text:tab/>entregadoPor;</text:p>
      <text:p text:style-name="Código"><text:tab/><text:tab/><text:tab/>transportista;</text:p>
      <text:p text:style-name="Código"><text:tab/><text:tab/><text:tab/>empleado;<text:tab/><text:tab/><text:tab/></text:p>
      <text:p text:style-name="Código"><text:span text:style-name="T17"><text:tab/><text:tab/></text:span><text:span text:style-name="T10">&lt;/</text:span><text:span text:style-name="T12">grupo</text:span><text:span text:style-name="T10">&gt;</text:span></text:p>
      <text:p text:style-name="Código"><text:span text:style-name="T17"><text:tab/></text:span><text:span text:style-name="T10">&lt;/</text:span><text:span text:style-name="T12">grupo</text:span><text:span text:style-name="T10">&gt;</text:span></text:p>
      <text:p text:style-name="Código"><text:span text:style-name="T10">&lt;/</text:span><text:span text:style-name="T12">miembros</text:span><text:span text:style-name="T10">&gt;</text:span></text:p>
      <text:p text:style-name="Text_20_body">Obtendremos lo siguiente:</text:p>
      <text:p text:style-name="P17"><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4">Nuevo en v2.0.4:</text:span> A veces es útil distribuir los miembros alineándolos por columnas, como en una tabla. Por ejemplo, la siguiente vista:</text:p>
      <text:p text:style-name="Código"><text:span text:style-name="T10">&lt;</text:span><text:span text:style-name="T12">vista </text:span><text:span text:style-name="T14">nombre</text:span><text:span text:style-name="T17">=</text:span><text:span text:style-name="T20">"Importes"</text:span><text:span text:style-name="T10">&gt;</text:span></text:p>
      <text:p text:style-name="Código"><text:span text:style-name="T17"><text:tab/></text:span><text:span text:style-name="T10">&lt;</text:span><text:span text:style-name="T12">miembros</text:span><text:span text:style-name="T10">&gt;</text:span></text:p>
      <text:p text:style-name="Código"><text:tab/><text:tab/>año, numero;</text:p>
      <text:p text:style-name="Código"><text:span text:style-name="T17"><text:tab/><text:tab/></text:span><text:span text:style-name="T10">&lt;</text:span><text:span text:style-name="T12">grupo </text:span><text:span text:style-name="T14">nombre</text:span><text:span text:style-name="T17">=</text:span><text:span text:style-name="T20">"importes"</text:span><text:span text:style-name="T10">&gt;</text:span><text:span text:style-name="T17"> </text:span></text:p>
      <text:p text:style-name="Código"><text:tab/><text:tab/><text:tab/>descuentoCliente, descuentoTipoCliente, descuentoAño;</text:p>
      <text:p text:style-name="Código"><text:tab/><text:tab/><text:tab/>sumaImportes, porcentajeIVA, iva;</text:p>
      <text:p text:style-name="Código"><text:span text:style-name="T17"><text:tab/><text:tab/></text:span><text:span text:style-name="T10">&lt;/</text:span><text:span text:style-name="T12">grupo</text:span><text:span text:style-name="T10">&gt;</text:span><text:span text:style-name="T17"><text:tab/><text:tab/><text:tab/></text:span></text:p>
      <text:p text:style-name="Código"><text:span text:style-name="T17"><text:tab/></text:span><text:span text:style-name="T10">&lt;/</text:span><text:span text:style-name="T12">miembros</text:span><text:span text:style-name="T10">&gt;</text:span></text:p>
      <text:p text:style-name="P18">&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10">&lt;</text:span><text:span text:style-name="T12">vista </text:span><text:span text:style-name="T14">nombre</text:span><text:span text:style-name="T17">=</text:span><text:span text:style-name="T20">"Importes"</text:span><text:span text:style-name="T10">&gt;</text:span></text:p>
      <text:p text:style-name="Código"><text:span text:style-name="T17"><text:tab/></text:span><text:span text:style-name="T10">&lt;</text:span><text:span text:style-name="T12">miembros</text:span><text:span text:style-name="T10">&gt;</text:span></text:p>
      <text:p text:style-name="Código"><text:tab/><text:tab/>año, numero;</text:p>
      <text:p text:style-name="Código"><text:span text:style-name="T17"><text:tab/><text:tab/></text:span><text:span text:style-name="T10">&lt;</text:span><text:span text:style-name="T12">grupo </text:span><text:span text:style-name="T14">nombre</text:span><text:span text:style-name="T17">=</text:span><text:span text:style-name="T20">"importes" </text:span><text:span text:style-name="T16">alineado-por-columnas</text:span><text:span text:style-name="T19">=</text:span><text:span text:style-name="T22">"true"</text:span><text:span text:style-name="T10">&gt;</text:span><text:span text:style-name="T17"> <text:tab/>(1)</text:span></text:p>
      <text:p text:style-name="Código"><text:tab/><text:tab/><text:tab/>descuentoCliente, descuentoTipoCliente, descuentoAño;</text:p>
      <text:p text:style-name="Código"><text:tab/><text:tab/><text:tab/>sumaImportes, porcentajeIVA, iva;</text:p>
      <text:p text:style-name="Código"><text:span text:style-name="T17"><text:tab/><text:tab/></text:span><text:span text:style-name="T10">&lt;/</text:span><text:span text:style-name="T12">grupo</text:span><text:span text:style-name="T10">&gt;</text:span><text:span text:style-name="T17"><text:tab/><text:tab/><text:tab/></text:span></text:p>
      <text:p text:style-name="Código"><text:span text:style-name="T17"><text:tab/></text:span><text:span text:style-name="T10">&lt;/</text:span><text:span text:style-name="T12">miembros</text:span><text:span text:style-name="T10">&gt;</text:span></text:p>
      <text:p text:style-name="P18">&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491"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10">&lt;</text:span><text:span text:style-name="T12">vista</text:span><text:span text:style-name="T10">&gt;</text:span></text:p>
      <text:p text:style-name="Código"><text:span text:style-name="T17"><text:tab/></text:span><text:span text:style-name="T10">&lt;</text:span><text:span text:style-name="T12">miembros</text:span><text:span text:style-name="T10">&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7"><text:tab/><text:tab/></text:span><text:span text:style-name="T10">&lt;</text:span><text:span text:style-name="T12">seccion </text:span><text:span text:style-name="T14">nombre</text:span><text:span text:style-name="T17">=</text:span><text:span text:style-name="T20">"cliente"</text:span><text:span text:style-name="T10">&gt;</text:span><text:span text:style-name="T17">cliente</text:span><text:span text:style-name="T10">&lt;/</text:span><text:span text:style-name="T12">seccion</text:span><text:span text:style-name="T10">&gt;</text:span></text:p>
      <text:p text:style-name="Código"><text:span text:style-name="T17"><text:tab/><text:tab/></text:span><text:span text:style-name="T10">&lt;</text:span><text:span text:style-name="T12">seccion </text:span><text:span text:style-name="T14">nombre</text:span><text:span text:style-name="T17">=</text:span><text:span text:style-name="T20">"lineas"</text:span><text:span text:style-name="T10">&gt;</text:span><text:span text:style-name="T17">lineas</text:span><text:span text:style-name="T10">&lt;/</text:span><text:span text:style-name="T12">seccion</text:span><text:span text:style-name="T10">&gt;</text:span><text:span text:style-name="T17"><text:tab/><text:tab/><text:tab/></text:span></text:p>
      <text:p text:style-name="Código"><text:span text:style-name="T17"><text:tab/><text:tab/></text:span><text:span text:style-name="T10">&lt;</text:span><text:span text:style-name="T12">seccion </text:span><text:span text:style-name="T14">nombre</text:span><text:span text:style-name="T17">=</text:span><text:span text:style-name="T20">"importes"</text:span><text:span text:style-name="T10">&gt;</text:span><text:span text:style-name="T17">sumaImportes; porcentajeIVA; iva</text:span><text:span text:style-name="T10">&lt;/</text:span><text:span text:style-name="T12">seccion</text:span><text:span text:style-name="T10">&gt;</text:span></text:p>
      <text:p text:style-name="Código"><text:span text:style-name="T17"><text:tab/><text:tab/></text:span><text:span text:style-name="T10">&lt;</text:span><text:span text:style-name="T12">seccion </text:span><text:span text:style-name="T14">nombre</text:span><text:span text:style-name="T17">=</text:span><text:span text:style-name="T20">"albaranes"</text:span><text:span text:style-name="T10">&gt;</text:span><text:span text:style-name="T17">albaranes</text:span><text:span text:style-name="T10">&lt;/</text:span><text:span text:style-name="T12">seccion</text:span><text:span text:style-name="T10">&gt;</text:span></text:p>
      <text:p text:style-name="Código"><text:span text:style-name="T17"><text:tab/></text:span><text:span text:style-name="T10">&lt;/</text:span><text:span text:style-name="T12">miembros</text:span><text:span text:style-name="T10">&gt;</text:span><text:span text:style-name="T17"><text:tab/><text:tab/><text:tab/><text:tab/><text:tab/><text:tab/></text:span></text:p>
      <text:p text:style-name="Código"><text:span text:style-name="T11">&lt;/</text:span><text:span text:style-name="T13">vista</text:span><text:span text:style-name="T11">&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4">nuevo en v2.0</text:span>). Por ejemplo, podemos definir una vista como ésta:</text:p>
      <text:p text:style-name="Código"><text:span text:style-name="T10">&lt;</text:span><text:span text:style-name="T12">vista </text:span><text:span text:style-name="T14">nombre</text:span><text:span text:style-name="T17">=</text:span><text:span text:style-name="T20">"SeccionesAnidadas"</text:span><text:span text:style-name="T10">&gt;</text:span></text:p>
      <text:p text:style-name="Código"><text:span text:style-name="T17"><text:tab/></text:span><text:span text:style-name="T10">&lt;</text:span><text:span text:style-name="T12">miembros</text:span><text:span text:style-name="T10">&gt;</text:span></text:p>
      <text:p text:style-name="Código"><text:tab/><text:tab/>año, numero</text:p>
      <text:p text:style-name="Código"><text:span text:style-name="T17"><text:tab/><text:tab/></text:span><text:span text:style-name="T10">&lt;</text:span><text:span text:style-name="T12">seccion </text:span><text:span text:style-name="T14">nombre</text:span><text:span text:style-name="T17">=</text:span><text:span text:style-name="T20">"cliente"</text:span><text:span text:style-name="T10">&gt;</text:span><text:span text:style-name="T17">cliente</text:span><text:span text:style-name="T10">&lt;/</text:span><text:span text:style-name="T12">seccion</text:span><text:span text:style-name="T10">&gt;</text:span></text:p>
      <text:p text:style-name="Código"><text:span text:style-name="T17"><text:tab/><text:tab/></text:span><text:span text:style-name="T10">&lt;</text:span><text:span text:style-name="T12">seccion </text:span><text:span text:style-name="T14">nombre</text:span>=<text:span text:style-name="T20">"datos</text:span><text:span text:style-name="T10">&gt;</text:span><text:span text:style-name="T17"><text:tab/><text:tab/><text:tab/><text:tab/> </text:span></text:p>
      <text:p text:style-name="Código"><text:span text:style-name="T17"><text:tab/><text:tab/><text:tab/></text:span><text:span text:style-name="T10">&lt;</text:span><text:span text:style-name="T12">seccion </text:span><text:span text:style-name="T14">nombre</text:span><text:span text:style-name="T17">=</text:span><text:span text:style-name="T20">"lineas"</text:span><text:span text:style-name="T10">&gt;</text:span><text:span text:style-name="T17">lineas</text:span><text:span text:style-name="T10">&lt;/</text:span><text:span text:style-name="T12">seccion</text:span><text:span text:style-name="T10">&gt;</text:span></text:p>
      <text:p text:style-name="Código"><text:span text:style-name="T17"><text:tab/><text:tab/><text:tab/></text:span><text:span text:style-name="T10">&lt;</text:span><text:span text:style-name="T12">seccion </text:span><text:span text:style-name="T14">nombre</text:span><text:span text:style-name="T20">"cantidades"</text:span><text:span text:style-name="T10">&gt;</text:span></text:p>
      <text:p text:style-name="Código"><text:span text:style-name="T17"><text:tab/><text:tab/><text:tab/><text:tab/></text:span><text:span text:style-name="T10">&lt;</text:span><text:span text:style-name="T12">seccion </text:span><text:span text:style-name="T14">nombre</text:span><text:span text:style-name="T17">=</text:span><text:span text:style-name="T20">"iva"</text:span><text:span text:style-name="T10">&gt;</text:span><text:span text:style-name="T17">porcentajeIVA; iva</text:span><text:span text:style-name="T10">&lt;/</text:span><text:span text:style-name="T12">seccion</text:span><text:span text:style-name="T10">&gt;</text:span><text:span text:style-name="T17"><text:tab/><text:tab/></text:span></text:p>
      <text:p text:style-name="Código"><text:span text:style-name="T17"><text:tab/><text:tab/><text:tab/><text:tab/></text:span><text:span text:style-name="T10">&lt;</text:span><text:span text:style-name="T12">seccion </text:span><text:span text:style-name="T14">nombre</text:span><text:span text:style-name="T17">=</text:span><text:span text:style-name="T20">"sumaImportes"</text:span><text:span text:style-name="T10">&gt;</text:span><text:span text:style-name="T17">sumaImportesm</text:span><text:span text:style-name="T10">&lt;/</text:span><text:span text:style-name="T12">seccion</text:span><text:span text:style-name="T10">&gt;</text:span></text:p>
      <text:p text:style-name="Código"><text:span text:style-name="T17"><text:tab/><text:tab/><text:tab/></text:span><text:span text:style-name="T10">&lt;/</text:span><text:span text:style-name="T12">seccion</text:span><text:span text:style-name="T10">&gt;</text:span></text:p>
      <text:p text:style-name="Código"><text:span text:style-name="T17"><text:tab/><text:tab/></text:span><text:span text:style-name="T10">&lt;/</text:span><text:span text:style-name="T12">seccion</text:span><text:span text:style-name="T10">&gt;</text:span><text:span text:style-name="T17"><text:tab/><text:tab/><text:tab/><text:tab/><text:tab/><text:tab/></text:span></text:p>
      <text:p text:style-name="Código"><text:span text:style-name="T17"><text:tab/><text:tab/></text:span><text:span text:style-name="T10">&lt;</text:span><text:span text:style-name="T12">seccion </text:span><text:span text:style-name="T14">nombre</text:span><text:span text:style-name="T17">=</text:span><text:span text:style-name="T20">"albaranes"</text:span><text:span text:style-name="T10">&gt;</text:span><text:span text:style-name="T17">albaranes</text:span><text:span text:style-name="T10">&lt;/</text:span><text:span text:style-name="T12">seccion</text:span><text:span text:style-name="T10">&gt;</text:span></text:p>
      <text:p text:style-name="Código"><text:span text:style-name="T17"><text:tab/></text:span><text:span text:style-name="T10">&lt;/</text:span><text:span text:style-name="T12">miembros</text:span><text:span text:style-name="T10">&gt;</text:span><text:span text:style-name="T17"><text:tab/><text:tab/><text:tab/><text:tab/></text:span><text:tab/><text:tab/></text:p>
      <text:p text:style-name="Código"><text:span text:style-name="T10">&lt;/</text:span><text:span text:style-name="T12">vista</text:span><text:span text:style-name="T10">&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4">Nuevo en v2.0.4:</text:span> Al igual que en los grupos, las secciones permiten usar el atributo <text:s/><text:span text:style-name="Código">alineado-por-columna</text:span>, así:</text:p>
      <text:p text:style-name="Código"><text:span text:style-name="T10">&lt;</text:span><text:span text:style-name="T12">seccion </text:span><text:span text:style-name="T14">nombre</text:span><text:span text:style-name="T17">=</text:span><text:span text:style-name="T20">"importes" </text:span><text:span text:style-name="T16">alineado-por-columnas</text:span><text:span text:style-name="T19">=</text:span><text:span text:style-name="T22">"true"</text:span><text:span text:style-name="T10">&gt;</text:span> ... <text:span text:style-name="T10">&lt;/</text:span><text:span text:style-name="T12">seccion</text:span><text:span text:style-name="T10">&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491"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404"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0">&lt;</text:span><text:span text:style-name="T12">vista-propiedad </text:span></text:p>
      <text:p text:style-name="Código"><text:span text:style-name="T12"><text:tab/></text:span><text:span text:style-name="T14">propiedad</text:span><text:span text:style-name="T17">=</text:span><text:span text:style-name="T20">"nombrePropiedad"<text:tab/><text:tab/><text:tab/><text:tab/></text:span><text:span text:style-name="T17">(1)</text:span></text:p>
      <text:p text:style-name="Código"><text:span text:style-name="T17"><text:tab/></text:span><text:span text:style-name="T14">etiqueta</text:span><text:span text:style-name="T17">=</text:span><text:span text:style-name="T20">"etiqueta"<text:tab/><text:tab/><text:tab/><text:tab/><text:tab/><text:tab/></text:span><text:span text:style-name="T17">(2)</text:span></text:p>
      <text:p text:style-name="Código"><text:span text:style-name="T17"><text:tab/></text:span><text:span text:style-name="T14">solo-lectura</text:span><text:span text:style-name="T17">=</text:span><text:span text:style-name="T20">"true|false"<text:tab/><text:tab/><text:tab/><text:tab/><text:tab/></text:span><text:span text:style-name="T17">(3)</text:span></text:p>
      <text:p text:style-name="Código"><text:span text:style-name="T17"><text:tab/></text:span><text:span text:style-name="T14">formato-etiqueta</text:span><text:span text:style-name="T17">=</text:span><text:span text:style-name="T20">"NORMAL|PEQUENA|SIN_ETIQUETA"<text:tab/></text:span><text:span text:style-name="T17">(4)</text:span></text:p>
      <text:p text:style-name="P18">&gt;</text:p>
      <text:p text:style-name="Código"><text:span text:style-name="T10"><text:tab/>&lt;</text:span><text:span text:style-name="T12">al-cambiar </text:span><text:span text:style-name="T17">... </text:span><text:span text:style-name="T10">/&gt;</text:span><text:span text:style-name="T17"><text:tab/><text:tab/><text:tab/><text:tab/><text:tab/><text:tab/>(5)</text:span></text:p>
      <text:p text:style-name="Código"><text:span text:style-name="T17"><text:tab/></text:span><text:span text:style-name="T10">&lt;</text:span><text:span text:style-name="T12">accion </text:span><text:span text:style-name="T17">... </text:span><text:span text:style-name="T10">/&gt;</text:span><text:span text:style-name="T17"> ...<text:tab/><text:tab/><text:tab/><text:tab/><text:tab/><text:tab/>(6)</text:span></text:p>
      <text:p text:style-name="Código"><text:span text:style-name="T11">&lt;/</text:span><text:span text:style-name="T13">vista-propiedad</text:span><text:span text:style-name="T11">&gt;</text:span></text:p>
      <text:list text:style-name="L31">
        <text:list-item>
          <text:p text:style-name="P173"><text:span text:style-name="Código">propiedad</text:span> (obligado): Normalmente el nombre de una propiedad del modelo, aunque también puede ser el nombre de una propiedad propia de la vista.</text:p>
        </text:list-item>
        <text:list-item>
          <text:p text:style-name="P173"><text:span text:style-name="Código">etiqueta</text:span> (opcional): Para modificar la etiqueta que se sacará en esta vista para esta propiedad. Para esto es <text:span text:style-name="T7">mucho mejor</text:span> usar los archivos i18n.</text:p>
        </text:list-item>
        <text:list-item>
          <text:p text:style-name="P173"><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173"><text:span text:style-name="Código">formato-etiqueta</text:span> (opcional): Forma en que se visualiza la etiqueta para esta propiedad.</text:p>
        </text:list-item>
        <text:list-item>
          <text:p text:style-name="P173"><text:span text:style-name="Código">al-cambiar </text:span>(uno, opcional): Acción a realizar cuando cambia el valor de esta propiedad.</text:p>
        </text:list-item>
        <text:list-item>
          <text:p text:style-name="P173"><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491" text:outline-level="3">Formato de etiqueta</text:h>
                </text:list-item>
              </text:list>
            </text:list-item>
          </text:list>
        </text:list-item>
      </text:list>
      <text:p text:style-name="Text_20_body">Un ejemplo sencillo para cambiar el formato de la etiqueta:</text:p>
      <text:p text:style-name="Código"><text:span text:style-name="T10">&lt;</text:span><text:span text:style-name="T12">vista </text:span><text:span text:style-name="T14">modelo</text:span><text:span text:style-name="T17">=</text:span><text:span text:style-name="T20">"Direccion"</text:span><text:span text:style-name="T10">&gt;</text:span></text:p>
      <text:p text:style-name="Código"><text:span text:style-name="T17"><text:tab/></text:span><text:span text:style-name="T10">&lt;</text:span><text:span text:style-name="T12">vista-propiedad </text:span><text:span text:style-name="T14">propiedad</text:span><text:span text:style-name="T17">=</text:span><text:span text:style-name="T20">"codigoPostal" </text:span><text:span text:style-name="T14">formato-etiqueta</text:span><text:span text:style-name="T17">=</text:span><text:span text:style-name="T20">"PEQUENA"</text:span><text:span text:style-name="T10">/&gt;</text:span></text:p>
      <text:p text:style-name="Código"><text:span text:style-name="T11">&lt;/</text:span><text:span text:style-name="T13">vista</text:span><text:span text:style-name="T11">&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491"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10">&lt;</text:span><text:span text:style-name="T12">vista-propiedad </text:span><text:span text:style-name="T14">propiedad</text:span><text:span text:style-name="T17">=</text:span><text:span text:style-name="T20">"transportista.codigo"</text:span><text:span text:style-name="T10">&gt;</text:span></text:p>
      <text:p text:style-name="Código"><text:span text:style-name="T17"><text:tab/></text:span><text:span text:style-name="T10">&lt;</text:span><text:span text:style-name="T12">al-cambiar </text:span><text:span text:style-name="T14">clase</text:span><text:span text:style-name="T17">=</text:span><text:span text:style-name="T20">"org.openxava.test.acciones.AlCambiarTransportistaEnAlbaran"</text:span><text:span text:style-name="T10">/&gt;</text:span></text:p>
      <text:p text:style-name="Código"><text:span text:style-name="T11">&lt;/</text:span><text:span text:style-name="T13">vista-propiedad</text:span><text:span text:style-name="T11">&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5"/>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491" text:outline-level="3">Acciones de la propiedad</text:h>
                </text:list-item>
              </text:list>
            </text:list-item>
          </text:list>
        </text:list-item>
      </text:list>
      <text:p text:style-name="Text_20_body">También podemos especificar acciones que el usuario puede pulsar directamente:</text:p>
      <text:p text:style-name="Código"><text:span text:style-name="T10">&lt;</text:span><text:span text:style-name="T12">vista-propiedad </text:span><text:span text:style-name="T14">propiedad</text:span><text:span text:style-name="T17">=</text:span><text:span text:style-name="T20">"numero"</text:span><text:span text:style-name="T10">&gt;</text:span></text:p>
      <text:p text:style-name="Código"><text:span text:style-name="T17"><text:tab/></text:span><text:span text:style-name="T10">&lt;</text:span><text:span text:style-name="T12">accion </text:span><text:span text:style-name="T14">accion</text:span><text:span text:style-name="T17">=</text:span><text:span text:style-name="T20">"Albaranes.generarNumero"</text:span><text:span text:style-name="T10">/&gt;</text:span><text:span text:style-name="T17"><text:tab/><text:tab/></text:span></text:p>
      <text:p text:style-name="Código"><text:span text:style-name="T11">&lt;/</text:span><text:span text:style-name="T13">vista-propiedad</text:span><text:span text:style-name="T11">&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0">&lt;</text:span><text:span text:style-name="T12">controlador </text:span><text:span text:style-name="T14">nombre</text:span><text:span text:style-name="T17">=</text:span><text:span text:style-name="T20">"Albaranes"</text:span><text:span text:style-name="T10">&gt;</text:span></text:p>
      <text:p text:style-name="Código"><text:tab/>...</text:p>
      <text:p text:style-name="Código"><text:span text:style-name="T17"><text:tab/></text:span><text:span text:style-name="T10">&lt;</text:span><text:span text:style-name="T12">accion </text:span><text:span text:style-name="T14">nombre</text:span><text:span text:style-name="T17">=</text:span><text:span text:style-name="T20">"generarNumero" </text:span><text:span text:style-name="T14">oculta</text:span><text:span text:style-name="T17">=</text:span><text:span text:style-name="T20">"true"</text:span></text:p>
      <text:p text:style-name="Código"><text:span text:style-name="T20"><text:tab/><text:tab/></text:span><text:span text:style-name="T14">clase</text:span><text:span text:style-name="T17">=</text:span><text:span text:style-name="T20">"org.openxava.test.acciones.GenerarNumeroAlbaran"</text:span><text:span text:style-name="T10">&gt;</text:span><text:span text:style-name="T17"><text:tab/><text:tab/><text:tab/></text:span></text:p>
      <text:p text:style-name="Código"><text:span text:style-name="T17"><text:tab/><text:tab/></text:span><text:span text:style-name="T10">&lt;</text:span><text:span text:style-name="T12">usa-objeto </text:span><text:span text:style-name="T14">nombre</text:span><text:span text:style-name="T17">=</text:span><text:span text:style-name="T20">"xava_view"</text:span><text:span text:style-name="T10">/&gt;</text:span><text:span text:style-name="T17"><text:tab/><text:tab/><text:tab/></text:span></text:p>
      <text:p text:style-name="Código"><text:span text:style-name="T17"><text:tab/></text:span><text:span text:style-name="T10">&lt;/</text:span><text:span text:style-name="T12">accion</text:span><text:span text:style-name="T10">&gt;</text:span><text:span text:style-name="T17"><text:tab/><text:tab/></text:span></text:p>
      <text:p text:style-name="Código"><text:tab/>...</text:p>
      <text:p text:style-name="Código"><text:span text:style-name="T11">&lt;/</text:span><text:span text:style-name="T13">controlador</text:span><text:span text:style-name="T11">&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4">(nuevo v2.0.3)</text:span> a <text:span text:style-name="Código">true</text:span> para que el vínculo esté siempre presente, incluso si la propiedad no es editable. Como sigue:</text:p>
      <text:p text:style-name="Código"><text:span text:style-name="T10">&lt;</text:span><text:span text:style-name="T12">accion </text:span><text:span text:style-name="T14">accion</text:span><text:span text:style-name="T17">=</text:span><text:span text:style-name="T20">"Albaranes.generarNumero" </text:span><text:span text:style-name="T14">siempre-activa</text:span><text:span text:style-name="T17">=</text:span><text:span text:style-name="T20">"true"</text:span><text:span text:style-name="T10">/&gt;</text:span><text:span text:style-name="T17"><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4">(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1"/>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h text:style-name="P404"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10">&lt;</text:span><text:span text:style-name="T12">vista-referencia</text:span></text:p>
      <text:p text:style-name="Código"><text:span text:style-name="T12"><text:tab/></text:span><text:span text:style-name="T14">referencia</text:span><text:span text:style-name="T17">=</text:span><text:span text:style-name="T20">"referencia"<text:tab/><text:tab/> </text:span><text:span text:style-name="T17">(1)</text:span></text:p>
      <text:p text:style-name="Código"><text:span text:style-name="T17"><text:tab/></text:span><text:span text:style-name="T14">vista</text:span><text:span text:style-name="T17">=</text:span><text:span text:style-name="T20">"vista"<text:tab/><text:tab/><text:tab/> </text:span><text:span text:style-name="T17">(2)</text:span></text:p>
      <text:p text:style-name="Código"><text:span text:style-name="T17"><text:tab/></text:span><text:span text:style-name="T14">solo-lectura</text:span><text:span text:style-name="T17">=</text:span><text:span text:style-name="T20">"true|false"<text:tab/><text:tab/> </text:span><text:span text:style-name="T17">(3)</text:span></text:p>
      <text:p text:style-name="Código"><text:span text:style-name="T17"><text:tab/></text:span><text:span text:style-name="T14">marco</text:span><text:span text:style-name="T17">=</text:span><text:span text:style-name="T20">"true|false"<text:tab/><text:tab/><text:tab/> </text:span><text:span text:style-name="T17">(4)</text:span></text:p>
      <text:p text:style-name="Código"><text:span text:style-name="T17"><text:tab/></text:span><text:span text:style-name="T14">crear</text:span><text:span text:style-name="T17">=</text:span><text:span text:style-name="T20">"true|false"<text:tab/><text:tab/><text:tab/> </text:span><text:span text:style-name="T17">(5)</text:span></text:p>
      <text:p text:style-name="P21"><text:tab/><text:span text:style-name="T14">modificar</text:span>=<text:span text:style-name="T20">"true|false"<text:tab/><text:tab/> </text:span>(6)<text:tab/>nuevo en v2.0.4</text:p>
      <text:p text:style-name="Código"><text:span text:style-name="T17"><text:tab/></text:span><text:span text:style-name="T14">buscar</text:span><text:span text:style-name="T17">=</text:span><text:span text:style-name="T20">"true|false"<text:tab/><text:tab/><text:tab/> </text:span><text:span text:style-name="T17">(7)</text:span></text:p>
      <text:p text:style-name="P21"><text:span text:style-name="T14"><text:tab/>como-agregado</text:span>=<text:span text:style-name="T20">"true|false"<text:tab/> </text:span>(8)<text:tab/>nuevo en v2.0.3</text:p>
      <text:p text:style-name="P18">&gt;</text:p>
      <text:p text:style-name="Código"><text:span text:style-name="T10"><text:tab/>&lt;</text:span><text:span text:style-name="T12">accion-buscar </text:span><text:span text:style-name="T17">... </text:span><text:span text:style-name="T10">/&gt;</text:span><text:span text:style-name="T17"><text:tab/><text:tab/> (9)</text:span></text:p>
      <text:p text:style-name="Código"><text:span text:style-name="T17"><text:tab/></text:span><text:span text:style-name="T10">&lt;</text:span><text:span text:style-name="T12">lista-descriptiones </text:span><text:span text:style-name="T17">... </text:span><text:span text:style-name="T10">/&gt;</text:span><text:span text:style-name="T17"><text:tab/>(10)</text:span></text:p>
      <text:p text:style-name="P21"><text:tab/><text:span text:style-name="T10">&lt;</text:span><text:span text:style-name="T12">accion </text:span>... <text:span text:style-name="T10">/&gt;</text:span> ...<text:tab/><text:tab/><text:tab/>(11)<text:tab/>nuevo en v2.0.1</text:p>
      <text:p text:style-name="Código"><text:span text:style-name="T11">&lt;/</text:span><text:span text:style-name="T13">vista-referencia</text:span><text:span text:style-name="T11">&gt;</text:span></text:p>
      <text:list text:style-name="L32">
        <text:list-item>
          <text:p text:style-name="P179"><text:span text:style-name="Código">referencia</text:span> (obligado): Nombre de la referencia del modelo de la que se quiere personalizar la visualización.</text:p>
        </text:list-item>
        <text:list-item>
          <text:p text:style-name="P179"><text:span text:style-name="Código">vista</text:span> (opcional): Si omitimos este atributo usa la vista por defecto del objeto referenciado para visualizarlo, con este atributo podemos indicar que use otra vista.</text:p>
        </text:list-item>
        <text:list-item>
          <text:p text:style-name="P179"><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179"><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179"><text:span text:style-name="Código">crear</text:span> (opcional): Indica si el usuario ha de tener opción para crear o no un nuevo objeto del tipo referenciado. Por defecto vale <text:span text:style-name="Código">true</text:span>.</text:p>
        </text:list-item>
        <text:list-item>
          <text:p text:style-name="P179"><text:span text:style-name="Código">modificar</text:span> (opcional): <text:span text:style-name="T4">(nuevo en v2.0.4)</text:span> Indica si el usuario ha de tener opción para modificar o no el objeto actualmente referenciado. Por defecto vale <text:span text:style-name="Código">true</text:span>.</text:p>
        </text:list-item>
        <text:list-item>
          <text:p text:style-name="P179"><text:span text:style-name="Código">buscar</text:span> (opcional): Indica si el usuario va a tener un vínculo para poder realizar búsquedas con una lista, filtros, etc. Por defecto vale <text:span text:style-name="Código">true</text:span>.</text:p>
        </text:list-item>
        <text:list-item>
          <text:p text:style-name="P179"><text:span text:style-name="Código">como-agregado</text:span> (opcional): <text:span text:style-name="T4">(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179"><text:span text:style-name="Código">accion-buscar</text:span> (una, opcional): Nos permite especificar nuestra propia acción de búsqueda.</text:p>
        </text:list-item>
        <text:list-item>
          <text:p text:style-name="P179"><text:span text:style-name="Código">lista-descripciones</text:span>: Permite visualizar los datos como una lista descripciones, típicamente un combo. Práctico cuando hay pocos elementos del objeto referenciado.</text:p>
        </text:list-item>
        <text:list-item>
          <text:p text:style-name="P179"><text:span text:style-name="Código">accion</text:span> (varias, opcional): <text:span text:style-name="T4">(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0">&lt;</text:span><text:span text:style-name="T12">entidad</text:span><text:span text:style-name="T10">&gt;</text:span><text:span text:style-name="T17"><text:tab/><text:tab/></text:span></text:p>
      <text:p text:style-name="Código">...</text:p>
      <text:p text:style-name="Código"><text:span text:style-name="T17"><text:tab/></text:span><text:span text:style-name="T10">&lt;</text:span><text:span text:style-name="T12">referencia </text:span><text:span text:style-name="T14">nombre</text:span><text:span text:style-name="T17">=</text:span><text:span text:style-name="T20">"familia" </text:span><text:span text:style-name="T14">modelo</text:span><text:span text:style-name="T17">=</text:span><text:span text:style-name="T20">"Familia" </text:span><text:span text:style-name="T14">requerido</text:span><text:span text:style-name="T17">=</text:span><text:span text:style-name="T20">"true"</text:span><text:span text:style-name="T10">/&gt;</text:span></text:p>
      <text:p text:style-name="Código">...</text:p>
      <text:p text:style-name="Código"><text:span text:style-name="T11">&lt;/</text:span><text:span text:style-name="T13">entidad</text:span><text:span text:style-name="T11">&gt;</text:span></text:p>
      <text:p text:style-name="Text_20_body">La interfaz gráfica tendrá el siguiente aspecto <text:span text:style-name="T4">(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491" text:outline-level="3">Escoger vista</text:h>
                </text:list-item>
              </text:list>
            </text:list-item>
          </text:list>
        </text:list-item>
      </text:list>
      <text:p text:style-name="Text_20_body">La modificación más sencilla sería especificar que vista del objeto referenciado queremos usar:</text:p>
      <text:p text:style-name="P23"><text:span text:style-name="T10">&lt;</text:span><text:span text:style-name="T12">vista-referencia </text:span><text:span text:style-name="T14">referencia</text:span><text:span text:style-name="T17">=</text:span><text:span text:style-name="T20">"factura" </text:span><text:span text:style-name="T14">vista</text:span><text:span text:style-name="T17">=</text:span><text:span text:style-name="T20">"Simple"</text:span><text:span text:style-name="T10">/&gt;</text:span></text:p>
      <text:p text:style-name="Text_20_body">Para esto en el componente <text:span text:style-name="Código">Factura</text:span> tenemos que tener una vista llamada simple:</text:p>
      <text:p text:style-name="Código"><text:span text:style-name="T10">&lt;</text:span><text:span text:style-name="T12">componente </text:span><text:span text:style-name="T14">nombre</text:span><text:span text:style-name="T17">=</text:span><text:span text:style-name="T20">"Factura"</text:span><text:span text:style-name="T10">&gt;</text:span></text:p>
      <text:p text:style-name="Código">...</text:p>
      <text:p text:style-name="Código"><text:span text:style-name="T17"><text:tab/></text:span><text:span text:style-name="T10">&lt;</text:span><text:span text:style-name="T12">vista </text:span><text:span text:style-name="T14">nombre</text:span><text:span text:style-name="T17">=</text:span><text:span text:style-name="T20">"Simple"</text:span><text:span text:style-name="T10">&gt;</text:span><text:span text:style-name="T17"><text:tab/><text:tab/></text:span></text:p>
      <text:p text:style-name="Código"><text:span text:style-name="T17"><text:tab/><text:tab/></text:span><text:span text:style-name="T10">&lt;</text:span><text:span text:style-name="T12">miembros</text:span><text:span text:style-name="T10">&gt;</text:span></text:p>
      <text:p text:style-name="Código"><text:tab/><text:tab/><text:tab/>año, numero, fecha, descuentoAño;</text:p>
      <text:p text:style-name="Código"><text:span text:style-name="T17"><text:tab/><text:tab/></text:span><text:span text:style-name="T10">&lt;/</text:span><text:span text:style-name="T12">miembros</text:span><text:span text:style-name="T10">&gt;</text:span><text:span text:style-name="T17"><text:tab/><text:tab/></text:span></text:p>
      <text:p text:style-name="Código"><text:span text:style-name="T17"><text:tab/></text:span><text:span text:style-name="T10">&lt;/</text:span><text:span text:style-name="T12">vista</text:span><text:span text:style-name="T10">&gt;</text:span><text:span text:style-name="T17"><text:tab/></text:span></text:p>
      <text:p text:style-name="Código">...</text:p>
      <text:p text:style-name="Código"><text:span text:style-name="T11">&lt;/</text:span><text:span text:style-name="T13">componente</text:span><text:span text:style-name="T11">&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491"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0">&lt;</text:span><text:span text:style-name="T12">vista-referencia </text:span><text:span text:style-name="T14">referencia</text:span><text:span text:style-name="T17">=</text:span><text:span text:style-name="T20">"comercial" </text:span><text:span text:style-name="T14">marco</text:span><text:span text:style-name="T17">=</text:span><text:span text:style-name="T20">"false"</text:span><text:span text:style-name="T10">/&gt;</text:span></text:p>
      <text:p text:style-name="Código"><text:span text:style-name="T10">&lt;</text:span><text:span text:style-name="T12">miembros</text:span><text:span text:style-name="T10">&gt;</text:span></text:p>
      <text:p text:style-name="Código">...</text:p>
      <text:p text:style-name="Código"><text:span text:style-name="T17"><text:tab/></text:span><text:span text:style-name="T10">&lt;</text:span><text:span text:style-name="T12">grupo </text:span><text:span text:style-name="T14">nombre</text:span><text:span text:style-name="T17">=</text:span><text:span text:style-name="T20">"comercial"</text:span><text:span text:style-name="T10">&gt;</text:span></text:p>
      <text:p text:style-name="Código"><text:tab/><text:tab/>comercial;</text:p>
      <text:p text:style-name="Código"><text:tab/><text:tab/>relacionConComercial; </text:p>
      <text:p text:style-name="Código"><text:span text:style-name="T17"><text:tab/></text:span><text:span text:style-name="T10">&lt;/</text:span><text:span text:style-name="T12">grupo</text:span><text:span text:style-name="T10">&gt;</text:span></text:p>
      <text:p text:style-name="Código">...</text:p>
      <text:p text:style-name="Código"><text:span text:style-name="T11">&lt;/</text:span><text:span text:style-name="T13">miembros</text:span><text:span text:style-name="T11">&gt;</text:span><text:span text:style-name="T18"><text:tab/><text:tab/></text:span></text:p>
      <text:p text:style-name="P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491"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0">&lt;</text:span><text:span text:style-name="T12">vista-referencia </text:span><text:span text:style-name="T14">referencia</text:span><text:span text:style-name="T17">=</text:span><text:span text:style-name="T20">"comercial"</text:span><text:span text:style-name="T10">&gt;</text:span></text:p>
      <text:p text:style-name="Código"><text:span text:style-name="T17"><text:tab/></text:span><text:span text:style-name="T10">&lt;</text:span><text:span text:style-name="T12">accion-buscar </text:span><text:span text:style-name="T14">accion</text:span><text:span text:style-name="T17">=</text:span><text:span text:style-name="T20">"MiReferencia.buscar"</text:span><text:span text:style-name="T10">/&gt;</text:span></text:p>
      <text:p text:style-name="Código"><text:span text:style-name="T11">&lt;/</text:span><text:span text:style-name="T13">vista-referencia</text:span><text:span text:style-name="T11">&gt;</text:span><text:span text:style-name="T18"><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0">&lt;</text:span><text:span text:style-name="T12">controlador </text:span><text:span text:style-name="T14">nombre</text:span><text:span text:style-name="T17">=</text:span><text:span text:style-name="T20">"MiReferencia"</text:span><text:span text:style-name="T10">&gt;</text:span></text:p>
      <text:p text:style-name="Código"><text:span text:style-name="T17"><text:tab/></text:span><text:span text:style-name="T10">&lt;</text:span><text:span text:style-name="T12">accion </text:span><text:span text:style-name="T14">nombre</text:span><text:span text:style-name="T17">=</text:span><text:span text:style-name="T20">"buscar" </text:span><text:span text:style-name="T14">oculta</text:span><text:span text:style-name="T17">=</text:span><text:span text:style-name="T20">"true"</text:span></text:p>
      <text:p text:style-name="Código"><text:span text:style-name="T20"><text:tab/><text:tab/></text:span><text:span text:style-name="T14">clase</text:span><text:span text:style-name="T17">=</text:span><text:span text:style-name="T20">"org.openxava.test.acciones.MiAccionBuscar"</text:span></text:p>
      <text:p text:style-name="Código"><text:span text:style-name="T20"><text:tab/><text:tab/></text:span><text:span text:style-name="T14">imagen</text:span><text:span text:style-name="T17">=</text:span><text:span text:style-name="T20">"images/search.gif"</text:span><text:span text:style-name="T10">&gt;</text:span></text:p>
      <text:p text:style-name="Código"><text:span text:style-name="T17"><text:tab/><text:tab/></text:span><text:span text:style-name="T10">&lt;</text:span><text:span text:style-name="T12">usa-objeto </text:span><text:span text:style-name="T14">nombre</text:span><text:span text:style-name="T17">=</text:span><text:span text:style-name="T20">"xava_view"</text:span><text:span text:style-name="T10">/&gt;</text:span></text:p>
      <text:p text:style-name="Código"><text:span text:style-name="T17"><text:tab/><text:tab/></text:span><text:span text:style-name="T10">&lt;</text:span><text:span text:style-name="T12">usa-objeto </text:span><text:span text:style-name="T14">nombre</text:span><text:span text:style-name="T17">=</text:span><text:span text:style-name="T20">"xava_referenceSubview"</text:span><text:span text:style-name="T10">/&gt;</text:span></text:p>
      <text:p text:style-name="Código"><text:span text:style-name="T17"><text:tab/><text:tab/></text:span><text:span text:style-name="T10">&lt;</text:span><text:span text:style-name="T12">usa-objeto </text:span><text:span text:style-name="T14">nombre</text:span><text:span text:style-name="T17">=</text:span><text:span text:style-name="T20">"xava_tab"</text:span><text:span text:style-name="T10">/&gt;</text:span></text:p>
      <text:p text:style-name="P21"><text:tab/><text:tab/><text:span text:style-name="T10">&lt;</text:span><text:span text:style-name="T12">usa-objeto </text:span><text:span text:style-name="T14">nombre</text:span>=<text:span text:style-name="T20">"xava_currentReferenceLabel"</text:span><text:span text:style-name="T10">/&gt;</text:span><text:tab/><text:tab/><text:tab/><text:tab/></text:p>
      <text:p text:style-name="Código"><text:span text:style-name="T17"><text:tab/></text:span><text:span text:style-name="T10">&lt;/</text:span><text:span text:style-name="T12">accion</text:span><text:span text:style-name="T10">&gt;</text:span><text:span text:style-name="T17"><text:tab/><text:tab/><text:tab/></text:span></text:p>
      <text:p text:style-name="Código"><text:tab/>...</text:p>
      <text:p text:style-name="Código"><text:span text:style-name="T11">&lt;/</text:span><text:span text:style-name="T13">controlador</text:span><text:span text:style-name="T11">&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491"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10">&lt;</text:span><text:span text:style-name="T12">controlador </text:span><text:span text:style-name="T14">nombre</text:span><text:span text:style-name="T17">=</text:span><text:span text:style-name="T20">"AlmacenCreation"</text:span><text:span text:style-name="T10">&gt;</text:span></text:p>
      <text:p text:style-name="Código"><text:span text:style-name="T17"><text:tab/></text:span><text:span text:style-name="T10">&lt;</text:span><text:span text:style-name="T12">hereda-de </text:span><text:span text:style-name="T14">controlador</text:span><text:span text:style-name="T17">=</text:span><text:span text:style-name="T20">"NewCreation"</text:span><text:span text:style-name="T10">/&gt;</text:span></text:p>
      <text:p text:style-name="Código"><text:span text:style-name="T17"><text:tab/></text:span><text:span text:style-name="T10">&lt;</text:span><text:span text:style-name="T12">accion </text:span><text:span text:style-name="T14">nombre</text:span><text:span text:style-name="T17">=</text:span><text:span text:style-name="T20">"new" </text:span><text:span text:style-name="T14">oculta</text:span><text:span text:style-name="T17">=</text:span><text:span text:style-name="T20">"true"</text:span></text:p>
      <text:p text:style-name="Código"><text:span text:style-name="T20"><text:tab/><text:tab/></text:span><text:span text:style-name="T14">clase</text:span><text:span text:style-name="T17">=</text:span><text:span text:style-name="T20">"org.openxava.test.actions.CrearNuevoAlmacenDesdeReferencia"</text:span><text:span text:style-name="T10">&gt;</text:span></text:p>
      <text:p text:style-name="Código"><text:span text:style-name="T17"><text:tab/><text:tab/></text:span><text:span text:style-name="T10">&lt;</text:span><text:span text:style-name="T12">usa-objeto </text:span><text:span text:style-name="T14">nombre</text:span><text:span text:style-name="T17">=</text:span><text:span text:style-name="T20">"xava_view"</text:span><text:span text:style-name="T10">/&gt;</text:span><text:span text:style-name="T17"><text:tab/><text:tab/><text:tab/></text:span></text:p>
      <text:p text:style-name="Código"><text:span text:style-name="T17"><text:tab/></text:span><text:span text:style-name="T10">&lt;/</text:span><text:span text:style-name="T12">accion</text:span><text:span text:style-name="T10">&gt;</text:span><text:span text:style-name="T17"><text:tab/><text:tab/><text:tab/><text:tab/><text:tab/><text:tab/></text:span></text:p>
      <text:p text:style-name="Código"><text:span text:style-name="T10">&lt;/</text:span><text:span text:style-name="T12">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491" text:outline-level="3">Acción de modificación propia <text:span text:style-name="T4">(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26">&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26">--&gt;</text:p>
      <text:p text:style-name="Código"><text:span text:style-name="T10">&lt;</text:span><text:span text:style-name="T12">controlador </text:span><text:span text:style-name="T14">nombre</text:span><text:span text:style-name="T17">=</text:span><text:span text:style-name="T20">"AlmacenModification"</text:span><text:span text:style-name="T10">&gt;</text:span></text:p>
      <text:p text:style-name="Código"><text:span text:style-name="T17"><text:tab/></text:span><text:span text:style-name="T10">&lt;hereda-de</text:span><text:span text:style-name="T12"> </text:span><text:span text:style-name="T14">controlador</text:span><text:span text:style-name="T17">=</text:span><text:span text:style-name="T20">"Modification"</text:span><text:span text:style-name="T10">/&gt;</text:span></text:p>
      <text:p text:style-name="Código"><text:span text:style-name="T17"><text:tab/></text:span><text:span text:style-name="T10">&lt;</text:span><text:span text:style-name="T12">accion </text:span><text:span text:style-name="T14">nombre</text:span><text:span text:style-name="T17">=</text:span><text:span text:style-name="T20">"search" </text:span><text:span text:style-name="T14">oculta</text:span><text:span text:style-name="T17">=</text:span><text:span text:style-name="T20">"true"</text:span></text:p>
      <text:p text:style-name="Código"><text:span text:style-name="T20"><text:tab/><text:tab/></text:span><text:span text:style-name="T14">clase</text:span><text:span text:style-name="T17">=</text:span><text:span text:style-name="T20">"org.openxava.test.actions.ModificarAlmacenDesdeReferencia"</text:span><text:span text:style-name="T10">&gt;</text:span></text:p>
      <text:p text:style-name="Código"><text:span text:style-name="T17"><text:tab/><text:tab/></text:span><text:span text:style-name="T10">&lt;</text:span><text:span text:style-name="T12">usa-objeto </text:span><text:span text:style-name="T14">nombre</text:span><text:span text:style-name="T17">=</text:span><text:span text:style-name="T20">"xava_view"</text:span><text:span text:style-name="T10">/&gt;</text:span><text:span text:style-name="T17"><text:tab/><text:tab/><text:tab/></text:span></text:p>
      <text:p text:style-name="Código"><text:span text:style-name="T17"><text:tab/></text:span><text:span text:style-name="T10">&lt;/</text:span><text:span text:style-name="T12">accion</text:span><text:span text:style-name="T10">&gt;</text:span><text:span text:style-name="T17"><text:tab/><text:tab/><text:tab/><text:tab/><text:tab/><text:tab/></text:span></text:p>
      <text:p text:style-name="Código"><text:span text:style-name="T10">&lt;/</text:span><text:span text:style-name="T12">controlador</text:span><text:span text:style-name="T10">&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491"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0">&lt;</text:span><text:span text:style-name="T12">lista-descripciones</text:span></text:p>
      <text:p text:style-name="Código"><text:span text:style-name="T12"><text:tab/></text:span><text:span text:style-name="T14">propiedad-descripcion</text:span><text:span text:style-name="T17">=</text:span><text:span text:style-name="T20">"propiedad"<text:tab/><text:tab/><text:tab/></text:span><text:span text:style-name="T17">(1)</text:span></text:p>
      <text:p text:style-name="Código"><text:span text:style-name="T17"><text:tab/></text:span><text:span text:style-name="T14">propiedades-descripcion</text:span><text:span text:style-name="T17">=</text:span><text:span text:style-name="T20">"propiedades"<text:tab/><text:tab/><text:tab/></text:span><text:span text:style-name="T17">(2)</text:span></text:p>
      <text:p text:style-name="Código"><text:span text:style-name="T17"><text:tab/></text:span><text:span text:style-name="T14">depende-de</text:span><text:span text:style-name="T17">=</text:span><text:span text:style-name="T20">"depende"<text:tab/><text:tab/><text:tab/><text:tab/><text:tab/></text:span><text:span text:style-name="T17">(3)</text:span></text:p>
      <text:p text:style-name="Código"><text:span text:style-name="T17"><text:tab/></text:span><text:span text:style-name="T14">condicion</text:span><text:span text:style-name="T17">=</text:span><text:span text:style-name="T20">"condicion"<text:tab/><text:tab/><text:tab/><text:tab/><text:tab/></text:span><text:span text:style-name="T17">(4)</text:span></text:p>
      <text:p text:style-name="Código"><text:span text:style-name="T17"><text:tab/></text:span><text:span text:style-name="T14">ordenado-por-clave</text:span><text:span text:style-name="T17">=</text:span><text:span text:style-name="T20">"true|false"<text:tab/><text:tab/><text:tab/><text:tab/></text:span><text:span text:style-name="T17">(5)</text:span></text:p>
      <text:p text:style-name="Código"><text:span text:style-name="T17"><text:tab/></text:span><text:span text:style-name="T14">orden</text:span><text:span text:style-name="T17">=</text:span><text:span text:style-name="T20">"orden"<text:tab/><text:tab/><text:tab/><text:tab/><text:tab/><text:tab/></text:span><text:span text:style-name="T17">(6) </text:span></text:p>
      <text:p text:style-name="Código"><text:span text:style-name="T17"><text:tab/></text:span><text:span text:style-name="T14">formato-etiqueta</text:span><text:span text:style-name="T17">=</text:span><text:span text:style-name="T20">"NORMAL|PEQUENA|SIN_ETIQUETA"<text:tab/></text:span><text:span text:style-name="T17">(7) </text:span></text:p>
      <text:p text:style-name="P19">/&gt;</text:p>
      <text:list text:style-name="L33">
        <text:list-item>
          <text:p text:style-name="P190"><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190"><text:span text:style-name="Código">propiedad-descripciones</text:span> (opcional): Como propiedad-descripcion (y además exclusiva con ella) pero permite poner una lista de propiedades separadas por comas. Al usuario le aparecen concatenadas.</text:p>
        </text:list-item>
        <text:list-item>
          <text:p text:style-name="P190"><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190"><text:span text:style-name="Código">condicion</text:span> (opcional): Permite poner una condición (al estilo SQL) para filtrar los valores que aparecen en la lista de descripciones.</text:p>
        </text:list-item>
        <text:list-item>
          <text:p text:style-name="P190"><text:span text:style-name="Código">ordenado-por-clave</text:span> (opcional): Por defecto los datos salen ordenados por descripción, pero si ponemos está propiedad a <text:span text:style-name="Código">true</text:span> saldrán ordenados por clave.</text:p>
        </text:list-item>
        <text:list-item>
          <text:p text:style-name="P190"><text:span text:style-name="Código">orden</text:span> (opcional): Permite poner un orden (al estilo SQL) para los valores que aparecen en la lista de descripciones.</text:p>
        </text:list-item>
        <text:list-item>
          <text:p text:style-name="P190"><text:span text:style-name="Código">formato-etiqueta</text:span> (opcional): Forma en que se visualiza la etiqueta para esta referencia. Ver sección 4.2.1.</text:p>
        </text:list-item>
      </text:list>
      <text:p text:style-name="Text_20_body">El uso más simple es:</text:p>
      <text:p text:style-name="Código"><text:span text:style-name="T10">&lt;</text:span><text:span text:style-name="T12">vista-referencia </text:span><text:span text:style-name="T14">referencia</text:span><text:span text:style-name="T17">=</text:span><text:span text:style-name="T20">"almacen"</text:span><text:span text:style-name="T10">&gt;</text:span></text:p>
      <text:p text:style-name="Código"><text:span text:style-name="T17"><text:tab/></text:span><text:span text:style-name="T10">&lt;</text:span><text:span text:style-name="T12">lista-descripciones</text:span><text:span text:style-name="T10">/&gt;</text:span><text:span text:style-name="T17"><text:tab/><text:tab/><text:tab/><text:tab/><text:tab/><text:tab/><text:tab/></text:span></text:p>
      <text:p text:style-name="Código"><text:span text:style-name="T11">&lt;/</text:span><text:span text:style-name="T13">vista-referencia</text:span><text:span text:style-name="T11">&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0">&lt;</text:span><text:span text:style-name="T12">vista-referencia </text:span><text:span text:style-name="T14">referencia</text:span><text:span text:style-name="T17">=</text:span><text:span text:style-name="T20">"familia"</text:span><text:span text:style-name="T10">&gt;</text:span></text:p>
      <text:p text:style-name="Código"><text:span text:style-name="T17"><text:tab/></text:span><text:span text:style-name="T10">&lt;</text:span><text:span text:style-name="T12">lista-descripciones </text:span><text:span text:style-name="T14">ordenado-por-clave</text:span><text:span text:style-name="T17">=</text:span><text:span text:style-name="T20">"true"</text:span><text:span text:style-name="T10">/&gt;</text:span><text:span text:style-name="T17"><text:tab/>(1)<text:tab/><text:tab/><text:tab/><text:tab/></text:span></text:p>
      <text:p text:style-name="Código"><text:span text:style-name="T10">&lt;/</text:span><text:span text:style-name="T12">vista-referencia</text:span><text:span text:style-name="T10">&gt;</text:span></text:p>
      <text:p text:style-name="Código"><text:tab/><text:tab/></text:p>
      <text:p text:style-name="Código"><text:span text:style-name="T10">&lt;</text:span><text:span text:style-name="T12">vista-referencia </text:span><text:span text:style-name="T14">referencia</text:span><text:span text:style-name="T17">=</text:span><text:span text:style-name="T20">"subfamilia" </text:span><text:span text:style-name="T14">crear</text:span><text:span text:style-name="T17">=</text:span><text:span text:style-name="T20">"false"</text:span><text:span text:style-name="T10">&gt;</text:span><text:span text:style-name="T17"><text:tab/>(2)</text:span></text:p>
      <text:p text:style-name="Código"><text:span text:style-name="T17"><text:tab/></text:span><text:span text:style-name="T10">&lt;</text:span><text:span text:style-name="T12">lista-descripciones <text:s/></text:span></text:p>
      <text:p text:style-name="Código"><text:span text:style-name="T12"><text:tab/><text:tab/></text:span><text:span text:style-name="T14">propiedad-descripcion</text:span><text:span text:style-name="T17">=</text:span><text:span text:style-name="T20">"descripcion" <text:tab/><text:tab/></text:span><text:span text:style-name="T17">(3)</text:span></text:p>
      <text:p text:style-name="Código"><text:span text:style-name="T17"><text:tab/><text:tab/></text:span><text:span text:style-name="T14">depende-de</text:span><text:span text:style-name="T17">=</text:span><text:span text:style-name="T20">"familia"<text:tab/><text:tab/><text:tab/><text:tab/></text:span><text:span text:style-name="T17">(4)</text:span></text:p>
      <text:p text:style-name="Código"><text:span text:style-name="T17"><text:tab/><text:tab/></text:span><text:span text:style-name="T14">condicion</text:span><text:span text:style-name="T17">=</text:span><text:span text:style-name="T20">"${familia.codigo} = ?"<text:tab/><text:tab/></text:span><text:span text:style-name="T17">(5)<text:tab/><text:tab/><text:tab/><text:tab/></text:span></text:p>
      <text:p text:style-name="Código"><text:span text:style-name="T17"><text:tab/><text:tab/></text:span><text:span text:style-name="T14">orden</text:span><text:span text:style-name="T17">=</text:span><text:span text:style-name="T20">"${descripcion} desc"</text:span><text:span text:style-name="T10">/&gt;</text:span><text:span text:style-name="T17"><text:tab/><text:tab/><text:tab/>(6)<text:tab/><text:tab/><text:tab/><text:tab/></text:span></text:p>
      <text:p text:style-name="Código"><text:span text:style-name="T10">&lt;/</text:span><text:span text:style-name="T12">vista-referencia</text:span><text:span text:style-name="T10">&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0">&lt;</text:span><text:span text:style-name="T12">vista-referencia </text:span><text:span text:style-name="T14">referencia</text:span><text:span text:style-name="T17">=</text:span><text:span text:style-name="T20">"comercialAlternativo" </text:span><text:span text:style-name="T14">solo-lectura</text:span><text:span text:style-name="T17">=</text:span><text:span text:style-name="T20">"true"</text:span><text:span text:style-name="T10">&gt;</text:span></text:p>
      <text:p text:style-name="Código"><text:span text:style-name="T17"><text:tab/></text:span><text:span text:style-name="T10">&lt;</text:span><text:span text:style-name="T12">lista-descripciones </text:span><text:span text:style-name="T14">propiedades-descripcion</text:span><text:span text:style-name="T17">=</text:span><text:span text:style-name="T20">"nivel.descripcion, nombre"</text:span><text:span text:style-name="T10">/&gt;</text:span></text:p>
      <text:p text:style-name="Código"><text:span text:style-name="T11">&lt;/</text:span><text:span text:style-name="T13">vista-referencia</text:span><text:span text:style-name="T11">&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404" text:outline-level="2">Vista colección</text:h>
            </text:list-item>
          </text:list>
        </text:list-item>
      </text:list>
      <text:p text:style-name="Text_20_body">Sirve para refinar la presentación de una colección. Aquí su sintaxis:</text:p>
      <text:p text:style-name="Código"><text:span text:style-name="T10">&lt;</text:span><text:span text:style-name="T12">vista-coleccion </text:span></text:p>
      <text:p text:style-name="Código"><text:span text:style-name="T12"><text:tab/></text:span><text:span text:style-name="T14">coleccion</text:span><text:span text:style-name="T17">=</text:span><text:span text:style-name="T20">"coleccion"<text:tab/><text:tab/> <text:s/><text:tab/> </text:span><text:span text:style-name="T17">(1)</text:span></text:p>
      <text:p text:style-name="Código"><text:span text:style-name="T17"><text:tab/></text:span><text:span text:style-name="T14">vista</text:span><text:span text:style-name="T17">=</text:span><text:span text:style-name="T20">"vista"<text:tab/><text:tab/><text:tab/> <text:s/><text:tab/> </text:span><text:span text:style-name="T17">(2)</text:span></text:p>
      <text:p text:style-name="Código"><text:span text:style-name="T17"><text:tab/></text:span><text:span text:style-name="T14">solo-lectura</text:span><text:span text:style-name="T17">=</text:span><text:span text:style-name="T20">"true|false"<text:tab/><text:tab/> <text:s/><text:tab/> </text:span><text:span text:style-name="T17">(3)</text:span></text:p>
      <text:p text:style-name="Código"><text:span text:style-name="T17"><text:tab/></text:span><text:span text:style-name="T14">solo-edicion</text:span><text:span text:style-name="T17">=</text:span><text:span text:style-name="T20">"true|false"<text:tab/><text:tab/> <text:s/><text:tab/> </text:span><text:span text:style-name="T17">(4)</text:span></text:p>
      <text:p text:style-name="Código"><text:span text:style-name="T17"><text:tab/></text:span><text:span text:style-name="T14">crear-referencia</text:span><text:span text:style-name="T17">=</text:span><text:span text:style-name="T20">"true|false"<text:tab/> <text:s/><text:tab/> </text:span><text:span text:style-name="T17">(5) </text:span></text:p>
      <text:p text:style-name="P21"><text:span text:style-name="T14"><text:tab/>modificar-referencia</text:span>=<text:span text:style-name="T20">"true|false" <text:s/><text:tab/> </text:span>(6) nuevo en v2.0.4</text:p>
      <text:p text:style-name="P21"><text:span text:style-name="T14"><text:tab/>como-agregado</text:span>=<text:span text:style-name="T20">"true|false"<text:tab/> <text:s/><text:tab/> </text:span>(7) nuevo en v2.0.2</text:p>
      <text:p text:style-name="P18">&gt;</text:p>
      <text:p text:style-name="Código"><text:span text:style-name="T10"><text:tab/>&lt;</text:span><text:span text:style-name="T12">propiedades-lista </text:span><text:span text:style-name="T17">... </text:span><text:span text:style-name="T10">/&gt;</text:span><text:span text:style-name="T17"><text:tab/><text:tab/> <text:s/><text:tab/> (8)</text:span></text:p>
      <text:p text:style-name="Código"><text:span text:style-name="T17"><text:tab/></text:span><text:span text:style-name="T10">&lt;</text:span><text:span text:style-name="T12">accion-editar </text:span><text:span text:style-name="T17">... </text:span><text:span text:style-name="T10">/&gt;</text:span><text:span text:style-name="T17"><text:tab/><text:tab/> <text:s/><text:tab/> (9)</text:span></text:p>
      <text:p text:style-name="Código"><text:span text:style-name="T17"><text:tab/></text:span><text:span text:style-name="T10">&lt;</text:span><text:span text:style-name="T12">accion-ver </text:span><text:span text:style-name="T17">... </text:span><text:span text:style-name="T10">/&gt;</text:span><text:span text:style-name="T17"><text:tab/><text:tab/><text:tab/> <text:tab/>(10)</text:span></text:p>
      <text:p text:style-name="P21"><text:tab/><text:span text:style-name="T10">&lt;</text:span><text:span text:style-name="T12">accion-nuevo </text:span>... <text:span text:style-name="T10">/&gt;</text:span><text:tab/><text:tab/> <text:tab/>(11) nuevo en v2.0.2</text:p>
      <text:p text:style-name="P21"><text:tab/><text:span text:style-name="T10">&lt;accion-grabar</text:span><text:span text:style-name="T12"> </text:span>... <text:span text:style-name="T10">/&gt;</text:span><text:tab/><text:tab/> <text:tab/>(12) nuevo en v2.0.2</text:p>
      <text:p text:style-name="P21"><text:tab/><text:span text:style-name="T10">&lt;accion-ocultar-detalle</text:span><text:span text:style-name="T12"> </text:span>... <text:span text:style-name="T10">/&gt;</text:span><text:tab/> <text:tab/>(13) nuevo en v2.0.2</text:p>
      <text:p text:style-name="P21"><text:span text:style-name="T10"><text:tab/>&lt;accion-quitar</text:span><text:span text:style-name="T12"> </text:span>... <text:span text:style-name="T10">/&gt;</text:span><text:tab/><text:tab/> <text:tab/>(14) nuevo en v2.0.2 </text:p>
      <text:p text:style-name="P21"><text:tab/><text:span text:style-name="T10">&lt;accion-quitar-seleccionados</text:span><text:span text:style-name="T12"> </text:span>... <text:span text:style-name="T10">/&gt;</text:span><text:tab/>(15) nuevo en v2.1</text:p>
      <text:p text:style-name="Código"><text:span text:style-name="T17"><text:tab/></text:span><text:span text:style-name="T10">&lt;</text:span><text:span text:style-name="T12">accion-lista </text:span><text:span text:style-name="T17">... </text:span><text:span text:style-name="T10">/&gt;</text:span><text:span text:style-name="T17"> ...<text:tab/><text:tab/> <text:tab/>(16)</text:span></text:p>
      <text:p text:style-name="Código"><text:span text:style-name="T17"><text:tab/></text:span><text:span text:style-name="T10">&lt;</text:span><text:span text:style-name="T12">accion-detalle </text:span><text:span text:style-name="T17">... </text:span><text:span text:style-name="T10">/&gt;</text:span><text:span text:style-name="T17"> ...<text:tab/> <text:tab/>(17)</text:span></text:p>
      <text:p text:style-name="Código"><text:span text:style-name="T11">&lt;/</text:span><text:span text:style-name="T13">vista-coleccion</text:span><text:span text:style-name="T11">&gt;</text:span></text:p>
      <text:list text:style-name="L34">
        <text:list-item>
          <text:p text:style-name="P197"><text:span text:style-name="Código">coleccion</text:span> (obligado): Indica la colección de la que se quiere personalizar la presentación.</text:p>
        </text:list-item>
        <text:list-item>
          <text:p text:style-name="P197"><text:span text:style-name="Código">vista</text:span> (opcional): La vista del objeto referenciado que se ha de usar para representar el detalle. Por defecto usa la vista por defecto.</text:p>
        </text:list-item>
        <text:list-item>
          <text:p text:style-name="P19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19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19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197"><text:span text:style-name="Código">modificar-referencia</text:span> (opcional): <text:span text:style-name="T4">(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197"><text:span text:style-name="Código">como-agregado</text:span> (opcional): <text:span text:style-name="T4">(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19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197"><text:span text:style-name="Código">accion-editar</text:span> (una, opcional): Permite sobreescribir la acción que inicia la edición de un elemento de la colección. Esta es la acción mostrada en cada fila cuando la colección es editable.</text:p>
        </text:list-item>
        <text:list-item>
          <text:p text:style-name="P197"><text:span text:style-name="Código">accion-ver</text:span> (una, opcional): Permite sobreescribir la acción para visualizar un elemento de la colección. Esta es la acción mostrada en cada fila cuando la colección es de solo lectura.</text:p>
        </text:list-item>
        <text:list-item>
          <text:p text:style-name="P197"><text:span text:style-name="Código">accion-nuevo</text:span> (una, opcional): <text:span text:style-name="T4">(nuevo en v2.0.2)</text:span> Permite definir nuestra propia acción para empezar a añadir un nuevo elemento en la colección. Ésta es la acción que se ejecuta al pulsar en el vínculo 'Añadir'.</text:p>
        </text:list-item>
        <text:list-item>
          <text:p text:style-name="P197"><text:span text:style-name="Código">accion-grabar</text:span> (una, opcional): <text:span text:style-name="T4">(nuevo en v2.0.2)</text:span> Permite definir nuestra propia acción para grabar el elemento de la colección. Ésta es la acción que se ejecuta al pulsar el vínculo 'Grabar detalle'.</text:p>
        </text:list-item>
        <text:list-item>
          <text:p text:style-name="P197"><text:span text:style-name="Código">accion-ocultar-detalle</text:span> (una, opcional): <text:span text:style-name="T4">(nuevo en v2.0.2)</text:span> Permite definir nuestra propia acción para ocultar la vista de detalle. Ésta es la acción que se ejecuta al pulsar el vínculo 'Cerrar'.</text:p>
        </text:list-item>
        <text:list-item>
          <text:p text:style-name="P197"><text:span text:style-name="Código">accion-quitar</text:span> (una, opcional): <text:span text:style-name="T4">(nuevo en v2.0.2)</text:span> Permite definir nuestra propia acción para borrar un elemento de la colección. Ésta es la acción que se ejecuta al pulsar en el vínculo 'Quitar detalle'.</text:p>
        </text:list-item>
        <text:list-item>
          <text:p text:style-name="P197"><text:span text:style-name="Código">accion-quitar-seleccionados</text:span> (una, opcional): <text:span text:style-name="T4">(nuevo en v2.1)</text:span> Permite definir nuestra propia acción para quitar los elementos seleccionados de la colección. Ésta es la acción que se ejecuta al seleccionar algunas filas y pulsar en el vínculo 'Quitar seleccionados'.</text:p>
        </text:list-item>
        <text:list-item>
          <text:p text:style-name="P197"><text:span text:style-name="Código">accion-lista</text:span> (varias, opcional): Para poder añadir acciones en el modo lista; normalmente acciones cuyo alcance es la colección entera.</text:p>
        </text:list-item>
        <text:list-item>
          <text:p text:style-name="P19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0">&lt;</text:span><text:span text:style-name="T12">vista-coleccion </text:span><text:span text:style-name="T14">coleccion</text:span><text:span text:style-name="T17">=</text:span><text:span text:style-name="T20">"clientes" </text:span><text:span text:style-name="T14">vista</text:span><text:span text:style-name="T17">=</text:span><text:span text:style-name="T20">"Simple"</text:span><text:span text:style-name="T10">&gt;</text:span></text:p>
      <text:p text:style-name="Código"><text:span text:style-name="T17"><text:tab/></text:span><text:span text:style-name="T10">&lt;</text:span><text:span text:style-name="T12">propiedades-lista</text:span><text:span text:style-name="T10">&gt;</text:span></text:p>
      <text:p text:style-name="Código"><text:tab/><text:tab/>codigo, nombre, observaciones,</text:p>
      <text:p text:style-name="Código"><text:tab/><text:tab/>relacionConComercial, comercial.nivel.descripcion</text:p>
      <text:p text:style-name="Código"><text:span text:style-name="T17"><text:tab/></text:span><text:span text:style-name="T10">&lt;/</text:span><text:span text:style-name="T12">propiedades-lista</text:span><text:span text:style-name="T10">&gt;</text:span></text:p>
      <text:p text:style-name="Código"><text:span text:style-name="T11">&lt;/</text:span><text:span text:style-name="T13">vista-coleccion</text:span><text:span text:style-name="T11">&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23"><text:span text:style-name="T10">&lt;</text:span><text:span text:style-name="T12">view </text:span><text:span text:style-name="T14">name</text:span><text:span text:style-name="T17">=</text:span><text:span text:style-name="T20">"Simple" </text:span><text:span text:style-name="T14">members</text:span><text:span text:style-name="T17">=</text:span><text:span text:style-name="T20">"number; type; name; address"</text:span><text:span text:style-name="T10">/&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491"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10">&lt;</text:span><text:span text:style-name="T12">vista-coleccion </text:span><text:span text:style-name="T14">coleccion</text:span><text:span text:style-name="T17">=</text:span><text:span text:style-name="T20">"lineas"</text:span><text:span text:style-name="T10">&gt;</text:span></text:p>
      <text:p text:style-name="Código"><text:span text:style-name="T17"><text:tab/></text:span><text:span text:style-name="T10">&lt;</text:span><text:span text:style-name="T12">accion-editar </text:span><text:span text:style-name="T14">accion</text:span><text:span text:style-name="T17">=</text:span><text:span text:style-name="T20">"Facturas.editarLinea"</text:span><text:span text:style-name="T10">/&gt;</text:span></text:p>
      <text:p text:style-name="Código"><text:span text:style-name="T11">&lt;/</text:span><text:span text:style-name="T13">vista-coleccion</text:span><text:span text:style-name="T11">&gt;</text:span></text:p>
      <text:p text:style-name="Text_20_body">Hemos de definir <text:span text:style-name="Código">Facturas.editarLinea</text:span> en <text:span text:style-name="Archivo_2f_Directorio">controladores.xml</text:span>:</text:p>
      <text:p text:style-name="Código"><text:span text:style-name="T10">&lt;</text:span><text:span text:style-name="T12">controlador </text:span><text:span text:style-name="T14">nombre</text:span><text:span text:style-name="T17">=</text:span><text:span text:style-name="T20">"Facturas"</text:span><text:span text:style-name="T10">&gt;</text:span></text:p>
      <text:p text:style-name="Código"><text:tab/>...</text:p>
      <text:p text:style-name="Código"><text:span text:style-name="T17"><text:tab/></text:span><text:span text:style-name="T10">&lt;</text:span><text:span text:style-name="T12">accion </text:span><text:span text:style-name="T14">nombre</text:span><text:span text:style-name="T17">=</text:span><text:span text:style-name="T20">"editarLinea" </text:span><text:span text:style-name="T14">oculta</text:span><text:span text:style-name="T17">=</text:span><text:span text:style-name="T20">"true"</text:span></text:p>
      <text:p text:style-name="Código"><text:span text:style-name="T20"><text:tab/><text:tab/></text:span><text:span text:style-name="T14">clase</text:span><text:span text:style-name="T17">=</text:span><text:span text:style-name="T20">"org.openxava.test.acciones.EditarLineaFactura"</text:span><text:span text:style-name="T10">&gt;</text:span><text:span text:style-name="T17"><text:tab/></text:span></text:p>
      <text:p text:style-name="Código"><text:span text:style-name="T17"><text:tab/><text:tab/></text:span><text:span text:style-name="T10">&lt;</text:span><text:span text:style-name="T12">usa-objeto </text:span><text:span text:style-name="T14">nombre</text:span><text:span text:style-name="T17">=</text:span><text:span text:style-name="T20">"xava_view"</text:span><text:span text:style-name="T10">/&gt;</text:span></text:p>
      <text:p text:style-name="Código"><text:span text:style-name="T17"><text:tab/></text:span><text:span text:style-name="T10">&lt;/</text:span><text:span text:style-name="T12">accion</text:span><text:span text:style-name="T10">&gt;</text:span><text:span text:style-name="T17"><text:tab/><text:tab/><text:tab/></text:span></text:p>
      <text:p text:style-name="Código"><text:tab/>...</text:p>
      <text:p text:style-name="Código"><text:span text:style-name="T11">&lt;/</text:span><text:span text:style-name="T13">controlador</text:span><text:span text:style-name="T11">&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491"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10">&lt;</text:span><text:span text:style-name="T12">vista-coleccion </text:span><text:span text:style-name="T14">coleccion</text:span><text:span text:style-name="T17">=</text:span><text:span text:style-name="T20">"compaÃ±eros" </text:span><text:span text:style-name="T14">vista</text:span><text:span text:style-name="T17">=</text:span><text:span text:style-name="T20">"Simple"</text:span><text:span text:style-name="T10">&gt;</text:span></text:p>
      <text:p text:style-name="Código"><text:span text:style-name="T17"><text:tab/></text:span><text:span text:style-name="T10">&lt;</text:span><text:span text:style-name="T12">accion-lista </text:span><text:span text:style-name="T14">accion</text:span><text:span text:style-name="T17">=</text:span><text:span text:style-name="T20">"Transportistas.traducirNombre"</text:span><text:span text:style-name="T10">/&gt;</text:span></text:p>
      <text:p text:style-name="Código"><text:span text:style-name="T11">&lt;/</text:span><text:span text:style-name="T13">vista-coleccion</text:span><text:span text:style-name="T11">&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10">&lt;</text:span><text:span text:style-name="T12">controlador </text:span><text:span text:style-name="T14">nombre</text:span><text:span text:style-name="T17">=</text:span><text:span text:style-name="T20">"Transportistas"</text:span><text:span text:style-name="T10">&gt;</text:span></text:p>
      <text:p text:style-name="Código"><text:span text:style-name="T17"><text:tab/></text:span><text:span text:style-name="T10">&lt;</text:span><text:span text:style-name="T12">accion </text:span><text:span text:style-name="T14">nombre</text:span><text:span text:style-name="T17">=</text:span><text:span text:style-name="T20">"traducirNombre" </text:span></text:p>
      <text:p text:style-name="Código"><text:span text:style-name="T20"><text:tab/><text:tab/></text:span><text:span text:style-name="T14">clase</text:span><text:span text:style-name="T17">=</text:span><text:span text:style-name="T20">"org.openxava.test.acciones.TraducirNombreTransportista"</text:span><text:span text:style-name="T10">&gt;</text:span></text:p>
      <text:p text:style-name="Código"><text:span text:style-name="T17"><text:tab/></text:span><text:span text:style-name="T10">&lt;/</text:span><text:span text:style-name="T12">accion</text:span><text:span text:style-name="T10">&gt;</text:span><text:span text:style-name="T17"><text:tab/><text:tab/></text:span></text:p>
      <text:p text:style-name="Código"><text:span text:style-name="T11">&lt;/</text:span><text:span text:style-name="T13">controladores</text:span><text:span text:style-name="T11">&gt;</text:span><text:span text:style-name="T18"><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list text:style-name="L1" text:continue-numbering="true">
        <text:list-item>
          <text:list text:continue-numbering="true">
            <text:list-item>
              <text:list text:continue-numbering="true">
                <text:list-item>
                  <text:h text:style-name="P491"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10">&lt;</text:span><text:span text:style-name="T12">vista-coleccion </text:span><text:span text:style-name="T14">coleccion</text:span><text:span text:style-name="T17">=</text:span><text:span text:style-name="T20">"lineas"</text:span><text:span text:style-name="T10">&gt;</text:span></text:p>
      <text:p text:style-name="Código"><text:span text:style-name="T17"><text:tab/></text:span><text:span text:style-name="T10">&lt;</text:span><text:span text:style-name="T12">accion-detalle </text:span><text:span text:style-name="T14">accion</text:span><text:span text:style-name="T17">=</text:span><text:span text:style-name="T20">"Facturas.verProducto"</text:span><text:span text:style-name="T10">/&gt;</text:span></text:p>
      <text:p text:style-name="Código"><text:span text:style-name="T11">&lt;/</text:span><text:span text:style-name="T13">vista-coleccion</text:span><text:span text:style-name="T11">&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10">&lt;</text:span><text:span text:style-name="T12">controlador </text:span><text:span text:style-name="T14">nombre</text:span><text:span text:style-name="T17">=</text:span><text:span text:style-name="T20">"Facturas"</text:span><text:span text:style-name="T10">&gt;</text:span></text:p>
      <text:p text:style-name="Código"><text:tab/>...</text:p>
      <text:p text:style-name="Código"><text:span text:style-name="T17"><text:tab/></text:span><text:span text:style-name="T10">&lt;</text:span><text:span text:style-name="T12">accion </text:span><text:span text:style-name="T14">nombre</text:span><text:span text:style-name="T17">=</text:span><text:span text:style-name="T20">"verProducto" </text:span><text:span text:style-name="T14">oculta</text:span><text:span text:style-name="T17">=</text:span><text:span text:style-name="T20">"true"</text:span></text:p>
      <text:p text:style-name="Código"><text:span text:style-name="T20"><text:tab/><text:tab/></text:span><text:span text:style-name="T14">clase</text:span><text:span text:style-name="T17">=</text:span><text:span text:style-name="T20">"org.openxava.test.acciones.VerProductoDesdeLineaFactura"</text:span><text:span text:style-name="T10">&gt;</text:span><text:span text:style-name="T17"><text:tab/></text:span></text:p>
      <text:p text:style-name="Código"><text:span text:style-name="T17"><text:tab/><text:tab/></text:span><text:span text:style-name="T10">&lt;</text:span><text:span text:style-name="T12">usa-objeto </text:span><text:span text:style-name="T14">nombre</text:span><text:span text:style-name="T17">=</text:span><text:span text:style-name="T20">"xava_view"</text:span><text:span text:style-name="T10">/&gt;</text:span></text:p>
      <text:p text:style-name="Código"><text:span text:style-name="T17"><text:tab/><text:tab/></text:span><text:span text:style-name="T10">&lt;</text:span><text:span text:style-name="T12">use-objeto </text:span><text:span text:style-name="T14">nombre</text:span><text:span text:style-name="T17">=</text:span><text:span text:style-name="T20">"xavatest_valoresFactura"</text:span><text:span text:style-name="T10">/&gt;</text:span></text:p>
      <text:p text:style-name="Código"><text:span text:style-name="T17"><text:tab/></text:span><text:span text:style-name="T10">&lt;/</text:span><text:span text:style-name="T12">accion</text:span><text:span text:style-name="T10">&gt;</text:span><text:span text:style-name="T17"><text:tab/></text:span></text:p>
      <text:p text:style-name="Código"><text:tab/>...</text:p>
      <text:p text:style-name="Código"><text:span text:style-name="T11">&lt;/</text:span><text:span text:style-name="T13">controlador</text:span><text:span text:style-name="T11">&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4">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491" text:outline-level="3">Refinar comportamiento por defecto para la vista de colección <text:span text:style-name="T4">(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10">&lt;vista-</text:span><text:span text:style-name="T12">coleccion </text:span><text:span text:style-name="T14">coleccion</text:span><text:span text:style-name="T17">=</text:span><text:span text:style-name="T20">"detalles"</text:span><text:span text:style-name="T10">&gt;</text:span></text:p>
      <text:p text:style-name="Código"><text:span text:style-name="T17"><text:tab/></text:span><text:span text:style-name="T10">&lt;accion-grabar</text:span><text:span text:style-name="T12"> </text:span><text:span text:style-name="T14">accion</text:span><text:span text:style-name="T17">=</text:span><text:span text:style-name="T20">"DetallesAlbaran.grabar"</text:span><text:span text:style-name="T10">/&gt;</text:span></text:p>
      <text:p text:style-name="Código"><text:span text:style-name="T10">&lt;/vista-</text:span><text:span text:style-name="T12">coleccion</text:span><text:span text:style-name="T10">&gt;</text:span></text:p>
      <text:p text:style-name="Text_20_body">Debemos tener la acción <text:span text:style-name="Código">DetallesAlbaran.grabar</text:span> en <text:span text:style-name="Archivo_2f_Directorio">controladores.xml</text:span>:</text:p>
      <text:p text:style-name="Código"><text:span text:style-name="T10">&lt;</text:span><text:span text:style-name="T12">controlador </text:span><text:span text:style-name="T14">nombre</text:span><text:span text:style-name="T17">=</text:span><text:span text:style-name="T20">"DetallesAlbaran"</text:span><text:span text:style-name="T10">&gt;</text:span></text:p>
      <text:p text:style-name="Código"><text:span text:style-name="T17"><text:tab/></text:span><text:span text:style-name="T10">&lt;</text:span><text:span text:style-name="T12">accion </text:span><text:span text:style-name="T14">nombre</text:span><text:span text:style-name="T17">=</text:span><text:span text:style-name="T20">"grabar"</text:span></text:p>
      <text:p text:style-name="Código"><text:span text:style-name="T20"><text:tab/><text:tab/></text:span><text:span text:style-name="T14">clase</text:span><text:span text:style-name="T17">=</text:span><text:span text:style-name="T20">"org.openxava.test.acciones.GrabarDetalleAlbaran"</text:span><text:span text:style-name="T10">&gt;</text:span><text:span text:style-name="T17"><text:tab/><text:tab/></text:span></text:p>
      <text:p text:style-name="Código"><text:span text:style-name="T17"><text:tab/><text:tab/></text:span><text:span text:style-name="T10">&lt;</text:span><text:span text:style-name="T12">usa-objeto </text:span><text:span text:style-name="T14">nombre</text:span><text:span text:style-name="T17">=</text:span><text:span text:style-name="T20">"xava_view"</text:span><text:span text:style-name="T10">/&gt;</text:span></text:p>
      <text:p text:style-name="Código"><text:span text:style-name="T17"><text:tab/></text:span><text:span text:style-name="T10">&lt;/</text:span><text:span text:style-name="T12">accion</text:span><text:span text:style-name="T10">&gt;</text:span><text:span text:style-name="T17"><text:tab/><text:tab/><text:tab/></text:span></text:p>
      <text:p text:style-name="Código"><text:span text:style-name="T10">&lt;/</text:span><text:span text:style-name="T12">controlador</text:span><text:span text:style-name="T10">&gt;</text:span><text:span text:style-name="T17"><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404"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0">&lt;</text:span><text:span text:style-name="T12">vista</text:span><text:span text:style-name="T10">&gt;</text:span></text:p>
      <text:p text:style-name="Código"><text:span text:style-name="T17"><text:tab/></text:span><text:span text:style-name="T10">&lt;</text:span><text:span text:style-name="T12">propiedad </text:span><text:span text:style-name="T14">nombre</text:span><text:span text:style-name="T17">=</text:span><text:span text:style-name="T20">"entregadoPor"</text:span><text:span text:style-name="T10">&gt;</text:span></text:p>
      <text:p text:style-name="Código"><text:span text:style-name="T17"><text:tab/><text:tab/></text:span><text:span text:style-name="T10">&lt;</text:span><text:span text:style-name="T12">valores-posibles</text:span><text:span text:style-name="T10">&gt;</text:span><text:span text:style-name="T17"> <text:s text:c="5"/></text:span></text:p>
      <text:p text:style-name="Código"><text:span text:style-name="T17"><text:tab/><text:tab/><text:tab/></text:span><text:span text:style-name="T10">&lt;</text:span><text:span text:style-name="T12">valor-posible </text:span><text:span text:style-name="T14">valor</text:span><text:span text:style-name="T17">=</text:span><text:span text:style-name="T20">"empleado"</text:span><text:span text:style-name="T10">/&gt;</text:span><text:span text:style-name="T17"> <text:s text:c="5"/></text:span></text:p>
      <text:p text:style-name="Código"><text:span text:style-name="T17"><text:tab/><text:tab/><text:tab/></text:span><text:span text:style-name="T10">&lt;</text:span><text:span text:style-name="T12">valor-posible </text:span><text:span text:style-name="T14">valor</text:span><text:span text:style-name="T17">=</text:span><text:span text:style-name="T20">"transportista"</text:span><text:span text:style-name="T10">/&gt;</text:span><text:span text:style-name="T17"> <text:s text:c="5"/></text:span></text:p>
      <text:p text:style-name="Código"><text:span text:style-name="T17"><text:tab/><text:tab/></text:span><text:span text:style-name="T10">&lt;/</text:span><text:span text:style-name="T12">valores-posibles</text:span><text:span text:style-name="T10">&gt;</text:span><text:span text:style-name="T17"> <text:s/><text:tab/></text:span></text:p>
      <text:p text:style-name="Código"><text:span text:style-name="T17"><text:tab/><text:tab/></text:span><text:span text:style-name="T10">&lt;</text:span><text:span text:style-name="T12">calculador-valor-defecto</text:span></text:p>
      <text:p text:style-name="Código"><text:span text:style-name="T12"><text:tab/><text:tab/><text:tab/> </text:span><text:span text:style-name="T14">clase</text:span><text:span text:style-name="T17">=</text:span><text:span text:style-name="T20">"org.openxava.calculators.IntegerCalculator"</text:span><text:span text:style-name="T10">&gt;</text:span><text:span text:style-name="T17"><text:tab/><text:tab/><text:tab/></text:span></text:p>
      <text:p text:style-name="Código"><text:span text:style-name="T17"><text:tab/><text:tab/><text:tab/></text:span><text:span text:style-name="T10">&lt;</text:span><text:span text:style-name="T12">poner </text:span><text:span text:style-name="T14">propiedad</text:span><text:span text:style-name="T17">=</text:span><text:span text:style-name="T20">"value" </text:span><text:span text:style-name="T14">valor</text:span><text:span text:style-name="T17">=</text:span><text:span text:style-name="T20">"0"</text:span><text:span text:style-name="T10">/&gt;</text:span></text:p>
      <text:p text:style-name="Código"><text:span text:style-name="T17"><text:tab/><text:tab/></text:span><text:span text:style-name="T10">&lt;/</text:span><text:span text:style-name="T12">calculador-valor-defecto</text:span><text:span text:style-name="T10">&gt;</text:span></text:p>
      <text:p text:style-name="Código"><text:span text:style-name="T17"><text:tab/></text:span><text:span text:style-name="T10">&lt;/</text:span><text:span text:style-name="T12">propiedad</text:span><text:span text:style-name="T10">&gt;</text:span></text:p>
      <text:p text:style-name="Código"><text:tab/><text:tab/><text:tab/></text:p>
      <text:p text:style-name="Código"><text:span text:style-name="T17"><text:tab/></text:span><text:span text:style-name="T10">&lt;</text:span><text:span text:style-name="T12">vista-propiedad </text:span><text:span text:style-name="T14">propiedad</text:span><text:span text:style-name="T17">=</text:span><text:span text:style-name="T20">"entregadoPor"</text:span><text:span text:style-name="T10">&gt;</text:span></text:p>
      <text:p text:style-name="Código"><text:span text:style-name="T17"><text:tab/><text:tab/></text:span><text:span text:style-name="T10">&lt;</text:span><text:span text:style-name="T12">al-cambiar </text:span><text:span text:style-name="T14">clase</text:span><text:span text:style-name="T17">=</text:span><text:span text:style-name="T20">"org.openxava.test.actiones.AlCambiarEntregadoPor"</text:span><text:span text:style-name="T10">/&gt;</text:span></text:p>
      <text:p text:style-name="Código"><text:span text:style-name="T17"><text:tab/></text:span><text:span text:style-name="T10">&lt;/</text:span><text:span text:style-name="T12">vista-propiedad</text:span><text:span text:style-name="T10">&gt;</text:span></text:p>
      <text:p text:style-name="Código"><text:tab/>...</text:p>
      <text:p text:style-name="Código"><text:span text:style-name="T11">&lt;/</text:span><text:span text:style-name="T13">vista</text:span><text:span text:style-name="T11">&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404"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10">&lt;</text:span><text:span text:style-name="T12">miembros</text:span><text:span text:style-name="T10">&gt;</text:span></text:p>
      <text:p text:style-name="Código"><text:tab/>codigo;</text:p>
      <text:p text:style-name="Código"><text:tab/>tipo; </text:p>
      <text:p text:style-name="Código"><text:span text:style-name="T17"><text:tab/>nombre, </text:span><text:span text:style-name="T10">&lt;</text:span><text:span text:style-name="T12">accion </text:span><text:span text:style-name="T14">accion</text:span><text:span text:style-name="T17">=</text:span><text:span text:style-name="T20">"Clientes.cambiarEtiquetaDeNombre"</text:span><text:span text:style-name="T10">/&gt;</text:span><text:span text:style-name="T17">;</text:span></text:p>
      <text:p text:style-name="Código"><text:tab/>...</text:p>
      <text:p text:style-name="Código"><text:span text:style-name="T10">&lt;/</text:span><text:span text:style-name="T12">miembros</text:span><text:span text:style-name="T10">&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10">&lt;</text:span><text:span text:style-name="T12">accion </text:span><text:span text:style-name="T14">accion</text:span><text:span text:style-name="T17">=</text:span><text:span text:style-name="T20">"Clientes.cambiarEtiquetaDeNombre" </text:span><text:span text:style-name="T14">siempre-activa</text:span><text:span text:style-name="T17">=</text:span><text:span text:style-name="T20">"true"</text:span><text:span text:style-name="T10">/&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404"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0">&lt;?</text:span><text:span text:style-name="T12">xml </text:span><text:span text:style-name="T14">version </text:span><text:span text:style-name="T17">= </text:span><text:span text:style-name="T20">"1.0" </text:span><text:span text:style-name="T14">encoding </text:span><text:span text:style-name="T17">= </text:span><text:span text:style-name="T20">"ISO-8859-1"</text:span><text:span text:style-name="T10">?&gt;</text:span></text:p>
      <text:p text:style-name="Código"/>
      <text:p text:style-name="Código"><text:span text:style-name="T10">&lt;!</text:span><text:span text:style-name="T12">DOCTYPE </text:span><text:span text:style-name="T23">editores </text:span><text:span text:style-name="T24">SYSTEM </text:span><text:span text:style-name="T25">"dtds/editores.dtd"</text:span><text:span text:style-name="T10">&gt;</text:span></text:p>
      <text:p text:style-name="Código"/>
      <text:p text:style-name="Código"><text:span text:style-name="T10">&lt;</text:span><text:span text:style-name="T12">editores</text:span><text:span text:style-name="T10">&gt;</text:span><text:span text:style-name="T17"> </text:span></text:p>
      <text:p text:style-name="Código"><text:span text:style-name="T17"><text:tab/></text:span><text:span text:style-name="T10">&lt;</text:span><text:span text:style-name="T12">editor </text:span><text:span text:style-name="T17">...</text:span><text:span text:style-name="T10">/&gt;</text:span><text:span text:style-name="T17"> ...</text:span></text:p>
      <text:p text:style-name="Código"><text:span text:style-name="T11">&lt;/</text:span><text:span text:style-name="T13">editores</text:span><text:span text:style-name="T11">&gt;</text:span></text:p>
      <text:p text:style-name="Text_20_body">Simplemente contiene la definición de un conjunto de editores, y un editor se define así:</text:p>
      <text:p text:style-name="Código"><text:span text:style-name="T10">&lt;</text:span><text:span text:style-name="T12">editor </text:span></text:p>
      <text:p text:style-name="Código"><text:span text:style-name="T12"><text:tab/></text:span><text:span text:style-name="T14">url</text:span><text:span text:style-name="T17">=</text:span><text:span text:style-name="T20">"url"<text:tab/><text:tab/><text:tab/><text:tab/><text:tab/><text:tab/><text:tab/><text:tab/></text:span><text:span text:style-name="T17">(1)</text:span></text:p>
      <text:p text:style-name="Código"><text:span text:style-name="T17"><text:tab/></text:span><text:span text:style-name="T14">formatear</text:span><text:span text:style-name="T17">=</text:span><text:span text:style-name="T20">"true|false"<text:tab/><text:tab/><text:tab/><text:tab/><text:tab/><text:tab/></text:span><text:span text:style-name="T17">(2)</text:span></text:p>
      <text:p text:style-name="Código"><text:span text:style-name="T17"><text:tab/></text:span><text:span text:style-name="T14">depende-de-estereotipos</text:span><text:span text:style-name="T17">=</text:span><text:span text:style-name="T20">"estereotipos"<text:tab/><text:tab/><text:tab/><text:tab/></text:span><text:span text:style-name="T17">(3)</text:span></text:p>
      <text:p text:style-name="Código"><text:span text:style-name="T17"><text:tab/></text:span><text:span text:style-name="T14">depende-de-propiedades</text:span><text:span text:style-name="T17">=</text:span><text:span text:style-name="T20">"propiedades"<text:tab/><text:tab/><text:tab/><text:tab/></text:span><text:span text:style-name="T17">(4)</text:span></text:p>
      <text:p text:style-name="Código"><text:span text:style-name="T17"><text:tab/></text:span><text:span text:style-name="T14">enmarcable</text:span><text:span text:style-name="T17">=</text:span><text:span text:style-name="T20">"true|false"<text:tab/><text:tab/><text:tab/><text:tab/><text:tab/><text:tab/></text:span><text:span text:style-name="T17">(5)</text:span></text:p>
      <text:p text:style-name="P18">&gt;</text:p>
      <text:p text:style-name="Código"><text:span text:style-name="T10"><text:tab/>&lt;</text:span><text:span text:style-name="T12">propiedad </text:span><text:span text:style-name="T17">... </text:span><text:span text:style-name="T10">/&gt;</text:span><text:span text:style-name="T17"> ...<text:tab/><text:tab/><text:tab/><text:tab/><text:tab/><text:tab/>(6)</text:span></text:p>
      <text:p text:style-name="Código"><text:span text:style-name="T17"><text:tab/></text:span><text:span text:style-name="T10">&lt;</text:span><text:span text:style-name="T12">formateador </text:span><text:span text:style-name="T17">... </text:span><text:span text:style-name="T10">/&gt;</text:span><text:span text:style-name="T17"> <text:tab/><text:tab/><text:tab/><text:tab/><text:tab/><text:tab/>(7)</text:span></text:p>
      <text:p text:style-name="Código"><text:span text:style-name="T17"><text:tab/></text:span><text:span text:style-name="T10">&lt;</text:span><text:span text:style-name="T12">para-estereotipo </text:span><text:span text:style-name="T17">... </text:span><text:span text:style-name="T10">/&gt;</text:span><text:span text:style-name="T17"> ...<text:tab/><text:tab/><text:tab/><text:tab/><text:tab/>(8)</text:span></text:p>
      <text:p text:style-name="Código"><text:span text:style-name="T17"><text:tab/></text:span><text:span text:style-name="T10">&lt;</text:span><text:span text:style-name="T12">para-tipo </text:span><text:span text:style-name="T17">... </text:span><text:span text:style-name="T10">/&gt;</text:span><text:span text:style-name="T17"> ...<text:tab/><text:tab/><text:tab/><text:tab/><text:tab/><text:tab/>(8)</text:span></text:p>
      <text:p text:style-name="Código"><text:span text:style-name="T17"><text:tab/></text:span><text:span text:style-name="T10">&lt;</text:span><text:span text:style-name="T12">para-propiedad-modelo </text:span><text:span text:style-name="T17">... </text:span><text:span text:style-name="T10">/&gt;</text:span><text:span text:style-name="T17"> ...<text:tab/><text:tab/><text:tab/><text:tab/>(8)</text:span></text:p>
      <text:p text:style-name="Código"><text:span text:style-name="T11">&lt;/</text:span><text:span text:style-name="T13">editor</text:span><text:span text:style-name="T11">&gt;</text:span></text:p>
      <text:list text:style-name="L35">
        <text:list-item>
          <text:p text:style-name="P214"><text:span text:style-name="Código">url</text:span> (obligado): URL de la página JSP que implementa el editor.</text:p>
        </text:list-item>
        <text:list-item>
          <text:p text:style-name="P214"><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214"><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214"><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214"><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214"><text:span text:style-name="Código">propiedad</text:span> (varias, opcional): Permite enviar valores al editor, de esta forma podemos configurar un editor y poder usarlo en diferente situaciones.</text:p>
        </text:list-item>
        <text:list-item>
          <text:p text:style-name="P214"><text:span text:style-name="Código">formateador</text:span> (uno, opcional): Clase java para definir la conversión de Java a HTML y de HTML a Java.</text:p>
        </text:list-item>
        <text:list-item>
          <text:p text:style-name="P214"><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0">&lt;</text:span><text:span text:style-name="T12">editor </text:span><text:span text:style-name="T14">url</text:span><text:span text:style-name="T17">=</text:span><text:span text:style-name="T20">"textEditor.jsp"</text:span><text:span text:style-name="T10">&gt;</text:span><text:span text:style-name="T17"> </text:span></text:p>
      <text:p text:style-name="Código"><text:span text:style-name="T17"><text:tab/></text:span><text:span text:style-name="T10">&lt;</text:span><text:span text:style-name="T12">for-type </text:span><text:span text:style-name="T14">type</text:span><text:span text:style-name="T17">=</text:span><text:span text:style-name="T20">"java.lang.String"</text:span><text:span text:style-name="T10">/&gt;</text:span></text:p>
      <text:p text:style-name="Código"><text:span text:style-name="T17"><text:tab/></text:span><text:span text:style-name="T10">&lt;</text:span><text:span text:style-name="T12">for-type </text:span><text:span text:style-name="T14">type</text:span><text:span text:style-name="T17">=</text:span><text:span text:style-name="T20">"java.math.BigDecimal"</text:span><text:span text:style-name="T10">/&gt;</text:span></text:p>
      <text:p text:style-name="Código"><text:span text:style-name="T17"><text:tab/></text:span><text:span text:style-name="T10">&lt;</text:span><text:span text:style-name="T12">for-type </text:span><text:span text:style-name="T14">type</text:span><text:span text:style-name="T17">=</text:span><text:span text:style-name="T20">"int"</text:span><text:span text:style-name="T10">/&gt;</text:span></text:p>
      <text:p text:style-name="Código"><text:span text:style-name="T17"><text:tab/></text:span><text:span text:style-name="T10">&lt;</text:span><text:span text:style-name="T12">for-type </text:span><text:span text:style-name="T14">type</text:span><text:span text:style-name="T17">=</text:span><text:span text:style-name="T20">"java.lang.Integer"</text:span><text:span text:style-name="T10">/&gt;</text:span><text:span text:style-name="T17"> <text:s text:c="3"/></text:span></text:p>
      <text:p text:style-name="Código"><text:span text:style-name="T17"><text:tab/></text:span><text:span text:style-name="T10">&lt;</text:span><text:span text:style-name="T12">for-type </text:span><text:span text:style-name="T14">type</text:span><text:span text:style-name="T17">=</text:span><text:span text:style-name="T20">"long"</text:span><text:span text:style-name="T10">/&gt;</text:span></text:p>
      <text:p text:style-name="Código"><text:span text:style-name="T17"><text:tab/></text:span><text:span text:style-name="T10">&lt;</text:span><text:span text:style-name="T12">for-type </text:span><text:span text:style-name="T14">type</text:span><text:span text:style-name="T17">=</text:span><text:span text:style-name="T20">"java.lang.Long"</text:span><text:span text:style-name="T10">/&gt;</text:span><text:span text:style-name="T17"> <text:s text:c="3"/></text:span></text:p>
      <text:p text:style-name="Código"><text:span text:style-name="T11">&lt;/</text:span><text:span text:style-name="T13">editor</text:span><text:span text:style-name="T11">&gt;</text:span></text:p>
      <text:p text:style-name="Text_20_body">Aquí asignamos a un grupo de tipos básicos el editor <text:span text:style-name="Archivo_2f_Directorio">textEditor.jsp</text:span>. El código JSP de este editor es:</text:p>
      <text:p text:style-name="Código"><text:span text:style-name="T28">&lt;%@</text:span><text:span text:style-name="T17"> </text:span><text:span text:style-name="T26">page</text:span><text:span text:style-name="T17"> </text:span><text:span text:style-name="T26">import</text:span><text:span text:style-name="T17">=</text:span><text:span text:style-name="T20">"org.openxava.model.meta.MetaProperty"</text:span><text:span text:style-name="T17"> </text:span><text:span text:style-name="T28">%&gt;</text:span></text:p>
      <text:p text:style-name="Código"/>
      <text:p text:style-name="Código">&lt;%</text:p>
      <text:p text:style-name="Código"><text:span text:style-name="T17">String propertyKey = </text:span><text:span text:style-name="T26">request</text:span><text:span text:style-name="T17">.getParameter(</text:span><text:span text:style-name="T20">"propertyKey"</text:span><text:span text:style-name="T17">);<text:tab/><text:tab/><text:tab/><text:tab/>// </text:span><text:span text:style-name="Resaltado"><text:span text:style-name="T29">(1)</text:span></text:span></text:p>
      <text:p text:style-name="Código"><text:span text:style-name="T17">MetaProperty p = (MetaProperty) </text:span><text:span text:style-name="T26">request</text:span><text:span text:style-name="T17">.getAttribute(propertyKey);<text:tab/><text:tab/>// </text:span><text:span text:style-name="Resaltado"><text:span text:style-name="T29">(2)</text:span></text:span></text:p>
      <text:p text:style-name="Código"><text:span text:style-name="T17">String fvalue = (String) </text:span><text:span text:style-name="T26">request</text:span><text:span text:style-name="T17">.getAttribute(propertyKey + </text:span><text:span text:style-name="T20">".fvalue"</text:span><text:span text:style-name="T17">);<text:tab/>// </text:span><text:span text:style-name="Resaltado"><text:span text:style-name="T29">(3)</text:span></text:span></text:p>
      <text:p text:style-name="Código"><text:span text:style-name="T17">String align = p.isNumber()?</text:span><text:span text:style-name="T20">"right"</text:span><text:span text:style-name="T17">:</text:span><text:span text:style-name="T20">"left"</text:span><text:span text:style-name="T17">;<text:tab/><text:tab/><text:tab/><text:tab/><text:tab/><text:tab/>// </text:span><text:span text:style-name="Resaltado"><text:span text:style-name="T29">(4)</text:span></text:span></text:p>
      <text:p text:style-name="Código"><text:span text:style-name="T26">boolean</text:span><text:span text:style-name="T17"> editable=</text:span><text:span text:style-name="T20">"true"</text:span><text:span text:style-name="T17">.equals(</text:span><text:span text:style-name="T26">request</text:span><text:span text:style-name="T17">.getParameter(</text:span><text:span text:style-name="T20">"editable"</text:span><text:span text:style-name="T17">));<text:tab/><text:tab/>// </text:span><text:span text:style-name="Resaltado"><text:span text:style-name="T29">(5)</text:span></text:span></text:p>
      <text:p text:style-name="Código"><text:span text:style-name="T17">String disabled=editable?</text:span><text:span text:style-name="T20">""</text:span><text:span text:style-name="T17">:</text:span><text:span text:style-name="T20">"disabled"</text:span><text:span text:style-name="T17">;<text:tab/><text:tab/><text:tab/><text:tab/><text:tab/><text:tab/>// </text:span><text:span text:style-name="Resaltado"><text:span text:style-name="T29">(5)</text:span></text:span></text:p>
      <text:p text:style-name="Código"><text:span text:style-name="T17">String script = </text:span><text:span text:style-name="T26">request</text:span><text:span text:style-name="T17">.getParameter(</text:span><text:span text:style-name="T20">"script"</text:span><text:span text:style-name="T17">);<text:tab/><text:tab/><text:tab/><text:tab/><text:tab/>// </text:span><text:span text:style-name="Resaltado"><text:span text:style-name="T29">(6)</text:span></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tab/><text:tab/><text:tab/><text:tab/><text:tab/><text:tab/><text:tab/><text:tab/>// </text:span><text:span text:style-name="Resaltado"><text:span text:style-name="T29">(5)</text:span></text:span></text:p>
      <text:p text:style-name="Código">%&gt;</text:p>
      <text:p text:style-name="Código"><text:span text:style-name="T17">&lt;input name="</text:span><text:span text:style-name="T28">&lt;%=</text:span><text:span text:style-name="T17">propertyKey</text:span><text:span text:style-name="T28">%&gt;</text:span><text:span text:style-name="T17">" class=editor<text:tab/><text:tab/><text:tab/><text:tab/><text:tab/>&lt;!-- </text:span><text:span text:style-name="Resaltado"><text:span text:style-name="T29">(1)</text:span></text:span><text:span text:style-name="T17"> --&gt;</text:span></text:p>
      <text:p text:style-name="Código"><text:tab/>type="text" </text:p>
      <text:p text:style-name="Código"><text:span text:style-name="T17"><text:tab/>title="</text:span><text:span text:style-name="T28">&lt;%=</text:span><text:span text:style-name="T17">p.getDescription(</text:span><text:span text:style-name="T26">request</text:span><text:span text:style-name="T17">)</text:span><text:span text:style-name="T28">%&gt;</text:span><text:span text:style-name="T17">"</text:span></text:p>
      <text:p text:style-name="Código"><text:span text:style-name="T17"><text:tab/>align='</text:span><text:span text:style-name="T28">&lt;%=</text:span><text:span text:style-name="T17">align</text:span><text:span text:style-name="T28">%&gt;</text:span><text:span text:style-name="T17">'<text:tab/><text:tab/><text:tab/><text:tab/><text:tab/><text:tab/><text:tab/><text:tab/>&lt;!-- </text:span><text:span text:style-name="Resaltado"><text:span text:style-name="T29">(4)</text:span></text:span><text:span text:style-name="T17"> --&gt;</text:span></text:p>
      <text:p text:style-name="Código"><text:span text:style-name="T17"><text:tab/>maxlength="</text:span><text:span text:style-name="T28">&lt;%=</text:span><text:span text:style-name="T17">p.getSize()</text:span><text:span text:style-name="T28">%&gt;</text:span><text:span text:style-name="T17">" </text:span></text:p>
      <text:p text:style-name="Código"><text:span text:style-name="T17"><text:tab/>size="</text:span><text:span text:style-name="T28">&lt;%=</text:span><text:span text:style-name="T17">p.getSize()</text:span><text:span text:style-name="T28">%&gt;</text:span><text:span text:style-name="T17">" </text:span></text:p>
      <text:p text:style-name="Código"><text:span text:style-name="T17"><text:tab/>value="</text:span><text:span text:style-name="T28">&lt;%=</text:span><text:span text:style-name="T17">fvalue</text:span><text:span text:style-name="T28">%&gt;</text:span><text:span text:style-name="T17">"<text:tab/><text:tab/><text:tab/><text:tab/><text:tab/><text:tab/><text:tab/><text:tab/>&lt;!-- </text:span><text:span text:style-name="Resaltado"><text:span text:style-name="T29">(3)</text:span></text:span><text:span text:style-name="T17"> --&gt;</text:span></text:p>
      <text:p text:style-name="Código"><text:span text:style-name="T17"><text:tab/></text:span><text:span text:style-name="T28">&lt;%=</text:span><text:span text:style-name="T17">disabled</text:span><text:span text:style-name="T28">%&gt;<text:tab/><text:tab/><text:tab/><text:tab/><text:tab/><text:tab/><text:tab/><text:tab/></text:span><text:span text:style-name="T17">&lt;!-- </text:span><text:span text:style-name="Resaltado"><text:span text:style-name="T29">(5)</text:span></text:span><text:span text:style-name="T17"> --&gt;</text:span></text:p>
      <text:p text:style-name="Código"><text:span text:style-name="T17"><text:tab/></text:span><text:span text:style-name="T28">&lt;%=</text:span><text:span text:style-name="T17">script</text:span><text:span text:style-name="T28">%&gt;<text:tab/><text:tab/><text:tab/><text:tab/><text:tab/><text:tab/><text:tab/><text:tab/><text:tab/></text:span><text:span text:style-name="T17">&lt;!-- </text:span><text:span text:style-name="Resaltado"><text:span text:style-name="T29">(6)</text:span></text:span><text:span text:style-name="T17"> --&gt;</text:span><text:span text:style-name="T28"><text:tab/><text:tab/><text:tab/></text:span></text:p>
      <text:p text:style-name="Código"><text:tab/>/&gt;</text:p>
      <text:p text:style-name="Código">&lt;%</text:p>
      <text:p text:style-name="Código"><text:span text:style-name="T17">} </text:span><text:span text:style-name="T26">else</text:span><text:span text:style-name="T17"> {</text:span></text:p>
      <text:p text:style-name="Código">%&gt;</text:p>
      <text:p text:style-name="Código"><text:span text:style-name="T28">&lt;%=</text:span><text:span text:style-name="T17">fvalue</text:span><text:span text:style-name="T28">%&gt;</text:span><text:span text:style-name="T17">&amp;nbsp;<text:tab/></text:span></text:p>
      <text:p text:style-name="Código">&lt;%</text:p>
      <text:p text:style-name="Código">}</text:p>
      <text:p text:style-name="Código">%&gt;</text:p>
      <text:p text:style-name="Código"><text:span text:style-name="T28">&lt;%</text:span><text:span text:style-name="T17"> </text:span><text:span text:style-name="T26">if</text:span><text:span text:style-name="T17"> (!editable) { </text:span><text:span text:style-name="T28">%&gt;</text:span></text:p>
      <text:p text:style-name="Código"><text:span text:style-name="T17"><text:tab/>&lt;input type="hidden" name="</text:span><text:span text:style-name="T28">&lt;%=</text:span><text:span text:style-name="T17">propertyKey</text:span><text:span text:style-name="T28">%&gt;</text:span><text:span text:style-name="T17">" value="</text:span><text:span text:style-name="T28">&lt;%=</text:span><text:span text:style-name="T17">fvalue</text:span><text:span text:style-name="T28">%&gt;</text:span><text:span text:style-name="T17">"&gt;</text:span></text:p>
      <text:p text:style-name="Código"><text:span text:style-name="T28">&lt;%</text:span><text:span text:style-name="T17"> } </text:span><text:span text:style-name="T28">%&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0">&lt;</text:span><text:span text:style-name="T12">editor </text:span><text:span text:style-name="T14">url</text:span><text:span text:style-name="T17">=</text:span><text:span text:style-name="T20">"textEditor.jsp"</text:span><text:span text:style-name="T10">&gt;</text:span><text:span text:style-name="T17"> </text:span></text:p>
      <text:p text:style-name="Código"><text:span text:style-name="T17"><text:tab/></text:span><text:span text:style-name="T10">&lt;</text:span><text:span text:style-name="T12">formatedor </text:span><text:span text:style-name="T14">clase</text:span><text:span text:style-name="T17">=</text:span><text:span text:style-name="T20">"org.openxava.formatters.UpperCaseFormatter"</text:span><text:span text:style-name="T10">/&gt;</text:span></text:p>
      <text:p text:style-name="Código"><text:span text:style-name="T17"><text:tab/></text:span><text:span text:style-name="T10">&lt;</text:span><text:span text:style-name="T12">para-tipo </text:span><text:span text:style-name="T14">tipo</text:span><text:span text:style-name="T17">=</text:span><text:span text:style-name="T20">"java.lang.String"</text:span><text:span text:style-name="T10">/&gt;</text:span></text:p>
      <text:p text:style-name="Código"><text:span text:style-name="T11">&lt;/</text:span><text:span text:style-name="T13">editor</text:span><text:span text:style-name="T11">&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404"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0">&lt;</text:span><text:span text:style-name="T12">propiedad </text:span><text:span text:style-name="T14">nombre</text:span><text:span text:style-name="T17">=</text:span><text:span text:style-name="T20">"regiones" </text:span><text:span text:style-name="T14">estereotipo</text:span><text:span text:style-name="T17">=</text:span><text:span text:style-name="T20">"REGIONES"</text:span><text:span text:style-name="T10">/&gt;<text:tab/><text:tab/><text:tab/><text:tab/><text:tab/></text:span></text:p>
      <text:p text:style-name="Text_20_body">Entonces podemos añadir una entrada en el archivo <text:span text:style-name="Archivo_2f_Directorio">tipo-estereotipo-defecto.xml</text:span> como sigue:</text:p>
      <text:p text:style-name="Código"><text:span text:style-name="T10">&lt;para</text:span><text:span text:style-name="T12"> </text:span><text:span text:style-name="T14">estereotipo</text:span><text:span text:style-name="T17">=</text:span><text:span text:style-name="T20">"REGIONES" </text:span><text:span text:style-name="T14">tipo</text:span><text:span text:style-name="T17">=</text:span><text:span text:style-name="T20">"String []"</text:span><text:span text:style-name="T10">/&gt;</text:span></text:p>
      <text:p text:style-name="Text_20_body">Y definir nuestro editor en el <text:span text:style-name="Archivo_2f_Directorio">editores.xml</text:span> de nuestro proyecto:</text:p>
      <text:p text:style-name="Código"><text:span text:style-name="T10">&lt;</text:span><text:span text:style-name="T12">editor </text:span><text:span text:style-name="T14">url</text:span><text:span text:style-name="T17">=</text:span><text:span text:style-name="T20">"editorRegiones.jsp"</text:span><text:span text:style-name="T10">&gt;</text:span><text:span text:style-name="T17"> <text:s/><text:tab/><text:tab/><text:tab/><text:tab/><text:tab/><text:tab/><text:tab/> <text:s text:c="4"/>(1)</text:span></text:p>
      <text:p text:style-name="Código"><text:span text:style-name="T17"><text:tab/></text:span><text:span text:style-name="T10">&lt;</text:span><text:span text:style-name="T12">propiedad </text:span><text:span text:style-name="T14">nombre</text:span><text:span text:style-name="T17">=</text:span><text:span text:style-name="T20">"cantidadRegiones" </text:span><text:span text:style-name="T14">valor</text:span><text:span text:style-name="T17">=</text:span><text:span text:style-name="T20">"3"</text:span><text:span text:style-name="T10">/&gt;<text:tab/><text:tab/><text:tab/><text:tab/> <text:s text:c="4"/></text:span><text:span text:style-name="T17">(2)</text:span></text:p>
      <text:p text:style-name="Código"><text:span text:style-name="T17"><text:tab/></text:span><text:span text:style-name="T10">&lt;</text:span><text:span text:style-name="T12">formateador </text:span><text:span text:style-name="T14">clase</text:span><text:span text:style-name="T17">=</text:span><text:span text:style-name="T20">"org.openxava.formatters.MultipleValuesByPassFormatter"</text:span><text:span text:style-name="T10">/&gt; </text:span><text:span text:style-name="T17">(3)</text:span></text:p>
      <text:p text:style-name="Código"><text:span text:style-name="T17"><text:tab/></text:span><text:span text:style-name="T10">&lt;para-e</text:span><text:span text:style-name="T12">stereotipo </text:span><text:span text:style-name="T14">estereotipo</text:span><text:span text:style-name="T17">=</text:span><text:span text:style-name="T20">"REGIONES"</text:span><text:span text:style-name="T10">/&gt;</text:span></text:p>
      <text:p text:style-name="Código"><text:span text:style-name="T10">&lt;/</text:span><text:span text:style-name="T12">editor</text:span><text:span text:style-name="T10">&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0">&lt;%@ </text:span><text:span text:style-name="T12">page </text:span><text:span text:style-name="T14">import</text:span><text:span text:style-name="T17">=</text:span><text:span text:style-name="T20">"java.util.Collection" </text:span><text:span text:style-name="T30">%&gt;</text:span></text:p>
      <text:p text:style-name="Código"><text:span text:style-name="T30">&lt;%@ </text:span><text:span text:style-name="T12">page </text:span><text:span text:style-name="T14">import</text:span><text:span text:style-name="T17">=</text:span><text:span text:style-name="T20">"java.util.Collections" </text:span><text:span text:style-name="T30">%&gt;</text:span></text:p>
      <text:p text:style-name="Código"><text:span text:style-name="T30">&lt;%@ </text:span><text:span text:style-name="T12">page </text:span><text:span text:style-name="T14">import</text:span><text:span text:style-name="T17">=</text:span><text:span text:style-name="T20">"java.util.Arrays" </text:span><text:span text:style-name="T30">%&gt;</text:span></text:p>
      <text:p text:style-name="Código"><text:span text:style-name="T30">&lt;%@ </text:span><text:span text:style-name="T12">page </text:span><text:span text:style-name="T14">import</text:span><text:span text:style-name="T17">=</text:span><text:span text:style-name="T20">"org.openxava.util.Labels" </text:span><text:span text:style-name="T30">%&gt;</text:span></text:p>
      <text:p text:style-name="Código"/>
      <text:p text:style-name="Código"><text:span text:style-name="T10">&lt;</text:span><text:span text:style-name="T12">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10">/&gt;</text:span></text:p>
      <text:p text:style-name="Código"/>
      <text:p text:style-name="Código">&lt;%</text:p>
      <text:p text:style-name="Código"><text:span text:style-name="T17">String propertyKey = request.getParameter(</text:span><text:span text:style-name="T20">"propertyKey"</text:span><text:span text:style-name="T17">);</text:span></text:p>
      <text:p text:style-name="Código"><text:span text:style-name="T17">String [] fvalues = (String []) request.getAttribute(propertyKey + </text:span><text:span text:style-name="T20">".fvalue"</text:span><text:span text:style-name="T17">); // </text:span><text:span text:style-name="Resaltado"><text:span text:style-name="T29">(1)</text:span></text:span></text:p>
      <text:p text:style-name="Código"><text:span text:style-name="T26">boolean</text:span><text:span text:style-name="T17"> editable=</text:span><text:span text:style-name="T20">"true"</text:span><text:span text:style-name="T17">.equals(request.getParameter(</text:span><text:span text:style-name="T20">"editable"</text:span><text:span text:style-name="T17">));</text:span></text:p>
      <text:p text:style-name="Código"><text:span text:style-name="T17">String disabled=editable?</text:span><text:span text:style-name="T20">""</text:span><text:span text:style-name="T17">:</text:span><text:span text:style-name="T20">"disabled"</text:span><text:span text:style-name="T17">;</text:span></text:p>
      <text:p text:style-name="Código"><text:span text:style-name="T17">String script = request.getParameter(</text:span><text:span text:style-name="T20">"script"</text:span><text:span text:style-name="T17">);</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span></text:p>
      <text:p text:style-name="Código"><text:span text:style-name="T17"><text:tab/>String sregionsCount = request.getParameter(</text:span><text:span text:style-name="T20">"cantidadRegiones"</text:span><text:span text:style-name="T17">);</text:span></text:p>
      <text:p text:style-name="Código"><text:span text:style-name="T17"><text:tab/></text:span><text:span text:style-name="T26">int</text:span><text:span text:style-name="T17"> regionsCount = sregionsCount == </text:span><text:span text:style-name="T26">null</text:span><text:span text:style-name="T17">?5:Integer.parseInt(sregionsCount);</text:span></text:p>
      <text:p text:style-name="Código"><text:span text:style-name="T17"><text:tab/>Collection regions = fvalues==</text:span><text:span text:style-name="T26">null</text:span><text:span text:style-name="T17">?Collections.EMPTY_LIST:Arrays.asList(fvalues);</text:span></text:p>
      <text:p text:style-name="Código">%&gt;</text:p>
      <text:p text:style-name="Código"><text:span text:style-name="T10">&lt;</text:span><text:span text:style-name="T12">select </text:span><text:span text:style-name="T14">name</text:span><text:span text:style-name="T17">=</text:span>"<text:span text:style-name="T30">&lt;%=</text:span><text:span text:style-name="T17">propertyKey</text:span><text:span text:style-name="T30">%&gt;</text:span>"<text:span text:style-name="T17"> </text:span><text:span text:style-name="T14">multiple</text:span><text:span text:style-name="T17">=</text:span><text:span text:style-name="T20">"multiple" <text:tab/></text:span></text:p>
      <text:p text:style-name="Código"><text:span text:style-name="T20"><text:tab/></text:span><text:span text:style-name="T14">class</text:span><text:span text:style-name="T17">=</text:span><text:span text:style-name="T30">&lt;%=</text:span><text:span text:style-name="T17">style.getEditor()</text:span><text:span text:style-name="T30">%&gt;</text:span><text:span text:style-name="T17"> </text:span></text:p>
      <text:p text:style-name="Código"><text:span text:style-name="T17"><text:tab/></text:span><text:span text:style-name="T30">&lt;%=</text:span><text:span text:style-name="T17">disabled</text:span><text:span text:style-name="T30">%&gt;</text:span></text:p>
      <text:p text:style-name="Código"><text:span text:style-name="T17"><text:tab/></text:span><text:span text:style-name="T30">&lt;%=</text:span><text:span text:style-name="T17">script</text:span><text:span text:style-name="T30">%&gt;</text:span><text:span text:style-name="T10">&gt;</text:span></text:p>
      <text:p text:style-name="Código"><text:span text:style-name="T17"><text:tab/></text:span><text:span text:style-name="T30">&lt;%</text:span></text:p>
      <text:p text:style-name="Código"><text:span text:style-name="T17"><text:tab/></text:span><text:span text:style-name="T26">for</text:span><text:span text:style-name="T17"> (</text:span><text:span text:style-name="T26">int</text:span><text:span text:style-name="T17"> i=1; i&lt;regionsCount+1; i++) {</text:span></text:p>
      <text:p text:style-name="Código"><text:span text:style-name="T17"><text:tab/><text:tab/>String selected = regions.contains(Integer.toString(i))?</text:span><text:span text:style-name="T20">"selected"</text:span><text:span text:style-name="T17">:</text:span><text:span text:style-name="T20">""</text:span><text:span text:style-name="T17">;<text:tab/></text:span></text:p>
      <text:p text:style-name="Código"><text:span text:style-name="T17"><text:tab/></text:span><text:span text:style-name="T30">%&gt;</text:span><text:span text:style-name="T17"><text:tab/></text:span></text:p>
      <text:p text:style-name="Código"><text:span text:style-name="T17"><text:tab/></text:span><text:span text:style-name="T10">&lt;</text:span><text:span text:style-name="T12">option</text:span></text:p>
      <text:p text:style-name="Código"><text:span text:style-name="T12"><text:tab/><text:tab/></text:span><text:span text:style-name="T14">value</text:span><text:span text:style-name="T17">=</text:span>"<text:span text:style-name="T30">&lt;%=</text:span><text:span text:style-name="T17">i</text:span><text:span text:style-name="T30">%&gt;</text:span>"<text:span text:style-name="T17"> </text:span><text:span text:style-name="T30">&lt;%=</text:span><text:span text:style-name="T17">selected</text:span><text:span text:style-name="T30">%&gt;</text:span><text:span text:style-name="T10">&gt;</text:span></text:p>
      <text:p text:style-name="Código"><text:span text:style-name="T10"><text:tab/><text:tab/></text:span><text:span text:style-name="T30">&lt;%=</text:span><text:span text:style-name="T17">Labels.get(</text:span><text:span text:style-name="T20">"regions."</text:span><text:span text:style-name="T17"> + i, request.getLocale())</text:span><text:span text:style-name="T30">%&gt;</text:span></text:p>
      <text:p text:style-name="Código"><text:span text:style-name="T30"><text:tab/></text:span><text:span text:style-name="T10">&lt;/</text:span><text:span text:style-name="T12">option</text:span><text:span text:style-name="T10">&gt;</text:span></text:p>
      <text:p text:style-name="Código"><text:span text:style-name="T17"><text:tab/></text:span><text:span text:style-name="T30">&lt;%</text:span></text:p>
      <text:p text:style-name="Código"><text:tab/>}</text:p>
      <text:p text:style-name="Código"><text:span text:style-name="T17"><text:tab/></text:span><text:span text:style-name="T30">%&gt;</text:span></text:p>
      <text:p text:style-name="Código"><text:span text:style-name="T10">&lt;/</text:span><text:span text:style-name="T12">select</text:span><text:span text:style-name="T10">&gt;</text:span></text:p>
      <text:p text:style-name="Código">&lt;%</text:p>
      <text:p text:style-name="Código">}</text:p>
      <text:p text:style-name="Código"><text:span text:style-name="T26">else</text:span><text:span text:style-name="T17">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30">&lt;%=</text:span><text:span text:style-name="T17">Labels.get(</text:span><text:span text:style-name="T20">"regions."</text:span><text:span text:style-name="T17">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7"> </text:span></text:p>
      <text:p text:style-name="Código"><text:span text:style-name="T26">if</text:span><text:span text:style-name="T17"> (!editable) {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17"><text:tab/><text:tab/></text:span><text:span text:style-name="T10">&lt;</text:span><text:span text:style-name="T12">input </text:span><text:span text:style-name="T14">type</text:span><text:span text:style-name="T17">=</text:span><text:span text:style-name="T20">"hidden" </text:span><text:span text:style-name="T14">name</text:span><text:span text:style-name="T17">=</text:span>"<text:span text:style-name="T30">&lt;%=</text:span><text:span text:style-name="T17">propertyKey</text:span><text:span text:style-name="T30">%&gt;</text:span>"<text:span text:style-name="T17"> </text:span><text:span text:style-name="T14">value</text:span><text:span text:style-name="T17">=</text:span>"<text:span text:style-name="T30">&lt;%=</text:span><text:span text:style-name="T17">fvalues[i]</text:span><text:span text:style-name="T30">%&gt;</text:span>"<text:span text:style-name="T10">&gt;</text:span><text:span text:style-name="T17"><text:tab/><text:tab/></text:span></text:p>
      <text:p text:style-name="Código">&lt;%</text:p>
      <text:p text:style-name="Código"><text:tab/>}</text:p>
      <text:p text:style-name="Código">} </text:p>
      <text:p text:style-name="Código"><text:span text:style-name="T30">%&gt;</text:span><text:span text:style-name="T17"><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404"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0">&lt;</text:span><text:span text:style-name="T12">entidad</text:span><text:span text:style-name="T10">&gt;</text:span><text:span text:style-name="T17"><text:tab/><text:tab/></text:span></text:p>
      <text:p text:style-name="Código"><text:tab/>...</text:p>
      <text:p text:style-name="Código"><text:span text:style-name="T17"><text:tab/></text:span><text:span text:style-name="T10">&lt;</text:span><text:span text:style-name="T12">propiedad </text:span><text:span text:style-name="T14">nombre</text:span><text:span text:style-name="T17">=</text:span><text:span text:style-name="T20">"codigoFamilia" </text:span><text:span text:style-name="T14">estereotipo</text:span><text:span text:style-name="T17">=</text:span><text:span text:style-name="T20">"FAMILIA" </text:span><text:span text:style-name="T14">requerido</text:span><text:span text:style-name="T17">=</text:span><text:span text:style-name="T20">"true"</text:span><text:span text:style-name="T10">/&gt;</text:span></text:p>
      <text:p text:style-name="Código"><text:span text:style-name="T17"><text:tab/></text:span><text:span text:style-name="T10">&lt;</text:span><text:span text:style-name="T12">propiedad </text:span><text:span text:style-name="T14">nombre</text:span><text:span text:style-name="T17">=</text:span><text:span text:style-name="T20">"codigoSubfamlia" </text:span><text:span text:style-name="T14">estereotipo</text:span><text:span text:style-name="T17">=</text:span><text:span text:style-name="T20">"SUBFAMILIA" </text:span><text:span text:style-name="T14">requerido</text:span><text:span text:style-name="T17">=</text:span><text:span text:style-name="T20">"true"</text:span><text:span text:style-name="T10">/&gt;</text:span></text:p>
      <text:p text:style-name="Código"><text:tab/>...<text:tab/><text:tab/><text:tab/><text:tab/></text:p>
      <text:p text:style-name="Código"><text:span text:style-name="T11">&lt;/</text:span><text:span text:style-name="T13">entidad</text:span><text:span text:style-name="T11">&gt;</text:span><text:span text:style-name="T18"> </text:span></text:p>
      <text:p text:style-name="Standard">Y en nuestro <text:span text:style-name="Archivo_2f_Directorio">editores.xml</text:span> ponemos:</text:p>
      <text:p text:style-name="Código"><text:span text:style-name="T10">&lt;</text:span><text:span text:style-name="T12">editor </text:span><text:span text:style-name="T14">url</text:span><text:span text:style-name="T17">=</text:span><text:span text:style-name="T20">"descriptionsEditor.jsp"</text:span><text:span text:style-name="T10">&gt;</text:span><text:span text:style-name="T17"><text:tab/><text:tab/><text:tab/><text:tab/><text:tab/><text:tab/><text:tab/> (1)</text:span></text:p>
      <text:p text:style-name="Código"><text:span text:style-name="T17"><text:tab/></text:span><text:span text:style-name="T10">&lt;</text:span><text:span text:style-name="T12">propiedad </text:span><text:span text:style-name="T14">nombre</text:span><text:span text:style-name="T17">=</text:span><text:span text:style-name="T20">"modelo" </text:span><text:span text:style-name="T14">valor</text:span><text:span text:style-name="T17">=</text:span><text:span text:style-name="T20">"Familia"</text:span><text:span text:style-name="T10">/&gt;</text:span><text:span text:style-name="T17"><text:tab/><text:tab/><text:tab/><text:tab/><text:tab/> (2)<text:tab/></text:span></text:p>
      <text:p text:style-name="Código"><text:span text:style-name="T17"><text:tab/></text:span><text:span text:style-name="T10">&lt;</text:span><text:span text:style-name="T12">propiedad </text:span><text:span text:style-name="T14">nombre</text:span><text:span text:style-name="T17">=</text:span><text:span text:style-name="T20">"propiedadClave" </text:span><text:span text:style-name="T14">valor</text:span><text:span text:style-name="T17">=</text:span><text:span text:style-name="T20">"codigo"</text:span><text:span text:style-name="T10">/&gt;</text:span><text:span text:style-name="T17"><text:tab/><text:tab/><text:tab/><text:tab/> (3)</text:span></text:p>
      <text:p text:style-name="Código"><text:span text:style-name="T17"><text:tab/></text:span><text:span text:style-name="T10">&lt;</text:span><text:span text:style-name="T12">propiedad </text:span><text:span text:style-name="T14">nombre</text:span><text:span text:style-name="T17">=</text:span><text:span text:style-name="T20">"propiedadDescripcion" </text:span><text:span text:style-name="T14">valor</text:span><text:span text:style-name="T17">=</text:span><text:span text:style-name="T20">"descripcion"</text:span><text:span text:style-name="T10">/&gt;</text:span><text:span text:style-name="T17"><text:tab/><text:tab/> (4)</text:span></text:p>
      <text:p text:style-name="Código"><text:span text:style-name="T17"><text:tab/></text:span><text:span text:style-name="T10">&lt;</text:span><text:span text:style-name="T12">propiedad </text:span><text:span text:style-name="T14">nombre</text:span><text:span text:style-name="T17">=</text:span><text:span text:style-name="T20">"ordenadoPorClave" </text:span><text:span text:style-name="T14">valor</text:span><text:span text:style-name="T17">=</text:span><text:span text:style-name="T20">"true"</text:span><text:span text:style-name="T10">/&gt;</text:span><text:span text:style-name="T17"><text:tab/><text:tab/><text:tab/><text:tab/> (5)</text:span></text:p>
      <text:p text:style-name="Código"><text:span text:style-name="T17"><text:tab/></text:span><text:span text:style-name="T10">&lt;</text:span><text:span text:style-name="T12">propiedad </text:span><text:span text:style-name="T14">nombre</text:span><text:span text:style-name="T17">=</text:span><text:span text:style-name="T20">"readOnlyAsLabel" </text:span><text:span text:style-name="T14">valor</text:span><text:span text:style-name="T17">=</text:span><text:span text:style-name="T20">"true"</text:span><text:span text:style-name="T10">/&gt;</text:span><text:span text:style-name="T17"><text:tab/><text:tab/><text:tab/><text:tab/> (6)</text:span></text:p>
      <text:p text:style-name="Código"><text:span text:style-name="T17"><text:tab/></text:span><text:span text:style-name="T10">&lt;</text:span><text:span text:style-name="T12">para-estereotipo </text:span><text:span text:style-name="T14">estereotipo</text:span><text:span text:style-name="T17">=</text:span><text:span text:style-name="T20">"FAMILIA"</text:span><text:span text:style-name="T10">/&gt;</text:span><text:span text:style-name="T17"><text:tab/><text:tab/><text:tab/><text:tab/><text:tab/>(11)</text:span></text:p>
      <text:p text:style-name="Código"><text:span text:style-name="T10">&lt;/</text:span><text:span text:style-name="T12">editor</text:span><text:span text:style-name="T10">&gt;</text:span></text:p>
      <text:p text:style-name="Código"><text:s text:c="6"/></text:p>
      <text:p text:style-name="Código"><text:span text:style-name="T27">&lt;!-- <text:s/>Es posible especificar dependencias de estereotipos o propiedades --&gt;</text:span><text:span text:style-name="T17"> <text:s text:c="3"/></text:span></text:p>
      <text:p text:style-name="Código"><text:span text:style-name="T10">&lt;</text:span><text:span text:style-name="T12">editor </text:span><text:span text:style-name="T14">url</text:span><text:span text:style-name="T17">=</text:span><text:span text:style-name="T20">"descriptionsEditor.jsp" <text:tab/><text:tab/><text:tab/><text:tab/><text:tab/><text:tab/><text:tab/> </text:span><text:span text:style-name="T17">(1)</text:span></text:p>
      <text:p text:style-name="Código"><text:span text:style-name="T17"><text:tab/></text:span><text:span text:style-name="T14">depende-de-estereotipos</text:span><text:span text:style-name="T17">=</text:span><text:span text:style-name="T20">"FAMILIA"</text:span><text:span text:style-name="T10">&gt;</text:span><text:span text:style-name="T17"> <text:s text:c="9"/><text:tab/><text:tab/><text:tab/><text:tab/><text:tab/>(12)</text:span></text:p>
      <text:p text:style-name="Código"><text:span text:style-name="T27">&lt;!--</text:span> <text:s/></text:p>
      <text:p text:style-name="Código"><text:span text:style-name="T27">&lt;editor url="descriptionsEditor.jsp" depende-de-propiedades="codigoFamilia"&gt;<text:tab/></text:span>(13)</text:p>
      <text:p text:style-name="Código"><text:span text:style-name="T27">--&gt;</text:span><text:span text:style-name="T17"><text:tab/></text:span></text:p>
      <text:p text:style-name="Código"><text:span text:style-name="T17"><text:tab/></text:span><text:span text:style-name="T10">&lt;</text:span><text:span text:style-name="T12">propiedad </text:span><text:span text:style-name="T14">nombre</text:span><text:span text:style-name="T17">=</text:span><text:span text:style-name="T20">"modelo" </text:span><text:span text:style-name="T14">valor</text:span><text:span text:style-name="T17">=</text:span><text:span text:style-name="T20">"Subfamilia"</text:span><text:span text:style-name="T10">/&gt;</text:span><text:span text:style-name="T17"><text:tab/><text:tab/><text:tab/><text:tab/> (2)</text:span></text:p>
      <text:p text:style-name="Código"><text:span text:style-name="T17"><text:tab/></text:span><text:span text:style-name="T10">&lt;</text:span><text:span text:style-name="T12">propiedad </text:span><text:span text:style-name="T14">nombre</text:span><text:span text:style-name="T17">=</text:span><text:span text:style-name="T20">"propiedadClave" </text:span><text:span text:style-name="T14">valor</text:span><text:span text:style-name="T17">=</text:span><text:span text:style-name="T20">"codigo"</text:span><text:span text:style-name="T10">/&gt;</text:span><text:span text:style-name="T17"><text:tab/><text:tab/><text:tab/><text:tab/> (3)</text:span></text:p>
      <text:p text:style-name="Código"><text:span text:style-name="T17"><text:tab/></text:span><text:span text:style-name="T10">&lt;</text:span><text:span text:style-name="T12">propiedad </text:span><text:span text:style-name="T14">nombre</text:span><text:span text:style-name="T17">=</text:span><text:span text:style-name="T20">"propiedadesDescripcion" </text:span><text:span text:style-name="T14">valor</text:span><text:span text:style-name="T17">=</text:span><text:span text:style-name="T20">"codigo, descripcion"</text:span><text:span text:style-name="T10">/&gt;</text:span><text:span text:style-name="T17"> (4)</text:span></text:p>
      <text:p text:style-name="Código"><text:span text:style-name="T17"><text:tab/></text:span><text:span text:style-name="T10">&lt;</text:span><text:span text:style-name="T12">propiedad </text:span><text:span text:style-name="T14">nombre</text:span><text:span text:style-name="T17">=</text:span><text:span text:style-name="T20">"condicion" </text:span><text:span text:style-name="T14">value</text:span><text:span text:style-name="T17">=</text:span><text:span text:style-name="T20">"${codigoFamilia} = ?"</text:span><text:span text:style-name="T10">/&gt;</text:span><text:span text:style-name="T17"><text:tab/><text:tab/> (7)</text:span></text:p>
      <text:p text:style-name="Código"><text:span text:style-name="T17"><text:tab/></text:span><text:span text:style-name="T10">&lt;</text:span><text:span text:style-name="T12">propiedad </text:span><text:span text:style-name="T14">nombre</text:span><text:span text:style-name="T17">=</text:span><text:span text:style-name="T20">"estereotiposValoresParametros" </text:span><text:span text:style-name="T14">valor</text:span><text:span text:style-name="T17">=</text:span><text:span text:style-name="T20">"FAMILIA"</text:span><text:span text:style-name="T10">/&gt;</text:span><text:span text:style-name="T17"><text:tab/> (8)</text:span></text:p>
      <text:p text:style-name="Código"><text:span text:style-name="T17"><text:tab/></text:span><text:span text:style-name="T27">&lt;!--</text:span></text:p>
      <text:p text:style-name="Código"><text:span text:style-name="T27"><text:tab/>&lt;propiedad nombre="propiedadesValoresParametros" valor="codigoFamilia"/&gt; </text:span>(9)</text:p>
      <text:p text:style-name="Código"><text:span text:style-name="T27"><text:tab/>--&gt;</text:span><text:span text:style-name="T17"><text:tab/><text:tab/></text:span></text:p>
      <text:p text:style-name="Código"><text:span text:style-name="T17"><text:tab/></text:span><text:span text:style-name="T10">&lt;</text:span><text:span text:style-name="T12">propiedad </text:span><text:span text:style-name="T14">nombre</text:span><text:span text:style-name="T17">=</text:span><text:span text:style-name="T20">"formateadorDescripciones" <text:tab/><text:tab/><text:tab/><text:tab/><text:tab/></text:span><text:span text:style-name="T17">(10)</text:span></text:p>
      <text:p text:style-name="Código"><text:span text:style-name="T17"><text:tab/><text:tab/></text:span><text:span text:style-name="T14">valor</text:span><text:span text:style-name="T17">=</text:span><text:span text:style-name="T20">"org.openxava.test.formatters.FormateadorDescripcionesFamilia"</text:span><text:span text:style-name="T10">/&gt;</text:span><text:span text:style-name="T17"><text:tab/></text:span></text:p>
      <text:p text:style-name="Código"><text:span text:style-name="T17"><text:tab/></text:span><text:span text:style-name="T10">&lt;</text:span><text:span text:style-name="T12">para-estereotipo </text:span><text:span text:style-name="T14">estereotipo</text:span><text:span text:style-name="T17">=</text:span><text:span text:style-name="T20">"SUBFAMILIA"</text:span><text:span text:style-name="T10">/&gt;</text:span><text:span text:style-name="T17"><text:tab/><text:tab/><text:tab/><text:tab/><text:tab/>(11)</text:span></text:p>
      <text:p text:style-name="Código"><text:span text:style-name="T11">&lt;/</text:span><text:span text:style-name="T13">editor</text:span><text:span text:style-name="T11">&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222"><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222"><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222"><text:span text:style-name="Código">propiedadDescripcion</text:span> o <text:span text:style-name="Código">propiedadesDescripcion</text:span>: Propiedad o lista de propiedades a visualizar en el combo.</text:p>
        </text:list-item>
        <text:list-item>
          <text:p text:style-name="P222"><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222"><text:span text:style-name="Código">readOnlyAsLabel</text:span>: Si cuando es de solo lectura se ha de visualizar como una etiqueta. Por defecto es <text:span text:style-name="Código">false</text:span>.</text:p>
        </text:list-item>
        <text:list-item>
          <text:p text:style-name="P222"><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222"><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222"><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222"><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404" text:outline-level="2">Vista sin modelo asociado</text:h>
            </text:list-item>
          </text:list>
        </text:list-item>
      </text:list>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10">&lt;?</text:span><text:span text:style-name="T12">xml </text:span><text:span text:style-name="T14">version</text:span><text:span text:style-name="T17">=</text:span><text:span text:style-name="T20">"1.0" </text:span><text:span text:style-name="T14">encoding</text:span><text:span text:style-name="T17">=</text:span><text:span text:style-name="T20">"ISO-8859-1"</text:span><text:span text:style-name="T10">?&gt;</text:span></text:p>
      <text:p text:style-name="Código"/>
      <text:p text:style-name="Código"><text:span text:style-name="T10">&lt;!</text:span><text:span text:style-name="T12">DOCTYPE </text:span><text:span text:style-name="T23">componente </text:span><text:span text:style-name="T24">SYSTEM </text:span><text:span text:style-name="T25">"dtds/componente.dtd"</text:span><text:span text:style-name="T10">&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10">&lt;</text:span><text:span text:style-name="T12">componente </text:span><text:span text:style-name="T14">nombre</text:span><text:span text:style-name="T17">=</text:span><text:span text:style-name="T20">"FiltrarPorSubfamilia"</text:span><text:span text:style-name="T10">&gt;</text:span></text:p>
      <text:p text:style-name="Código"/>
      <text:p text:style-name="Código"><text:span text:style-name="T17"><text:tab/></text:span><text:span text:style-name="T10">&lt;</text:span><text:span text:style-name="T12">entidad</text:span><text:span text:style-name="T10">&gt;</text:span><text:span text:style-name="T17"> <text:s/></text:span></text:p>
      <text:p text:style-name="Código"><text:span text:style-name="T17"><text:tab/><text:tab/></text:span><text:span text:style-name="T10">&lt;</text:span><text:span text:style-name="T12">propiedad </text:span><text:span text:style-name="T14">nombre</text:span><text:span text:style-name="T17">=</text:span><text:span text:style-name="T20">"oid" </text:span><text:span text:style-name="T14">clave</text:span><text:span text:style-name="T17">=</text:span><text:span text:style-name="T20">"true" </text:span><text:span text:style-name="T14">tipo</text:span><text:span text:style-name="T17">=</text:span><text:span text:style-name="T20">"String" </text:span><text:span text:style-name="T14">oculta</text:span><text:span text:style-name="T17">=</text:span><text:span text:style-name="T20">"true"</text:span><text:span text:style-name="T10">/&gt;</text:span></text:p>
      <text:p text:style-name="Código"><text:span text:style-name="T17"><text:tab/><text:tab/></text:span><text:span text:style-name="T10">&lt;</text:span><text:span text:style-name="T12">referencia </text:span><text:span text:style-name="T14">nombre</text:span><text:span text:style-name="T17">=</text:span><text:span text:style-name="T20">"subfamilia" </text:span><text:span text:style-name="T14">modelo</text:span><text:span text:style-name="T17">=</text:span><text:span text:style-name="T20">"Subfamilia2" </text:span><text:span text:style-name="T14">requerido</text:span><text:span text:style-name="T17">=</text:span><text:span text:style-name="T20">"true"</text:span><text:span text:style-name="T10">/&gt;</text:span><text:span text:style-name="T17"><text:tab/></text:span></text:p>
      <text:p text:style-name="Código"><text:span text:style-name="T17"><text:tab/></text:span><text:span text:style-name="T10">&lt;/</text:span><text:span text:style-name="T12">entidad</text:span><text:span text:style-name="T10">&gt;</text:span><text:span text:style-name="T17"><text:tab/><text:tab/></text:span></text:p>
      <text:p text:style-name="Código"><text:tab/></text:p>
      <text:p text:style-name="Código"><text:span text:style-name="T17"><text:tab/></text:span><text:span text:style-name="T10">&lt;</text:span><text:span text:style-name="T12">vista </text:span><text:span text:style-name="T14">nombre</text:span><text:span text:style-name="T17">=</text:span><text:span text:style-name="T20">"Familia1"</text:span><text:span text:style-name="T10">&gt;</text:span></text:p>
      <text:p text:style-name="Código"><text:span text:style-name="T17"><text:tab/><text:tab/></text:span><text:span text:style-name="T10">&lt;</text:span><text:span text:style-name="T12">vista-referencia </text:span><text:span text:style-name="T14">referencia</text:span><text:span text:style-name="T17">=</text:span><text:span text:style-name="T20">"subfamilia" </text:span><text:span text:style-name="T14">crear</text:span><text:span text:style-name="T17">=</text:span><text:span text:style-name="T20">"false"</text:span><text:span text:style-name="T10">&gt;</text:span></text:p>
      <text:p text:style-name="Código"><text:span text:style-name="T17"><text:tab/><text:tab/><text:tab/></text:span><text:span text:style-name="T10">&lt;</text:span><text:span text:style-name="T12">lista-descripciones </text:span><text:span text:style-name="T14">condicion</text:span><text:span text:style-name="T17">=</text:span><text:span text:style-name="T20">"${familia.codigo} = 1"</text:span><text:span text:style-name="T10">/&gt;</text:span></text:p>
      <text:p text:style-name="Código"><text:span text:style-name="T17"><text:tab/><text:tab/></text:span><text:span text:style-name="T10">&lt;/</text:span><text:span text:style-name="T12">vista-referencia</text:span><text:span text:style-name="T10">&gt;</text:span></text:p>
      <text:p text:style-name="Código"><text:span text:style-name="T17"><text:tab/></text:span><text:span text:style-name="T10">&lt;/</text:span><text:span text:style-name="T12">vista</text:span><text:span text:style-name="T10">&gt;</text:span></text:p>
      <text:p text:style-name="Código"><text:tab/></text:p>
      <text:p text:style-name="Código"><text:span text:style-name="T17"><text:tab/></text:span><text:span text:style-name="T10">&lt;</text:span><text:span text:style-name="T12">vista </text:span><text:span text:style-name="T14">nombre</text:span><text:span text:style-name="T17">=</text:span><text:span text:style-name="T20">"Familia2"</text:span><text:span text:style-name="T10">&gt;</text:span></text:p>
      <text:p text:style-name="Código"><text:span text:style-name="T17"><text:tab/><text:tab/></text:span><text:span text:style-name="T10">&lt;</text:span><text:span text:style-name="T12">vista-referencia </text:span><text:span text:style-name="T14">referencia</text:span><text:span text:style-name="T17">=</text:span><text:span text:style-name="T20">"subfamilia" </text:span><text:span text:style-name="T14">crear</text:span><text:span text:style-name="T17">=</text:span><text:span text:style-name="T20">"false"</text:span><text:span text:style-name="T10">&gt;</text:span></text:p>
      <text:p text:style-name="Código"><text:span text:style-name="T17"><text:tab/><text:tab/><text:tab/></text:span><text:span text:style-name="T10">&lt;</text:span><text:span text:style-name="T12">lista-descripciones </text:span><text:span text:style-name="T14">condicion</text:span><text:span text:style-name="T17">=</text:span><text:span text:style-name="T20">"${familia.codigo} = 2"</text:span><text:span text:style-name="T10">/&gt;</text:span></text:p>
      <text:p text:style-name="Código"><text:span text:style-name="T17"><text:tab/><text:tab/></text:span><text:span text:style-name="T10">&lt;/</text:span><text:span text:style-name="T12">vista-referencia</text:span><text:span text:style-name="T10">&gt;</text:span></text:p>
      <text:p text:style-name="Código"><text:span text:style-name="T17"><text:tab/></text:span><text:span text:style-name="T10">&lt;/</text:span><text:span text:style-name="T12">vista</text:span><text:span text:style-name="T10">&gt;</text:span></text:p>
      <text:p text:style-name="Código"/>
      <text:p text:style-name="Código"><text:span text:style-name="T17"><text:tab/></text:span><text:span text:style-name="T10">&lt;</text:span><text:span text:style-name="T12">vista </text:span><text:span text:style-name="T14">nombre</text:span><text:span text:style-name="T17">=</text:span><text:span text:style-name="T20">"ConFormularioDeSubfamilia"</text:span><text:span text:style-name="T10">&gt;</text:span><text:span text:style-name="T17"><text:tab/></text:span></text:p>
      <text:p text:style-name="Código"><text:span text:style-name="T17"><text:tab/><text:tab/></text:span><text:span text:style-name="T10">&lt;</text:span><text:span text:style-name="T12">vista-referencia </text:span><text:span text:style-name="T14">referencia</text:span><text:span text:style-name="T17">=</text:span><text:span text:style-name="T20">"subfamily" </text:span><text:span text:style-name="T14">buscar</text:span><text:span text:style-name="T17">=</text:span><text:span text:style-name="T20">"false"</text:span><text:span text:style-name="T10">/&gt;</text:span></text:p>
      <text:p text:style-name="Código"><text:span text:style-name="T17"><text:tab/></text:span><text:span text:style-name="T10">&lt;/</text:span><text:span text:style-name="T12">vista</text:span><text:span text:style-name="T10">&gt;</text:span></text:p>
      <text:p text:style-name="Código"><text:tab/></text:p>
      <text:p text:style-name="Código"><text:span text:style-name="T17"><text:tab/></text:span><text:span text:style-name="T10">&lt;</text:span><text:span text:style-name="T12">mapeo-entidad </text:span><text:span text:style-name="T14">tabla</text:span><text:span text:style-name="T17">=</text:span><text:span text:style-name="T20">"XAVATEST@separator@MOCKTABLE"</text:span><text:span text:style-name="T10">&gt;</text:span></text:p>
      <text:p text:style-name="Código"><text:span text:style-name="T17"><text:tab/><text:tab/></text:span><text:span text:style-name="T10">&lt;</text:span><text:span text:style-name="T12">mapeo-propiedad </text:span><text:span text:style-name="T14">propiedad-modelo</text:span><text:span text:style-name="T17">=</text:span><text:span text:style-name="T20">"oid" </text:span><text:span text:style-name="T14">columna-tabla</text:span><text:span text:style-name="T17">=</text:span><text:span text:style-name="T20">"OID"</text:span><text:span text:style-name="T10">/&gt;</text:span></text:p>
      <text:p text:style-name="Código"><text:span text:style-name="T17"><text:tab/><text:tab/></text:span><text:span text:style-name="T10">&lt;</text:span><text:span text:style-name="T12">mapeo-referencia </text:span><text:span text:style-name="T14">referencia-modelo</text:span><text:span text:style-name="T17">=</text:span><text:span text:style-name="T20">"subfamilia"</text:span><text:span text:style-name="T10">&gt;</text:span></text:p>
      <text:p text:style-name="Código"><text:span text:style-name="T17"><text:tab/><text:tab/><text:tab/></text:span><text:span text:style-name="T10">&lt;</text:span><text:span text:style-name="T12">detalle-mapeo-referencia </text:span></text:p>
      <text:p text:style-name="Código"><text:span text:style-name="T12"><text:tab/><text:tab/><text:tab/><text:tab/></text:span><text:span text:style-name="T14">columna-tabla</text:span><text:span text:style-name="T17">=</text:span><text:span text:style-name="T20">"SUBFAMILIA" </text:span></text:p>
      <text:p text:style-name="Código"><text:span text:style-name="T20"><text:tab/><text:tab/><text:tab/><text:tab/></text:span><text:span text:style-name="T14">propiedad-modelo-referenciado</text:span><text:span text:style-name="T17">=</text:span><text:span text:style-name="T20">"codigo"</text:span><text:span text:style-name="T10">/&gt;</text:span><text:span text:style-name="T17"> </text:span></text:p>
      <text:p text:style-name="Código"><text:span text:style-name="T17"><text:tab/><text:tab/></text:span><text:span text:style-name="T10">&lt;/</text:span><text:span text:style-name="T12">mapeo-referencia</text:span><text:span text:style-name="T10">&gt;</text:span></text:p>
      <text:p text:style-name="Código"><text:span text:style-name="T17"><text:tab/></text:span><text:span text:style-name="T10">&lt;/</text:span><text:span text:style-name="T12">mapeo-entidad</text:span><text:span text:style-name="T10">&gt;</text:span></text:p>
      <text:p text:style-name="Código"><text:tab/></text:p>
      <text:p text:style-name="Código"><text:span text:style-name="T10">&lt;/</text:span><text:span text:style-name="T12">componente</text:span><text:span text:style-name="T10">&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392"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7">
        <text:list-item>
          <text:p text:style-name="P231">Filtrar por cualquier columna o combinación de ellas.</text:p>
        </text:list-item>
        <text:list-item>
          <text:p text:style-name="P231">Ordenar por cualquier columna con un simple click.</text:p>
        </text:list-item>
        <text:list-item>
          <text:p text:style-name="P231">Visualizar los datos paginados, y así podemos leer eficientemente tablas de millones de registros.</text:p>
        </text:list-item>
        <text:list-item>
          <text:p text:style-name="P231">Personalizar la lista: añadir, quitar y cambiar de orden las columnas (con el lapicito que hay en la parte superior izquierdas). Las personalizaciones se recuerdan por cada usuario.</text:p>
        </text:list-item>
        <text:list-item>
          <text:p text:style-name="P231">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0">&lt;</text:span><text:span text:style-name="T12">tab</text:span></text:p>
      <text:p text:style-name="Código"><text:span text:style-name="T12"><text:tab/></text:span><text:span text:style-name="T14">nombre</text:span><text:span text:style-name="T17">=</text:span><text:span text:style-name="T20">"nombre"<text:tab/><text:tab/></text:span><text:span text:style-name="T17">(1)</text:span></text:p>
      <text:p text:style-name="P18">&gt;</text:p>
      <text:p text:style-name="Código"><text:span text:style-name="T10"><text:tab/>&lt;</text:span><text:span text:style-name="T12">filtro </text:span><text:span text:style-name="T17">... </text:span><text:span text:style-name="T10">/&gt;</text:span><text:span text:style-name="T17"><text:tab/><text:tab/>(2)</text:span></text:p>
      <text:p text:style-name="Código"><text:span text:style-name="T17"><text:tab/></text:span><text:span text:style-name="T10">&lt;</text:span><text:span text:style-name="T12">estilo-fila </text:span><text:span text:style-name="T17">... </text:span><text:span text:style-name="T10">/&gt;</text:span><text:span text:style-name="T17"> ...<text:tab/>(3)</text:span></text:p>
      <text:p text:style-name="Código"><text:span text:style-name="T17"><text:tab/></text:span><text:span text:style-name="T10">&lt;</text:span><text:span text:style-name="T12">propiedades </text:span><text:span text:style-name="T17">... </text:span><text:span text:style-name="T10">/&gt;</text:span><text:span text:style-name="T17"><text:tab/><text:tab/>(4)</text:span></text:p>
      <text:p text:style-name="Código"><text:span text:style-name="T17"><text:tab/></text:span><text:span text:style-name="T10">&lt;</text:span><text:span text:style-name="T12">condicion-base </text:span><text:span text:style-name="T17">... </text:span><text:span text:style-name="T10">/&gt;</text:span><text:span text:style-name="T17"><text:tab/>(5)</text:span></text:p>
      <text:p text:style-name="Código"><text:span text:style-name="T17"><text:tab/></text:span><text:span text:style-name="T10">&lt;</text:span><text:span text:style-name="T12">orden-defecto </text:span><text:span text:style-name="T17">... </text:span><text:span text:style-name="T10">/&gt;</text:span><text:span text:style-name="T17"><text:tab/>(6)</text:span></text:p>
      <text:p text:style-name="Código"><text:span text:style-name="T10">&lt;/</text:span><text:span text:style-name="T12">tab</text:span><text:span text:style-name="T10">&gt;</text:span></text:p>
      <text:list text:style-name="L38">
        <text:list-item>
          <text:p text:style-name="P236"><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236"><text:span text:style-name="Código">filtro</text:span> (uno, opcional): Permite definir programáticamente un filtro a realizar sobre los valores que introduce el usuario cuando quiere filtrar.</text:p>
        </text:list-item>
        <text:list-item>
          <text:p text:style-name="P236"><text:span text:style-name="Código">estilo-fila</text:span> (varios, opcional): Una forma sencilla de especificar una estilo de visualización diferente para ciertas filas. Normalmente para resaltar filas que cumplen cierta condición.</text:p>
        </text:list-item>
        <text:list-item>
          <text:p text:style-name="P236"><text:span text:style-name="Código">propiedades</text:span> (uno, opcional): La lista de propiedades a visualizar inicialmente. Pueden ser calificadas.</text:p>
        </text:list-item>
        <text:list-item>
          <text:p text:style-name="P236"><text:span text:style-name="Código">condicion-base</text:span> (una, opcional): Es una condición que aplicará siempre a los datos visualizados añadiendose a las que pueda poner el usuario.</text:p>
        </text:list-item>
        <text:list-item>
          <text:p text:style-name="P236"><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404" text:outline-level="2">Propiedades iniciales y resaltar filas</text:h>
            </text:list-item>
          </text:list>
        </text:list-item>
      </text:list>
      <text:p text:style-name="Text_20_body">La personalización más simple es indicar las propiedades a visualizar inicialmente:</text:p>
      <text:p text:style-name="Código"><text:span text:style-name="T10">&lt;</text:span><text:span text:style-name="T12">tab</text:span><text:span text:style-name="T10">&gt;</text:span></text:p>
      <text:p text:style-name="Código"><text:span text:style-name="T17"><text:tab/></text:span><text:span text:style-name="T10">&lt;</text:span><text:span text:style-name="T12">estilo-fila </text:span><text:span text:style-name="T14">estilo</text:span><text:span text:style-name="T17">=</text:span><text:span text:style-name="T20">"highlight" </text:span><text:span text:style-name="T14">propiedad</text:span><text:span text:style-name="T17">=</text:span><text:span text:style-name="T20">"tipo" </text:span><text:span text:style-name="T14">valor</text:span><text:span text:style-name="T17">=</text:span><text:span text:style-name="T20">"fijo"</text:span><text:span text:style-name="T10">/&gt;</text:span></text:p>
      <text:p text:style-name="Código"><text:span text:style-name="T17"><text:tab/></text:span><text:span text:style-name="T10">&lt;</text:span><text:span text:style-name="T12">propiedades</text:span><text:span text:style-name="T10">&gt;</text:span></text:p>
      <text:p text:style-name="Código"><text:tab/><text:tab/>nombre, tipo, comercial.nombre, </text:p>
      <text:p text:style-name="Código"><text:tab/><text:tab/>direccion.municipio, comercial.nivel.descripcion</text:p>
      <text:p text:style-name="Código"><text:span text:style-name="T17"><text:tab/></text:span><text:span text:style-name="T10">&lt;/</text:span><text:span text:style-name="T12">propiedades</text:span><text:span text:style-name="T10">&gt;</text:span><text:span text:style-name="T17"><text:tab/></text:span></text:p>
      <text:p text:style-name="Código"><text:span text:style-name="T11">&lt;/</text:span><text:span text:style-name="T13">tab</text:span><text:span text:style-name="T11">&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404" text:outline-level="2">Filtros y condición base</text:h>
            </text:list-item>
          </text:list>
        </text:list-item>
      </text:list>
      <text:p text:style-name="Text_20_body">Una técnica habitual es combinar un filtro con una condición base:</text:p>
      <text:p text:style-name="Código"><text:span text:style-name="T10">&lt;</text:span><text:span text:style-name="T12">tab </text:span><text:span text:style-name="T14">nombre</text:span><text:span text:style-name="T17">=</text:span><text:span text:style-name="T20">"Actuales"</text:span><text:span text:style-name="T10">&gt;</text:span></text:p>
      <text:p text:style-name="Código"><text:span text:style-name="T17"><text:tab/></text:span><text:span text:style-name="T10">&lt;</text:span><text:span text:style-name="T12">filtro </text:span><text:span text:style-name="T14">clase</text:span><text:span text:style-name="T17">=</text:span><text:span text:style-name="T20">"org.openxava.test.filtros.FiltroAÃ±oActual"</text:span><text:span text:style-name="T10">/&gt;</text:span></text:p>
      <text:p text:style-name="Código"><text:span text:style-name="T17"><text:tab/></text:span><text:span text:style-name="T10">&lt;</text:span><text:span text:style-name="T12">propiedades</text:span><text:span text:style-name="T10">&gt;</text:span></text:p>
      <text:p text:style-name="Código"><text:tab/><text:tab/>año, numero, sumaImportes, iva, cantidadLineas, pagada, cliente.nombre</text:p>
      <text:p text:style-name="Código"><text:span text:style-name="T17"><text:tab/></text:span><text:span text:style-name="T10">&lt;/</text:span><text:span text:style-name="T12">propiedades</text:span><text:span text:style-name="T10">&gt;</text:span></text:p>
      <text:p text:style-name="Código"><text:span text:style-name="T17"><text:tab/></text:span><text:span text:style-name="T10">&lt;</text:span><text:span text:style-name="T12">condicion-base</text:span><text:span text:style-name="T10">&gt;</text:span><text:span text:style-name="T17">${año} = ?</text:span><text:span text:style-name="T10">&lt;/</text:span><text:span text:style-name="T12">condicion-base</text:span><text:span text:style-name="T10">&gt;</text:span></text:p>
      <text:p text:style-name="Código"><text:span text:style-name="T11">&lt;/</text:span><text:span text:style-name="T13">tab</text:span><text:span text:style-name="T11">&gt;</text:span><text:span text:style-name="T17"><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0">&lt;</text:span><text:span text:style-name="T12">tab </text:span><text:span text:style-name="T14">nombre</text:span><text:span text:style-name="T17">=</text:span><text:span text:style-name="T20">"AñoDefecto"</text:span><text:span text:style-name="T10">&gt;</text:span></text:p>
      <text:p text:style-name="Código"><text:span text:style-name="T17"><text:tab/></text:span><text:span text:style-name="T10">&lt;</text:span><text:span text:style-name="T12">filtro </text:span><text:span text:style-name="T14">clase</text:span><text:span text:style-name="T17">=</text:span><text:span text:style-name="T20">"org.openxava.test.filtros.FiltroAñoDefecto"</text:span><text:span text:style-name="T10">/&gt;</text:span></text:p>
      <text:p text:style-name="Código"><text:span text:style-name="T17"><text:tab/></text:span><text:span text:style-name="T10">&lt;</text:span><text:span text:style-name="T12">propiedades</text:span><text:span text:style-name="T10">&gt;</text:span></text:p>
      <text:p text:style-name="Código"><text:tab/><text:tab/>año, numero, cliente.numero, cliente.nombre, </text:p>
      <text:p text:style-name="Código"><text:tab/><text:tab/>sumaImportes, iva, cantidadLineas, pagada, importancia</text:p>
      <text:p text:style-name="Código"><text:span text:style-name="T17"><text:tab/></text:span><text:span text:style-name="T10">&lt;/</text:span><text:span text:style-name="T12">propiedades</text:span><text:span text:style-name="T10">&gt;</text:span></text:p>
      <text:p text:style-name="Código"><text:span text:style-name="T17"><text:tab/></text:span><text:span text:style-name="T10">&lt;</text:span><text:span text:style-name="T12">condicion-base</text:span><text:span text:style-name="T10">&gt;</text:span><text:span text:style-name="T17">${año} = ?</text:span><text:span text:style-name="T10">&lt;/</text:span><text:span text:style-name="T12">condicion-base</text:span><text:span text:style-name="T10">&gt;</text:span></text:p>
      <text:p text:style-name="Código"><text:span text:style-name="T11">&lt;/</text:span><text:span text:style-name="T13">tab</text:span><text:span text:style-name="T11">&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23"><text:span text:style-name="T10">&lt;</text:span><text:span text:style-name="T12">objeto </text:span><text:span text:style-name="T14">nombre</text:span><text:span text:style-name="T17">=</text:span><text:span text:style-name="T20">"xavatest_añoDefecto" </text:span><text:span text:style-name="T14">clase</text:span><text:span text:style-name="T17">=</text:span><text:span text:style-name="T20">"java.lang.Integer" </text:span><text:span text:style-name="T14">valor</text:span><text:span text:style-name="T17">=</text:span><text:span text:style-name="T20">"1999"</text:span><text:span text:style-name="T10">/&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4">(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4">Capítulo 7 Controladores</text:span>.</text:p>
      <text:list text:style-name="L1" text:continue-numbering="true">
        <text:list-item>
          <text:list text:continue-numbering="true">
            <text:list-item>
              <text:h text:style-name="P404" text:outline-level="2">Select íntegro</text:h>
            </text:list-item>
          </text:list>
        </text:list-item>
      </text:list>
      <text:p text:style-name="Text_20_body">Tenemos la opción de poner el select completo para obtener los datos del tab:</text:p>
      <text:p text:style-name="Código"><text:span text:style-name="T10">&lt;</text:span><text:span text:style-name="T12">tab </text:span><text:span text:style-name="T14">nombre</text:span><text:span text:style-name="T17">=</text:span><text:span text:style-name="T20">"SelectIntegro"</text:span><text:span text:style-name="T10">&gt;</text:span></text:p>
      <text:p text:style-name="Código"><text:span text:style-name="T17"><text:tab/></text:span><text:span text:style-name="T10">&lt;</text:span><text:span text:style-name="T12">propiedades</text:span><text:span text:style-name="T10">&gt;</text:span><text:span text:style-name="T17">codigo, descripcion, familia</text:span><text:span text:style-name="T10">&lt;/</text:span><text:span text:style-name="T12">propiedades</text:span><text:span text:style-name="T10">&gt;</text:span></text:p>
      <text:p text:style-name="Código"><text:span text:style-name="T17"><text:tab/></text:span><text:span text:style-name="T10">&lt;</text:span><text:span text:style-name="T12">condicion-base</text:span><text:span text:style-name="T10">&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7"><text:tab/></text:span><text:span text:style-name="T10">&lt;/</text:span><text:span text:style-name="T12">condicion-base</text:span><text:span text:style-name="T10">&gt;</text:span></text:p>
      <text:p text:style-name="Código"><text:span text:style-name="T11">&lt;/</text:span><text:span text:style-name="T13">tab</text:span><text:span text:style-name="T11">&gt;</text:span><text:span text:style-name="T18"><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404" text:outline-level="2">Orden por defecto</text:h>
            </text:list-item>
          </text:list>
        </text:list-item>
      </text:list>
      <text:p text:style-name="Text_20_body">Por último, establecer un orden por defecto es harto sencillo:</text:p>
      <text:p text:style-name="Código"><text:span text:style-name="T10">&lt;</text:span><text:span text:style-name="T12">tab </text:span><text:span text:style-name="T14">nombre</text:span><text:span text:style-name="T17">=</text:span><text:span text:style-name="T20">"Simple"</text:span><text:span text:style-name="T10">&gt;</text:span></text:p>
      <text:p text:style-name="Código"><text:span text:style-name="T17"><text:tab/></text:span><text:span text:style-name="T10">&lt;</text:span><text:span text:style-name="T12">propiedades</text:span><text:span text:style-name="T10">&gt;</text:span><text:span text:style-name="T17">año, numero, fecha</text:span><text:span text:style-name="T10">&lt;/</text:span><text:span text:style-name="T12">properties</text:span><text:span text:style-name="T10">&gt;</text:span><text:span text:style-name="T17"><text:tab/><text:tab/></text:span></text:p>
      <text:p text:style-name="Código"><text:span text:style-name="T17"><text:tab/></text:span><text:span text:style-name="T10">&lt;</text:span><text:span text:style-name="T12">orden-defecto</text:span><text:span text:style-name="T10">&gt;</text:span><text:span text:style-name="T17">${año} desc, ${numero} desc</text:span><text:span text:style-name="T10">&lt;/</text:span><text:span text:style-name="T12">orden-defecto</text:span><text:span text:style-name="T10">&gt;</text:span></text:p>
      <text:p text:style-name="Código"><text:span text:style-name="T11">&lt;/</text:span><text:span text:style-name="T13">tab</text:span><text:span text:style-name="T11">&gt;</text:span></text:p>
      <text:p text:style-name="Text_20_body">Este orden es solo el inicial, el usuario puede escoger otro con solo pulsar la cabecera de una columna.</text:p>
      <text:list text:style-name="L1" text:continue-numbering="true">
        <text:list-item>
          <text:h text:style-name="P392"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242">Hibernate 3.x.</text:p>
        </text:list-item>
      </text:list>
      <text:list text:style-name="L40">
        <text:list-item>
          <text:p text:style-name="P243">EntityBeans CMP 2 de JBoss 3.2.x y 4.0.x.</text:p>
        </text:list-item>
        <text:list-item>
          <text:p text:style-name="P243">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404" text:outline-level="2">Mapeo de entidad</text:h>
            </text:list-item>
          </text:list>
        </text:list-item>
      </text:list>
      <text:p text:style-name="Text_20_body">La sintaxis para mapear la entidad principal es:</text:p>
      <text:p text:style-name="Código"><text:span text:style-name="T10">&lt;</text:span><text:span text:style-name="T12">mapeo-entidad </text:span><text:span text:style-name="T14">tabla</text:span><text:span text:style-name="T17">=</text:span><text:span text:style-name="T20">"tabla"</text:span><text:span text:style-name="T10">&gt;</text:span><text:span text:style-name="T17"><text:tab/><text:tab/><text:tab/>(1)</text:span></text:p>
      <text:p text:style-name="Código"><text:span text:style-name="T17"><text:tab/></text:span><text:span text:style-name="T10">&lt;</text:span><text:span text:style-name="T12">mapeo-propiedad </text:span><text:span text:style-name="T17">... </text:span><text:span text:style-name="T10">/&gt;</text:span><text:span text:style-name="T17"> ...<text:tab/><text:tab/>(2)</text:span></text:p>
      <text:p text:style-name="Código"><text:span text:style-name="T17"><text:tab/></text:span><text:span text:style-name="T10">&lt;</text:span><text:span text:style-name="T12">mapeo-referencia </text:span><text:span text:style-name="T17">... </text:span><text:span text:style-name="T10">/&gt;</text:span><text:span text:style-name="T17"> ...<text:tab/><text:tab/>(3)</text:span></text:p>
      <text:p text:style-name="Código"><text:span text:style-name="T17"><text:tab/></text:span><text:span text:style-name="T10">&lt;</text:span><text:span text:style-name="T12">mapeo-propiedad-multiple </text:span><text:span text:style-name="T17">... </text:span><text:span text:style-name="T10">/&gt;</text:span><text:span text:style-name="T17"> ...<text:tab/>(4)</text:span></text:p>
      <text:p text:style-name="Código"><text:span text:style-name="T11">&lt;/</text:span><text:span text:style-name="T13">mapeo-entidad</text:span><text:span text:style-name="T11">&gt;</text:span><text:span text:style-name="T18"><text:tab/></text:span></text:p>
      <text:list text:style-name="L41">
        <text:list-item>
          <text:p text:style-name="P245"><text:span text:style-name="Código">tabla</text:span> (obligado): Para relacionar la entidad principal del componente con esa tabla.</text:p>
        </text:list-item>
        <text:list-item>
          <text:p text:style-name="P245"><text:span text:style-name="Código">mapeo-propiedad</text:span> (varios, opcional): Mapea una propiedad con una columna de la tabla de base de datos.</text:p>
        </text:list-item>
        <text:list-item>
          <text:p text:style-name="P245"><text:span text:style-name="Código">mapeo-referencia</text:span> (varios, opcional): Mapea una referencia con una o más columna de la tabla de base de datos.</text:p>
        </text:list-item>
        <text:list-item>
          <text:p text:style-name="P245"><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0">&lt;</text:span><text:span text:style-name="T12">mapeo-entidad </text:span><text:span text:style-name="T14">tabla</text:span><text:span text:style-name="T17">=</text:span><text:span text:style-name="T20">"XAVATEST@separator@TIPOALBARAN"</text:span><text:span text:style-name="T10">&gt;</text:span></text:p>
      <text:p text:style-name="Código"><text:span text:style-name="T17"><text:tab/></text:span><text:span text:style-name="T10">&lt;</text:span><text:span text:style-name="T12">mapeo-propiedad </text:span><text:span text:style-name="T14">propiedad-modelo</text:span><text:span text:style-name="T17">=</text:span><text:span text:style-name="T20">"codigo" </text:span><text:span text:style-name="T14">columna-tabla</text:span><text:span text:style-name="T17">=</text:span><text:span text:style-name="T20">"CODIGO"</text:span><text:span text:style-name="T10">/&gt;</text:span><text:span text:style-name="T17"><text:tab/><text:tab/></text:span></text:p>
      <text:p text:style-name="Código"><text:span text:style-name="T17"><text:tab/></text:span><text:span text:style-name="T10">&lt;</text:span><text:span text:style-name="T12">mapeo-propiedad </text:span><text:span text:style-name="T14">propiedad-modelo</text:span><text:span text:style-name="T17">=</text:span><text:span text:style-name="T20">"descripcion" </text:span><text:span text:style-name="T14">columna-tabla</text:span><text:span text:style-name="T17">=</text:span><text:span text:style-name="T20">"DESCRIPCION" </text:span><text:span text:style-name="T10">/&gt;</text:span><text:span text:style-name="T17"><text:tab/></text:span></text:p>
      <text:p text:style-name="Código"><text:span text:style-name="T11">&lt;/</text:span><text:span text:style-name="T13">mapeo-entidad</text:span><text:span text:style-name="T11">&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404" text:outline-level="2">Mapeo propiedad</text:h>
            </text:list-item>
          </text:list>
        </text:list-item>
      </text:list>
      <text:p text:style-name="Text_20_body">La sintaxis para mapear una propiedad es:</text:p>
      <text:p text:style-name="Código"><text:span text:style-name="T10">&lt;</text:span><text:span text:style-name="T12">mapeo-propiedad <text:tab/><text:tab/><text:tab/><text:tab/></text:span></text:p>
      <text:p text:style-name="Código"><text:span text:style-name="T12"><text:tab/></text:span><text:span text:style-name="T14">propiedad-modelo</text:span><text:span text:style-name="T17">=</text:span><text:span text:style-name="T20">"propiedad"<text:tab/></text:span><text:span text:style-name="T17">(1)</text:span></text:p>
      <text:p text:style-name="Código"><text:span text:style-name="T17"><text:tab/></text:span><text:span text:style-name="T14">columna-tabla</text:span><text:span text:style-name="T17">=</text:span><text:span text:style-name="T20">"columna" <text:tab/><text:tab/></text:span><text:span text:style-name="T17">(2)</text:span></text:p>
      <text:p text:style-name="Código"><text:span text:style-name="T17"><text:tab/></text:span><text:span text:style-name="T14">tipo-cmp</text:span><text:span text:style-name="T17">=</text:span><text:span text:style-name="T20">"tipo"</text:span><text:span text:style-name="T10">&gt;</text:span><text:span text:style-name="T17"><text:tab/><text:tab/><text:tab/>(3)</text:span></text:p>
      <text:p text:style-name="Código"><text:span text:style-name="T17"><text:tab/></text:span><text:span text:style-name="T10">&lt;</text:span><text:span text:style-name="T12">conversor </text:span><text:span text:style-name="T17">... </text:span><text:span text:style-name="T10">/&gt;</text:span><text:span text:style-name="T17"><text:tab/><text:tab/><text:tab/>(4)</text:span></text:p>
      <text:p text:style-name="Código"><text:span text:style-name="T11">&lt;/</text:span><text:span text:style-name="T13">mapeo-propiedad</text:span><text:span text:style-name="T11">&gt;</text:span></text:p>
      <text:list text:style-name="L42">
        <text:list-item>
          <text:p text:style-name="P249"><text:span text:style-name="Código">propiedad-modelo</text:span> (obligada): El nombre de una propiedad definida en la parte del modelo.</text:p>
        </text:list-item>
        <text:list-item>
          <text:p text:style-name="P249"><text:span text:style-name="Código">columna-tabla</text:span> (obligada): Nombre de la columna de la tabla.</text:p>
        </text:list-item>
        <text:list-item>
          <text:p text:style-name="P249"><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249"><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0">&lt;</text:span><text:span text:style-name="T12">mapeo-propiedad </text:span></text:p>
      <text:p text:style-name="Código"><text:span text:style-name="T12"><text:tab/></text:span><text:span text:style-name="T14">propiedad-modelo</text:span><text:span text:style-name="T17">=</text:span><text:span text:style-name="T20">"codigoPostal" </text:span></text:p>
      <text:p text:style-name="Código"><text:span text:style-name="T20"><text:tab/></text:span><text:span text:style-name="T14">columna-tabla</text:span><text:span text:style-name="T17">=</text:span><text:span text:style-name="T20">"CP" </text:span></text:p>
      <text:p text:style-name="Código"><text:span text:style-name="T20"><text:tab/></text:span><text:span text:style-name="T14">tipo-cmp</text:span><text:span text:style-name="T17">=</text:span><text:span text:style-name="T20">"String"</text:span><text:span text:style-name="T10">&gt;</text:span><text:span text:style-name="T17"><text:tab/></text:span></text:p>
      <text:p text:style-name="Código"><text:span text:style-name="T17"><text:tab/></text:span><text:span text:style-name="T10">&lt;</text:span><text:span text:style-name="T12">conversor </text:span><text:span text:style-name="T14">clase</text:span><text:span text:style-name="T17">=</text:span><text:span text:style-name="T20">"org.openxava.converters.IntegerStringConverter"</text:span><text:span text:style-name="T10">/&gt;</text:span></text:p>
      <text:p text:style-name="Código"><text:span text:style-name="T11">&lt;/</text:span><text:span text:style-name="T13">mapeo-propiedad</text:span><text:span text:style-name="T11">&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0">&lt;</text:span><text:span text:style-name="T12">entidad</text:span><text:span text:style-name="T10">&gt;</text:span><text:span text:style-name="T17"> <text:s/></text:span></text:p>
      <text:p text:style-name="Código">...</text:p>
      <text:p text:style-name="Código"><text:span text:style-name="T17"><text:tab/></text:span><text:span text:style-name="T10">&lt;</text:span><text:span text:style-name="T12">propiedad </text:span><text:span text:style-name="T14">nombre</text:span><text:span text:style-name="T17">=</text:span><text:span text:style-name="T20">"distancia"</text:span><text:span text:style-name="T10">&gt;</text:span></text:p>
      <text:p text:style-name="Código"><text:span text:style-name="T17"><text:tab/><text:tab/></text:span><text:span text:style-name="T10">&lt;</text:span><text:span text:style-name="T12">valores-posibles</text:span><text:span text:style-name="T10">&gt;</text:span></text:p>
      <text:p text:style-name="Código"><text:span text:style-name="T17"><text:tab/><text:tab/><text:tab/></text:span><text:span text:style-name="T10">&lt;</text:span><text:span text:style-name="T12">valor-posible </text:span><text:span text:style-name="T14">valor</text:span><text:span text:style-name="T17">=</text:span><text:span text:style-name="T20">"local"</text:span><text:span text:style-name="T10">/&gt;</text:span></text:p>
      <text:p text:style-name="Código"><text:span text:style-name="T17"><text:tab/><text:tab/><text:tab/></text:span><text:span text:style-name="T10">&lt;</text:span><text:span text:style-name="T12">valor-posible </text:span><text:span text:style-name="T14">valor</text:span><text:span text:style-name="T17">=</text:span><text:span text:style-name="T20">"nacional"</text:span><text:span text:style-name="T10">/&gt;</text:span><text:span text:style-name="T17"><text:tab/><text:tab/><text:tab/><text:tab/></text:span></text:p>
      <text:p text:style-name="Código"><text:span text:style-name="T17"><text:tab/><text:tab/><text:tab/></text:span><text:span text:style-name="T10">&lt;</text:span><text:span text:style-name="T12">valor-posible </text:span><text:span text:style-name="T14">valor</text:span><text:span text:style-name="T17">=</text:span><text:span text:style-name="T20">"internacional"</text:span><text:span text:style-name="T10">/&gt;</text:span><text:span text:style-name="T17"><text:tab/><text:tab/><text:tab/><text:tab/></text:span></text:p>
      <text:p text:style-name="Código"><text:span text:style-name="T17"><text:tab/><text:tab/></text:span><text:span text:style-name="T10">&lt;/</text:span><text:span text:style-name="T12">valores-posibles</text:span><text:span text:style-name="T10">&gt;</text:span></text:p>
      <text:p text:style-name="Código"><text:span text:style-name="T17"><text:tab/></text:span><text:span text:style-name="T10">&lt;/</text:span><text:span text:style-name="T12">propiedad</text:span><text:span text:style-name="T10">&gt;</text:span></text:p>
      <text:p text:style-name="Código">...</text:p>
      <text:p text:style-name="Código"><text:span text:style-name="T11">&lt;/</text:span><text:span text:style-name="T13">entidad</text:span><text:span text:style-name="T11">&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0">&lt;</text:span><text:span text:style-name="T12">mapeo-propiedad </text:span></text:p>
      <text:p text:style-name="Código"><text:span text:style-name="T12"><text:tab/></text:span><text:span text:style-name="T14">propiedad-modelo</text:span><text:span text:style-name="T17">=</text:span><text:span text:style-name="T20">"distancia" </text:span><text:span text:style-name="T14">columna-tabla</text:span><text:span text:style-name="T17">=</text:span><text:span text:style-name="T20">"DISTANCIA" </text:span><text:span text:style-name="T14">tipo-cmp</text:span><text:span text:style-name="T17">=</text:span><text:span text:style-name="T20">"String"</text:span><text:span text:style-name="T10">&gt;</text:span></text:p>
      <text:p text:style-name="Código"><text:span text:style-name="T17"><text:tab/></text:span><text:span text:style-name="T10">&lt;</text:span><text:span text:style-name="T12">conversor </text:span><text:span text:style-name="T14">clase</text:span><text:span text:style-name="T17">=</text:span><text:span text:style-name="T20">"org.openxava.converters.ValidValuesLetterConverter"</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letters" </text:span><text:span text:style-name="T14">valor</text:span><text:span text:style-name="T17">=</text:span><text:span text:style-name="T20">"LNI"</text:span><text:span text:style-name="T10">/&gt;</text:span></text:p>
      <text:p text:style-name="Código"><text:span text:style-name="T17"><text:tab/></text:span><text:span text:style-name="T10">&lt;/</text:span><text:span text:style-name="T12">conversor</text:span><text:span text:style-name="T10">&gt;</text:span></text:p>
      <text:p text:style-name="Código"><text:span text:style-name="T11">&lt;/</text:span><text:span text:style-name="T13">mapeo-propiedad</text:span><text:span text:style-name="T11">&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404" text:outline-level="2">Mapeo referencia</text:h>
            </text:list-item>
          </text:list>
        </text:list-item>
      </text:list>
      <text:p text:style-name="Text_20_body">La sintaxis para mapear una referencia es:</text:p>
      <text:p text:style-name="Código"><text:span text:style-name="T10">&lt;</text:span><text:span text:style-name="T12">mapeo-referencia </text:span></text:p>
      <text:p text:style-name="Código"><text:span text:style-name="T12"><text:tab/></text:span><text:span text:style-name="T14">referencia-modelo</text:span><text:span text:style-name="T17">=</text:span><text:span text:style-name="T20">"referencia"<text:tab/><text:tab/></text:span><text:span text:style-name="T17">(1)</text:span></text:p>
      <text:p text:style-name="P18">&gt;</text:p>
      <text:p text:style-name="Código"><text:span text:style-name="T10"><text:tab/>&lt;</text:span><text:span text:style-name="T12">detalle-mapeo-referencia </text:span><text:span text:style-name="T17">... </text:span><text:span text:style-name="T10">/&gt;</text:span><text:span text:style-name="T17"> ...<text:tab/>(2)</text:span></text:p>
      <text:p text:style-name="Código"><text:span text:style-name="T11">&lt;/</text:span><text:span text:style-name="T13">mapeo-referencia</text:span><text:span text:style-name="T11">&gt;</text:span></text:p>
      <text:list text:style-name="L43">
        <text:list-item>
          <text:p text:style-name="P253"><text:span text:style-name="Código">referencia</text:span> (obligada): La referencia que se quiere mapear.</text:p>
        </text:list-item>
        <text:list-item>
          <text:p text:style-name="P253"><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0">&lt;</text:span><text:span text:style-name="T12">entidad</text:span><text:span text:style-name="T10">&gt;</text:span><text:span text:style-name="T17"> <text:s/></text:span></text:p>
      <text:p text:style-name="Código"><text:tab/>...</text:p>
      <text:p text:style-name="Código"><text:span text:style-name="T17"><text:tab/></text:span><text:span text:style-name="T10">&lt;</text:span><text:span text:style-name="T12">referencia </text:span><text:span text:style-name="T14">nombre</text:span><text:span text:style-name="T17">=</text:span><text:span text:style-name="T20">"factura" </text:span><text:span text:style-name="T14">modelo</text:span><text:span text:style-name="T17">=</text:span><text:span text:style-name="T20">"Factura"</text:span><text:span text:style-name="T10">/&gt;</text:span></text:p>
      <text:p text:style-name="Código"><text:tab/>...</text:p>
      <text:p text:style-name="Código"><text:span text:style-name="T11">&lt;/</text:span><text:span text:style-name="T13">entidad</text:span><text:span text:style-name="T11">&gt;</text:span></text:p>
      <text:p text:style-name="Text_20_body">Podemos mapearla de esta forma:</text:p>
      <text:p text:style-name="Código"><text:span text:style-name="T10">&lt;</text:span><text:span text:style-name="T12">mapeo-entidad </text:span><text:span text:style-name="T14">tabla</text:span><text:span text:style-name="T17">=</text:span><text:span text:style-name="T20">"XAVATEST@separator@ALBARAN"</text:span><text:span text:style-name="T10">&gt;</text:span></text:p>
      <text:p text:style-name="Código"><text:span text:style-name="T17"><text:tab/></text:span><text:span text:style-name="T10">&lt;</text:span><text:span text:style-name="T12">mapeo-referencia </text:span><text:span text:style-name="T14">referencia-modelo</text:span><text:span text:style-name="T17">=</text:span><text:span text:style-name="T20">"factura"</text:span><text:span text:style-name="T10">&gt;</text:span></text:p>
      <text:p text:style-name="Código"><text:span text:style-name="T17"><text:tab/><text:tab/></text:span><text:span text:style-name="T10">&lt;</text:span><text:span text:style-name="T12">detalle-mapeo-referencia</text:span></text:p>
      <text:p text:style-name="Código"><text:span text:style-name="T12"><text:tab/><text:tab/><text:tab/></text:span><text:span text:style-name="T14">columna-tabla</text:span><text:span text:style-name="T17">=</text:span><text:span text:style-name="T20">"FACTURA_AÃ‘O" </text:span></text:p>
      <text:p text:style-name="Código"><text:span text:style-name="T20"><text:tab/><text:tab/><text:tab/></text:span><text:span text:style-name="T14">propiedad-modelo-referenciado</text:span><text:span text:style-name="T17">=</text:span><text:span text:style-name="T20">"aÃ±o"</text:span><text:span text:style-name="T10">/&gt;</text:span><text:span text:style-name="T17"> </text:span></text:p>
      <text:p text:style-name="Código"><text:span text:style-name="T17"><text:tab/><text:tab/></text:span><text:span text:style-name="T10">&lt;</text:span><text:span text:style-name="T12">detalle-mapeo-referencia </text:span></text:p>
      <text:p text:style-name="Código"><text:span text:style-name="T12"><text:tab/><text:tab/><text:tab/></text:span><text:span text:style-name="T14">columna-tabla</text:span><text:span text:style-name="T17">=</text:span><text:span text:style-name="T20">"FACTURA_NUMERO" </text:span></text:p>
      <text:p text:style-name="Código"><text:span text:style-name="T20"><text:tab/><text:tab/><text:tab/></text:span><text:span text:style-name="T14">propiedad-modelo-referenciado</text:span><text:span text:style-name="T17">=</text:span><text:span text:style-name="T20">"numero"</text:span><text:span text:style-name="T10">/&gt;</text:span><text:span text:style-name="T17"> <text:tab/><text:tab/><text:tab/><text:tab/></text:span></text:p>
      <text:p text:style-name="Código"><text:span text:style-name="T17"><text:tab/></text:span><text:span text:style-name="T10">&lt;/</text:span><text:span text:style-name="T12">mapeo-referencia</text:span><text:span text:style-name="T10">&gt;</text:span></text:p>
      <text:p text:style-name="Código"><text:tab/>...</text:p>
      <text:p text:style-name="Código"><text:span text:style-name="T11">&lt;/</text:span><text:span text:style-name="T13">mapeo-entidad</text:span><text:span text:style-name="T11">&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0">&lt;</text:span><text:span text:style-name="T12">entidad</text:span><text:span text:style-name="T10">&gt;</text:span><text:span text:style-name="T17"> <text:s/><text:tab/><text:tab/></text:span></text:p>
      <text:p text:style-name="Código"><text:span text:style-name="T17"><text:tab/></text:span><text:span text:style-name="T10">&lt;</text:span><text:span text:style-name="T12">propiedad </text:span><text:span text:style-name="T14">nombre</text:span><text:span text:style-name="T17">=</text:span><text:span text:style-name="T20">"aÃ±o" </text:span><text:span text:style-name="T14">tipo</text:span><text:span text:style-name="T17">=</text:span><text:span text:style-name="T20">"int" </text:span><text:span text:style-name="T14">clave</text:span><text:span text:style-name="T17">=</text:span><text:span text:style-name="T20">"true" </text:span><text:span text:style-name="T14">longitud</text:span><text:span text:style-name="T17">=</text:span><text:span text:style-name="T20">"4" </text:span><text:span text:style-name="T14">requerido</text:span><text:span text:style-name="T17">=</text:span><text:span text:style-name="T20">"true"</text:span><text:span text:style-name="T10">&gt;</text:span><text:span text:style-name="T17"><text:tab/> <text:s text:c="2"/></text:span></text:p>
      <text:p text:style-name="Código"><text:span text:style-name="T17"><text:tab/><text:tab/></text:span><text:span text:style-name="T10">&lt;</text:span><text:span text:style-name="T12">calculador-valor-defecto </text:span></text:p>
      <text:p text:style-name="Código"><text:span text:style-name="T12"><text:tab/><text:tab/><text:tab/></text:span><text:span text:style-name="T14">clase</text:span><text:span text:style-name="T17">=</text:span><text:span text:style-name="T20">"org.openxava.calculators.CurrentYearCalculator"</text:span><text:span text:style-name="T10">/&gt;</text:span></text:p>
      <text:p text:style-name="Código"><text:span text:style-name="T17"><text:tab/></text:span><text:span text:style-name="T10">&lt;/</text:span><text:span text:style-name="T12">propiedad</text:span><text:span text:style-name="T10">&gt;</text:span><text:span text:style-name="T17"><text:tab/></text:span></text:p>
      <text:p text:style-name="Código"><text:span text:style-name="T17"><text:tab/></text:span><text:span text:style-name="T10">&lt;</text:span><text:span text:style-name="T12">propiedad </text:span><text:span text:style-name="T14">nombre</text:span><text:span text:style-name="T17">=</text:span><text:span text:style-name="T20">"numero" </text:span><text:span text:style-name="T14">tipo</text:span><text:span text:style-name="T17">=</text:span><text:span text:style-name="T20">"int" </text:span></text:p>
      <text:p text:style-name="Código"><text:span text:style-name="T20"><text:tab/><text:tab/></text:span><text:span text:style-name="T14">clave</text:span><text:span text:style-name="T17">=</text:span><text:span text:style-name="T20">"true"<text:tab/></text:span><text:span text:style-name="T14">longitud</text:span><text:span text:style-name="T17">=</text:span><text:span text:style-name="T20">"6" </text:span><text:span text:style-name="T14">requerido</text:span><text:span text:style-name="T17">=</text:span><text:span text:style-name="T20">"true"</text:span><text:span text:style-name="T10">/&gt;</text:span></text:p>
      <text:p text:style-name="P27"><text:tab/>...</text:p>
      <text:p text:style-name="Text_20_body">Si tenemos una referencia a un modelo cuyo clave incluye referencia para definirlo en el mapeo lo hacemos como sigue:</text:p>
      <text:p text:style-name="Código"><text:span text:style-name="T10">&lt;</text:span><text:span text:style-name="T12">mapeo-referencia </text:span><text:span text:style-name="T14">referencia-modelo</text:span><text:span text:style-name="T17">=</text:span><text:span text:style-name="T20">"albaran"</text:span><text:span text:style-name="T10">&gt;</text:span></text:p>
      <text:p text:style-name="Código"><text:span text:style-name="T17"><text:tab/></text:span><text:span text:style-name="T10">&lt;</text:span><text:span text:style-name="T12">detalle-mapeo-referencia</text:span></text:p>
      <text:p text:style-name="Código"><text:span text:style-name="T12"><text:tab/><text:tab/></text:span><text:span text:style-name="T14">columna-tabla</text:span><text:span text:style-name="T17">=</text:span><text:span text:style-name="T20">"ALBARAN_FACTURA_AÃ‘O" </text:span></text:p>
      <text:p text:style-name="Código"><text:span text:style-name="T20"><text:tab/><text:tab/></text:span><text:span text:style-name="T14">propiedad-modelo-referenciado</text:span><text:span text:style-name="T17">=</text:span><text:span text:style-name="T20">"factura.aÃ±o"</text:span><text:span text:style-name="T10">/&gt;</text:span><text:span text:style-name="T17"> </text:span></text:p>
      <text:p text:style-name="Código"><text:span text:style-name="T17"><text:tab/></text:span><text:span text:style-name="T10">&lt;</text:span><text:span text:style-name="T12">detalle-mapeo-referencia</text:span></text:p>
      <text:p text:style-name="Código"><text:span text:style-name="T12"><text:tab/><text:tab/></text:span><text:span text:style-name="T14">columna-tabla</text:span><text:span text:style-name="T17">=</text:span><text:span text:style-name="T20">"ALBARAN_FACTURA_NUMERO" </text:span></text:p>
      <text:p text:style-name="Código"><text:span text:style-name="T20"><text:tab/><text:tab/></text:span><text:span text:style-name="T14">propiedad-modelo-referenciado</text:span><text:span text:style-name="T17">=</text:span><text:span text:style-name="T20">"factura.numero"</text:span><text:span text:style-name="T10">/&gt;</text:span><text:span text:style-name="T17"> <text:tab/><text:tab/><text:tab/><text:tab/></text:span></text:p>
      <text:p text:style-name="Código"><text:span text:style-name="T17"><text:tab/></text:span><text:span text:style-name="T10">&lt;</text:span><text:span text:style-name="T12">detalle-mapeo-referencia</text:span></text:p>
      <text:p text:style-name="Código"><text:span text:style-name="T12"><text:tab/><text:tab/></text:span><text:span text:style-name="T14">columna-taba</text:span><text:span text:style-name="T17">=</text:span><text:span text:style-name="T20">"ALBARAN_TIPO" </text:span></text:p>
      <text:p text:style-name="Código"><text:span text:style-name="T20"><text:tab/><text:tab/></text:span><text:span text:style-name="T14">propiedad-modelo-referenciado</text:span><text:span text:style-name="T17">=</text:span><text:span text:style-name="T20">"tipo.codigo"</text:span><text:span text:style-name="T10">/&gt;</text:span><text:span text:style-name="T17"> <text:tab/><text:tab/><text:tab/><text:tab/></text:span></text:p>
      <text:p text:style-name="Código"><text:span text:style-name="T17"><text:tab/></text:span><text:span text:style-name="T10">&lt;</text:span><text:span text:style-name="T12">detalle-mapeo-referencia</text:span></text:p>
      <text:p text:style-name="Código"><text:span text:style-name="T12"><text:tab/><text:tab/></text:span><text:span text:style-name="T14">columna-tabla</text:span><text:span text:style-name="T17">=</text:span><text:span text:style-name="T20">"ALBARAN_NUMERO" </text:span></text:p>
      <text:p text:style-name="Código"><text:span text:style-name="T20"><text:tab/><text:tab/></text:span><text:span text:style-name="T14">propiedad-modelo-referenciado</text:span><text:span text:style-name="T17">=</text:span><text:span text:style-name="T20">"numero"</text:span><text:span text:style-name="T10">/&gt;</text:span><text:span text:style-name="T17"> <text:tab/><text:tab/><text:tab/></text:span></text:p>
      <text:p text:style-name="Código"><text:span text:style-name="T11">&lt;/</text:span><text:span text:style-name="T13">mapeo-referencia</text:span><text:span text:style-name="T11">&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0">&lt;</text:span><text:span text:style-name="T12">mapeo-referencia </text:span><text:span text:style-name="T14">referencia</text:span><text:span text:style-name="T17">=</text:span><text:span text:style-name="T20">"permisoConducir"</text:span><text:span text:style-name="T10">&gt;</text:span></text:p>
      <text:p text:style-name="Código"><text:span text:style-name="T17"><text:tab/></text:span><text:span text:style-name="T10">&lt;</text:span><text:span text:style-name="T12">detalle-mapeo-referencia</text:span></text:p>
      <text:p text:style-name="Código"><text:span text:style-name="T12"><text:tab/><text:tab/></text:span><text:span text:style-name="T14">columna-tabla</text:span><text:span text:style-name="T17">=</text:span><text:span text:style-name="T20">"PERMISOCONDUCIR_TIPO" </text:span></text:p>
      <text:p text:style-name="Código"><text:span text:style-name="T20"><text:tab/><text:tab/></text:span><text:span text:style-name="T14">propiedad-modelo-referenciado</text:span><text:span text:style-name="T17">=</text:span><text:span text:style-name="T20">"tipo"</text:span></text:p>
      <text:p text:style-name="Código"><text:span text:style-name="T20"><text:tab/><text:tab/></text:span><text:span text:style-name="T14">tipo-cmp</text:span><text:span text:style-name="T17">=</text:span><text:span text:style-name="T20">"String"</text:span><text:span text:style-name="T10">&gt;</text:span><text:span text:style-name="T17"><text:tab/>(1) </text:span><text:span text:style-name="T27">&lt;!-- En esta caso esta linea puede ser omitida --&gt;</text:span></text:p>
      <text:p text:style-name="Código"><text:span text:style-name="T17"><text:tab/><text:tab/></text:span><text:span text:style-name="T10">&lt;</text:span><text:span text:style-name="T12">conversor </text:span><text:span text:style-name="T14">clase</text:span><text:span text:style-name="T17">=</text:span><text:span text:style-name="T20">"org.openxava.converters.NotNullStringConverter"</text:span><text:span text:style-name="T10">/&gt;</text:span><text:span text:style-name="T17"> (2)</text:span></text:p>
      <text:p text:style-name="Código"><text:span text:style-name="T17"><text:tab/></text:span><text:span text:style-name="T10">&lt;/</text:span><text:span text:style-name="T12">detalle-mapeo-referencia</text:span><text:span text:style-name="T10">&gt;</text:span><text:span text:style-name="T17"><text:tab/></text:span></text:p>
      <text:p text:style-name="Código"><text:span text:style-name="T17"><text:tab/></text:span><text:span text:style-name="T10">&lt;</text:span><text:span text:style-name="T12">detalle-mapeo-referencia</text:span></text:p>
      <text:p text:style-name="Código"><text:span text:style-name="T12"><text:tab/><text:tab/></text:span><text:span text:style-name="T14">columna-tabla</text:span><text:span text:style-name="T17">=</text:span><text:span text:style-name="T20">"PERMISOCONDUCIR_NIVEL" </text:span></text:p>
      <text:p text:style-name="Código"><text:span text:style-name="T20"><text:tab/><text:tab/></text:span><text:span text:style-name="T14">propiedad-modelo-referenciado</text:span><text:span text:style-name="T17">=</text:span><text:span text:style-name="T20">"nivel"</text:span><text:span text:style-name="T10">/&gt;</text:span><text:span text:style-name="T17"> <text:tab/><text:tab/><text:tab/><text:tab/></text:span></text:p>
      <text:p text:style-name="Código"><text:span text:style-name="T11">&lt;/</text:span><text:span text:style-name="T13">mapeo-referencia</text:span><text:span text:style-name="T11">&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4">(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404"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0">&lt;</text:span><text:span text:style-name="T12">mapeo-propiedad-multiple </text:span></text:p>
      <text:p text:style-name="Código"><text:span text:style-name="T12"><text:tab/></text:span><text:span text:style-name="T14">propiedad-modelo</text:span><text:span text:style-name="T17">=</text:span><text:span text:style-name="T20">"propiedad"<text:tab/></text:span><text:span text:style-name="T17">(1)</text:span></text:p>
      <text:p text:style-name="P18">&gt;</text:p>
      <text:p text:style-name="Código"><text:span text:style-name="T10"><text:tab/>&lt;</text:span><text:span text:style-name="T12">conversor </text:span><text:span text:style-name="T17">... </text:span><text:span text:style-name="T10">/&gt;</text:span><text:span text:style-name="T17"><text:tab/><text:tab/><text:tab/>(2)</text:span></text:p>
      <text:p text:style-name="Código"><text:span text:style-name="T17"><text:tab/></text:span><text:span text:style-name="T10">&lt;</text:span><text:span text:style-name="T12">campo-cmp </text:span><text:span text:style-name="T17">... </text:span><text:span text:style-name="T10">/&gt;</text:span><text:span text:style-name="T17"> ...<text:tab/><text:tab/>(3)</text:span></text:p>
      <text:p text:style-name="Código"><text:span text:style-name="T11">&lt;/</text:span><text:span text:style-name="T13">mapeo-propiedad-multiple</text:span><text:span text:style-name="T11">&gt;</text:span></text:p>
      <text:list text:style-name="L44">
        <text:list-item>
          <text:p text:style-name="P255"><text:span text:style-name="Código">propiedad-modelo</text:span> (obligada): Nombre de la propiedad que se quiere mapear.</text:p>
        </text:list-item>
        <text:list-item>
          <text:p text:style-name="P255"><text:span text:style-name="Código">conversor</text:span> (uno, obligado): Clase con la lógica para hacer la conversión de Java a base de datos y viceversa. Ha de implementar <text:span text:style-name="Código">IMultipleConverter</text:span>.</text:p>
        </text:list-item>
        <text:list-item>
          <text:p text:style-name="P255"><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0">&lt;</text:span><text:span text:style-name="T12">mapeo-propiedad-multiple </text:span><text:span text:style-name="T14">propiedad-modelo</text:span><text:span text:style-name="T17">=</text:span><text:span text:style-name="T20">"fechaEntrega"</text:span><text:span text:style-name="T10">&gt;</text:span></text:p>
      <text:p text:style-name="Código"><text:span text:style-name="T17"><text:tab/></text:span><text:span text:style-name="T10">&lt;</text:span><text:span text:style-name="T12">conversor </text:span><text:span text:style-name="T14">clase</text:span><text:span text:style-name="T17">=</text:span><text:span text:style-name="T20">"org.openxava.converters.Date3Converter"</text:span><text:span text:style-name="T10">/&gt;</text:span><text:span text:style-name="T17"><text:tab/></text:span></text:p>
      <text:p text:style-name="Código"><text:span text:style-name="T17"><text:tab/></text:span><text:span text:style-name="T10">&lt;</text:span><text:span text:style-name="T12">campo-cmp </text:span></text:p>
      <text:p text:style-name="Código"><text:span text:style-name="T12"><text:tab/><text:tab/></text:span><text:span text:style-name="T14">propiedad-conversor</text:span><text:span text:style-name="T17">=</text:span><text:span text:style-name="T20">"day" </text:span><text:span text:style-name="T14">columna-tabla</text:span><text:span text:style-name="T17">=</text:span><text:span text:style-name="T20">"DIAENTREGA" </text:span><text:span text:style-name="T14">tipo-cmp</text:span><text:span text:style-name="T17">=</text:span><text:span text:style-name="T20">"int"</text:span><text:span text:style-name="T10">/&gt;</text:span></text:p>
      <text:p text:style-name="Código"><text:span text:style-name="T17"><text:tab/></text:span><text:span text:style-name="T10">&lt;</text:span><text:span text:style-name="T12">campo-cmp </text:span></text:p>
      <text:p text:style-name="Código"><text:span text:style-name="T12"><text:tab/><text:tab/></text:span><text:span text:style-name="T14">propiedad-conversor</text:span><text:span text:style-name="T17">=</text:span><text:span text:style-name="T20">"month" </text:span><text:span text:style-name="T14">columna-tabla</text:span><text:span text:style-name="T17">=</text:span><text:span text:style-name="T20">"MESENTREGA" </text:span><text:span text:style-name="T14">tipo-cmp</text:span><text:span text:style-name="T17">=</text:span><text:span text:style-name="T20">"int"</text:span><text:span text:style-name="T10">/&gt;</text:span></text:p>
      <text:p text:style-name="Código"><text:span text:style-name="T17"><text:tab/></text:span><text:span text:style-name="T10">&lt;</text:span><text:span text:style-name="T12">campo-cmp</text:span></text:p>
      <text:p text:style-name="Código"><text:span text:style-name="T12"><text:tab/><text:tab/></text:span><text:span text:style-name="T14">propiedad-conversor</text:span><text:span text:style-name="T17">=</text:span><text:span text:style-name="T20">"year" </text:span><text:span text:style-name="T14">columna-tabla</text:span><text:span text:style-name="T17">=</text:span><text:span text:style-name="T20">"AÃ‘OENTREGA" </text:span><text:span text:style-name="T14">tipo-cmp</text:span><text:span text:style-name="T17">=</text:span><text:span text:style-name="T20">"int"</text:span><text:span text:style-name="T10">/&gt;</text:span><text:span text:style-name="T17"><text:tab/></text:span></text:p>
      <text:p text:style-name="Código"><text:span text:style-name="T11">&lt;/</text:span><text:span text:style-name="T13">mapeo-propiedad-multiple</text:span><text:span text:style-name="T11">&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404"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0">&lt;</text:span><text:span text:style-name="T12">entidad</text:span><text:span text:style-name="T10">&gt;</text:span></text:p>
      <text:p text:style-name="Código"><text:tab/>...<text:tab/><text:tab/> <text:s/></text:p>
      <text:p text:style-name="Código"><text:span text:style-name="T17"><text:tab/></text:span><text:span text:style-name="T10">&lt;</text:span><text:span text:style-name="T12">referencia </text:span><text:span text:style-name="T14">nombre</text:span><text:span text:style-name="T17">=</text:span><text:span text:style-name="T20">"direccion" </text:span><text:span text:style-name="T14">modelo</text:span><text:span text:style-name="T17">=</text:span><text:span text:style-name="T20">"Direccion" </text:span><text:span text:style-name="T14">requerido</text:span><text:span text:style-name="T17">=</text:span><text:span text:style-name="T20">"true"</text:span><text:span text:style-name="T10">/&gt;</text:span></text:p>
      <text:p text:style-name="Código"><text:tab/>...</text:p>
      <text:p text:style-name="Código"><text:span text:style-name="T10">&lt;/</text:span><text:span text:style-name="T12">entidad</text:span><text:span text:style-name="T10">&gt;</text:span></text:p>
      <text:p text:style-name="Código"/>
      <text:p text:style-name="Código"><text:span text:style-name="T10">&lt;</text:span><text:span text:style-name="T12">agregado </text:span><text:span text:style-name="T14">nombre</text:span><text:span text:style-name="T17">=</text:span><text:span text:style-name="T20">"Direccion"</text:span><text:span text:style-name="T10">&gt;</text:span></text:p>
      <text:p text:style-name="Código"><text:span text:style-name="T17"><text:tab/></text:span><text:span text:style-name="T10">&lt;</text:span><text:span text:style-name="T12">implementa </text:span><text:span text:style-name="T14">interfaz</text:span><text:span text:style-name="T17">=</text:span><text:span text:style-name="T20">"org.openxava.test.ejb.IConMunicipio"</text:span><text:span text:style-name="T10">/&gt;</text:span><text:span text:style-name="T17"><text:tab/><text:tab/><text:tab/></text:span></text:p>
      <text:p text:style-name="Código"><text:span text:style-name="T17"><text:tab/></text:span><text:span text:style-name="T10">&lt;</text:span><text:span text:style-name="T12">propiedad </text:span><text:span text:style-name="T14">nombre</text:span><text:span text:style-name="T17">=</text:span><text:span text:style-name="T20">"calle" </text:span><text:span text:style-name="T14">tipo</text:span><text:span text:style-name="T17">=</text:span><text:span text:style-name="T20">"String" </text:span><text:span text:style-name="T14">longitud</text:span><text:span text:style-name="T17">=</text:span><text:span text:style-name="T20">"30" </text:span><text:span text:style-name="T14">requerido</text:span><text:span text:style-name="T17">=</text:span><text:span text:style-name="T20">"true"</text:span><text:span text:style-name="T10">/&gt;</text:span><text:span text:style-name="T17"> </text:span></text:p>
      <text:p text:style-name="Código"><text:span text:style-name="T17"><text:tab/></text:span><text:span text:style-name="T10">&lt;</text:span><text:span text:style-name="T12">propiedad </text:span><text:span text:style-name="T14">nombre</text:span><text:span text:style-name="T17">=</text:span><text:span text:style-name="T20">"codigoPostal" </text:span><text:span text:style-name="T14">tipo</text:span><text:span text:style-name="T17">=</text:span><text:span text:style-name="T20">"int" </text:span><text:span text:style-name="T14">longitud</text:span><text:span text:style-name="T17">=</text:span><text:span text:style-name="T20">"5" </text:span><text:span text:style-name="T14">requerido</text:span><text:span text:style-name="T17">=</text:span><text:span text:style-name="T20">"true"</text:span><text:span text:style-name="T10">/&gt;</text:span><text:span text:style-name="T17"> <text:s/></text:span></text:p>
      <text:p text:style-name="Código"><text:span text:style-name="T17"><text:tab/></text:span><text:span text:style-name="T10">&lt;</text:span><text:span text:style-name="T12">propiedad </text:span><text:span text:style-name="T14">nombre</text:span><text:span text:style-name="T17">=</text:span><text:span text:style-name="T20">"municipio" </text:span><text:span text:style-name="T14">tipo</text:span><text:span text:style-name="T17">=</text:span><text:span text:style-name="T20">"String" </text:span><text:span text:style-name="T14">longitud</text:span><text:span text:style-name="T17">=</text:span><text:span text:style-name="T20">"20" </text:span><text:span text:style-name="T14">requerido</text:span><text:span text:style-name="T17">=</text:span><text:span text:style-name="T20">"true"</text:span><text:span text:style-name="T10">/&gt;</text:span><text:span text:style-name="T17"> <text:s/></text:span></text:p>
      <text:p text:style-name="Código"><text:span text:style-name="T17"><text:tab/></text:span><text:span text:style-name="T10">&lt;</text:span><text:span text:style-name="T12">referencia </text:span><text:span text:style-name="T14">nombre</text:span><text:span text:style-name="T17">=</text:span><text:span text:style-name="T20">"provincia" </text:span><text:span text:style-name="T14">requerido</text:span><text:span text:style-name="T17">=</text:span><text:span text:style-name="T20">"true"</text:span><text:span text:style-name="T10">/&gt;</text:span></text:p>
      <text:p text:style-name="Código"><text:span text:style-name="T11">&lt;/</text:span><text:span text:style-name="T13">agregado</text:span><text:span text:style-name="T11">&gt;</text:span><text:span text:style-name="T18"><text:tab/></text:span></text:p>
      <text:p text:style-name="Text_20_body">Sencillamente una referencia a un agregado, y para mapearlo lo hacemo así:</text:p>
      <text:p text:style-name="Código"><text:span text:style-name="T10">&lt;</text:span><text:span text:style-name="T12">mapeo-entidad </text:span><text:span text:style-name="T14">tabla</text:span><text:span text:style-name="T17">=</text:span><text:span text:style-name="T20">"XAVATEST@separator@CLIENTE"</text:span><text:span text:style-name="T10">&gt;</text:span></text:p>
      <text:p text:style-name="Código"><text:tab/>...<text:tab/></text:p>
      <text:p text:style-name="Código"><text:span text:style-name="T17"><text:tab/></text:span><text:span text:style-name="T10">&lt;</text:span><text:span text:style-name="T12">mapeo-propiedad </text:span><text:span text:style-name="T14">propiedad-modelo</text:span><text:span text:style-name="T17">=</text:span><text:span text:style-name="T20">"direccion_calle" </text:span><text:span text:style-name="T14">columna-tabla</text:span><text:span text:style-name="T17">=</text:span><text:span text:style-name="T20">"CALLE"</text:span><text:span text:style-name="T10">/&gt;</text:span><text:span text:style-name="T17"><text:tab/></text:span></text:p>
      <text:p text:style-name="Código"><text:span text:style-name="T17"><text:tab/></text:span><text:span text:style-name="T10">&lt;</text:span><text:span text:style-name="T12">mapeo-propiedad </text:span></text:p>
      <text:p text:style-name="Código"><text:span text:style-name="T12"><text:tab/><text:tab/></text:span><text:span text:style-name="T14">propiedad-modelo</text:span><text:span text:style-name="T17">=</text:span><text:span text:style-name="T20">"direccion_codigoPostal" </text:span></text:p>
      <text:p text:style-name="Código"><text:span text:style-name="T20"><text:tab/><text:tab/></text:span><text:span text:style-name="T14">columna-tabla</text:span><text:span text:style-name="T17">=</text:span><text:span text:style-name="T20">"CP" </text:span><text:span text:style-name="T14">tipo-cmp</text:span><text:span text:style-name="T17">=</text:span><text:span text:style-name="T20">"String"</text:span><text:span text:style-name="T10">&gt;</text:span></text:p>
      <text:p text:style-name="Código"><text:span text:style-name="T17"><text:tab/><text:tab/></text:span><text:span text:style-name="T10">&lt;</text:span><text:span text:style-name="T12">conversor </text:span><text:span text:style-name="T14">clase</text:span><text:span text:style-name="T17">=</text:span><text:span text:style-name="T20">"org.openxava.converters.IntegerStringConverter"</text:span><text:span text:style-name="T10">/&gt;</text:span></text:p>
      <text:p text:style-name="Código"><text:span text:style-name="T17"><text:tab/></text:span><text:span text:style-name="T10">&lt;/</text:span><text:span text:style-name="T12">mapeo-propiedad</text:span><text:span text:style-name="T10">&gt;</text:span></text:p>
      <text:p text:style-name="Código"><text:span text:style-name="T17"><text:tab/></text:span><text:span text:style-name="T10">&lt;</text:span><text:span text:style-name="T12">mapeo-propiedad </text:span></text:p>
      <text:p text:style-name="Código"><text:span text:style-name="T12"><text:tab/><text:tab/></text:span><text:span text:style-name="T14">propiedad-modelo</text:span><text:span text:style-name="T17">=</text:span><text:span text:style-name="T20">"direccion_municipio" </text:span><text:span text:style-name="T14">columna-tabla</text:span><text:span text:style-name="T17">=</text:span><text:span text:style-name="T20">"MUNICIPIO"</text:span><text:span text:style-name="T10">/&gt;</text:span><text:span text:style-name="T17"><text:tab/></text:span></text:p>
      <text:p text:style-name="Código"><text:span text:style-name="T17"><text:tab/></text:span><text:span text:style-name="T10">&lt;</text:span><text:span text:style-name="T12">mapeo-referencia </text:span><text:span text:style-name="T14">referencia-modelo</text:span><text:span text:style-name="T17">=</text:span><text:span text:style-name="T20">"direccion_municipio"</text:span><text:span text:style-name="T10">&gt;</text:span><text:span text:style-name="T17"><text:tab/><text:tab/><text:tab/><text:tab/></text:span></text:p>
      <text:p text:style-name="Código"><text:span text:style-name="T17"><text:tab/><text:tab/></text:span><text:span text:style-name="T10">&lt;</text:span><text:span text:style-name="T12">detalle-mapeo-referencia </text:span></text:p>
      <text:p text:style-name="Código"><text:span text:style-name="T12"><text:tab/><text:tab/><text:tab/></text:span><text:span text:style-name="T14">columna-tabla</text:span><text:span text:style-name="T17">=</text:span><text:span text:style-name="T20">"PROVINCIA" </text:span><text:span text:style-name="T14">propiedad-modelo-referenciado</text:span><text:span text:style-name="T17">=</text:span><text:span text:style-name="T20">"codigo"</text:span><text:span text:style-name="T10">/&gt;</text:span></text:p>
      <text:p text:style-name="Código"><text:span text:style-name="T17"><text:tab/></text:span><text:span text:style-name="T10">&lt;/</text:span><text:span text:style-name="T12">mapeo-referencia</text:span><text:span text:style-name="T10">&gt;</text:span></text:p>
      <text:p text:style-name="Código"><text:span text:style-name="T11">&lt;/</text:span><text:span text:style-name="T13">mapeo-entidad</text:span><text:span text:style-name="T11">&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404"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0">&lt;</text:span><text:span text:style-name="T12">entidad</text:span><text:span text:style-name="T10">&gt;</text:span><text:span text:style-name="T17"> <text:s/><text:tab/><text:tab/></text:span></text:p>
      <text:p text:style-name="Código"><text:tab/>...<text:tab/><text:tab/></text:p>
      <text:p text:style-name="Código"><text:span text:style-name="T17"><text:tab/></text:span><text:span text:style-name="T10">&lt;</text:span><text:span text:style-name="T12">coleccion </text:span><text:span text:style-name="T14">nombre</text:span><text:span text:style-name="T17">=</text:span><text:span text:style-name="T20">"lineas" </text:span><text:span text:style-name="T14">minimo</text:span><text:span text:style-name="T17">=</text:span><text:span text:style-name="T20">"1"</text:span><text:span text:style-name="T10">&gt;</text:span></text:p>
      <text:p text:style-name="Código"><text:span text:style-name="T17"><text:tab/><text:tab/></text:span><text:span text:style-name="T10">&lt;</text:span><text:span text:style-name="T12">referencia </text:span><text:span text:style-name="T14">modelo</text:span><text:span text:style-name="T17">=</text:span><text:span text:style-name="T20">"LineaFactura"</text:span><text:span text:style-name="T10">/&gt;</text:span></text:p>
      <text:p text:style-name="Código"><text:span text:style-name="T17"><text:tab/></text:span><text:span text:style-name="T10">&lt;/</text:span><text:span text:style-name="T12">coleccion</text:span><text:span text:style-name="T10">&gt;</text:span></text:p>
      <text:p text:style-name="Código"><text:tab/>...<text:tab/><text:tab/><text:tab/><text:tab/><text:tab/><text:tab/></text:p>
      <text:p text:style-name="Código"><text:span text:style-name="T10">&lt;/</text:span><text:span text:style-name="T12">entidad</text:span><text:span text:style-name="T10">&gt;</text:span><text:span text:style-name="T17"><text:tab/></text:span></text:p>
      <text:p text:style-name="Código"><text:tab/><text:tab/></text:p>
      <text:p text:style-name="Código"><text:span text:style-name="T10">&lt;</text:span><text:span text:style-name="T12">agregado </text:span><text:span text:style-name="T14">nombre</text:span><text:span text:style-name="T17">=</text:span><text:span text:style-name="T20">"LineaFactura"</text:span><text:span text:style-name="T10">&gt;</text:span></text:p>
      <text:p text:style-name="Código"><text:span text:style-name="T17"><text:tab/></text:span><text:span text:style-name="T10">&lt;</text:span><text:span text:style-name="T12">propiedad </text:span><text:span text:style-name="T14">nombre</text:span><text:span text:style-name="T17">=</text:span><text:span text:style-name="T20">"oid" </text:span><text:span text:style-name="T14">tipo</text:span><text:span text:style-name="T17">=</text:span><text:span text:style-name="T20">"String" </text:span><text:span text:style-name="T14">clave</text:span><text:span text:style-name="T17">=</text:span><text:span text:style-name="T20">"true" </text:span><text:span text:style-name="T14">oculta</text:span><text:span text:style-name="T17">=</text:span><text:span text:style-name="T20">"true"</text:span><text:span text:style-name="T10">&gt;</text:span></text:p>
      <text:p text:style-name="Código"><text:span text:style-name="T17"><text:tab/><text:tab/></text:span><text:span text:style-name="T10">&lt;</text:span><text:span text:style-name="T12">calculador-valor-defecto</text:span></text:p>
      <text:p text:style-name="Código"><text:span text:style-name="T12"><text:tab/><text:tab/><text:tab/></text:span><text:span text:style-name="T14">clase</text:span><text:span text:style-name="T17">=</text:span><text:span text:style-name="T20">"org.openxava.test.calculadores.CalculadorOidLineaFactura"</text:span></text:p>
      <text:p text:style-name="Código"><text:span text:style-name="T20"><text:tab/><text:tab/><text:tab/></text:span><text:span text:style-name="T14">al-crear</text:span><text:span text:style-name="T17">=</text:span><text:span text:style-name="T20">"true"</text:span><text:span text:style-name="T10">/&gt;</text:span></text:p>
      <text:p text:style-name="Código"><text:span text:style-name="T17"><text:tab/></text:span><text:span text:style-name="T10">&lt;/</text:span><text:span text:style-name="T12">propiedad</text:span><text:span text:style-name="T10">&gt;</text:span></text:p>
      <text:p text:style-name="Código"><text:span text:style-name="T17"><text:tab/></text:span><text:span text:style-name="T10">&lt;</text:span><text:span text:style-name="T12">propiedad </text:span><text:span text:style-name="T14">nombre</text:span><text:span text:style-name="T17">=</text:span><text:span text:style-name="T20">"tipoServicio"</text:span><text:span text:style-name="T10">&gt;</text:span></text:p>
      <text:p text:style-name="Código"><text:span text:style-name="T17"><text:tab/><text:tab/></text:span><text:span text:style-name="T10">&lt;</text:span><text:span text:style-name="T12">valores-posibles</text:span><text:span text:style-name="T10">&gt;</text:span></text:p>
      <text:p text:style-name="Código"><text:span text:style-name="T17"><text:tab/><text:tab/><text:tab/></text:span><text:span text:style-name="T10">&lt;</text:span><text:span text:style-name="T12">valor-posible </text:span><text:span text:style-name="T14">valor</text:span><text:span text:style-name="T17">=</text:span><text:span text:style-name="T20">"especial"</text:span><text:span text:style-name="T10">/&gt;</text:span></text:p>
      <text:p text:style-name="Código"><text:span text:style-name="T17"><text:tab/><text:tab/><text:tab/></text:span><text:span text:style-name="T10">&lt;</text:span><text:span text:style-name="T12">valor-posible </text:span><text:span text:style-name="T14">valor</text:span><text:span text:style-name="T17">=</text:span><text:span text:style-name="T20">"urgente"</text:span><text:span text:style-name="T10">/&gt;</text:span></text:p>
      <text:p text:style-name="Código"><text:span text:style-name="T17"><text:tab/><text:tab/></text:span><text:span text:style-name="T10">&lt;/</text:span><text:span text:style-name="T12">valores-posibles</text:span><text:span text:style-name="T10">&gt;</text:span></text:p>
      <text:p text:style-name="Código"><text:span text:style-name="T17"><text:tab/></text:span><text:span text:style-name="T10">&lt;/</text:span><text:span text:style-name="T12">propiedad</text:span><text:span text:style-name="T10">&gt;</text:span><text:span text:style-name="T17"><text:tab/><text:tab/><text:tab/></text:span></text:p>
      <text:p text:style-name="Código"><text:span text:style-name="T17"><text:tab/></text:span><text:span text:style-name="T10">&lt;</text:span><text:span text:style-name="T12">propiedad </text:span><text:span text:style-name="T14">nombre</text:span><text:span text:style-name="T17">=</text:span><text:span text:style-name="T20">"cantidad" </text:span><text:span text:style-name="T14">tipo</text:span><text:span text:style-name="T17">=</text:span><text:span text:style-name="T20">"int" </text:span><text:span text:style-name="T14">longitud</text:span><text:span text:style-name="T17">=</text:span><text:span text:style-name="T20">"4" </text:span><text:span text:style-name="T14">requerido</text:span><text:span text:style-name="T17">=</text:span><text:span text:style-name="T20">"true"</text:span><text:span text:style-name="T10">/&gt;</text:span><text:span text:style-name="T17"><text:tab/><text:tab/></text:span></text:p>
      <text:p text:style-name="Código"><text:span text:style-name="T17"><text:tab/></text:span><text:span text:style-name="T10">&lt;</text:span><text:span text:style-name="T12">propiedad </text:span><text:span text:style-name="T14">nombre</text:span><text:span text:style-name="T17">"</text:span><text:span text:style-name="T14">precioUnitario</text:span><text:span text:style-name="T17">" </text:span><text:span text:style-name="T14">estereotipo</text:span><text:span text:style-name="T17">=</text:span><text:span text:style-name="T20">"DINERO" </text:span><text:span text:style-name="T14">requerido</text:span><text:span text:style-name="T17">=</text:span><text:span text:style-name="T20">"true"</text:span><text:span text:style-name="T10">/&gt;</text:span></text:p>
      <text:p text:style-name="Código"><text:span text:style-name="T17"><text:tab/></text:span><text:span text:style-name="T10">&lt;</text:span><text:span text:style-name="T12">propiedad </text:span><text:span text:style-name="T14">nombre</text:span><text:span text:style-name="T17">=</text:span><text:span text:style-name="T20">"importe" </text:span><text:span text:style-name="T14">estereotipo</text:span><text:span text:style-name="T17">=</text:span><text:span text:style-name="T20">"DINERO"</text:span><text:span text:style-name="T10">&gt;</text:span></text:p>
      <text:p text:style-name="Código"><text:span text:style-name="T17"><text:tab/><text:tab/></text:span><text:span text:style-name="T10">&lt;</text:span><text:span text:style-name="T12">calculador </text:span><text:span text:style-name="T14">clase</text:span><text:span text:style-name="T17">=</text:span><text:span text:style-name="T20">"org.openxava.test.calculadores.CalculadorImporteLinea"</text:span><text:span text:style-name="T10">&gt;</text:span></text:p>
      <text:p text:style-name="Código"><text:span text:style-name="T17"><text:tab/><text:tab/><text:tab/></text:span><text:span text:style-name="T10">&lt;</text:span><text:span text:style-name="T12">poner </text:span><text:span text:style-name="T14">propiedad</text:span><text:span text:style-name="T17">=</text:span><text:span text:style-name="T20">"precioUnitario"</text:span><text:span text:style-name="T10">/&gt;</text:span></text:p>
      <text:p text:style-name="Código"><text:span text:style-name="T17"><text:tab/><text:tab/><text:tab/></text:span><text:span text:style-name="T10">&lt;</text:span><text:span text:style-name="T12">poner </text:span><text:span text:style-name="T14">propiedad</text:span><text:span text:style-name="T17">=</text:span><text:span text:style-name="T20">"cantidad"</text:span><text:span text:style-name="T10">/&gt;</text:span></text:p>
      <text:p text:style-name="Código"><text:span text:style-name="T17"><text:tab/><text:tab/></text:span><text:span text:style-name="T10">&lt;/</text:span><text:span text:style-name="T12">calculador</text:span><text:span text:style-name="T10">&gt;</text:span><text:span text:style-name="T17"><text:tab/><text:tab/><text:tab/></text:span></text:p>
      <text:p text:style-name="Código"><text:span text:style-name="T17"><text:tab/></text:span><text:span text:style-name="T10">&lt;/</text:span><text:span text:style-name="T12">propiedad</text:span><text:span text:style-name="T10">&gt;</text:span></text:p>
      <text:p text:style-name="Código"><text:span text:style-name="T17"><text:tab/></text:span><text:span text:style-name="T10">&lt;</text:span><text:span text:style-name="T12">referencia </text:span><text:span text:style-name="T14">modelo</text:span><text:span text:style-name="T17">=</text:span><text:span text:style-name="T20">"Producto" </text:span><text:span text:style-name="T14">requerido</text:span><text:span text:style-name="T17">=</text:span><text:span text:style-name="T20">"true"</text:span><text:span text:style-name="T10">/&gt;</text:span></text:p>
      <text:p text:style-name="Código"><text:span text:style-name="T17"><text:tab/></text:span><text:span text:style-name="T10">&lt;</text:span><text:span text:style-name="T12">propiedad </text:span><text:span text:style-name="T14">nombre</text:span><text:span text:style-name="T17">=</text:span><text:span text:style-name="T20">"fechaEntrega" </text:span><text:span text:style-name="T14">tipo</text:span><text:span text:style-name="T17">=</text:span><text:span text:style-name="T20">"java.util.Date"</text:span><text:span text:style-name="T10">&gt;</text:span></text:p>
      <text:p text:style-name="Código"><text:span text:style-name="T17"><text:tab/><text:tab/></text:span><text:span text:style-name="T10">&lt;</text:span><text:span text:style-name="T12">calculador-valor-defecto</text:span></text:p>
      <text:p text:style-name="Código"><text:span text:style-name="T12"><text:tab/><text:tab/><text:tab/></text:span><text:span text:style-name="T14">clase</text:span><text:span text:style-name="T17">=</text:span><text:span text:style-name="T20">"org.openxava.calculators.CurrentDateCalculator"</text:span><text:span text:style-name="T10">/&gt;</text:span></text:p>
      <text:p text:style-name="Código"><text:span text:style-name="T17"><text:tab/></text:span><text:span text:style-name="T10">&lt;/</text:span><text:span text:style-name="T12">propiedad</text:span><text:span text:style-name="T10">&gt;</text:span></text:p>
      <text:p text:style-name="Código"><text:span text:style-name="T17"><text:tab/></text:span><text:span text:style-name="T10">&lt;</text:span><text:span text:style-name="T12">referencia </text:span><text:span text:style-name="T14">nombre</text:span><text:span text:style-name="T17">=</text:span><text:span text:style-name="T20">"vendidoPor" </text:span><text:span text:style-name="T14">modelo</text:span><text:span text:style-name="T17">=</text:span><text:span text:style-name="T20">"Comercial"</text:span><text:span text:style-name="T10">/&gt;</text:span></text:p>
      <text:p text:style-name="Código"><text:span text:style-name="T17"><text:tab/></text:span><text:span text:style-name="T10">&lt;</text:span><text:span text:style-name="T12">propiedad </text:span><text:span text:style-name="T14">nombre</text:span><text:span text:style-name="T17">=</text:span><text:span text:style-name="T20">"observaciones" </text:span><text:span text:style-name="T14">estereotipo</text:span><text:span text:style-name="T17">=</text:span><text:span text:style-name="T20">"MEMO"</text:span><text:span text:style-name="T10">/&gt;</text:span><text:span text:style-name="T17"><text:tab/><text:tab/><text:tab/><text:tab/></text:span></text:p>
      <text:p text:style-name="Código"><text:span text:style-name="T11">&lt;/</text:span><text:span text:style-name="T13">agregado</text:span><text:span text:style-name="T11">&gt;</text:span></text:p>
      <text:p text:style-name="Text_20_body">Vemos una colección de <text:span text:style-name="Código">LineaFactura</text:span> que es un agregado, <text:span text:style-name="Código">LineaFactura</text:span> se ha de mapear así:</text:p>
      <text:p text:style-name="Código"><text:span text:style-name="T10">&lt;</text:span><text:span text:style-name="T12">mapeo-agregado </text:span><text:span text:style-name="T14">agregado</text:span><text:span text:style-name="T17">=</text:span><text:span text:style-name="T20">"LineaFactura" </text:span><text:span text:style-name="T14">tabla</text:span><text:span text:style-name="T17">=</text:span><text:span text:style-name="T20">"XAVATEST@separator@LINEAFACTURA"</text:span><text:span text:style-name="T10">&gt;</text:span></text:p>
      <text:p text:style-name="Código"><text:span text:style-name="T17"><text:tab/></text:span><text:span text:style-name="T10">&lt;</text:span><text:span text:style-name="T12">mapeo-referencia </text:span><text:span text:style-name="T14">referencia</text:span><text:span text:style-name="T17">=</text:span><text:span text:style-name="T20">"factura"</text:span><text:span text:style-name="T10">&gt;</text:span><text:span text:style-name="T17"><text:tab/>(1)</text:span></text:p>
      <text:p text:style-name="Código"><text:span text:style-name="T17"><text:tab/><text:tab/></text:span><text:span text:style-name="T10">&lt;</text:span><text:span text:style-name="T12">detalle-mapeo-referencia</text:span></text:p>
      <text:p text:style-name="Código"><text:span text:style-name="T12"><text:tab/><text:tab/><text:tab/></text:span><text:span text:style-name="T14">columna-tabla</text:span><text:span text:style-name="T17">=</text:span><text:span text:style-name="T20">"FACTURA_AÃ‘O" </text:span></text:p>
      <text:p text:style-name="Código"><text:span text:style-name="T20"><text:tab/><text:tab/><text:tab/></text:span><text:span text:style-name="T14">propiedad-modelo-referenciado</text:span><text:span text:style-name="T17">=</text:span><text:span text:style-name="T20">"aÃ±o"</text:span><text:span text:style-name="T10">/&gt;</text:span><text:span text:style-name="T17"> </text:span></text:p>
      <text:p text:style-name="Código"><text:span text:style-name="T17"><text:tab/><text:tab/></text:span><text:span text:style-name="T10">&lt;</text:span><text:span text:style-name="T12">detalle-mapeo-referencia</text:span></text:p>
      <text:p text:style-name="Código"><text:span text:style-name="T12"><text:tab/><text:tab/><text:tab/></text:span><text:span text:style-name="T14">columna-tabla</text:span><text:span text:style-name="T17">=</text:span><text:span text:style-name="T20">"FACTURA_NUMERO" </text:span></text:p>
      <text:p text:style-name="Código"><text:span text:style-name="T20"><text:tab/><text:tab/><text:tab/></text:span><text:span text:style-name="T14">propiedad-modelo-referenciado</text:span><text:span text:style-name="T17">=</text:span><text:span text:style-name="T20">"numero"</text:span><text:span text:style-name="T10">/&gt;</text:span><text:span text:style-name="T17"> <text:tab/><text:tab/><text:tab/><text:tab/></text:span></text:p>
      <text:p text:style-name="Código"><text:span text:style-name="T17"><text:tab/></text:span><text:span text:style-name="T10">&lt;/</text:span><text:span text:style-name="T12">mapeo-referencia</text:span><text:span text:style-name="T10">&gt;</text:span><text:span text:style-name="T17"><text:tab/><text:tab/><text:tab/><text:tab/></text:span></text:p>
      <text:p text:style-name="Código"><text:span text:style-name="T17"><text:tab/></text:span><text:span text:style-name="T10">&lt;</text:span><text:span text:style-name="T12">mapeo-propiedad </text:span><text:span text:style-name="T14">propiedad-modelo</text:span><text:span text:style-name="T17">=</text:span><text:span text:style-name="T20">"oid" </text:span><text:span text:style-name="T14">columna-tabla</text:span><text:span text:style-name="T17">=</text:span><text:span text:style-name="T20">"OID"</text:span><text:span text:style-name="T10">/&gt;</text:span></text:p>
      <text:p text:style-name="Código"><text:span text:style-name="T17"><text:tab/></text:span><text:span text:style-name="T10">&lt;</text:span><text:span text:style-name="T12">mapeo-propiedad </text:span><text:span text:style-name="T14">propiedad-modelo</text:span><text:span text:style-name="T17">=</text:span><text:span text:style-name="T20">"tipoServicio" </text:span><text:span text:style-name="T14">columna-tabla</text:span><text:span text:style-name="T17">=</text:span><text:span text:style-name="T20">"TIPOSERVICIO"</text:span><text:span text:style-name="T10">/&gt;</text:span></text:p>
      <text:p text:style-name="Código"><text:span text:style-name="T17"><text:tab/></text:span><text:span text:style-name="T10">&lt;</text:span><text:span text:style-name="T12">mapeo-propiedad </text:span></text:p>
      <text:p text:style-name="Código"><text:span text:style-name="T12"><text:tab/><text:tab/></text:span><text:span text:style-name="T14">propiedad-modelo</text:span><text:span text:style-name="T17">=</text:span><text:span text:style-name="T20">"precioUnitario" </text:span><text:span text:style-name="T14">columna-tabla</text:span><text:span text:style-name="T17">=</text:span><text:span text:style-name="T20">"PRECIOUNITARIO"</text:span><text:span text:style-name="T10">/&gt;</text:span></text:p>
      <text:p text:style-name="Código"><text:span text:style-name="T17"><text:tab/></text:span><text:span text:style-name="T10">&lt;</text:span><text:span text:style-name="T12">mapeo-propiedad </text:span><text:span text:style-name="T14">propiedad-modelo</text:span><text:span text:style-name="T17">=</text:span><text:span text:style-name="T20">"cantidad" </text:span><text:span text:style-name="T14">columna-tabla</text:span><text:span text:style-name="T17">=</text:span><text:span text:style-name="T20">"CANTIDAD"</text:span><text:span text:style-name="T10">/&gt;</text:span></text:p>
      <text:p text:style-name="Código"><text:span text:style-name="T17"><text:tab/></text:span><text:span text:style-name="T10">&lt;</text:span><text:span text:style-name="T12">mapeo-referencia </text:span><text:span text:style-name="T14">referencia</text:span><text:span text:style-name="T17">=</text:span><text:span text:style-name="T20">"producto"</text:span><text:span text:style-name="T10">&gt;</text:span></text:p>
      <text:p text:style-name="Código"><text:span text:style-name="T17"><text:tab/><text:tab/></text:span><text:span text:style-name="T10">&lt;</text:span><text:span text:style-name="T12">detalle-mapeo-referencia</text:span></text:p>
      <text:p text:style-name="Código"><text:span text:style-name="T12"><text:tab/><text:tab/><text:tab/></text:span><text:span text:style-name="T14">columna-tabla</text:span><text:span text:style-name="T17">=</text:span><text:span text:style-name="T20">"PRODUCTO_CODIGO" </text:span></text:p>
      <text:p text:style-name="Código"><text:span text:style-name="T20"><text:tab/><text:tab/><text:tab/></text:span><text:span text:style-name="T14">propiedad-modelo-referenciado</text:span><text:span text:style-name="T17">=</text:span><text:span text:style-name="T20">"codigo"</text:span><text:span text:style-name="T10">/&gt;</text:span><text:span text:style-name="T17"> </text:span></text:p>
      <text:p text:style-name="Código"><text:span text:style-name="T17"><text:tab/></text:span><text:span text:style-name="T10">&lt;/</text:span><text:span text:style-name="T12">mapeo-referencia</text:span><text:span text:style-name="T10">&gt;</text:span><text:span text:style-name="T17"><text:tab/><text:tab/><text:tab/><text:tab/><text:tab/><text:tab/><text:tab/><text:tab/></text:span></text:p>
      <text:p text:style-name="Código"><text:span text:style-name="T17"><text:tab/></text:span><text:span text:style-name="T10">&lt;</text:span><text:span text:style-name="T12">mapeo-propiedad-multiple </text:span><text:span text:style-name="T14">propiedad-modelo</text:span><text:span text:style-name="T17">=</text:span><text:span text:style-name="T20">"fechaEntrega"</text:span><text:span text:style-name="T10">&gt;</text:span></text:p>
      <text:p text:style-name="Código"><text:span text:style-name="T17"><text:tab/><text:tab/></text:span><text:span text:style-name="T10">&lt;</text:span><text:span text:style-name="T12">conversor </text:span><text:span text:style-name="T14">clase</text:span><text:span text:style-name="T17">=</text:span><text:span text:style-name="T20">"org.openxava.converters.Date3Converter"</text:span><text:span text:style-name="T10">/&gt;</text:span><text:span text:style-name="T17"><text:tab/></text:span></text:p>
      <text:p text:style-name="Código"><text:span text:style-name="T17"><text:tab/><text:tab/></text:span><text:span text:style-name="T10">&lt;</text:span><text:span text:style-name="T12">campo-cmp</text:span></text:p>
      <text:p text:style-name="Código"><text:span text:style-name="T12"><text:tab/><text:tab/><text:tab/></text:span><text:span text:style-name="T14">propiedad-conversor</text:span><text:span text:style-name="T17">=</text:span><text:span text:style-name="T20">"day" </text:span></text:p>
      <text:p text:style-name="Código"><text:span text:style-name="T20"><text:tab/><text:tab/><text:tab/></text:span><text:span text:style-name="T14">columna-tabla</text:span><text:span text:style-name="T17">=</text:span><text:span text:style-name="T20">"DIAENTREGA" </text:span><text:span text:style-name="T14">tipo-cmp</text:span><text:span text:style-name="T17">=</text:span><text:span text:style-name="T20">"int"</text:span><text:span text:style-name="T10">/&gt;</text:span></text:p>
      <text:p text:style-name="Código"><text:span text:style-name="T17"><text:tab/><text:tab/></text:span><text:span text:style-name="T10">&lt;</text:span><text:span text:style-name="T12">campo-cmp</text:span></text:p>
      <text:p text:style-name="Código"><text:span text:style-name="T12"><text:tab/><text:tab/><text:tab/></text:span><text:span text:style-name="T14">propiedad-conversor</text:span><text:span text:style-name="T17">=</text:span><text:span text:style-name="T20">"month" </text:span></text:p>
      <text:p text:style-name="Código"><text:span text:style-name="T20"><text:tab/><text:tab/><text:tab/></text:span><text:span text:style-name="T14">columna-tabla</text:span><text:span text:style-name="T17">=</text:span><text:span text:style-name="T20">"MESENTREGA" </text:span><text:span text:style-name="T14">tipo-cmp</text:span><text:span text:style-name="T17">=</text:span><text:span text:style-name="T20">"int"</text:span><text:span text:style-name="T10">/&gt;</text:span></text:p>
      <text:p text:style-name="Código"><text:span text:style-name="T17"><text:tab/><text:tab/></text:span><text:span text:style-name="T10">&lt;</text:span><text:span text:style-name="T12">campo-cmp</text:span></text:p>
      <text:p text:style-name="Código"><text:span text:style-name="T12"><text:tab/><text:tab/><text:tab/></text:span><text:span text:style-name="T14">propiedad-conversor</text:span><text:span text:style-name="T17">=</text:span><text:span text:style-name="T20">"year" </text:span></text:p>
      <text:p text:style-name="Código"><text:span text:style-name="T20"><text:tab/><text:tab/><text:tab/></text:span><text:span text:style-name="T14">columna-tabla</text:span><text:span text:style-name="T17">=</text:span><text:span text:style-name="T20">"AÃ‘OENTREGA" </text:span><text:span text:style-name="T14">tipo-cmp</text:span><text:span text:style-name="T17">=</text:span><text:span text:style-name="T20">"int"</text:span><text:span text:style-name="T10">/&gt;</text:span><text:span text:style-name="T17"><text:tab/><text:tab/><text:tab/></text:span></text:p>
      <text:p text:style-name="Código"><text:span text:style-name="T17"><text:tab/></text:span><text:span text:style-name="T10">&lt;/</text:span><text:span text:style-name="T12">mapeo-propiedad-multiple</text:span><text:span text:style-name="T10">&gt;</text:span></text:p>
      <text:p text:style-name="Código"><text:span text:style-name="T17"><text:tab/></text:span><text:span text:style-name="T10">&lt;</text:span><text:span text:style-name="T12">mapeo-referencia </text:span><text:span text:style-name="T14">referencia</text:span><text:span text:style-name="T17">=</text:span><text:span text:style-name="T20">"vendidoPor"</text:span><text:span text:style-name="T10">&gt;</text:span></text:p>
      <text:p text:style-name="Código"><text:span text:style-name="T17"><text:tab/><text:tab/></text:span><text:span text:style-name="T10">&lt;</text:span><text:span text:style-name="T12">detalle-mapeo-referencia</text:span></text:p>
      <text:p text:style-name="Código"><text:span text:style-name="T12"><text:tab/><text:tab/><text:tab/></text:span><text:span text:style-name="T14">columna-tabla</text:span><text:span text:style-name="T17">=</text:span><text:span text:style-name="T20">"VENDIDOPOR_CODIGO" </text:span></text:p>
      <text:p text:style-name="Código"><text:span text:style-name="T20"><text:tab/><text:tab/><text:tab/></text:span><text:span text:style-name="T14">propiedad-modelo-referenciado</text:span><text:span text:style-name="T17">=</text:span><text:span text:style-name="T20">"codigo"</text:span><text:span text:style-name="T10">/&gt;</text:span><text:span text:style-name="T17"> </text:span></text:p>
      <text:p text:style-name="Código"><text:span text:style-name="T17"><text:tab/></text:span><text:span text:style-name="T10">&lt;/</text:span><text:span text:style-name="T12">mapeo-referencia</text:span><text:span text:style-name="T10">&gt;</text:span><text:span text:style-name="T17"><text:tab/><text:tab/><text:tab/><text:tab/><text:tab/><text:tab/><text:tab/><text:tab/></text:span></text:p>
      <text:p text:style-name="Código"><text:span text:style-name="T17"><text:tab/></text:span><text:span text:style-name="T10">&lt;</text:span><text:span text:style-name="T12">mapeo-propiedad </text:span></text:p>
      <text:p text:style-name="Código"><text:span text:style-name="T12"><text:tab/><text:tab/></text:span><text:span text:style-name="T14">propiedad-modelo</text:span><text:span text:style-name="T17">=</text:span><text:span text:style-name="T20">"observaciones" </text:span><text:span text:style-name="T14">columna-tabla</text:span><text:span text:style-name="T17">=</text:span><text:span text:style-name="T20">"OBSERVACIONES"<text:tab/><text:tab/></text:span></text:p>
      <text:p text:style-name="Código"><text:span text:style-name="T11">&lt;/</text:span><text:span text:style-name="T13">aggregate-mapping</text:span><text:span text:style-name="T11">&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404"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0">&lt;?</text:span><text:span text:style-name="T12">xml </text:span><text:span text:style-name="T14">version </text:span><text:span text:style-name="T17">= </text:span><text:span text:style-name="T20">"1.0" </text:span><text:span text:style-name="T14">encoding </text:span><text:span text:style-name="T17">= </text:span><text:span text:style-name="T20">"ISO-8859-1"</text:span><text:span text:style-name="T10">?&gt;</text:span></text:p>
      <text:p text:style-name="Código"/>
      <text:p text:style-name="Código"><text:span text:style-name="T10">&lt;!</text:span><text:span text:style-name="T12">DOCTYPE </text:span><text:span text:style-name="T23">converters </text:span><text:span text:style-name="T24">SYSTEM </text:span><text:span text:style-name="T25">"dtds/converters.dtd"</text:span><text:span text:style-name="T10">&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0">&lt;</text:span><text:span text:style-name="T12">converters</text:span><text:span text:style-name="T10">&gt;</text:span></text:p>
      <text:p text:style-name="Código"/>
      <text:p text:style-name="Código"><text:span text:style-name="T17"><text:tab/></text:span><text:span text:style-name="T10">&lt;</text:span><text:span text:style-name="T12">for-type </text:span><text:span text:style-name="T14">type</text:span><text:span text:style-name="T17">=</text:span><text:span text:style-name="T20">"java.lang.String" </text:span></text:p>
      <text:p text:style-name="Código"><text:span text:style-name="T20"><text:tab/><text:tab/></text:span><text:span text:style-name="T14">converter-class</text:span><text:span text:style-name="T17">=</text:span><text:span text:style-name="T20">"org.openxava.converters.TrimStringConverter"</text:span></text:p>
      <text:p text:style-name="Código"><text:span text:style-name="T20"><text:tab/><text:tab/></text:span><text:span text:style-name="T14">cmp-type</text:span><text:span text:style-name="T17">=</text:span><text:span text:style-name="T20">"java.lang.String"</text:span><text:span text:style-name="T10">/&gt;</text:span></text:p>
      <text:p text:style-name="Código"><text:tab/><text:tab/></text:p>
      <text:p text:style-name="Código"><text:span text:style-name="T17"><text:tab/></text:span><text:span text:style-name="T10">&lt;</text:span><text:span text:style-name="T12">for-type </text:span><text:span text:style-name="T14">type</text:span><text:span text:style-name="T17">=</text:span><text:span text:style-name="T20">"int"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10">/&gt;</text:span></text:p>
      <text:p text:style-name="Código"><text:tab/><text:tab/></text:p>
      <text:p text:style-name="Código"><text:span text:style-name="T17"><text:tab/></text:span><text:span text:style-name="T10">&lt;</text:span><text:span text:style-name="T12">for-type </text:span><text:span text:style-name="T14">type</text:span><text:span text:style-name="T17">=</text:span><text:span text:style-name="T20">"java.lang.Integer"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10">/&gt;</text:span></text:p>
      <text:p text:style-name="Código"><text:tab/><text:tab/></text:p>
      <text:p text:style-name="Código"><text:span text:style-name="T17"><text:tab/></text:span><text:span text:style-name="T10">&lt;</text:span><text:span text:style-name="T12">for-type </text:span><text:span text:style-name="T14">type</text:span><text:span text:style-name="T17">=</text:span><text:span text:style-name="T20">"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10">/&gt;</text:span></text:p>
      <text:p text:style-name="Código"><text:tab/><text:tab/></text:p>
      <text:p text:style-name="Código"><text:span text:style-name="T17"><text:tab/></text:span><text:span text:style-name="T10">&lt;</text:span><text:span text:style-name="T12">for-type </text:span><text:span text:style-name="T14">type</text:span><text:span text:style-name="T17">=</text:span><text:span text:style-name="T20">"java.lang.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10">/&gt;</text:span></text:p>
      <text:p text:style-name="Código"><text:tab/><text:tab/></text:p>
      <text:p text:style-name="Código"><text:span text:style-name="T17"><text:tab/></text:span><text:span text:style-name="T10">&lt;</text:span><text:span text:style-name="T12">for-type </text:span><text:span text:style-name="T14">type</text:span><text:span text:style-name="T17">=</text:span><text:span text:style-name="T20">"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10">/&gt;</text:span></text:p>
      <text:p text:style-name="Código"><text:tab/><text:tab/></text:p>
      <text:p text:style-name="Código"><text:span text:style-name="T17"><text:tab/></text:span><text:span text:style-name="T10">&lt;</text:span><text:span text:style-name="T12">for-type </text:span><text:span text:style-name="T14">type</text:span><text:span text:style-name="T17">=</text:span><text:span text:style-name="T20">"java.lang.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10">/&gt;</text:span></text:p>
      <text:p text:style-name="Código"><text:tab/><text:tab/></text:p>
      <text:p text:style-name="Código"><text:span text:style-name="T17"><text:tab/></text:span><text:span text:style-name="T10">&lt;</text:span><text:span text:style-name="T12">for-type </text:span><text:span text:style-name="T14">type</text:span><text:span text:style-name="T17">=</text:span><text:span text:style-name="T20">"java.math.BigDecimal" </text:span></text:p>
      <text:p text:style-name="Código"><text:span text:style-name="T20"><text:tab/><text:tab/></text:span><text:span text:style-name="T14">converter-class</text:span><text:span text:style-name="T17">=</text:span><text:span text:style-name="T20">"org.openxava.converters.BigDecimalNumberConverter"</text:span></text:p>
      <text:p text:style-name="Código"><text:span text:style-name="T20"><text:tab/><text:tab/></text:span><text:span text:style-name="T14">cmp-type</text:span><text:span text:style-name="T17">=</text:span><text:span text:style-name="T20">"java.math.BigDecimal"</text:span><text:span text:style-name="T10">/&gt;</text:span><text:span text:style-name="T17"><text:tab/></text:span></text:p>
      <text:p text:style-name="Código"><text:tab/><text:tab/></text:p>
      <text:p text:style-name="Código"><text:span text:style-name="T17"><text:tab/></text:span><text:span text:style-name="T10">&lt;</text:span><text:span text:style-name="T12">for-type </text:span><text:span text:style-name="T14">type</text:span><text:span text:style-name="T17">=</text:span><text:span text:style-name="T20">"java.util.Date"</text:span></text:p>
      <text:p text:style-name="Código"><text:span text:style-name="T20"><text:tab/><text:tab/></text:span><text:span text:style-name="T14">converter-class</text:span><text:span text:style-name="T17">=</text:span><text:span text:style-name="T20">"org.openxava.converters.DateUtilSQLConverter"</text:span></text:p>
      <text:p text:style-name="Código"><text:span text:style-name="T20"><text:tab/><text:tab/></text:span><text:span text:style-name="T14">cmp-type</text:span><text:span text:style-name="T17">=</text:span><text:span text:style-name="T20">"java.sql.Date"</text:span><text:span text:style-name="T10">/&gt;</text:span></text:p>
      <text:p text:style-name="Código"/>
      <text:p text:style-name="Código"><text:span text:style-name="T10">&lt;/</text:span><text:span text:style-name="T12">converters</text:span><text:span text:style-name="T10">&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404"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5">
        <text:list-item>
          <text:p text:style-name="P258">Ofrezca gran flexibilidad para mapear contra bases de datos legadas.</text:p>
        </text:list-item>
        <text:list-item>
          <text:p text:style-name="P258">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392"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0">&lt;</text:span><text:span text:style-name="T12">controladores</text:span><text:span text:style-name="T10">&gt;</text:span><text:span text:style-name="T17"><text:tab/></text:span></text:p>
      <text:p text:style-name="Código"><text:span text:style-name="T17"><text:tab/></text:span><text:span text:style-name="T10">&lt;</text:span><text:span text:style-name="T12">var-entorno </text:span><text:span text:style-name="T17">... </text:span><text:span text:style-name="T10">/&gt;</text:span><text:span text:style-name="T17"> ...<text:tab/>(1)</text:span></text:p>
      <text:p text:style-name="Código"><text:span text:style-name="T17"><text:tab/></text:span><text:span text:style-name="T10">&lt;</text:span><text:span text:style-name="T12">objeto </text:span><text:span text:style-name="T17">... </text:span><text:span text:style-name="T10">/&gt;</text:span><text:span text:style-name="T17"> ...<text:tab/><text:tab/>(2)</text:span></text:p>
      <text:p text:style-name="Código"><text:span text:style-name="T17"><text:tab/></text:span><text:span text:style-name="T10">&lt;</text:span><text:span text:style-name="T12">controlador </text:span><text:span text:style-name="T17">... </text:span><text:span text:style-name="T10">/&gt;</text:span><text:span text:style-name="T17"> ...<text:tab/>(3)</text:span></text:p>
      <text:p text:style-name="Código"><text:span text:style-name="T11">&lt;/</text:span><text:span text:style-name="T13">controladores</text:span><text:span text:style-name="T11">&gt;</text:span></text:p>
      <text:list text:style-name="L46">
        <text:list-item>
          <text:p text:style-name="P26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260"><text:span text:style-name="Código">objeto</text:span> (varios, opcional): Define objetos Java de sesión, es decir objetos que se crean y existen durante toda la sesión del usuario.</text:p>
        </text:list-item>
        <text:list-item>
          <text:p text:style-name="P260"><text:span text:style-name="Código">controlador</text:span> (varios, obligado): Los controladores son agrupaciones de acciones.</text:p>
        </text:list-item>
      </text:list>
      <text:list text:style-name="L1" text:continue-numbering="true">
        <text:list-item>
          <text:list text:continue-numbering="true">
            <text:list-item>
              <text:h text:style-name="P404"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10">&lt;</text:span><text:span text:style-name="T12">var-entorno </text:span></text:p>
      <text:p text:style-name="Código"><text:span text:style-name="T12"><text:tab/></text:span><text:span text:style-name="T14">nombre</text:span><text:span text:style-name="T17">=</text:span><text:span text:style-name="T20">"nombre" <text:tab/><text:tab/></text:span><text:span text:style-name="T17">(1)</text:span></text:p>
      <text:p text:style-name="Código"><text:span text:style-name="T20"><text:tab/></text:span><text:span text:style-name="T14">valor</text:span><text:span text:style-name="T17">=</text:span><text:span text:style-name="T20">"valor"<text:tab/><text:tab/></text:span><text:span text:style-name="T17">(2)</text:span></text:p>
      <text:p text:style-name="P18">/&gt;</text:p>
      <text:list text:style-name="L47">
        <text:list-item>
          <text:p text:style-name="P263"><text:span text:style-name="Código">nombre</text:span> (obligado): Nombre de la variable de entorno en mayúsculas y usando subrayados para separar palabras.</text:p>
        </text:list-item>
        <text:list-item>
          <text:p text:style-name="P263"><text:span text:style-name="Código">valor</text:span> (obligado): Valor para la variable de entorno.</text:p>
        </text:list-item>
      </text:list>
      <text:p text:style-name="Text_20_body">Estos son algunos ejemplos:</text:p>
      <text:p text:style-name="Código"><text:span text:style-name="T10">&lt;</text:span><text:span text:style-name="T12">var-entorno </text:span><text:span text:style-name="T14">nombre</text:span><text:span text:style-name="T17">=</text:span><text:span text:style-name="T20">"MIAPLICACION_AÑO_DEFECTO" </text:span><text:span text:style-name="T14">value</text:span><text:span text:style-name="T17">=</text:span><text:span text:style-name="T20">"2007"</text:span><text:span text:style-name="T10">/&gt;</text:span></text:p>
      <text:p text:style-name="Código"><text:span text:style-name="T10">&lt;var-entorno</text:span><text:span text:style-name="T12"> </text:span><text:span text:style-name="T14">nombre</text:span><text:span text:style-name="T17">=</text:span><text:span text:style-name="T20">"MIAPLICACION_COLOR" </text:span><text:span text:style-name="T14">valor</text:span><text:span text:style-name="T17">=</text:span><text:span text:style-name="T20">"ROJO"</text:span><text:span text:style-name="T10">/&gt;</text:span></text:p>
      <text:list text:style-name="L1" text:continue-numbering="true">
        <text:list-item>
          <text:list text:continue-numbering="true">
            <text:list-item>
              <text:h text:style-name="P404"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10">&lt;</text:span><text:span text:style-name="T12">objeto </text:span></text:p>
      <text:p text:style-name="Código"><text:span text:style-name="T12"><text:tab/></text:span><text:span text:style-name="T14">nombre</text:span><text:span text:style-name="T17">=</text:span><text:span text:style-name="T20">"nombreObjecto"<text:tab/><text:tab/></text:span><text:span text:style-name="T17">(1)</text:span></text:p>
      <text:p text:style-name="Código"><text:span text:style-name="T20"><text:tab/></text:span><text:span text:style-name="T14">clase</text:span><text:span text:style-name="T17">=</text:span><text:span text:style-name="T20">"tipoObjeto" <text:tab/><text:tab/><text:tab/></text:span><text:span text:style-name="T17">(2)</text:span></text:p>
      <text:p text:style-name="Código"><text:span text:style-name="T20"><text:tab/></text:span><text:span text:style-name="T14">valor</text:span><text:span text:style-name="T17">=</text:span><text:span text:style-name="T20">"valorInicial"<text:tab/><text:tab/></text:span><text:span text:style-name="T17">(3)</text:span></text:p>
      <text:p text:style-name="P28"><text:tab/><text:span text:style-name="T14">ambito</text:span><text:span text:style-name="T17">=</text:span>"modulo|global"<text:tab/><text:tab/><text:span text:style-name="T17">(4)<text:tab/>nuevo en v2.1</text:span></text:p>
      <text:p text:style-name="P18">/&gt;</text:p>
      <text:list text:style-name="L48">
        <text:list-item>
          <text:p text:style-name="P265"><text:span text:style-name="Código">nombre</text:span> (obligado): Nombre del objeto, normalmente usaremos el nombre de la aplicación como prefijo <text:s/>para evitar colisión de nombres en proyectos grandes.</text:p>
        </text:list-item>
        <text:list-item>
          <text:p text:style-name="P265"><text:span text:style-name="Código">clase</text:span> (obligado): Nombre calificado de la clase Java para esto objeto.</text:p>
        </text:list-item>
        <text:list-item>
          <text:p text:style-name="P265"><text:span text:style-name="Código">valor</text:span> (opcional): Valor inicial para el objeto.</text:p>
        </text:list-item>
        <text:list-item>
          <text:p text:style-name="P265"><text:span text:style-name="Código">ambito</text:span> (opcional): <text:span text:style-name="T4">(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10">&lt;</text:span><text:span text:style-name="T12">object </text:span><text:span text:style-name="T14">name</text:span><text:span text:style-name="T17">=</text:span><text:span text:style-name="T20">"xava_view" </text:span><text:span text:style-name="T14">class</text:span><text:span text:style-name="T17">=</text:span><text:span text:style-name="T20">"org.openxava.view.View"</text:span><text:span text:style-name="T10">/&gt;</text:span><text:span text:style-name="T17"><text:tab/></text:span></text:p>
      <text:p text:style-name="Código"><text:span text:style-name="T10">&lt;</text:span><text:span text:style-name="T12">object </text:span><text:span text:style-name="T14">name</text:span><text:span text:style-name="T17">=</text:span><text:span text:style-name="T20">"xava_referenceSubview" </text:span><text:span text:style-name="T14">class</text:span><text:span text:style-name="T17">=</text:span><text:span text:style-name="T20">"org.openxava.view.View"</text:span><text:span text:style-name="T10">/&gt;</text:span><text:span text:style-name="T17"><text:tab/></text:span></text:p>
      <text:p text:style-name="Código"><text:span text:style-name="T10">&lt;</text:span><text:span text:style-name="T12">object </text:span><text:span text:style-name="T14">name</text:span><text:span text:style-name="T17">=</text:span><text:span text:style-name="T20">"xava_tab" </text:span><text:span text:style-name="T14">class</text:span><text:span text:style-name="T17">=</text:span><text:span text:style-name="T20">"org.openxava.tab.Tab"</text:span><text:span text:style-name="T10">/&gt;</text:span><text:span text:style-name="T17"><text:tab/><text:tab/></text:span></text:p>
      <text:p text:style-name="Código"><text:span text:style-name="T10">&lt;</text:span><text:span text:style-name="T12">object </text:span><text:span text:style-name="T14">name</text:span><text:span text:style-name="T17">=</text:span><text:span text:style-name="T20">"xava_mainTab" </text:span><text:span text:style-name="T14">class</text:span><text:span text:style-name="T17">=</text:span><text:span text:style-name="T20">"org.openxava.tab.Tab"</text:span><text:span text:style-name="T10">/&gt;</text:span><text:span text:style-name="T17"><text:tab/><text:tab/></text:span></text:p>
      <text:p text:style-name="Código"><text:span text:style-name="T10">&lt;</text:span><text:span text:style-name="T12">object </text:span><text:span text:style-name="T14">name</text:span><text:span text:style-name="T17">=</text:span><text:span text:style-name="T20">"xava_row" </text:span><text:span text:style-name="T14">class</text:span><text:span text:style-name="T17">=</text:span><text:span text:style-name="T20">"java.lang.Integer" </text:span><text:span text:style-name="T14">value</text:span><text:span text:style-name="T17">=</text:span><text:span text:style-name="T20">"0"</text:span><text:span text:style-name="T10">/&gt;</text:span></text:p>
      <text:p text:style-name="Código"><text:span text:style-name="T10">&lt;</text:span><text:span text:style-name="T12">object </text:span><text:span text:style-name="T14">name</text:span><text:span text:style-name="T17">=</text:span><text:span text:style-name="T20">"xava_language" </text:span><text:span text:style-name="T14">class</text:span><text:span text:style-name="T17">=</text:span><text:span text:style-name="T20">"org.openxava.session.Language"</text:span><text:span text:style-name="T10">/&gt;</text:span><text:span text:style-name="T17"><text:tab/></text:span></text:p>
      <text:p text:style-name="Código"><text:span text:style-name="T10">&lt;</text:span><text:span text:style-name="T12">object </text:span><text:span text:style-name="T14">name</text:span><text:span text:style-name="T17">=</text:span><text:span text:style-name="T20">"xava_newImageProperty" </text:span><text:span text:style-name="T14">class</text:span><text:span text:style-name="T17">=</text:span><text:span text:style-name="T20">"java.lang.String"</text:span><text:span text:style-name="T10">/&gt;</text:span></text:p>
      <text:p text:style-name="Código"><text:span text:style-name="T10">&lt;</text:span><text:span text:style-name="T12">object </text:span><text:span text:style-name="T14">name</text:span><text:span text:style-name="T17">=</text:span><text:span text:style-name="T20">"xava_currentReferenceLabel" </text:span><text:span text:style-name="T14">class</text:span><text:span text:style-name="T17">=</text:span><text:span text:style-name="T20">"java.lang.String"</text:span><text:span text:style-name="T10">/&gt;</text:span></text:p>
      <text:p text:style-name="Código"><text:span text:style-name="T10">&lt;</text:span><text:span text:style-name="T12">object </text:span><text:span text:style-name="T14">name</text:span><text:span text:style-name="T17">=</text:span><text:span text:style-name="T20">"xava_activeSection" </text:span><text:span text:style-name="T14">class</text:span><text:span text:style-name="T17">=</text:span><text:span text:style-name="T20">"java.lang.Integer" </text:span><text:span text:style-name="T14">value</text:span><text:span text:style-name="T17">=</text:span><text:span text:style-name="T20">"0"</text:span><text:span text:style-name="T10">/&gt;</text:span></text:p>
      <text:p text:style-name="Código"><text:span text:style-name="T10">&lt;</text:span><text:span text:style-name="T12">object </text:span><text:span text:style-name="T14">name</text:span><text:span text:style-name="T17">=</text:span><text:span text:style-name="T20">"xava_previousControllers" </text:span><text:span text:style-name="T14">class</text:span><text:span text:style-name="T17">=</text:span><text:span text:style-name="T20">"java.util.Stack"</text:span><text:span text:style-name="T10">/&gt;</text:span></text:p>
      <text:p text:style-name="Código"><text:span text:style-name="T10">&lt;object </text:span><text:span text:style-name="T14">name</text:span><text:span text:style-name="T17">=</text:span><text:span text:style-name="T20">"xava_previousViews" </text:span><text:span text:style-name="T14">class</text:span><text:span text:style-name="T17">=</text:span><text:span text:style-name="T20">"java.util.Stack"</text:span><text:span text:style-name="T10">/&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404" text:outline-level="2">El controlador y sus acciones</text:h>
            </text:list-item>
          </text:list>
        </text:list-item>
      </text:list>
      <text:p text:style-name="Text_20_body">La sintaxis de un controlador es:</text:p>
      <text:p text:style-name="Código"><text:span text:style-name="T10">&lt;</text:span><text:span text:style-name="T12">controlador </text:span></text:p>
      <text:p text:style-name="Código"><text:span text:style-name="T12"><text:tab/></text:span><text:span text:style-name="T14">nombre</text:span><text:span text:style-name="T17">=</text:span><text:span text:style-name="T20">"nombre"<text:tab/><text:tab/></text:span><text:span text:style-name="T17">(1)</text:span></text:p>
      <text:p text:style-name="Código"><text:span text:style-name="T10">&gt;</text:span><text:span text:style-name="T17"><text:tab/><text:tab/></text:span></text:p>
      <text:p text:style-name="Código"><text:span text:style-name="T17"><text:tab/></text:span><text:span text:style-name="T10">&lt;</text:span><text:span text:style-name="T12">hereda-de </text:span><text:span text:style-name="T17">... </text:span><text:span text:style-name="T10">/&gt;</text:span><text:span text:style-name="T17"> ...<text:tab/>(2)</text:span></text:p>
      <text:p text:style-name="Código"><text:span text:style-name="T17"><text:tab/></text:span><text:span text:style-name="T10">&lt;</text:span><text:span text:style-name="T12">accion </text:span><text:span text:style-name="T17">... </text:span><text:span text:style-name="T10">/&gt;</text:span><text:span text:style-name="T17"> ...<text:tab/><text:tab/>(3)</text:span></text:p>
      <text:p text:style-name="Código"><text:span text:style-name="T11">&lt;/</text:span><text:span text:style-name="T13">controlador</text:span><text:span text:style-name="T11">&gt;</text:span></text:p>
      <text:list text:style-name="L49">
        <text:list-item>
          <text:p text:style-name="P269"><text:span text:style-name="Código">nombre</text:span> (obligado): Nombre del controlador.</text:p>
        </text:list-item>
        <text:list-item>
          <text:p text:style-name="P269"><text:span text:style-name="Código">hereda-de</text:span> (varios, opcional): Permite usar herencia múltiple, para que este controlador herede todas las acciones de otro (u otros) controlador.</text:p>
        </text:list-item>
        <text:list-item>
          <text:p text:style-name="P26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0">&lt;</text:span><text:span text:style-name="T12">accion </text:span></text:p>
      <text:p text:style-name="Código"><text:span text:style-name="T12"><text:tab/></text:span><text:span text:style-name="T14">nombre</text:span><text:span text:style-name="T17">=</text:span><text:span text:style-name="T20">"nombre"<text:tab/><text:tab/><text:tab/><text:tab/><text:tab/><text:tab/><text:tab/> </text:span><text:span text:style-name="T17">(1)</text:span></text:p>
      <text:p text:style-name="Código"><text:span text:style-name="T17"><text:tab/></text:span><text:span text:style-name="T14">etiqueta</text:span><text:span text:style-name="T17">=</text:span><text:span text:style-name="T20">"etiqueta"<text:tab/><text:tab/><text:tab/><text:tab/><text:tab/><text:tab/><text:tab/> </text:span><text:span text:style-name="T17">(2)</text:span></text:p>
      <text:p text:style-name="Código"><text:span text:style-name="T17"><text:tab/></text:span><text:span text:style-name="T14">descripcion</text:span><text:span text:style-name="T17">=</text:span><text:span text:style-name="T20">"descripcion"<text:tab/><text:tab/><text:tab/><text:tab/><text:tab/><text:tab/> </text:span><text:span text:style-name="T17">(3)</text:span></text:p>
      <text:p text:style-name="Código"><text:span text:style-name="T17"><text:tab/></text:span><text:span text:style-name="T14">modo</text:span><text:span text:style-name="T17">=</text:span><text:span text:style-name="T20">"detail|list|ALL"<text:tab/><text:tab/><text:tab/><text:tab/><text:tab/><text:tab/> </text:span><text:span text:style-name="T17">(4)</text:span></text:p>
      <text:p text:style-name="Código"><text:span text:style-name="T17"><text:tab/></text:span><text:span text:style-name="T14">imagen</text:span><text:span text:style-name="T17">=</text:span><text:span text:style-name="T20">"imagen"<text:tab/><text:tab/><text:tab/><text:tab/><text:tab/><text:tab/><text:tab/> </text:span><text:span text:style-name="T17">(5)</text:span></text:p>
      <text:p text:style-name="Código"><text:span text:style-name="T17"><text:tab/></text:span><text:span text:style-name="T14">clase</text:span><text:span text:style-name="T17">=</text:span><text:span text:style-name="T20">"clase"<text:tab/><text:tab/><text:tab/><text:tab/><text:tab/><text:tab/><text:tab/> </text:span><text:span text:style-name="T17">(6)</text:span></text:p>
      <text:p text:style-name="Código"><text:span text:style-name="T17"><text:tab/></text:span><text:span text:style-name="T14">oculta</text:span><text:span text:style-name="T17">=</text:span><text:span text:style-name="T20">"true|false"<text:tab/><text:tab/><text:tab/><text:tab/><text:tab/><text:tab/><text:tab/> </text:span><text:span text:style-name="T17">(7)</text:span></text:p>
      <text:p text:style-name="Código"><text:span text:style-name="T17"><text:tab/></text:span><text:span text:style-name="T14">al-iniciar</text:span><text:span text:style-name="T17">=</text:span><text:span text:style-name="T20">"true|false"<text:tab/><text:tab/><text:tab/><text:tab/><text:tab/><text:tab/> </text:span><text:span text:style-name="T17">(8)<text:tab/></text:span></text:p>
      <text:p text:style-name="P21"><text:span text:style-name="T14"><text:tab/>en-cada-peticion</text:span>=<text:span text:style-name="T20">"true|false"<text:tab/><text:tab/><text:tab/><text:tab/><text:tab/> </text:span>(9) nuevo en v2.2</text:p>
      <text:p text:style-name="Código"><text:span text:style-name="T17"><text:tab/></text:span><text:span text:style-name="T14">por-defecto</text:span><text:span text:style-name="T17">=</text:span><text:span text:style-name="T20">"nunca|si-posible|casi-siempre|siempre"<text:tab/><text:tab/></text:span><text:span text:style-name="T17">(10)</text:span></text:p>
      <text:p text:style-name="Código"><text:span text:style-name="T17"><text:tab/></text:span><text:span text:style-name="T14">cuesta</text:span><text:span text:style-name="T17">=</text:span><text:span text:style-name="T20">"true|false"<text:tab/><text:tab/><text:tab/><text:tab/><text:tab/><text:tab/> <text:tab/></text:span><text:span text:style-name="T17">(11) </text:span></text:p>
      <text:p text:style-name="Código"><text:span text:style-name="T17"><text:tab/></text:span><text:span text:style-name="T14">confirmar</text:span><text:span text:style-name="T17">=</text:span><text:span text:style-name="T20">"true|false"<text:tab/><text:tab/><text:tab/><text:tab/><text:tab/><text:tab/></text:span><text:span text:style-name="T17">(12) </text:span></text:p>
      <text:p text:style-name="P21"><text:tab/><text:span text:style-name="T14">atajo-de-teclado</text:span>=<text:span text:style-name="T20">"atajo-de-teclado"<text:tab/><text:tab/><text:tab/><text:tab/></text:span>(13) nuevo en v2.0.1</text:p>
      <text:p text:style-name="P18">&gt;</text:p>
      <text:p text:style-name="Código"><text:span text:style-name="T10"><text:tab/>&lt;</text:span><text:span text:style-name="T12">poner </text:span><text:span text:style-name="T17">... </text:span><text:span text:style-name="T10">/&gt;</text:span><text:span text:style-name="T17"> ...<text:tab/><text:tab/><text:tab/><text:tab/><text:tab/><text:tab/><text:tab/>(14)</text:span></text:p>
      <text:p text:style-name="Código"><text:span text:style-name="T17"><text:tab/></text:span><text:span text:style-name="T10">&lt;</text:span><text:span text:style-name="T12">usa-objeto </text:span><text:span text:style-name="T17">... </text:span><text:span text:style-name="T10">/&gt;</text:span><text:span text:style-name="T17"> ...<text:tab/><text:tab/><text:tab/><text:tab/><text:tab/><text:tab/>(15)</text:span></text:p>
      <text:p text:style-name="Código"><text:span text:style-name="T11">&lt;/</text:span><text:span text:style-name="T13">accion</text:span><text:span text:style-name="T11">&gt;</text:span></text:p>
      <text:list text:style-name="L50">
        <text:list-item>
          <text:p text:style-name="P272"><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272"><text:span text:style-name="Código">etiqueta</text:span> (opcional): Etiqueta del botón o texto del vínculo. Es <text:span text:style-name="T7">mucho mejor</text:span> usar los archivos <text:span text:style-name="Archivo_2f_Directorio">i18n</text:span>.</text:p>
        </text:list-item>
        <text:list-item>
          <text:p text:style-name="P272"><text:span text:style-name="Código">descripcion</text:span> (opcional): Texto descriptivo de la acción. Es <text:span text:style-name="T7">mucho mejor</text:span> usar los archivos <text:span text:style-name="Archivo_2f_Directorio">i18n</text:span>.</text:p>
        </text:list-item>
        <text:list-item>
          <text:p text:style-name="P272"><text:span text:style-name="Código">modo</text:span> (opcional): Indica en que modo ha de ser visible esta acción para el usuario. Por defecto es <text:span text:style-name="Código">ALL</text:span>, que quiere decir que esta acción es siempre visible.</text:p>
        </text:list-item>
        <text:list-item>
          <text:p text:style-name="P272"><text:span text:style-name="Código">imagen</text:span> (opcional): URL de la imagen asociada a la acción. En la implementación actual si especificamos imagen aparece la imagen como un vínculo en el que el usuario puede pulsar.</text:p>
        </text:list-item>
        <text:list-item>
          <text:p text:style-name="P272"><text:span text:style-name="Código">clase</text:span> (opcional): Clase que implementa la lógica a ejecutar. Ha de implementar la interfaz <text:span text:style-name="Código">IAction</text:span>.</text:p>
        </text:list-item>
        <text:list-item>
          <text:p text:style-name="P272"><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272"><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272"><text:span text:style-name="Código">en-cada-peticion</text:span> (opcional): <text:span text:style-name="T4">(Nuevo en v2.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272"><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272"><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272"><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272"><text:span text:style-name="Código">atajo-de-teclado</text:span> (opcional): Define una atajo de teclado que el usuario puede pulsar para ejecutar esta acción. Los valores posibles son los mismos que para <text:span text:style-name="Código">javax.swing.KeyStroke</text:span>. Ejemplos: <text:span text:style-name="T4">“control A”</text:span>, <text:span text:style-name="T4">“alt x”</text:span>, <text:span text:style-name="T4">“F7”</text:span>. <text:span text:style-name="T4">(nuevo en v2.0.1)</text:span></text:p>
        </text:list-item>
        <text:list-item>
          <text:p text:style-name="P272"><text:span text:style-name="Código">poner</text:span> (varios, opcional): Sirve para dar valor a las propiedades de la acción. De esta forma una misma acción configurada de forma diferente puede usarse en varios controladores.</text:p>
        </text:list-item>
        <text:list-item>
          <text:p text:style-name="P272"><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0">&lt;</text:span><text:span text:style-name="T12">controlador </text:span><text:span text:style-name="T14">nombre</text:span><text:span text:style-name="T17">=</text:span><text:span text:style-name="T20">"Observaciones"</text:span><text:span text:style-name="T10">&gt;</text:span></text:p>
      <text:p text:style-name="Código"><text:span text:style-name="T17"><text:tab/></text:span><text:span text:style-name="T10">&lt;</text:span><text:span text:style-name="T12">accion </text:span><text:span text:style-name="T14">nombre</text:span><text:span text:style-name="T17">=</text:span><text:span text:style-name="T20">"ocultarObservaciones" </text:span></text:p>
      <text:p text:style-name="Código"><text:span text:style-name="T20"><text:tab/><text:tab/></text:span><text:span text:style-name="T14">clase</text:span><text:span text:style-name="T17">=</text:span><text:span text:style-name="T20">"org.openxava.test.acciones.OcultarMostrarPropiedad"</text:span><text:span text:style-name="T10">&gt;</text:span><text:span text:style-name="T17"><text:tab/><text:tab/></text:span></text:p>
      <text:p text:style-name="Código"><text:span text:style-name="T17"><text:tab/><text:tab/></text:span><text:span text:style-name="T10">&lt;</text:span><text:span text:style-name="T12">poner </text:span><text:span text:style-name="T14">propiedad</text:span><text:span text:style-name="T17">=</text:span><text:span text:style-name="T20">"propiedad" </text:span><text:span text:style-name="T14">valor</text:span><text:span text:style-name="T17">=</text:span><text:span text:style-name="T20">"observaciones" </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ocultar" </text:span><text:span text:style-name="T14">valor</text:span><text:span text:style-name="T17">=</text:span><text:span text:style-name="T20">"true" </text:span><text:span text:style-name="T10">/&gt;</text:span></text:p>
      <text:p text:style-name="Código"><text:span text:style-name="T17"><text:tab/><text:tab/></text:span><text:span text:style-name="T10">&lt;</text:span><text:span text:style-name="T12">usa-objeto </text:span><text:span text:style-name="T14">nombre</text:span><text:span text:style-name="T17">=</text:span><text:span text:style-name="T20">"xava_view"</text:span><text:span text:style-name="T10">/&gt;</text:span><text:span text:style-name="T17"><text:tab/><text:tab/><text:tab/></text:span></text:p>
      <text:p text:style-name="Código"><text:span text:style-name="T17"><text:tab/></text:span><text:span text:style-name="T10">&lt;/</text:span><text:span text:style-name="T12">accion</text:span><text:span text:style-name="T10">&gt;</text:span><text:span text:style-name="T17"><text:tab/><text:tab/><text:tab/></text:span></text:p>
      <text:p text:style-name="Código"><text:span text:style-name="T17"><text:tab/></text:span><text:span text:style-name="T10">&lt;</text:span><text:span text:style-name="T12">accion </text:span><text:span text:style-name="T14">nombre</text:span><text:span text:style-name="T17">=</text:span><text:span text:style-name="T20">"mostrarObservaciones" </text:span><text:span text:style-name="T14">modo</text:span><text:span text:style-name="T17">=</text:span><text:span text:style-name="T20">"detail"</text:span></text:p>
      <text:p text:style-name="Código"><text:span text:style-name="T20"><text:tab/><text:tab/></text:span><text:span text:style-name="T14">clase</text:span><text:span text:style-name="T17">=</text:span><text:span text:style-name="T20">"org.openxava.test.actiones.OcultarMostrarPropiedad"</text:span><text:span text:style-name="T10">&gt;</text:span><text:span text:style-name="T17"><text:tab/><text:tab/><text:tab/></text:span></text:p>
      <text:p text:style-name="Código"><text:span text:style-name="T17"><text:tab/><text:tab/></text:span><text:span text:style-name="T10">&lt;</text:span><text:span text:style-name="T12">poner </text:span><text:span text:style-name="T14">propiedad</text:span><text:span text:style-name="T17">=</text:span><text:span text:style-name="T20">"propiedad" </text:span><text:span text:style-name="T14">valor</text:span><text:span text:style-name="T17">=</text:span><text:span text:style-name="T20">"observaciones" </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ocultar" </text:span><text:span text:style-name="T14">valor</text:span><text:span text:style-name="T17">=</text:span><text:span text:style-name="T20">"false" </text:span><text:span text:style-name="T10">/&gt;</text:span></text:p>
      <text:p text:style-name="Código"><text:span text:style-name="T17"><text:tab/><text:tab/></text:span><text:span text:style-name="T10">&lt;</text:span><text:span text:style-name="T12">usa-objeto </text:span><text:span text:style-name="T14">nombre</text:span><text:span text:style-name="T17">=</text:span><text:span text:style-name="T20">"xava_view"</text:span><text:span text:style-name="T10">/&gt;</text:span><text:span text:style-name="T17"><text:tab/><text:tab/><text:tab/></text:span></text:p>
      <text:p text:style-name="Código"><text:span text:style-name="T17"><text:tab/></text:span><text:span text:style-name="T10">&lt;/</text:span><text:span text:style-name="T12">accion</text:span><text:span text:style-name="T10">&gt;</text:span></text:p>
      <text:p text:style-name="Código"><text:span text:style-name="T17"><text:tab/></text:span><text:span text:style-name="T10">&lt;</text:span><text:span text:style-name="T12">accion </text:span><text:span text:style-name="T14">nombre</text:span><text:span text:style-name="T17">=</text:span><text:span text:style-name="T20">"ponerObservaciones" </text:span><text:span text:style-name="T14">modo</text:span><text:span text:style-name="T17">=</text:span><text:span text:style-name="T20">"detail"</text:span></text:p>
      <text:p text:style-name="Código"><text:span text:style-name="T20"><text:tab/><text:tab/></text:span><text:span text:style-name="T14">clase</text:span><text:span text:style-name="T17">=</text:span><text:span text:style-name="T20">"org.openxava.test.acciones.PonerValorPropiedad"</text:span><text:span text:style-name="T10">&gt;</text:span><text:span text:style-name="T17"><text:tab/><text:tab/><text:tab/></text:span></text:p>
      <text:p text:style-name="Código"><text:span text:style-name="T17"><text:tab/><text:tab/></text:span><text:span text:style-name="T10">&lt;</text:span><text:span text:style-name="T12">poner </text:span><text:span text:style-name="T14">propiedad</text:span><text:span text:style-name="T17">=</text:span><text:span text:style-name="T20">"propiedad" </text:span><text:span text:style-name="T14">valor</text:span><text:span text:style-name="T17">=</text:span><text:span text:style-name="T20">"observaciones" </text:span><text:span text:style-name="T10">/&gt;</text:span></text:p>
      <text:p text:style-name="Código"><text:span text:style-name="T17"><text:tab/><text:tab/></text:span><text:span text:style-name="T10">&lt;</text:span><text:span text:style-name="T12">poner </text:span><text:span text:style-name="T14">propiedad</text:span><text:span text:style-name="T17">=</text:span><text:span text:style-name="T20">"valor" </text:span><text:span text:style-name="T14">valor</text:span><text:span text:style-name="T17">=</text:span><text:span text:style-name="T20">"Demonios tus ojos" </text:span><text:span text:style-name="T10">/&gt;</text:span></text:p>
      <text:p text:style-name="Código"><text:span text:style-name="T17"><text:tab/><text:tab/></text:span><text:span text:style-name="T10">&lt;</text:span><text:span text:style-name="T12">usa-objeto </text:span><text:span text:style-name="T14">nombre</text:span><text:span text:style-name="T17">=</text:span><text:span text:style-name="T20">"xava_view"</text:span><text:span text:style-name="T10">/&gt;</text:span><text:span text:style-name="T17"><text:tab/><text:tab/><text:tab/></text:span></text:p>
      <text:p text:style-name="Código"><text:span text:style-name="T17"><text:tab/></text:span><text:span text:style-name="T10">&lt;/</text:span><text:span text:style-name="T12">accion</text:span><text:span text:style-name="T10">&gt;</text:span><text:span text:style-name="T17"><text:tab/><text:tab/><text:tab/><text:tab/><text:tab/><text:tab/><text:tab/></text:span></text:p>
      <text:p text:style-name="Código"><text:span text:style-name="T11">&lt;/</text:span><text:span text:style-name="T13">controlador</text:span><text:span text:style-name="T11">&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0">&lt;</text:span><text:span text:style-name="T12">modulo </text:span><text:span text:style-name="T14">nombre</text:span><text:span text:style-name="T17">=</text:span><text:span text:style-name="T20">"Albaranes"</text:span><text:span text:style-name="T10">&gt;</text:span></text:p>
      <text:p text:style-name="Código"><text:span text:style-name="T17"><text:tab/></text:span><text:span text:style-name="T10">&lt;</text:span><text:span text:style-name="T12">modelo </text:span><text:span text:style-name="T14">nombre</text:span><text:span text:style-name="T17">=</text:span><text:span text:style-name="T20">"Albaran"</text:span><text:span text:style-name="T10">/&gt;</text:span></text:p>
      <text:p text:style-name="Código"><text:span text:style-name="T17"><text:tab/></text:span><text:span text:style-name="T10">&lt;</text:span><text:span text:style-name="T12">controlador </text:span><text:span text:style-name="T14">nombre</text:span><text:span text:style-name="T17">=</text:span><text:span text:style-name="T20">"Typical"</text:span><text:span text:style-name="T10">/&gt;</text:span></text:p>
      <text:p text:style-name="Código"><text:span text:style-name="T17"><text:tab/></text:span><text:span text:style-name="T10">&lt;</text:span><text:span text:style-name="T12">controlador </text:span><text:span text:style-name="T14">nombre</text:span><text:span text:style-name="T17">=</text:span><text:span text:style-name="T20">"Observaciones"</text:span><text:span text:style-name="T10">/&gt;</text:span></text:p>
      <text:p text:style-name="Código"><text:span text:style-name="T11">&lt;/</text:span><text:span text:style-name="T13">modulo</text:span><text:span text:style-name="T11">&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24"><text:span text:style-name="T10">&lt;</text:span><text:span text:style-name="T12">usa-objeto </text:span><text:span text:style-name="T14">nombre</text:span><text:span text:style-name="T17">=</text:span><text:span text:style-name="T20">"xava_view"</text:span><text:span text:style-name="T10">/&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7"><text:tab/><text:tab/></text:span><text:span text:style-name="T10">&lt;</text:span><text:span text:style-name="T12">poner </text:span><text:span text:style-name="T14">propiedad</text:span><text:span text:style-name="T17">=</text:span><text:span text:style-name="T20">"propiedad" </text:span><text:span text:style-name="T14">valor</text:span><text:span text:style-name="T17">=</text:span><text:span text:style-name="T20">"observaciones" </text:span><text:span text:style-name="T10">/&gt;</text:span></text:p>
      <text:p text:style-name="Código"><text:span text:style-name="T18"><text:tab/><text:tab/></text:span><text:span text:style-name="T11">&lt;</text:span><text:span text:style-name="T13">poner </text:span><text:span text:style-name="T15">propiedad</text:span><text:span text:style-name="T18">=</text:span><text:span text:style-name="T21">"ocultar" </text:span><text:span text:style-name="T15">valor</text:span><text:span text:style-name="T18">=</text:span><text:span text:style-name="T21">"true" </text:span><text:span text:style-name="T11">/&gt;</text:span></text:p>
      <text:p text:style-name="Text_20_body">establecemos valores fijos a las propiedades de nuestra acción.</text:p>
      <text:list text:style-name="L1" text:continue-numbering="true">
        <text:list-item>
          <text:list text:continue-numbering="true">
            <text:list-item>
              <text:h text:style-name="P404"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10">&lt;</text:span><text:span text:style-name="T12">controller </text:span><text:span text:style-name="T14">name</text:span><text:span text:style-name="T17">=</text:span><text:span text:style-name="T20">"Typical"</text:span><text:span text:style-name="T10">&gt;</text:span></text:p>
      <text:p text:style-name="Código"><text:span text:style-name="T17"><text:tab/></text:span><text:span text:style-name="T10">&lt;</text:span><text:span text:style-name="T12">extends </text:span><text:span text:style-name="T14">controller</text:span><text:span text:style-name="T17">=</text:span><text:span text:style-name="T20">"Print"</text:span><text:span text:style-name="T10">/&gt;</text:span><text:span text:style-name="T17"><text:tab/><text:tab/></text:span></text:p>
      <text:p text:style-name="Código"><text:span text:style-name="T17"><text:tab/></text:span><text:span text:style-name="T10">&lt;</text:span><text:span text:style-name="T12">extends </text:span><text:span text:style-name="T14">controller</text:span><text:span text:style-name="T17">=</text:span><text:span text:style-name="T20">"CRUD"</text:span><text:span text:style-name="T10">/&gt;</text:span></text:p>
      <text:p text:style-name="Código"><text:span text:style-name="T11">&lt;/</text:span><text:span text:style-name="T13">controller</text:span><text:span text:style-name="T11">&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0">&lt;</text:span><text:span text:style-name="T12">controlador </text:span><text:span text:style-name="T14">nombre</text:span><text:span text:style-name="T17">=</text:span><text:span text:style-name="T20">"Familias"</text:span><text:span text:style-name="T10">&gt;</text:span></text:p>
      <text:p text:style-name="Código"><text:span text:style-name="T17"><text:tab/></text:span><text:span text:style-name="T10">&lt;</text:span><text:span text:style-name="T12">hereda-de </text:span><text:span text:style-name="T14">controlador</text:span><text:span text:style-name="T17">=</text:span><text:span text:style-name="T20">"Typical"</text:span><text:span text:style-name="T10">/&gt;</text:span><text:span text:style-name="T17"><text:tab/><text:tab/></text:span></text:p>
      <text:p text:style-name="Código"><text:span text:style-name="T17"><text:tab/></text:span><text:span text:style-name="T10">&lt;</text:span><text:span text:style-name="T12">accion </text:span><text:span text:style-name="T14">nombre</text:span><text:span text:style-name="T17">=</text:span><text:span text:style-name="T20">"new" </text:span><text:span text:style-name="T14">imagen</text:span><text:span text:style-name="T17">=</text:span><text:span text:style-name="T20">"images/new.gif"</text:span></text:p>
      <text:p text:style-name="Código"><text:span text:style-name="T20"><text:tab/><text:tab/></text:span><text:span text:style-name="T14">clase</text:span><text:span text:style-name="T17">=</text:span><text:span text:style-name="T20">"org.openxava.test.acciones.CrearNuevaFamilia"</text:span><text:span text:style-name="T10">&gt;</text:span><text:span text:style-name="T17"><text:tab/><text:tab/><text:tab/></text:span></text:p>
      <text:p text:style-name="Código"><text:span text:style-name="T17"><text:tab/><text:tab/></text:span><text:span text:style-name="T10">&lt;</text:span><text:span text:style-name="T12">usa-objeto </text:span><text:span text:style-name="T14">nombre</text:span><text:span text:style-name="T17">=</text:span><text:span text:style-name="T20">"xava_view"</text:span><text:span text:style-name="T10">/&gt;</text:span><text:span text:style-name="T17"><text:tab/><text:tab/><text:tab/></text:span></text:p>
      <text:p text:style-name="Código"><text:span text:style-name="T17"><text:tab/></text:span><text:span text:style-name="T10">&lt;/</text:span><text:span text:style-name="T12">accion</text:span><text:span text:style-name="T10">&gt;</text:span><text:span text:style-name="T17"><text:tab/><text:tab/><text:tab/></text:span></text:p>
      <text:p text:style-name="Código"><text:span text:style-name="T11">&lt;/</text:span><text:span text:style-name="T13">controlador</text:span><text:span text:style-name="T11">&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404"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0">&lt;</text:span><text:span text:style-name="T12">accion </text:span><text:span text:style-name="T14">nombre</text:span><text:span text:style-name="T17">=</text:span><text:span text:style-name="T20">"borrarSeleccionados" </text:span><text:span text:style-name="T14">modo</text:span><text:span text:style-name="T17">=</text:span><text:span text:style-name="T20">"list" <text:tab/><text:tab/><text:tab/><text:tab/><text:tab/></text:span><text:span text:style-name="T17">(1)</text:span></text:p>
      <text:p text:style-name="Código"><text:span text:style-name="T17"><text:tab/></text:span><text:span text:style-name="T14">confirmar</text:span><text:span text:style-name="T17">=</text:span><text:span text:style-name="T20">"true"<text:tab/><text:tab/><text:tab/><text:tab/><text:tab/><text:tab/><text:tab/><text:tab/><text:tab/></text:span><text:span text:style-name="T17">(2)</text:span></text:p>
      <text:p text:style-name="Código"><text:span text:style-name="T17"><text:tab/></text:span><text:span text:style-name="T14">clase</text:span><text:span text:style-name="T17">=</text:span><text:span text:style-name="T20">"org.openxava.actions.DeleteSelectedAction"</text:span><text:span text:style-name="T10">&gt;</text:span></text:p>
      <text:p text:style-name="Código"><text:span text:style-name="T17"><text:tab/></text:span><text:span text:style-name="T10">&lt;</text:span><text:span text:style-name="T12">usa-objeto </text:span><text:span text:style-name="T14">nombre</text:span><text:span text:style-name="T17">=</text:span><text:span text:style-name="T20">"xava_tab"</text:span><text:span text:style-name="T10">/&gt;</text:span><text:span text:style-name="T17"><text:tab/><text:tab/><text:tab/><text:tab/><text:tab/><text:tab/><text:tab/>(3)</text:span></text:p>
      <text:p text:style-name="Código"><text:span text:style-name="T11">&lt;/</text:span><text:span text:style-name="T13">accion</text:span><text:span text:style-name="T11">&gt;</text:span><text:span text:style-name="T18"><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23"><text:span text:style-name="T10">&lt;</text:span><text:span text:style-name="T12">usa-objeto </text:span><text:span text:style-name="T14">nombre</text:span><text:span text:style-name="T17">=</text:span><text:span text:style-name="T20">"xava_tab"</text:span><text:span text:style-name="T10">/&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list text:style-name="L1" text:continue-numbering="true">
        <text:list-item>
          <text:list text:continue-numbering="true">
            <text:list-item>
              <text:h text:style-name="P404"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0">&lt;</text:span><text:span text:style-name="T12">modulo </text:span><text:span text:style-name="T14">nombre</text:span><text:span text:style-name="T17">=</text:span><text:span text:style-name="T20">"Albaranes"</text:span><text:span text:style-name="T10">&gt;</text:span></text:p>
      <text:p text:style-name="Código"><text:span text:style-name="T17"><text:tab/></text:span><text:span text:style-name="T10">&lt;</text:span><text:span text:style-name="T12">var-entorno </text:span><text:span text:style-name="T14">nombre</text:span><text:span text:style-name="T17">=</text:span><text:span text:style-name="T20">"XAVA_SEARCH_ACTION" </text:span><text:span text:style-name="T14">valor</text:span><text:span text:style-name="T17">=</text:span><text:span text:style-name="T20">"Albaranes.buscar"</text:span><text:span text:style-name="T10">/&gt;</text:span><text:span text:style-name="T17"><text:tab/></text:span></text:p>
      <text:p text:style-name="Código"><text:span text:style-name="T17"><text:tab/></text:span><text:span text:style-name="T10">&lt;</text:span><text:span text:style-name="T12">modelo </text:span><text:span text:style-name="T14">nombre</text:span><text:span text:style-name="T17">=</text:span><text:span text:style-name="T20">"Albaran"</text:span><text:span text:style-name="T10">/&gt;</text:span></text:p>
      <text:p text:style-name="Código"><text:span text:style-name="T17"><text:tab/></text:span><text:span text:style-name="T10">&lt;</text:span><text:span text:style-name="T12">controlador </text:span><text:span text:style-name="T14">nombre</text:span><text:span text:style-name="T17">=</text:span><text:span text:style-name="T20">"Typical"</text:span><text:span text:style-name="T10">/&gt;</text:span></text:p>
      <text:p text:style-name="Código"><text:span text:style-name="T17"><text:tab/></text:span><text:span text:style-name="T10">&lt;</text:span><text:span text:style-name="T12">controlador </text:span><text:span text:style-name="T14">nombre</text:span><text:span text:style-name="T17">=</text:span><text:span text:style-name="T20">"Observaciones"</text:span><text:span text:style-name="T10">/&gt;</text:span></text:p>
      <text:p text:style-name="Código"><text:span text:style-name="T17"><text:tab/></text:span><text:span text:style-name="T10">&lt;</text:span><text:span text:style-name="T12">controlador </text:span><text:span text:style-name="T14">nombre</text:span><text:span text:style-name="T17">=</text:span><text:span text:style-name="T20">"Albaranes"</text:span><text:span text:style-name="T10">/&gt;</text:span><text:span text:style-name="T17"><text:tab/><text:tab/></text:span></text:p>
      <text:p text:style-name="Código"><text:span text:style-name="T11">&lt;/</text:span><text:span text:style-name="T13">modulo</text:span><text:span text:style-name="T11">&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0">&lt;</text:span><text:span text:style-name="T12">controlador </text:span><text:span text:style-name="T14">nombre</text:span><text:span text:style-name="T17">=</text:span><text:span text:style-name="T20">"Albaranes"</text:span><text:span text:style-name="T10">&gt;</text:span></text:p>
      <text:p text:style-name="Código"><text:span text:style-name="T17"><text:tab/></text:span><text:span text:style-name="T10">&lt;</text:span><text:span text:style-name="T12">accion </text:span><text:span text:style-name="T14">nombre</text:span><text:span text:style-name="T17">=</text:span><text:span text:style-name="T20">"buscar" </text:span><text:span text:style-name="T14">modo</text:span><text:span text:style-name="T17">=</text:span><text:span text:style-name="T20">"detail"</text:span></text:p>
      <text:p text:style-name="Código"><text:span text:style-name="T20"><text:tab/><text:tab/></text:span><text:span text:style-name="T14">por-defecto</text:span><text:span text:style-name="T17">=</text:span><text:span text:style-name="T20">"si-posible" </text:span><text:span text:style-name="T14">oculta</text:span><text:span text:style-name="T17">=</text:span><text:span text:style-name="T20">"true"<text:tab/><text:tab/><text:tab/></text:span></text:p>
      <text:p text:style-name="Código"><text:span text:style-name="T20"><text:tab/><text:tab/></text:span><text:span text:style-name="T14">clase</text:span><text:span text:style-name="T17">=</text:span><text:span text:style-name="T20">"org.openxava.test.acciones.BuscarAlbaran"</text:span></text:p>
      <text:p text:style-name="Código"><text:span text:style-name="T20"><text:tab/><text:tab/></text:span><text:span text:style-name="T14">atajo-de-teclado</text:span><text:span text:style-name="T17">=</text:span><text:span text:style-name="T20">"F8"</text:span><text:span text:style-name="T10">&gt;</text:span><text:span text:style-name="T17"><text:tab/><text:tab/><text:tab/><text:tab/><text:tab/><text:tab/><text:tab/><text:tab/></text:span></text:p>
      <text:p text:style-name="Código"><text:span text:style-name="T17"><text:tab/><text:tab/></text:span><text:span text:style-name="T10">&lt;</text:span><text:span text:style-name="T12">usa-objeto </text:span><text:span text:style-name="T14">nombre</text:span><text:span text:style-name="T17">=</text:span><text:span text:style-name="T20">"xava_view"</text:span><text:span text:style-name="T10">/&gt;</text:span></text:p>
      <text:p text:style-name="Código"><text:span text:style-name="T17"><text:tab/></text:span><text:span text:style-name="T10">&lt;/</text:span><text:span text:style-name="T12">accion</text:span><text:span text:style-name="T10">&gt;</text:span><text:span text:style-name="T17"><text:tab/><text:tab/></text:span></text:p>
      <text:p text:style-name="Código"><text:tab/>...</text:p>
      <text:p text:style-name="Código"><text:span text:style-name="T10">&lt;/</text:span><text:span text:style-name="T12">controlador</text:span><text:span text:style-name="T10">&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1">
        <text:list-item>
          <text:p text:style-name="P287"><text:span text:style-name="Código">CRUD.searchByViewKey</text:span>: Esta es la configurada por defecto. Hace una búsqueda a partir de la clave que hay ese momento en la vista, no ejecuta ningún evento.</text:p>
        </text:list-item>
        <text:list-item>
          <text:p text:style-name="P287"><text:span text:style-name="Código">CRUD.searchExecutingOnChange</text:span>: Funciona como la anterior pero al buscar ejecuta las acciones <text:span text:style-name="Código">al-cambiar</text:span> asociadas a las propiedades de la vista.</text:p>
        </text:list-item>
        <text:list-item>
          <text:p text:style-name="P287"><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10">&lt;</text:span><text:span text:style-name="T12">modulo </text:span><text:span text:style-name="T14">nombre</text:span><text:span text:style-name="T17">=</text:span><text:span text:style-name="T20">"ProductosAccionesAlCambiarAlBuscar"</text:span><text:span text:style-name="T10">&gt;</text:span></text:p>
      <text:p text:style-name="Código"><text:span text:style-name="T17"><text:tab/></text:span><text:span text:style-name="T10">&lt;</text:span><text:span text:style-name="T12">var-entorno </text:span><text:span text:style-name="T14">nombre</text:span><text:span text:style-name="T17">=</text:span><text:span text:style-name="T20">"XAVA_SEARCH_ACTION" </text:span><text:span text:style-name="T14">valor</text:span><text:span text:style-name="T17">=</text:span><text:span text:style-name="T20">"CRUD.searchExecutingOnChange"</text:span><text:span text:style-name="T10">/&gt;</text:span></text:p>
      <text:p text:style-name="Código"><text:span text:style-name="T17"><text:tab/></text:span><text:span text:style-name="T10">&lt;</text:span><text:span text:style-name="T12">modelo </text:span><text:span text:style-name="T14">nombre</text:span><text:span text:style-name="T17">=</text:span><text:span text:style-name="T20">"Producto"</text:span><text:span text:style-name="T10">/&gt;</text:span></text:p>
      <text:p text:style-name="Código"><text:span text:style-name="T17"><text:tab/></text:span><text:span text:style-name="T10">&lt;</text:span><text:span text:style-name="T12">controlador </text:span><text:span text:style-name="T14">nombre</text:span><text:span text:style-name="T17">=</text:span><text:span text:style-name="T20">"Typical"</text:span><text:span text:style-name="T10">/&gt;</text:span></text:p>
      <text:p text:style-name="Código"><text:span text:style-name="T17"><text:tab/></text:span><text:span text:style-name="T10">&lt;</text:span><text:span text:style-name="T12">controlador </text:span><text:span text:style-name="T14">nombre</text:span><text:span text:style-name="T17">=</text:span><text:span text:style-name="T20">"Productos"</text:span><text:span text:style-name="T10">/&gt;</text:span></text:p>
      <text:p text:style-name="Código"><text:span text:style-name="T17"><text:tab/></text:span><text:span text:style-name="T10">&lt;</text:span><text:span text:style-name="T12">controlador-modo </text:span><text:span text:style-name="T14">nombre</text:span><text:span text:style-name="T17">=</text:span><text:span text:style-name="T20">"Void"</text:span><text:span text:style-name="T10">/&gt;</text:span><text:span text:style-name="T17"> </text:span></text:p>
      <text:p text:style-name="Código"><text:span text:style-name="T11">&lt;/</text:span><text:span text:style-name="T13">modulo</text:span><text:span text:style-name="T11">&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404"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0">&lt;</text:span><text:span text:style-name="T12">controlador </text:span><text:span text:style-name="T14">nombre</text:span><text:span text:style-name="T17">=</text:span><text:span text:style-name="T20">"Facturas2002"</text:span><text:span text:style-name="T10">&gt;</text:span></text:p>
      <text:p text:style-name="Código"><text:span text:style-name="T17"><text:tab/></text:span><text:span text:style-name="T10">&lt;</text:span><text:span text:style-name="T12">accion </text:span><text:span text:style-name="T14">nombre</text:span><text:span text:style-name="T17">=</text:span><text:span text:style-name="T20">"iniciar" </text:span><text:span text:style-name="T14">al-iniciar</text:span><text:span text:style-name="T17">=</text:span><text:span text:style-name="T20">"true" </text:span><text:span text:style-name="T14">oculta</text:span><text:span text:style-name="T17">=</text:span><text:span text:style-name="T20">"true"</text:span></text:p>
      <text:p text:style-name="Código"><text:span text:style-name="T20"><text:tab/><text:tab/></text:span><text:span text:style-name="T14">clase</text:span><text:span text:style-name="T17">=</text:span><text:span text:style-name="T20">"org.openxava.test.acciones.IniciarAÃ±oDefectoA2002"</text:span><text:span text:style-name="T10">&gt;</text:span></text:p>
      <text:p text:style-name="Código"><text:span text:style-name="T17"><text:tab/><text:tab/></text:span><text:span text:style-name="T10">&lt;</text:span><text:span text:style-name="T12">usa-objeto </text:span><text:span text:style-name="T14">nombre</text:span><text:span text:style-name="T17">=</text:span><text:span text:style-name="T20">"xavatest_aÃ±oDefecto"</text:span><text:span text:style-name="T10">/&gt;</text:span></text:p>
      <text:p text:style-name="Código"><text:span text:style-name="T17"><text:tab/><text:tab/></text:span><text:span text:style-name="T10">&lt;</text:span><text:span text:style-name="T12">usa-objeto </text:span><text:span text:style-name="T14">nombre</text:span><text:span text:style-name="T17">=</text:span><text:span text:style-name="T20">"xava_tab"</text:span><text:span text:style-name="T10">/&gt;</text:span></text:p>
      <text:p text:style-name="Código"><text:span text:style-name="T17"><text:tab/></text:span><text:span text:style-name="T10">&lt;/</text:span><text:span text:style-name="T12">accion</text:span><text:span text:style-name="T10">&gt;</text:span></text:p>
      <text:p text:style-name="Código"><text:tab/>...</text:p>
      <text:p text:style-name="Código"><text:span text:style-name="T11">&lt;/</text:span><text:span text:style-name="T13">controlador</text:span><text:span text:style-name="T11">&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404"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0">&lt;</text:span><text:span text:style-name="T12">modulo </text:span><text:span text:style-name="T14">nombre</text:span><text:span text:style-name="T17">=</text:span><text:span text:style-name="T20">"FacturasDeClientes"</text:span><text:span text:style-name="T10">&gt;</text:span></text:p>
      <text:p text:style-name="Código"><text:span text:style-name="T17"><text:tab/></text:span><text:span text:style-name="T10">&lt;</text:span><text:span text:style-name="T12">var-entorno </text:span><text:span text:style-name="T14">nombre</text:span><text:span text:style-name="T17">=</text:span><text:span text:style-name="T20">"XAVA_LIST_ACTION" </text:span><text:span text:style-name="T14">valor</text:span><text:span text:style-name="T17">=</text:span><text:span text:style-name="T20">"Facturas.listarDeCliente"</text:span><text:span text:style-name="T10">/&gt;</text:span><text:span text:style-name="T17"> <text:s/>(1)</text:span></text:p>
      <text:p text:style-name="Código"><text:span text:style-name="T17"><text:tab/></text:span><text:span text:style-name="T10">&lt;</text:span><text:span text:style-name="T12">modelo </text:span><text:span text:style-name="T14">nombre</text:span><text:span text:style-name="T17">=</text:span><text:span text:style-name="T20">"Cliente"</text:span><text:span text:style-name="T10">/&gt;</text:span><text:span text:style-name="T17"><text:tab/><text:tab/></text:span></text:p>
      <text:p text:style-name="Código"><text:span text:style-name="T17"><text:tab/></text:span><text:span text:style-name="T10">&lt;</text:span><text:span text:style-name="T12">controlador </text:span><text:span text:style-name="T14">nombre</text:span><text:span text:style-name="T17">=</text:span><text:span text:style-name="T20">"Print"</text:span><text:span text:style-name="T10">/&gt;</text:span></text:p>
      <text:p text:style-name="Código"><text:span text:style-name="T17"><text:tab/></text:span><text:span text:style-name="T10">&lt;</text:span><text:span text:style-name="T12">controlador </text:span><text:span text:style-name="T14">nombre</text:span><text:span text:style-name="T17">=</text:span><text:span text:style-name="T20">"ListOnly"</text:span><text:span text:style-name="T10">/&gt;</text:span><text:span text:style-name="T17"><text:tab/><text:tab/><text:tab/><text:tab/><text:tab/><text:tab/><text:tab/> <text:s text:c="2"/>(2)</text:span></text:p>
      <text:p text:style-name="Código"><text:span text:style-name="T17"><text:tab/></text:span><text:span text:style-name="T10">&lt;</text:span><text:span text:style-name="T12">controlador-modo </text:span><text:span text:style-name="T14">nombre</text:span><text:span text:style-name="T17">=</text:span><text:span text:style-name="T20">"Void"</text:span><text:span text:style-name="T10">/&gt;</text:span><text:span text:style-name="T17"><text:tab/><text:tab/><text:tab/><text:tab/><text:tab/><text:tab/> <text:s text:c="2"/>(3)</text:span></text:p>
      <text:p text:style-name="Código"><text:span text:style-name="T11">&lt;/</text:span><text:span text:style-name="T13">modulo</text:span><text:span text:style-name="T11">&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0">&lt;</text:span><text:span text:style-name="T12">controlador </text:span><text:span text:style-name="T14">nombre</text:span><text:span text:style-name="T17">=</text:span><text:span text:style-name="T20">"Facturas"</text:span><text:span text:style-name="T10">&gt;</text:span></text:p>
      <text:p text:style-name="Código"><text:span text:style-name="T17"><text:tab/></text:span><text:span text:style-name="T10">&lt;</text:span><text:span text:style-name="T12">accion </text:span><text:span text:style-name="T14">nombre</text:span><text:span text:style-name="T17">=</text:span><text:span text:style-name="T20">"listarDeCliente" </text:span><text:span text:style-name="T14">oculta</text:span><text:span text:style-name="T17">=</text:span><text:span text:style-name="T20">"true"</text:span></text:p>
      <text:p text:style-name="Código"><text:span text:style-name="T20"><text:tab/><text:tab/></text:span><text:span text:style-name="T14">clase</text:span><text:span text:style-name="T17">=</text:span><text:span text:style-name="T20">"org.openxava.test.acciones.ListarFacturasDeCliente"</text:span><text:span text:style-name="T10">&gt;</text:span></text:p>
      <text:p text:style-name="Código"><text:span text:style-name="T17"><text:tab/><text:tab/></text:span><text:span text:style-name="T10">&lt;</text:span><text:span text:style-name="T12">usa-objeto </text:span><text:span text:style-name="T14">nombre</text:span><text:span text:style-name="T17">=</text:span><text:span text:style-name="T20">"xava_tab"</text:span><text:span text:style-name="T10">/&gt;</text:span></text:p>
      <text:p text:style-name="Código"><text:span text:style-name="T17"><text:tab/></text:span><text:span text:style-name="T10">&lt;/</text:span><text:span text:style-name="T12">accion</text:span><text:span text:style-name="T10">&gt;</text:span><text:span text:style-name="T17"><text:tab/><text:tab/><text:tab/><text:tab/></text:span></text:p>
      <text:p text:style-name="Código"><text:tab/>...</text:p>
      <text:p text:style-name="Código"><text:span text:style-name="T11">&lt;/</text:span><text:span text:style-name="T13">controlador</text:span><text:span text:style-name="T11">&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290">Coge la clave del objeto asociada a la fila pulsada (4), para ello usa el tab del modulo actual.</text:p>
        </text:list-item>
        <text:list-item>
          <text:p text:style-name="P290">Accede al tab del módulo al que vamos usando <text:span text:style-name="Código">context</text:span> (5).</text:p>
        </text:list-item>
        <text:list-item>
          <text:p text:style-name="P290">Establece la condición base del tab del módulo al que vamos a ir (6) usando la clave obtenida del tab actual.</text:p>
        </text:list-item>
      </text:list>
      <text:list text:style-name="L1" text:continue-numbering="true">
        <text:list-item>
          <text:list text:continue-numbering="true">
            <text:list-item>
              <text:h text:style-name="P404"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404"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404"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4">JasperReports</text:span> e integrando tu informe en tu aplicación OpenXava con la acción <text:span text:style-name="Código">JasperReportBaseAction</text:span>.</text:p>
      <text:p text:style-name="Text_20_body">En primer lugar tienes que diseñar tu informe <text:s/><text:span text:style-name="T4">JasperReports</text:span>, puedes hacerlo usando el excelente diseñador <text:span text:style-name="T4">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293"><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293"><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293"><text:span text:style-name="Código">getJRXML()</text:span> (5): El XML con el diseño <text:span text:style-name="T4">JasperReports</text:span>, este archivo puede estar en el classpath. Puedes tener para esto una carpeta de código fuente llamada <text:span text:style-name="T4">informes</text:span> en tu proyecto. Otra opción es poner este archivo en el sistema de ficheros <text:span text:style-name="T4">(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404"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0">&lt;%@ </text:span><text:span text:style-name="T12">include </text:span><text:span text:style-name="T14">file</text:span><text:span text:style-name="T17">=</text:span><text:span text:style-name="T20">"../imports.jsp"</text:span><text:span text:style-name="T30">%&gt;</text:span></text:p>
      <text:p text:style-name="Código"/>
      <text:p text:style-name="Código"><text:span text:style-name="T10">&lt;</text:span><text:span text:style-name="T12">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10">/&gt;</text:span></text:p>
      <text:p text:style-name="Código"/>
      <text:p text:style-name="Código"><text:span text:style-name="T10">&lt;</text:span><text:span text:style-name="T12">table</text:span><text:span text:style-name="T10">&gt;</text:span></text:p>
      <text:p text:style-name="Código"><text:span text:style-name="T10">&lt;</text:span><text:span text:style-name="T12">th </text:span><text:span text:style-name="T14">align</text:span><text:span text:style-name="T17">=</text:span><text:span text:style-name="T20">'left' </text:span><text:span text:style-name="T14">class</text:span><text:span text:style-name="T17">=</text:span><text:span text:style-name="T30">&lt;%=</text:span><text:span text:style-name="T17">style.getLabel()</text:span><text:span text:style-name="T30">%&gt;</text:span><text:span text:style-name="T10">&gt;</text:span></text:p>
      <text:p text:style-name="Código"><text:span text:style-name="T10">&lt;</text:span><text:span text:style-name="T12">fmt:message </text:span><text:span text:style-name="T14">key</text:span><text:span text:style-name="T17">=</text:span><text:span text:style-name="T20">"introducir_nueva_imagen"</text:span><text:span text:style-name="T10">/&gt;</text:span></text:p>
      <text:p text:style-name="Código"><text:span text:style-name="T10">&lt;/</text:span><text:span text:style-name="T12">th</text:span><text:span text:style-name="T10">&gt;</text:span></text:p>
      <text:p text:style-name="Código"><text:span text:style-name="T10">&lt;</text:span><text:span text:style-name="T12">td</text:span><text:span text:style-name="T10">&gt;</text:span></text:p>
      <text:p text:style-name="Código"><text:span text:style-name="T10">&lt;</text:span><text:span text:style-name="T12">input </text:span><text:span text:style-name="T14">name </text:span><text:span text:style-name="T17">= </text:span><text:span text:style-name="T20">"nuevaImagen" </text:span><text:span text:style-name="T14">class</text:span><text:span text:style-name="T17">=</text:span><text:span text:style-name="T30">&lt;%=</text:span><text:span text:style-name="T17">style.getEditor()</text:span><text:span text:style-name="T30">%&gt;</text:span><text:span text:style-name="T17"> </text:span><text:span text:style-name="T14">type</text:span><text:span text:style-name="T17">=</text:span><text:span text:style-name="T20">"file" </text:span><text:span text:style-name="T14">size</text:span><text:span text:style-name="T17">=</text:span><text:span text:style-name="T20">'60'</text:span><text:span text:style-name="T10">/&gt;</text:span></text:p>
      <text:p text:style-name="Código"><text:span text:style-name="T10">&lt;/</text:span><text:span text:style-name="T12">td</text:span><text:span text:style-name="T10">&gt;</text:span></text:p>
      <text:p text:style-name="Código"><text:span text:style-name="T10">&lt;/</text:span><text:span text:style-name="T12">table</text:span><text:span text:style-name="T10">&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4">file item</text:span> podemos acceder al contenido del archivo cargado.</text:p>
      <text:list text:style-name="L1" text:continue-numbering="true">
        <text:list-item>
          <text:list text:continue-numbering="true">
            <text:list-item>
              <text:h text:style-name="P404"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4">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10">&lt;</text:span><text:span text:style-name="T12">controlador </text:span><text:span text:style-name="T14">nombre</text:span><text:span text:style-name="T17">=</text:span><text:span text:style-name="T20">"Collection"</text:span><text:span text:style-name="T10">&gt;</text:span></text:p>
      <text:p text:style-name="Código"><text:span text:style-name="T17"><text:tab/></text:span><text:span text:style-name="T10">&lt;</text:span><text:span text:style-name="T12">accion </text:span><text:span text:style-name="T14">nombre</text:span><text:span text:style-name="T17">=</text:span><text:span text:style-name="T20">"new"</text:span></text:p>
      <text:p text:style-name="Código"><text:span text:style-name="T20"><text:tab/><text:tab/></text:span><text:span text:style-name="T14">clase</text:span><text:span text:style-name="T17">=</text:span><text:span text:style-name="T20">"org.openxava.actions.CreateNewElementInCollectionAction"</text:span><text:span text:style-name="T10">&gt;</text:span><text:span text:style-name="T17"><text:tab/><text:tab/></text:span></text:p>
      <text:p text:style-name="Código"><text:span text:style-name="T17"><text:tab/></text:span><text:span text:style-name="T10">&lt;/</text:span><text:span text:style-name="T12">accion</text:span><text:span text:style-name="T10">&gt;</text:span><text:span text:style-name="T17"><text:tab/><text:tab/><text:tab/><text:tab/><text:tab/></text:span></text:p>
      <text:p text:style-name="Código"><text:span text:style-name="T17"><text:tab/></text:span><text:span text:style-name="T10">&lt;</text:span><text:span text:style-name="T12">accion </text:span><text:span text:style-name="T14">nombre</text:span><text:span text:style-name="T17">=</text:span><text:span text:style-name="T20">"hideDetail"<text:tab/><text:tab/></text:span><text:span text:style-name="T17">(1)</text:span></text:p>
      <text:p text:style-name="Código"><text:span text:style-name="T20"><text:tab/><text:tab/></text:span><text:span text:style-name="T14">clase</text:span><text:span text:style-name="T17">=</text:span><text:span text:style-name="T20">"org.openxava.test.acciones.MiOcultarDetalle"</text:span><text:span text:style-name="T10">&gt;</text:span></text:p>
      <text:p text:style-name="Código"><text:span text:style-name="T17"><text:tab/></text:span><text:span text:style-name="T10">&lt;/</text:span><text:span text:style-name="T12">accion</text:span><text:span text:style-name="T10">&gt;</text:span><text:span text:style-name="T17"><text:tab/><text:tab/><text:tab/><text:tab/><text:tab/><text:tab/><text:tab/></text:span></text:p>
      <text:p text:style-name="Código"><text:span text:style-name="T17"><text:tab/></text:span><text:span text:style-name="T10">&lt;</text:span><text:span text:style-name="T12">accion </text:span><text:span text:style-name="T14">nombre</text:span><text:span text:style-name="T17">=</text:span><text:span text:style-name="T20">"save"</text:span></text:p>
      <text:p text:style-name="Código"><text:span text:style-name="T20"><text:tab/><text:tab/></text:span><text:span text:style-name="T14">clase</text:span><text:span text:style-name="T17">=</text:span><text:span text:style-name="T20">"org.openxava.actions.SaveElementInCollectionAction"</text:span><text:span text:style-name="T10">&gt;</text:span><text:span text:style-name="T17"><text:tab/><text:tab/></text:span></text:p>
      <text:p text:style-name="Código"><text:span text:style-name="T17"><text:tab/><text:tab/></text:span><text:span text:style-name="T10">&lt;</text:span><text:span text:style-name="T12">usa-objeto </text:span><text:span text:style-name="T14">nombre</text:span><text:span text:style-name="T17">=</text:span><text:span text:style-name="T20">"xava_view"</text:span><text:span text:style-name="T10">/&gt;</text:span></text:p>
      <text:p text:style-name="Código"><text:span text:style-name="T17"><text:tab/></text:span><text:span text:style-name="T10">&lt;/</text:span><text:span text:style-name="T12">accion</text:span><text:span text:style-name="T10">&gt;</text:span><text:span text:style-name="T17"><text:tab/><text:tab/><text:tab/></text:span></text:p>
      <text:p text:style-name="Código"><text:span text:style-name="T17"><text:tab/></text:span><text:span text:style-name="T10">&lt;</text:span><text:span text:style-name="T12">accion </text:span><text:span text:style-name="T14">nombre</text:span><text:span text:style-name="T17">=</text:span><text:span text:style-name="T20">"remove"</text:span></text:p>
      <text:p text:style-name="Código"><text:span text:style-name="T20"><text:tab/><text:tab/></text:span><text:span text:style-name="T14">clase</text:span><text:span text:style-name="T17">=</text:span><text:span text:style-name="T20">"org.openxava.actions.RemoveElementFromCollectionAction"</text:span><text:span text:style-name="T10">&gt;</text:span><text:span text:style-name="T17"><text:tab/><text:tab/></text:span></text:p>
      <text:p text:style-name="Código"><text:span text:style-name="T17"><text:tab/><text:tab/></text:span><text:span text:style-name="T10">&lt;</text:span><text:span text:style-name="T12">usa-objeto </text:span><text:span text:style-name="T14">nombre</text:span><text:span text:style-name="T17">=</text:span><text:span text:style-name="T20">"xava_view"</text:span><text:span text:style-name="T10">/&gt;</text:span></text:p>
      <text:p text:style-name="Código"><text:span text:style-name="T17"><text:tab/></text:span><text:span text:style-name="T10">&lt;/</text:span><text:span text:style-name="T12">accion</text:span><text:span text:style-name="T10">&gt;</text:span><text:span text:style-name="T17"><text:tab/><text:tab/><text:tab/><text:tab/><text:tab/></text:span></text:p>
      <text:p text:style-name="Código"><text:span text:style-name="T17"><text:tab/></text:span><text:span text:style-name="T10">&lt;</text:span><text:span text:style-name="T12">accion </text:span><text:span text:style-name="T14">nombre</text:span><text:span text:style-name="T17">=</text:span><text:span text:style-name="T20">"edit"</text:span></text:p>
      <text:p text:style-name="Código"><text:span text:style-name="T20"><text:tab/><text:tab/></text:span><text:span text:style-name="T14">clase</text:span><text:span text:style-name="T17">=</text:span><text:span text:style-name="T20">"org.openxava.actions.EditElementInCollectionAction"</text:span><text:span text:style-name="T10">&gt;</text:span><text:span text:style-name="T17"><text:tab/><text:tab/></text:span></text:p>
      <text:p text:style-name="Código"><text:span text:style-name="T17"><text:tab/><text:tab/></text:span><text:span text:style-name="T10">&lt;</text:span><text:span text:style-name="T12">usa-objeto </text:span><text:span text:style-name="T14">nombre</text:span><text:span text:style-name="T17">=</text:span><text:span text:style-name="T20">"xava_view"</text:span><text:span text:style-name="T10">/&gt;</text:span></text:p>
      <text:p text:style-name="Código"><text:span text:style-name="T17"><text:tab/></text:span><text:span text:style-name="T10">&lt;/</text:span><text:span text:style-name="T12">accion</text:span><text:span text:style-name="T10">&gt;</text:span><text:span text:style-name="T17"><text:tab/><text:tab/><text:tab/><text:tab/><text:tab/><text:tab/><text:tab/></text:span></text:p>
      <text:p text:style-name="Código"><text:span text:style-name="T17"><text:tab/></text:span><text:span text:style-name="T10">&lt;</text:span><text:span text:style-name="T12">accion </text:span><text:span text:style-name="T14">nombre</text:span><text:span text:style-name="T17">=</text:span><text:span text:style-name="T20">"view"</text:span></text:p>
      <text:p text:style-name="Código"><text:span text:style-name="T20"><text:tab/><text:tab/></text:span><text:span text:style-name="T14">clase</text:span><text:span text:style-name="T17">=</text:span><text:span text:style-name="T20">"org.openxava.actions.EditElementInCollectionAction"</text:span><text:span text:style-name="T10">&gt;</text:span><text:span text:style-name="T17"><text:tab/><text:tab/></text:span></text:p>
      <text:p text:style-name="Código"><text:span text:style-name="T17"><text:tab/><text:tab/></text:span><text:span text:style-name="T10">&lt;</text:span><text:span text:style-name="T12">usa-objeto </text:span><text:span text:style-name="T14">nombre</text:span><text:span text:style-name="T17">=</text:span><text:span text:style-name="T20">"xava_view"</text:span><text:span text:style-name="T10">/&gt;</text:span></text:p>
      <text:p text:style-name="Código"><text:span text:style-name="T17"><text:tab/></text:span><text:span text:style-name="T10">&lt;/</text:span><text:span text:style-name="T12">accion</text:span><text:span text:style-name="T10">&gt;</text:span><text:span text:style-name="T17"><text:tab/><text:tab/><text:tab/><text:tab/><text:tab/><text:tab/><text:tab/><text:tab/><text:tab/></text:span></text:p>
      <text:p text:style-name="Código"><text:span text:style-name="T10">&lt;/</text:span><text:span text:style-name="T12">controlador</text:span><text:span text:style-name="T10">&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404"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296"><text:span text:style-name="Código">IAction</text:span>: Interfaz básica que obligatoriamente ha de implementar toda acción.</text:p>
        </text:list-item>
        <text:list-item>
          <text:p text:style-name="P296"><text:span text:style-name="Código">IChainAction</text:span>: Permite encadenar acciones, es decir que cuando se termine de ejecutar nuestra acción ejecute otra inmediatamente.</text:p>
        </text:list-item>
        <text:list-item>
          <text:p text:style-name="P296"><text:span text:style-name="Código">IChangeControllersAction</text:span>: Para cambiar los controladores (y por ende las acciones) disponible al <text:s/>usuario. </text:p>
        </text:list-item>
        <text:list-item>
          <text:p text:style-name="P296"><text:span text:style-name="Código">IChangeModeAction</text:span>: Para cambiar de modo, de lista a detalle o viceversa.</text:p>
        </text:list-item>
        <text:list-item>
          <text:p text:style-name="P296"><text:span text:style-name="Código">IChangeModuleAction</text:span>: Para cambiar de módulo.</text:p>
        </text:list-item>
        <text:list-item>
          <text:p text:style-name="P296"><text:span text:style-name="Código">ICustomViewAction</text:span>: Para que la vista sea una página JSP propia.</text:p>
        </text:list-item>
        <text:list-item>
          <text:p text:style-name="P296"><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296"><text:span text:style-name="Código">IHideActionAction, IHideActionsAction: </text:span>Permite ocultar una acción o un conjunto de acciones en la interfaz de usuario. <text:span text:style-name="T4">(nuevo en v2.0)</text:span></text:p>
        </text:list-item>
        <text:list-item>
          <text:p text:style-name="P296"><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296"><text:span text:style-name="Código">ILoadFileAction</text:span>: Permite navegar a una vista con la posibilidad de cargar un archivo.</text:p>
        </text:list-item>
        <text:list-item>
          <text:p text:style-name="P296"><text:span text:style-name="Código">IModelAction</text:span>: Una acción que recibe el nombre del modelo.</text:p>
        </text:list-item>
        <text:list-item>
          <text:p text:style-name="P296"><text:span text:style-name="Código">IModuleContextAction</text:span>: Recibe un <text:span text:style-name="Código">ModuleContext</text:span> para poder acceder a objetos de sesión de otros módulos, por ejemplo.</text:p>
        </text:list-item>
        <text:list-item>
          <text:p text:style-name="P296"><text:span text:style-name="Código">INavigationAction</text:span>: <text:s/>Extiende de <text:span text:style-name="Código">IChangeControllersAction</text:span> y <text:span text:style-name="Código">ICustomViewAction</text:span>.</text:p>
        </text:list-item>
        <text:list-item>
          <text:p text:style-name="P296"><text:span text:style-name="Código">IOnChangePropertyAction</text:span>: Este interfaz lo ha de implementar las acciones que reaccionan a un cambio de valor de propiedad en la interfaz gráfica.</text:p>
        </text:list-item>
        <text:list-item>
          <text:p text:style-name="P296"><text:span text:style-name="Código">IProcessLoadedFileAction</text:span>: Procesa una lista de archivos cargados desde el cliente al servidor.</text:p>
        </text:list-item>
        <text:list-item>
          <text:p text:style-name="P296"><text:span text:style-name="Código">IRemoteAction</text:span>: Útil para cuando se usa EJB2. Bien usada puede ser un buen sustituto de un SessionBean. </text:p>
        </text:list-item>
        <text:list-item>
          <text:p text:style-name="P296"><text:span text:style-name="Código">IRequestAction</text:span>: Recibe un request de Servlets. Hace que nuestras acciones se vinculen a la tecnología de servlets/jsp, por lo que es mejor evitarla. Pero a veces es necesario cierta flexibilidad.</text:p>
        </text:list-item>
        <text:list-item>
          <text:p text:style-name="P296"><text:span text:style-name="Código">IShowActionAction, IShowActionsAction</text:span>: Permite mostrar una acción o un grupo de acciones previamente ocultadas en una <text:span text:style-name="Código">IHideAction(s)Action</text:span>. <text:span text:style-name="T4">(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392"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0">&lt;</text:span><text:span text:style-name="T12">aplicacion </text:span></text:p>
      <text:p text:style-name="Código"><text:span text:style-name="T12"><text:tab/></text:span><text:span text:style-name="T14">nombre</text:span><text:span text:style-name="T17">=</text:span><text:span text:style-name="T20">"nombre"<text:tab/><text:tab/><text:tab/></text:span><text:span text:style-name="T17">(1)</text:span></text:p>
      <text:p text:style-name="Código"><text:span text:style-name="T17"><text:tab/></text:span><text:span text:style-name="T14">etiqueta</text:span><text:span text:style-name="T17">=</text:span><text:span text:style-name="T20">"etiqueta"<text:tab/><text:tab/><text:tab/></text:span><text:span text:style-name="T17">(2)</text:span></text:p>
      <text:p text:style-name="Código"><text:span text:style-name="T10">&gt;</text:span><text:span text:style-name="T17"> </text:span></text:p>
      <text:p text:style-name="Código"/>
      <text:p text:style-name="Código"><text:span text:style-name="T17"><text:tab/></text:span><text:span text:style-name="T10">&lt;</text:span><text:span text:style-name="T12">modulo </text:span><text:span text:style-name="T17">... </text:span><text:span text:style-name="T10">/&gt;</text:span><text:span text:style-name="T17"> ...<text:tab/><text:tab/><text:tab/>(3)</text:span></text:p>
      <text:p text:style-name="Código"><text:span text:style-name="T11">&lt;/</text:span><text:span text:style-name="T13">aplicacion</text:span><text:span text:style-name="T11">&gt;</text:span></text:p>
      <text:p text:style-name="P9"><text:tab/></text:p>
      <text:list text:style-name="L55">
        <text:list-item>
          <text:p text:style-name="P314"><text:span text:style-name="Código">nombre</text:span> (obligado): Nombre de la aplicación.</text:p>
        </text:list-item>
        <text:list-item>
          <text:p text:style-name="P314"><text:span text:style-name="Código">etiqueta</text:span> (opcional): Mucho <text:span text:style-name="T7">mejor</text:span> usar archivos <text:span text:style-name="Archivo_2f_Directorio"><text:span text:style-name="T7">i18n</text:span></text:span>.</text:p>
        </text:list-item>
        <text:list-item>
          <text:p text:style-name="P314"><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0">&lt;</text:span><text:span text:style-name="T12">modulo <text:tab/><text:tab/><text:tab/><text:tab/><text:tab/></text:span></text:p>
      <text:p text:style-name="Código"><text:span text:style-name="T12"><text:tab/></text:span><text:span text:style-name="T14">nombre</text:span><text:span text:style-name="T17">=</text:span><text:span text:style-name="T20">"nombre"<text:tab/><text:tab/><text:tab/> </text:span><text:span text:style-name="T17">(1)</text:span></text:p>
      <text:p text:style-name="Código"><text:span text:style-name="T17"><text:tab/></text:span><text:span text:style-name="T14">carpeta</text:span><text:span text:style-name="T17">=</text:span><text:span text:style-name="T20">"carpeta"<text:tab/><text:tab/><text:tab/> </text:span><text:span text:style-name="T17">(2)<text:tab/></text:span></text:p>
      <text:p text:style-name="Código"><text:span text:style-name="T17"><text:tab/></text:span><text:span text:style-name="T14">etiqueta</text:span><text:span text:style-name="T17">=</text:span><text:span text:style-name="T20">"etiqueta"<text:tab/><text:tab/><text:tab/> </text:span><text:span text:style-name="T17">(3)</text:span></text:p>
      <text:p text:style-name="Código"><text:span text:style-name="T17"><text:tab/></text:span><text:span text:style-name="T14">descripcion</text:span><text:span text:style-name="T17">=</text:span><text:span text:style-name="T20">"descripcion"<text:tab/><text:tab/> </text:span><text:span text:style-name="T17">(4)</text:span></text:p>
      <text:p text:style-name="P18">&gt;</text:p>
      <text:p text:style-name="Código"><text:span text:style-name="T10"><text:tab/>&lt;</text:span><text:span text:style-name="T12">var-entorno </text:span><text:span text:style-name="T17">... </text:span><text:span text:style-name="T10">/&gt;</text:span><text:span text:style-name="T17"> ...<text:tab/><text:tab/> (5)</text:span></text:p>
      <text:p text:style-name="Código"><text:span text:style-name="T17"><text:tab/></text:span><text:span text:style-name="T10">&lt;</text:span><text:span text:style-name="T12">modelo </text:span><text:span text:style-name="T17">... </text:span><text:span text:style-name="T10">/&gt;</text:span><text:span text:style-name="T17"><text:tab/><text:tab/><text:tab/> (6)</text:span></text:p>
      <text:p text:style-name="Código"><text:span text:style-name="T17"><text:tab/></text:span><text:span text:style-name="T10">&lt;</text:span><text:span text:style-name="T12">vista </text:span><text:span text:style-name="T17">... </text:span><text:span text:style-name="T10">/&gt;</text:span><text:span text:style-name="T17"><text:tab/><text:tab/><text:tab/> (7)</text:span></text:p>
      <text:p text:style-name="Código"><text:span text:style-name="T17"><text:tab/></text:span><text:span text:style-name="T10">&lt;</text:span><text:span text:style-name="T12">vista-web </text:span><text:span text:style-name="T17">... </text:span><text:span text:style-name="T10">/&gt;</text:span><text:span text:style-name="T17"><text:tab/><text:tab/><text:tab/> (8)</text:span></text:p>
      <text:p text:style-name="Código"><text:span text:style-name="T17"><text:tab/></text:span><text:span text:style-name="T10">&lt;</text:span><text:span text:style-name="T12">tab </text:span><text:span text:style-name="T17">... </text:span><text:span text:style-name="T10">/&gt;</text:span><text:span text:style-name="T17"><text:tab/><text:tab/><text:tab/><text:tab/> (9)</text:span></text:p>
      <text:p text:style-name="Código"><text:span text:style-name="T17"><text:tab/></text:span><text:span text:style-name="T10">&lt;</text:span><text:span text:style-name="T12">controlador </text:span><text:span text:style-name="T17">... </text:span><text:span text:style-name="T10">/&gt;</text:span><text:span text:style-name="T17"> ...<text:tab/><text:tab/>(10)</text:span></text:p>
      <text:p text:style-name="Código"><text:span text:style-name="T17"><text:tab/></text:span><text:span text:style-name="T10">&lt;</text:span><text:span text:style-name="T12">controlador-modo </text:span><text:span text:style-name="T17">... </text:span><text:span text:style-name="T10">/&gt;</text:span><text:span text:style-name="T17"><text:tab/><text:tab/>(11)</text:span></text:p>
      <text:p text:style-name="Código"><text:span text:style-name="T17"><text:tab/></text:span><text:span text:style-name="T10">&lt;</text:span><text:span text:style-name="T12">doc </text:span><text:span text:style-name="T17">... </text:span><text:span text:style-name="T10">/&gt;</text:span><text:span text:style-name="T17"><text:tab/><text:tab/><text:tab/><text:tab/>(12)<text:tab/></text:span></text:p>
      <text:p text:style-name="Código"><text:span text:style-name="T11">&lt;/</text:span><text:span text:style-name="T13">modulo</text:span><text:span text:style-name="T11">&gt;</text:span></text:p>
      <text:list text:style-name="L56">
        <text:list-item>
          <text:p text:style-name="P317"><text:span text:style-name="Código">nombre</text:span> (obligado): Identificador único del módulo dentro de esta aplicación.</text:p>
        </text:list-item>
        <text:list-item>
          <text:p text:style-name="P31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317"><text:span text:style-name="Código">etiqueta</text:span> (opcional): Nombre corto que se visualizará al usuario. Mucho <text:span text:style-name="T7">mejor</text:span> usar archivos <text:span text:style-name="Archivo_2f_Directorio"><text:span text:style-name="T7">i18n</text:span></text:span>.</text:p>
        </text:list-item>
        <text:list-item>
          <text:p text:style-name="P317"><text:span text:style-name="Código">descripcion</text:span> (opcional): Descripción larga que se visualizará al usuario. </text:p>
        </text:list-item>
        <text:list-item>
          <text:p text:style-name="P317"><text:span text:style-name="Código">var-entorno</text:span> (varias, opcional): Permite definir una variable con un valor que podrán ser accedidos posteriormente desde las acciones. Así podemos tener acciones configurables según el módulo.</text:p>
        </text:list-item>
        <text:list-item>
          <text:p text:style-name="P317"><text:span text:style-name="Código">modelo</text:span> (uno, opcional): Indica el nombre de componente usado en este módulo. Si no lo ponemos estamos obligados a usar <text:span text:style-name="Código">vista-web</text:span>.</text:p>
        </text:list-item>
        <text:list-item>
          <text:p text:style-name="P317"><text:span text:style-name="Código">vista</text:span> (una, opcional): El nombre de la vista que se va a usar para dibujar el detalle. Si no lo ponemos usará la vista por defecto para ese modelo.</text:p>
        </text:list-item>
        <text:list-item>
          <text:p text:style-name="P317"><text:span text:style-name="Código">vista-web</text:span> (una, opcional): Nos permite indicar nuestro propia página JSP que será usada como vista.</text:p>
        </text:list-item>
        <text:list-item>
          <text:p text:style-name="P317"><text:span text:style-name="Código">tab</text:span> (uno, opcional): El nombre del tab que usará la el modo lista. Si no lo ponemos usará el tab por defecto.</text:p>
        </text:list-item>
        <text:list-item>
          <text:p text:style-name="P317"><text:span text:style-name="Código">controlador</text:span> (varios, opcional): Controladores con las acciones que aparecen en el módulo al iniciarse.</text:p>
        </text:list-item>
        <text:list-item>
          <text:p text:style-name="P317"><text:span text:style-name="Código">controlador-modo</text:span> (uno, opcional): Permite definir el comportamiento para pasar de detalle a lista, o bien definir un módulo que no tenga detalle y lista.</text:p>
        </text:list-item>
        <text:list-item>
          <text:p text:style-name="P317"><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404" text:outline-level="2">Un módulo típico</text:h>
            </text:list-item>
          </text:list>
        </text:list-item>
      </text:list>
      <text:p text:style-name="Text_20_body">Definir un módulo sencillo puede ser como sigue:</text:p>
      <text:p text:style-name="Código"><text:span text:style-name="T10">&lt;</text:span><text:span text:style-name="T12">aplicacion </text:span><text:span text:style-name="T14">nombre</text:span><text:span text:style-name="T17">=</text:span><text:span text:style-name="T20">"Gestion"</text:span><text:span text:style-name="T10">&gt;</text:span><text:span text:style-name="T17"> </text:span></text:p>
      <text:p text:style-name="Código"><text:span text:style-name="T17"><text:tab/></text:span><text:span text:style-name="T10">&lt;</text:span><text:span text:style-name="T12">modulo </text:span><text:span text:style-name="T14">nombre</text:span><text:span text:style-name="T17">=</text:span><text:span text:style-name="T20">"Almacenes" </text:span><text:span text:style-name="T14">carpeta</text:span><text:span text:style-name="T17">=</text:span><text:span text:style-name="T20">"almacen"</text:span><text:span text:style-name="T10">&gt;</text:span></text:p>
      <text:p text:style-name="Código"><text:span text:style-name="T17"><text:tab/><text:tab/></text:span><text:span text:style-name="T10">&lt;</text:span><text:span text:style-name="T12">modelo </text:span><text:span text:style-name="T14">nombre</text:span><text:span text:style-name="T17">=</text:span><text:span text:style-name="T20">"Almacen"</text:span><text:span text:style-name="T10">/&gt;</text:span></text:p>
      <text:p text:style-name="Código"><text:span text:style-name="T17"><text:tab/><text:tab/></text:span><text:span text:style-name="T10">&lt;</text:span><text:span text:style-name="T12">controlador </text:span><text:span text:style-name="T14">nombre</text:span><text:span text:style-name="T17">=</text:span><text:span text:style-name="T20">"Typical"</text:span><text:span text:style-name="T10">/&gt;</text:span></text:p>
      <text:p text:style-name="Código"><text:span text:style-name="T17"><text:tab/><text:tab/></text:span><text:span text:style-name="T10">&lt;</text:span><text:span text:style-name="T12">controlador </text:span><text:span text:style-name="T14">nombre</text:span><text:span text:style-name="T17">=</text:span><text:span text:style-name="T20">"Almacenes"</text:span><text:span text:style-name="T10">/&gt;</text:span></text:p>
      <text:p text:style-name="Código"><text:span text:style-name="T17"><text:tab/></text:span><text:span text:style-name="T10">&lt;/</text:span><text:span text:style-name="T12">modulo</text:span><text:span text:style-name="T10">&gt;</text:span><text:span text:style-name="T17"><text:tab/> </text:span></text:p>
      <text:p text:style-name="Código"><text:tab/>...</text:p>
      <text:p text:style-name="Código"><text:span text:style-name="T11">&lt;/</text:span><text:span text:style-name="T13">aplicacion</text:span><text:span text:style-name="T11">&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404" text:outline-level="2">Módulo con solo detalle</text:h>
            </text:list-item>
          </text:list>
        </text:list-item>
      </text:list>
      <text:p text:style-name="Text_20_body">Un módulo con solo tenga modo detalle, sin lista se define así:</text:p>
      <text:p text:style-name="Código"><text:span text:style-name="T10">&lt;</text:span><text:span text:style-name="T12">modulo </text:span><text:span text:style-name="T14">nombre</text:span><text:span text:style-name="T17">=</text:span><text:span text:style-name="T20">"FacturasSinLista"</text:span><text:span text:style-name="T10">&gt;</text:span></text:p>
      <text:p text:style-name="Código"><text:span text:style-name="T17"><text:tab/></text:span><text:span text:style-name="T10">&lt;</text:span><text:span text:style-name="T12">modelo </text:span><text:span text:style-name="T14">nombre</text:span><text:span text:style-name="T17">=</text:span><text:span text:style-name="T20">"Factura"</text:span><text:span text:style-name="T10">/&gt;</text:span></text:p>
      <text:p text:style-name="Código"><text:span text:style-name="T17"><text:tab/></text:span><text:span text:style-name="T10">&lt;</text:span><text:span text:style-name="T12">controlador </text:span><text:span text:style-name="T14">nombre</text:span><text:span text:style-name="T17">=</text:span><text:span text:style-name="T20">"Typical"</text:span><text:span text:style-name="T10">/&gt;</text:span><text:span text:style-name="T17"><text:tab/></text:span></text:p>
      <text:p text:style-name="Código"><text:span text:style-name="T17"><text:tab/></text:span><text:span text:style-name="T10">&lt;</text:span><text:span text:style-name="T12">controlador-modo </text:span><text:span text:style-name="T14">nombre</text:span><text:span text:style-name="T17">=</text:span><text:span text:style-name="T20">"Void"</text:span><text:span text:style-name="T10">/&gt;</text:span><text:span text:style-name="T17"><text:tab/>(1)</text:span></text:p>
      <text:p text:style-name="Código"><text:span text:style-name="T11">&lt;/</text:span><text:span text:style-name="T13">module</text:span><text:span text:style-name="T11">&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404" text:outline-level="2">Módulo con solo lista</text:h>
            </text:list-item>
          </text:list>
        </text:list-item>
      </text:list>
      <text:p text:style-name="Text_20_body">Un módulo con solo modo lista, sin detalle se define así:</text:p>
      <text:p text:style-name="Código"><text:span text:style-name="T10">&lt;</text:span><text:span text:style-name="T12">modulo </text:span><text:span text:style-name="T14">nombre</text:span><text:span text:style-name="T17">=</text:span><text:span text:style-name="T20">"FamiliasSoloLista"</text:span><text:span text:style-name="T10">&gt;</text:span></text:p>
      <text:p text:style-name="Código"><text:span text:style-name="T10"><text:tab/>&lt;</text:span><text:span text:style-name="T12">var-entorno </text:span><text:span text:style-name="T14">nombre</text:span><text:span text:style-name="T17">=</text:span><text:span text:style-name="T20">"XAVA_LIST_ACTION" </text:span><text:span text:style-name="T14">valor</text:span><text:span text:style-name="T17">=</text:span><text:span text:style-name="T20">""</text:span><text:span text:style-name="T10">/&gt;<text:tab/><text:tab/></text:span><text:span text:style-name="T17">(1)<text:tab/>nuevo en v2.0.4</text:span></text:p>
      <text:p text:style-name="Código"><text:span text:style-name="T17"><text:tab/></text:span><text:span text:style-name="T10">&lt;</text:span><text:span text:style-name="T12">modelo </text:span><text:span text:style-name="T14">nombre</text:span><text:span text:style-name="T17">=</text:span><text:span text:style-name="T20">"Familia"</text:span><text:span text:style-name="T10">/&gt;</text:span></text:p>
      <text:p text:style-name="Código"><text:span text:style-name="T17"><text:tab/></text:span><text:span text:style-name="T10">&lt;</text:span><text:span text:style-name="T12">controlador </text:span><text:span text:style-name="T14">nombre</text:span><text:span text:style-name="T17">=</text:span><text:span text:style-name="T20">"Typical"</text:span><text:span text:style-name="T10">/&gt;</text:span></text:p>
      <text:p text:style-name="Código"><text:span text:style-name="T17"><text:tab/></text:span><text:span text:style-name="T10">&lt;</text:span><text:span text:style-name="T12">controlador </text:span><text:span text:style-name="T14">nombre</text:span><text:span text:style-name="T17">=</text:span><text:span text:style-name="T20">"ListOnly"</text:span><text:span text:style-name="T10">/&gt;<text:tab/><text:tab/><text:tab/><text:tab/><text:tab/></text:span><text:span text:style-name="T17">(2)</text:span></text:p>
      <text:p text:style-name="Código"><text:span text:style-name="T17"><text:tab/></text:span><text:span text:style-name="T10">&lt;</text:span><text:span text:style-name="T12">controlador-modo </text:span><text:span text:style-name="T14">nombre</text:span><text:span text:style-name="T17">=</text:span><text:span text:style-name="T20">"Void"</text:span><text:span text:style-name="T10">/&gt;<text:tab/><text:tab/><text:tab/><text:tab/></text:span><text:span text:style-name="T17">(3)</text:span></text:p>
      <text:p text:style-name="Código"><text:span text:style-name="T10">&lt;/</text:span><text:span text:style-name="T12">modulo</text:span><text:span text:style-name="T10">&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4">nuevo en v2.0.4</text:span>).</text:p>
      <text:list text:style-name="L1" text:continue-numbering="true">
        <text:list-item>
          <text:list text:continue-numbering="true">
            <text:list-item>
              <text:h text:style-name="P404" text:outline-level="2">Módulo de documentación</text:h>
            </text:list-item>
          </text:list>
        </text:list-item>
      </text:list>
      <text:p text:style-name="Text_20_body">Un módulo de documentación solo visualiza un documento HTML. Es fácil de definir:</text:p>
      <text:p text:style-name="Código"><text:span text:style-name="T10">&lt;</text:span><text:span text:style-name="T12">modulo </text:span><text:span text:style-name="T14">nombre</text:span><text:span text:style-name="T17">=</text:span><text:span text:style-name="T20">"Descripcion"</text:span><text:span text:style-name="T10">&gt;</text:span></text:p>
      <text:p text:style-name="Código"><text:span text:style-name="T17"><text:tab/></text:span><text:span text:style-name="T10">&lt;</text:span><text:span text:style-name="T12">doc </text:span><text:span text:style-name="T14">url</text:span><text:span text:style-name="T17">=</text:span><text:span text:style-name="T20">"doc/descripcion" </text:span><text:span text:style-name="T14">idiomas</text:span><text:span text:style-name="T17">=</text:span><text:span text:style-name="T20">"es,en"</text:span><text:span text:style-name="T10">/&gt;</text:span></text:p>
      <text:p text:style-name="Código"><text:span text:style-name="T11">&lt;/</text:span><text:span text:style-name="T13">modulo</text:span><text:span text:style-name="T11">&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404"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10">&lt;</text:span><text:span text:style-name="T12">modulo </text:span><text:span text:style-name="T14">nombre</text:span><text:span text:style-name="T17">=</text:span><text:span text:style-name="T20">"ConsultaClientes"</text:span><text:span text:style-name="T10">&gt;</text:span><text:span text:style-name="T17"><text:tab/></text:span></text:p>
      <text:p text:style-name="Código"><text:span text:style-name="T17"><text:tab/></text:span><text:span text:style-name="T10">&lt;var-entorno</text:span><text:span text:style-name="T12"> </text:span><text:span text:style-name="T14">nombre</text:span><text:span text:style-name="T17">=</text:span><text:span text:style-name="T20">"XAVA_SEARCH_ACTION" </text:span><text:span text:style-name="T14">valor</text:span><text:span text:style-name="T17">=</text:span><text:span text:style-name="T20">"CRUD.searchReadOnly"</text:span><text:span text:style-name="T10">/&gt;<text:tab/></text:span><text:span text:style-name="T17">(1)</text:span></text:p>
      <text:p text:style-name="Código"><text:span text:style-name="T17"><text:tab/></text:span><text:span text:style-name="T10">&lt;</text:span><text:span text:style-name="T12">modelo </text:span><text:span text:style-name="T14">nombre</text:span><text:span text:style-name="T17">=</text:span><text:span text:style-name="T20">"Cliente"</text:span><text:span text:style-name="T10">/&gt;<text:tab/><text:tab/></text:span></text:p>
      <text:p text:style-name="Código"><text:span text:style-name="T17"><text:tab/></text:span><text:span text:style-name="T10">&lt;</text:span><text:span text:style-name="T12">controlador </text:span><text:span text:style-name="T14">nombre</text:span><text:span text:style-name="T17">=</text:span><text:span text:style-name="T20">"Print"</text:span><text:span text:style-name="T10">/&gt;</text:span><text:span text:style-name="T17"><text:tab/><text:tab/><text:tab/><text:tab/><text:tab/><text:tab/><text:tab/>(2)<text:tab/></text:span></text:p>
      <text:p text:style-name="Código"><text:span text:style-name="T10">&lt;/</text:span><text:span text:style-name="T12">modulo</text:span><text:span text:style-name="T10">&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5"/>
      <text:list text:style-name="L1" text:continue-numbering="true">
        <text:list-item>
          <text:h text:style-name="P392"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404"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4">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4">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404"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0">&lt;</text:span><text:span text:style-name="T12">aspectos</text:span><text:span text:style-name="T10">&gt;</text:span><text:span text:style-name="T17"> </text:span></text:p>
      <text:p text:style-name="Código"><text:span text:style-name="T17"><text:tab/></text:span><text:span text:style-name="T10">&lt;</text:span><text:span text:style-name="T12">aspecto </text:span><text:span text:style-name="T17">... </text:span><text:span text:style-name="T10">/&gt;</text:span><text:span text:style-name="T17"> ...<text:tab/><text:tab/><text:tab/>(1)</text:span></text:p>
      <text:p text:style-name="Código"><text:span text:style-name="T17"><text:tab/></text:span><text:span text:style-name="T10">&lt;</text:span><text:span text:style-name="T12">aplicar </text:span><text:span text:style-name="T17">... </text:span><text:span text:style-name="T10">/&gt;</text:span><text:span text:style-name="T17"> ...<text:tab/><text:tab/><text:tab/>(2)</text:span></text:p>
      <text:p text:style-name="Código"><text:span text:style-name="T11">&lt;/</text:span><text:span text:style-name="T13">aspectos</text:span><text:span text:style-name="T11">&gt;</text:span></text:p>
      <text:p text:style-name="P9"/>
      <text:list text:style-name="L57">
        <text:list-item>
          <text:p text:style-name="P329"><text:span text:style-name="Código">aspecto</text:span> (varios, opcional): Para definir aspectos. </text:p>
        </text:list-item>
        <text:list-item>
          <text:p text:style-name="P329"><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0">&lt;</text:span><text:span text:style-name="T12">aspecto <text:tab/><text:tab/><text:tab/><text:tab/><text:tab/></text:span></text:p>
      <text:p text:style-name="Código"><text:span text:style-name="T12"><text:tab/></text:span><text:span text:style-name="T14">nombre</text:span><text:span text:style-name="T17">=</text:span><text:span text:style-name="T20">"nombre"<text:tab/><text:tab/><text:tab/> <text:tab/></text:span><text:span text:style-name="T17">(1)</text:span></text:p>
      <text:p text:style-name="P18">&gt;</text:p>
      <text:p text:style-name="Código"><text:span text:style-name="T10"><text:tab/>&lt;</text:span><text:span text:style-name="T12">calculador-poscrear </text:span><text:span text:style-name="T17">...</text:span><text:span text:style-name="T10">/&gt;</text:span><text:span text:style-name="T17"> ...<text:tab/> <text:tab/>(2) </text:span></text:p>
      <text:p text:style-name="Código"><text:span text:style-name="T17"><text:tab/></text:span><text:span text:style-name="T10">&lt;</text:span><text:span text:style-name="T12">calculador-poscargar </text:span><text:span text:style-name="T17">...</text:span><text:span text:style-name="T10">/&gt;</text:span><text:span text:style-name="T17"> ...<text:tab/> <text:tab/>(3)</text:span></text:p>
      <text:p text:style-name="Código"><text:span text:style-name="T17"><text:tab/></text:span><text:span text:style-name="T10">&lt;</text:span><text:span text:style-name="T12">calculador-posmodificar </text:span><text:span text:style-name="T17">...</text:span><text:span text:style-name="T10">/&gt;</text:span><text:span text:style-name="T17"> ... <text:tab/>(4)</text:span></text:p>
      <text:p text:style-name="Código"><text:span text:style-name="T17"><text:tab/></text:span><text:span text:style-name="T10">&lt;</text:span><text:span text:style-name="T12">calculador-preborrar </text:span><text:span text:style-name="T17">...</text:span><text:span text:style-name="T10">/&gt;</text:span><text:span text:style-name="T17"> ...<text:tab/> <text:tab/>(5)</text:span></text:p>
      <text:p text:style-name="Código"><text:span text:style-name="T11">&lt;/</text:span><text:span text:style-name="T13">aspecto</text:span><text:span text:style-name="T11">&gt;</text:span></text:p>
      <text:list text:style-name="L58">
        <text:list-item>
          <text:p text:style-name="P331"><text:span text:style-name="Código">nombre</text:span> (obligado): Nombre para este aspecto. Tiene que ser único.</text:p>
        </text:list-item>
        <text:list-item>
          <text:p text:style-name="P331"><text:span text:style-name="Código">calculador-poscrear</text:span> (varios, opcional): Todos los modelos con este aspecto tendrán este <text:span text:style-name="Código">calculador-poscrear</text:span> implícitamente.</text:p>
        </text:list-item>
        <text:list-item>
          <text:p text:style-name="P331"><text:span text:style-name="Código">calculador-poscargar</text:span> (varios, opcional): Todos los modelos con este aspecto tendrán este <text:span text:style-name="Código">calculador-poscargar</text:span> implícitamente.</text:p>
        </text:list-item>
        <text:list-item>
          <text:p text:style-name="P331"><text:span text:style-name="Código">calculador-posmodify</text:span> (varios, opcional): Todos los modelos con este aspecto tendrán este <text:span text:style-name="Código">calculador-posmodify</text:span> implícitamente.</text:p>
        </text:list-item>
        <text:list-item>
          <text:p text:style-name="P331"><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0">&lt;</text:span><text:span text:style-name="T12">aplicar <text:tab/><text:tab/><text:tab/><text:tab/><text:tab/></text:span></text:p>
      <text:p text:style-name="Código"><text:span text:style-name="T12"><text:tab/></text:span><text:span text:style-name="T14">aspecto</text:span><text:span text:style-name="T17">=</text:span><text:span text:style-name="T20">"aspecto"<text:tab/> <text:tab/> <text:tab/></text:span><text:span text:style-name="T17">(1)</text:span></text:p>
      <text:p text:style-name="Código"><text:span text:style-name="T17"><text:tab/></text:span><text:span text:style-name="T14">para-modelos</text:span><text:span text:style-name="T17">=</text:span><text:span text:style-name="T20">"modelos"<text:tab/><text:tab/></text:span><text:span text:style-name="T17">(2)</text:span></text:p>
      <text:p text:style-name="Código"><text:span text:style-name="T17"><text:tab/></text:span><text:span text:style-name="T14">excepto-para-modelos</text:span><text:span text:style-name="T17">=</text:span><text:span text:style-name="T20">"modelos" <text:tab/></text:span><text:span text:style-name="T17">(3)</text:span></text:p>
      <text:p text:style-name="P19">/&gt;</text:p>
      <text:list text:style-name="L59">
        <text:list-item>
          <text:p text:style-name="P336"><text:span text:style-name="Código">aspecto</text:span> (obligado): El nombre del aspecto que queremos aplicar.</text:p>
        </text:list-item>
        <text:list-item>
          <text:p text:style-name="P336"><text:span text:style-name="Código">para-modelos</text:span> (opcional): Una lista de modelos, separados por coma, para aplicarles este aspecto. Es exclusivo con el atributo <text:span text:style-name="Código">excepto-para-modelos</text:span>.</text:p>
        </text:list-item>
        <text:list-item>
          <text:p text:style-name="P336"><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0">&lt;</text:span><text:span text:style-name="T12">aspecto </text:span><text:span text:style-name="T14">nombre</text:span><text:span text:style-name="T17">=</text:span><text:span text:style-name="T20">"MiAspecto"</text:span><text:span text:style-name="T10">&gt;</text:span></text:p>
      <text:p text:style-name="Código"><text:span text:style-name="T17"><text:tab/></text:span><text:span text:style-name="T10">&lt;</text:span><text:span text:style-name="T12">calculador-poscrear</text:span></text:p>
      <text:p text:style-name="Código"><text:span text:style-name="T12"><text:tab/><text:tab/></text:span><text:span text:style-name="T14">clase</text:span><text:span text:style-name="T17">=</text:span><text:span text:style-name="T20">"com.miempresa.miaplicacion.calculadores.MiCalculador"</text:span><text:span text:style-name="T10">/&gt;</text:span></text:p>
      <text:p text:style-name="Código"><text:span text:style-name="T10">&lt;/</text:span><text:span text:style-name="T12">aspecto</text:span><text:span text:style-name="T10">&gt;</text:span></text:p>
      <text:p text:style-name="Código"><text:span text:style-name="T11">&lt;</text:span><text:span text:style-name="T13">aplicar </text:span><text:span text:style-name="T15">aspecto</text:span><text:span text:style-name="T18">=</text:span><text:span text:style-name="T21">"MiAspecto"</text:span><text:span text:style-name="T11">/&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4">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404"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491"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10">&lt;?</text:span><text:span text:style-name="T12">xml </text:span><text:span text:style-name="T14">version </text:span><text:span text:style-name="T17">= </text:span><text:span text:style-name="T20">"1.0" </text:span><text:span text:style-name="T14">encoding </text:span><text:span text:style-name="T17">= </text:span><text:span text:style-name="T20">"ISO-8859-1"</text:span><text:span text:style-name="T10">?&gt;</text:span></text:p>
      <text:p text:style-name="Código"/>
      <text:p text:style-name="Código"><text:span text:style-name="T10">&lt;!</text:span><text:span text:style-name="T12">DOCTYPE </text:span><text:span text:style-name="T23">aspects </text:span><text:span text:style-name="T24">SYSTEM </text:span><text:span text:style-name="T25">"dtds/aspects.dtd"</text:span><text:span text:style-name="T10">&gt;</text:span></text:p>
      <text:p text:style-name="Código"/>
      <text:p text:style-name="Código">&lt;!-- AccessTracking --&gt;</text:p>
      <text:p text:style-name="Código"/>
      <text:p text:style-name="Código"><text:span text:style-name="T10">&lt;</text:span><text:span text:style-name="T12">aspects</text:span><text:span text:style-name="T10">&gt;</text:span><text:span text:style-name="T17"> <text:tab/></text:span></text:p>
      <text:p text:style-name="Código"/>
      <text:p text:style-name="Código"><text:span text:style-name="T17"><text:tab/></text:span><text:span text:style-name="T10">&lt;</text:span><text:span text:style-name="T12">aspect </text:span><text:span text:style-name="T14">name</text:span><text:span text:style-name="T17">=</text:span><text:span text:style-name="T20">"AccessTracking"</text:span><text:span text:style-name="T10">&gt;</text:span></text:p>
      <text:p text:style-name="Código"><text:span text:style-name="T17"><text:tab/><text:tab/></text:span><text:span text:style-name="T10">&lt;</text:span><text:span text:style-name="T12">postcreate-calculator </text:span></text:p>
      <text:p text:style-name="Código"><text:span text:style-name="T12"><text:tab/><text:tab/><text:tab/></text:span><text:span text:style-name="T14">class</text:span><text:span text:style-name="T17">=</text:span><text:span text:style-name="T20">"org.openxava.tracking.AccessTrackingCalculator"</text:span><text:span text:style-name="T10">&gt;</text:span></text:p>
      <text:p text:style-name="Código"><text:span text:style-name="T17"><text:tab/><text:tab/><text:tab/></text:span><text:span text:style-name="T10">&lt;</text:span><text:span text:style-name="T12">set </text:span><text:span text:style-name="T14">property</text:span><text:span text:style-name="T17">=</text:span><text:span text:style-name="T20">"accessType" </text:span><text:span text:style-name="T14">value</text:span><text:span text:style-name="T17">=</text:span><text:span text:style-name="T20">"Create"</text:span><text:span text:style-name="T10">/&gt;</text:span></text:p>
      <text:p text:style-name="Código"><text:span text:style-name="T17"><text:tab/><text:tab/></text:span><text:span text:style-name="T10">&lt;/</text:span><text:span text:style-name="T12">postcreate-calculator</text:span><text:span text:style-name="T10">&gt;</text:span></text:p>
      <text:p text:style-name="Código"><text:span text:style-name="T17"><text:tab/><text:tab/></text:span><text:span text:style-name="T10">&lt;</text:span><text:span text:style-name="T12">postload-calculator </text:span></text:p>
      <text:p text:style-name="Código"><text:span text:style-name="T12"><text:tab/><text:tab/><text:tab/></text:span><text:span text:style-name="T14">class</text:span><text:span text:style-name="T17">=</text:span><text:span text:style-name="T20">"org.openxava.tracking.AccessTrackingCalculator"</text:span><text:span text:style-name="T10">&gt;</text:span></text:p>
      <text:p text:style-name="Código"><text:span text:style-name="T17"><text:tab/><text:tab/><text:tab/></text:span><text:span text:style-name="T10">&lt;</text:span><text:span text:style-name="T12">set </text:span><text:span text:style-name="T14">property</text:span><text:span text:style-name="T17">=</text:span><text:span text:style-name="T20">"accessType" </text:span><text:span text:style-name="T14">value</text:span><text:span text:style-name="T17">=</text:span><text:span text:style-name="T20">"Read"</text:span><text:span text:style-name="T10">/&gt;</text:span></text:p>
      <text:p text:style-name="Código"><text:span text:style-name="T17"><text:tab/><text:tab/></text:span><text:span text:style-name="T10">&lt;/</text:span><text:span text:style-name="T12">postload-calculator</text:span><text:span text:style-name="T10">&gt;</text:span><text:span text:style-name="T17"><text:tab/><text:tab/></text:span></text:p>
      <text:p text:style-name="Código"><text:span text:style-name="T17"><text:tab/><text:tab/></text:span><text:span text:style-name="T10">&lt;</text:span><text:span text:style-name="T12">postmodify-calculator </text:span></text:p>
      <text:p text:style-name="Código"><text:span text:style-name="T12"><text:tab/><text:tab/><text:tab/></text:span><text:span text:style-name="T14">class</text:span><text:span text:style-name="T17">=</text:span><text:span text:style-name="T20">"org.openxava.tracking.AccessTrackingCalculator"</text:span><text:span text:style-name="T10">&gt;</text:span></text:p>
      <text:p text:style-name="Código"><text:span text:style-name="T17"><text:tab/><text:tab/><text:tab/></text:span><text:span text:style-name="T10">&lt;</text:span><text:span text:style-name="T12">set </text:span><text:span text:style-name="T14">property</text:span><text:span text:style-name="T17">=</text:span><text:span text:style-name="T20">"accessType" </text:span><text:span text:style-name="T14">value</text:span><text:span text:style-name="T17">=</text:span><text:span text:style-name="T20">"Update"</text:span><text:span text:style-name="T10">/&gt;</text:span></text:p>
      <text:p text:style-name="Código"><text:span text:style-name="T17"><text:tab/><text:tab/></text:span><text:span text:style-name="T10">&lt;/</text:span><text:span text:style-name="T12">postmodify-calculator</text:span><text:span text:style-name="T10">&gt;</text:span></text:p>
      <text:p text:style-name="Código"><text:span text:style-name="T17"><text:tab/><text:tab/></text:span><text:span text:style-name="T10">&lt;</text:span><text:span text:style-name="T12">preremove-calculator </text:span></text:p>
      <text:p text:style-name="Código"><text:span text:style-name="T12"><text:tab/><text:tab/><text:tab/></text:span><text:span text:style-name="T14">class</text:span><text:span text:style-name="T17">=</text:span><text:span text:style-name="T20">"org.openxava.tracking.AccessTrackingCalculator"</text:span><text:span text:style-name="T10">&gt;</text:span></text:p>
      <text:p text:style-name="Código"><text:span text:style-name="T17"><text:tab/><text:tab/><text:tab/></text:span><text:span text:style-name="T10">&lt;</text:span><text:span text:style-name="T12">set </text:span><text:span text:style-name="T14">property</text:span><text:span text:style-name="T17">=</text:span><text:span text:style-name="T20">"accessType" </text:span><text:span text:style-name="T14">value</text:span><text:span text:style-name="T17">=</text:span><text:span text:style-name="T20">"Delete"</text:span><text:span text:style-name="T10">/&gt;</text:span></text:p>
      <text:p text:style-name="Código"><text:span text:style-name="T17"><text:tab/><text:tab/></text:span><text:span text:style-name="T10">&lt;/</text:span><text:span text:style-name="T12">preremove-calculator</text:span><text:span text:style-name="T10">&gt;</text:span><text:span text:style-name="T17"><text:tab/><text:tab/></text:span></text:p>
      <text:p text:style-name="Código"><text:span text:style-name="T17"><text:tab/></text:span><text:span text:style-name="T10">&lt;/</text:span><text:span text:style-name="T12">aspect</text:span><text:span text:style-name="T10">&gt;</text:span></text:p>
      <text:p text:style-name="Código"><text:tab/></text:p>
      <text:p text:style-name="Código"><text:span text:style-name="T11">&lt;/</text:span><text:span text:style-name="T13">aspects</text:span><text:span text:style-name="T11">&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0">&lt;?</text:span><text:span text:style-name="T12">xml </text:span><text:span text:style-name="T14">version </text:span><text:span text:style-name="T17">= </text:span><text:span text:style-name="T20">"1.0" </text:span><text:span text:style-name="T14">encoding </text:span><text:span text:style-name="T17">= </text:span><text:span text:style-name="T20">"ISO-8859-1"</text:span><text:span text:style-name="T10">?&gt;</text:span></text:p>
      <text:p text:style-name="Código"/>
      <text:p text:style-name="Código"><text:span text:style-name="T10">&lt;!</text:span><text:span text:style-name="T12">DOCTYPE </text:span><text:span text:style-name="T23">aspectos </text:span><text:span text:style-name="T24">SYSTEM </text:span><text:span text:style-name="T25">"dtds/aspectos.dtd"</text:span><text:span text:style-name="T10">&gt;</text:span></text:p>
      <text:p text:style-name="Código"/>
      <text:p text:style-name="Código"><text:span text:style-name="T10">&lt;</text:span><text:span text:style-name="T12">aspectos</text:span><text:span text:style-name="T10">&gt;</text:span><text:span text:style-name="T17"> <text:tab/></text:span></text:p>
      <text:p text:style-name="Código"/>
      <text:p text:style-name="Código"><text:span text:style-name="T17"><text:tab/></text:span><text:span text:style-name="T10">&lt;</text:span><text:span text:style-name="T12">aplicar </text:span><text:span text:style-name="T14">aspecto</text:span><text:span text:style-name="T17">=</text:span><text:span text:style-name="T20">"AccessTracking" </text:span><text:span text:style-name="T14">para-modelos</text:span><text:span text:style-name="T17">=</text:span><text:span text:style-name="T20">"Almacen, Factura"</text:span><text:span text:style-name="T10">/&gt;</text:span></text:p>
      <text:p text:style-name="Código"><text:tab/><text:tab/><text:tab/></text:p>
      <text:p text:style-name="Código"><text:span text:style-name="T11">&lt;/</text:span><text:span text:style-name="T13">aspectos</text:span><text:span text:style-name="T11">&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491"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0">
        <text:list-item>
          <text:p text:style-name="P339">Añadir <text:span text:style-name="Archivo_2f_Directorio">AccessTracking</text:span> como proyecto referenciado.</text:p>
        </text:list-item>
        <text:list-item>
          <text:p text:style-name="P341">Crear la tabla en nuestra base de datos para almacenar el registro de los accesos. Podemos encontrar los CREATE TABLEs en el archivo <text:span text:style-name="Archivo_2f_Directorio">AccessTracking/data/access-tracking-db.script</text:span>.</text:p>
        </text:list-item>
        <text:list-item>
          <text:p text:style-name="P341">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341">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341">Editamos el archivo de nuestro proyecto <text:span text:style-name="Archivo_2f_Directorio">build/ejb/META-INF/MANIFEST.MF</text:span> para añadir los siguientes jars al classpath: <text:span text:style-name="T31">./lib/tracking.jar ./lib/ehcache.jar ./lib/antlr.jar ./lib/asm.jar ./lib/cglib.jar ./lib/hibernate3.jar ./lib/dom4j.jar. </text:span>(Este paso no es necesario si solo usamos POJOs, y no usamos EJB CMP2, <text:span text:style-name="T4">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0">&lt;</text:span><text:span text:style-name="T12">target </text:span><text:span text:style-name="T14">name</text:span><text:span text:style-name="T17">=</text:span><text:span text:style-name="T20">"crearJarEJB"</text:span><text:span text:style-name="T10">&gt;<text:tab/>&lt;!-- '</text:span><text:span text:style-name="T20">crearJarEJB</text:span><text:span text:style-name="T10">' solo si usamos EJB2 CMP --&gt;</text:span></text:p>
      <text:p text:style-name="P18"><text:tab/>...</text:p>
      <text:p text:style-name="Código"><text:span text:style-name="T18"><text:tab/></text:span><text:span text:style-name="T11">&lt;</text:span><text:span text:style-name="T13">ant </text:span><text:span text:style-name="T15">antfile</text:span><text:span text:style-name="T18">=</text:span><text:span text:style-name="T21">"../AccessTracking/build.xml" </text:span><text:span text:style-name="T15">target</text:span><text:span text:style-name="T18">=</text:span><text:span text:style-name="T21">"createEJBTracker"</text:span><text:span text:style-name="T11">/&gt;</text:span></text:p>
      <text:p text:style-name="Código"><text:span text:style-name="T11">&lt;/</text:span><text:span text:style-name="T13">target</text:span><text:span text:style-name="T11">&gt;</text:span></text:p>
      <text:p text:style-name="Código"><text:span text:style-name="T10">&lt;</text:span><text:span text:style-name="T12">target </text:span><text:span text:style-name="T14">name</text:span><text:span text:style-name="T17">=</text:span><text:span text:style-name="T20">"desplegarWar"</text:span><text:span text:style-name="T10">&gt;<text:tab/></text:span></text:p>
      <text:p text:style-name="Código"><text:span text:style-name="T18"><text:tab/></text:span><text:span text:style-name="T11">&lt;</text:span><text:span text:style-name="T13">ant </text:span><text:span text:style-name="T15">antfile</text:span><text:span text:style-name="T18">=</text:span><text:span text:style-name="T21">"../AccessTracking/build.xml" </text:span><text:span text:style-name="T15">target</text:span><text:span text:style-name="T18">=</text:span><text:span text:style-name="T21">"createTracker"</text:span><text:span text:style-name="T11">/&gt;</text:span></text:p>
      <text:p text:style-name="P19"><text:tab/>...</text:p>
      <text:p text:style-name="P27"><text:span text:style-name="T10">&lt;/</text:span><text:span text:style-name="T12">target</text:span><text:span text:style-name="T10">&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0">&lt;?</text:span><text:span text:style-name="T12">xml </text:span><text:span text:style-name="T14">version </text:span><text:span text:style-name="T17">= </text:span><text:span text:style-name="T20">"1.0" </text:span><text:span text:style-name="T14">encoding </text:span><text:span text:style-name="T17">= </text:span><text:span text:style-name="T20">"ISO-8859-1"</text:span><text:span text:style-name="T10">?&gt;</text:span></text:p>
      <text:p text:style-name="Código"/>
      <text:p text:style-name="Código"><text:span text:style-name="T10">&lt;!</text:span><text:span text:style-name="T12">DOCTYPE </text:span><text:span text:style-name="T23">aspectos </text:span><text:span text:style-name="T24">SYSTEM </text:span><text:span text:style-name="T25">"dtds/aspectos.dtd"</text:span><text:span text:style-name="T10">&gt;</text:span></text:p>
      <text:p text:style-name="Código"/>
      <text:p text:style-name="Código"><text:span text:style-name="T10">&lt;</text:span><text:span text:style-name="T12">aspectos</text:span><text:span text:style-name="T10">&gt;</text:span><text:span text:style-name="T17"> <text:tab/></text:span></text:p>
      <text:p text:style-name="Código"/>
      <text:p text:style-name="Código"><text:span text:style-name="T17"><text:tab/></text:span><text:span text:style-name="T10">&lt;</text:span><text:span text:style-name="T12">aplicar </text:span><text:span text:style-name="T14">aspecto</text:span><text:span text:style-name="T17">=</text:span><text:span text:style-name="T20">"AccessTracking"</text:span><text:span text:style-name="T10">/&gt;</text:span></text:p>
      <text:p text:style-name="Código"><text:tab/><text:tab/><text:tab/></text:p>
      <text:p text:style-name="Código"><text:span text:style-name="T11">&lt;/</text:span><text:span text:style-name="T13">aspectos</text:span><text:span text:style-name="T11">&gt;</text:span></text:p>
      <text:p text:style-name="Text_20_body">Ahora solo nos queda desplegar el war para nuestro proyecto. <text:span text:style-name="T4">(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5">Para más detalle podemos echar un vistazo al proyecto <text:span text:style-name="Archivo_2f_Directorio">OpenXavaTest</text:span>.</text:p>
      <text:list text:style-name="L1" text:continue-numbering="true">
        <text:list-item>
          <text:h text:style-name="P392"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404"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10">&lt;</text:span><text:span text:style-name="T12">componente </text:span><text:span text:style-name="T14">nombre</text:span><text:span text:style-name="T17">=</text:span><text:span text:style-name="T20">"Cliente"</text:span><text:span text:style-name="T10">&gt;</text:span></text:p>
      <text:p text:style-name="Código"><text:span text:style-name="T17"><text:tab/></text:span><text:span text:style-name="T10">&lt;</text:span><text:span text:style-name="T12">entidad</text:span><text:span text:style-name="T10">&gt;</text:span></text:p>
      <text:p text:style-name="P18"><text:tab/>...</text:p>
      <text:p text:style-name="Código"><text:span text:style-name="T17"><text:tab/><text:tab/></text:span><text:span text:style-name="T10">&lt;</text:span><text:span text:style-name="T12">coleccion </text:span><text:span text:style-name="T14">nombre</text:span><text:span text:style-name="T17">=</text:span><text:span text:style-name="T20">"provincias"</text:span><text:span text:style-name="T10">&gt;<text:tab/><text:tab/><text:tab/><text:tab/></text:span><text:span text:style-name="T17">(1)</text:span></text:p>
      <text:p text:style-name="Código"><text:span text:style-name="T17"><text:tab/><text:tab/><text:tab/></text:span><text:span text:style-name="T10">&lt;</text:span><text:span text:style-name="T12">referencia </text:span><text:span text:style-name="T14">modelo</text:span><text:span text:style-name="T17">=</text:span><text:span text:style-name="T20">"ClienteProvincia"</text:span><text:span text:style-name="T10">/&gt;</text:span></text:p>
      <text:p text:style-name="Código"><text:span text:style-name="T17"><text:tab/><text:tab/></text:span><text:span text:style-name="T10">&lt;/</text:span><text:span text:style-name="T12">coleccion</text:span><text:span text:style-name="T10">&gt;</text:span></text:p>
      <text:p text:style-name="Código"><text:tab/>...<text:tab/></text:p>
      <text:p text:style-name="Código"><text:span text:style-name="T17"><text:tab/></text:span><text:span text:style-name="T10">&lt;/</text:span><text:span text:style-name="T12">entidad</text:span><text:span text:style-name="T10">&gt;</text:span></text:p>
      <text:p text:style-name="P18"/>
      <text:p text:style-name="Código"><text:span text:style-name="T17"><text:tab/></text:span><text:span text:style-name="T10">&lt;</text:span><text:span text:style-name="T12">agregado </text:span><text:span text:style-name="T14">nombre</text:span><text:span text:style-name="T17">=</text:span><text:span text:style-name="T20">"ClienteProvincia"</text:span><text:span text:style-name="T10">&gt;<text:tab/><text:tab/><text:tab/><text:tab/></text:span><text:span text:style-name="T17">(2)</text:span></text:p>
      <text:p text:style-name="Código"><text:span text:style-name="T17"><text:tab/><text:tab/></text:span><text:span text:style-name="T10">&lt;</text:span><text:span text:style-name="T12">referencia </text:span><text:span text:style-name="T14">nombre</text:span><text:span text:style-name="T17">=</text:span><text:span text:style-name="T20">"cliente" </text:span><text:span text:style-name="T14">clave</text:span><text:span text:style-name="T17">=</text:span><text:span text:style-name="T20">"true"</text:span><text:span text:style-name="T10">/&gt;<text:tab/><text:tab/></text:span><text:span text:style-name="T17">(3)</text:span></text:p>
      <text:p text:style-name="Código"><text:span text:style-name="T17"><text:tab/><text:tab/></text:span><text:span text:style-name="T10">&lt;</text:span><text:span text:style-name="T12">referencia </text:span><text:span text:style-name="T14">nombre</text:span><text:span text:style-name="T17">=</text:span><text:span text:style-name="T20">"provincia" </text:span><text:span text:style-name="T14">clave</text:span><text:span text:style-name="T17">=</text:span><text:span text:style-name="T20">"true"</text:span><text:span text:style-name="T10">/&gt;<text:tab/><text:tab/></text:span><text:span text:style-name="T17">(4)</text:span></text:p>
      <text:p text:style-name="Código"><text:span text:style-name="T17"><text:tab/></text:span><text:span text:style-name="T10">&lt;/</text:span><text:span text:style-name="T12">agregado</text:span><text:span text:style-name="T10">&gt;</text:span><text:tab/><text:tab/></text:p>
      <text:p text:style-name="Código"><text:tab/>...</text:p>
      <text:p text:style-name="Código"><text:span text:style-name="T10">&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10">&lt;</text:span><text:span text:style-name="T12">componente </text:span><text:span text:style-name="T14">nombre</text:span><text:span text:style-name="T17">=</text:span><text:span text:style-name="T20">"Cliente"</text:span><text:span text:style-name="T10">&gt;</text:span></text:p>
      <text:p text:style-name="P18"><text:tab/>...</text:p>
      <text:p text:style-name="Código"><text:span text:style-name="T17"><text:tab/></text:span><text:span text:style-name="T10">&lt;mapeo-</text:span><text:span text:style-name="T12">agregado </text:span><text:span text:style-name="T14">agregado</text:span><text:span text:style-name="T17">=</text:span><text:span text:style-name="T20">"ClienteProvincia" </text:span><text:span text:style-name="T14">tabla</text:span><text:span text:style-name="T17">=</text:span><text:span text:style-name="T20">"CLIENTE_PROVINCIA"</text:span><text:span text:style-name="T10">&gt;</text:span></text:p>
      <text:p text:style-name="Código"><text:span text:style-name="T17"><text:tab/><text:tab/></text:span><text:span text:style-name="T10">&lt;mapeo-referencia</text:span><text:span text:style-name="T12"> </text:span><text:span text:style-name="T14">referencia</text:span><text:span text:style-name="T17">=</text:span><text:span text:style-name="T20">"cliente"</text:span><text:span text:style-name="T10">&gt;</text:span></text:p>
      <text:p text:style-name="Código"><text:span text:style-name="T17"><text:tab/><text:tab/><text:tab/></text:span><text:span text:style-name="T10">&lt;detalle-mapeo-</text:span><text:span text:style-name="T12">referencia </text:span></text:p>
      <text:p text:style-name="Código"><text:span text:style-name="T12"><text:tab/><text:tab/><text:tab/><text:tab/></text:span><text:span text:style-name="T14">columna-tabla</text:span><text:span text:style-name="T17">=</text:span><text:span text:style-name="T20">"CLIENTE" <text:tab/><text:tab/><text:tab/><text:tab/></text:span><text:span text:style-name="T17">(1)</text:span></text:p>
      <text:p text:style-name="Código"><text:span text:style-name="T20"><text:tab/><text:tab/><text:tab/><text:tab/></text:span><text:span text:style-name="T14">propiedad-modelo-referenciado</text:span><text:span text:style-name="T17">=</text:span><text:span text:style-name="T20">"codigo"</text:span><text:span text:style-name="T10">/&gt;</text:span><text:span text:style-name="T17"> </text:span></text:p>
      <text:p text:style-name="Código"><text:span text:style-name="T17"><text:tab/><text:tab/></text:span><text:span text:style-name="T10">&lt;/mapeo-</text:span><text:span text:style-name="T12">referencia</text:span><text:span text:style-name="T10">&gt;</text:span><text:span text:style-name="T17"><text:tab/><text:tab/><text:tab/><text:tab/></text:span></text:p>
      <text:p text:style-name="Código"><text:span text:style-name="T17"><text:tab/><text:tab/></text:span><text:span text:style-name="T10">&lt;mapeo-</text:span><text:span text:style-name="T12">referencia </text:span><text:span text:style-name="T14">referencia</text:span><text:span text:style-name="T17">=</text:span><text:span text:style-name="T20">"provincia"</text:span><text:span text:style-name="T10">&gt;</text:span></text:p>
      <text:p text:style-name="Código"><text:span text:style-name="T17"><text:tab/><text:tab/><text:tab/></text:span><text:span text:style-name="T10">&lt;detalle-mapeo-referencia</text:span><text:span text:style-name="T12"> </text:span></text:p>
      <text:p text:style-name="Código"><text:span text:style-name="T12"><text:tab/><text:tab/><text:tab/><text:tab/></text:span><text:span text:style-name="T14">columna-tabla</text:span><text:span text:style-name="T17">=</text:span><text:span text:style-name="T20">"PROVINCIA" <text:tab/><text:tab/><text:tab/></text:span><text:span text:style-name="T17">(2)</text:span></text:p>
      <text:p text:style-name="Código"><text:span text:style-name="T20"><text:tab/><text:tab/><text:tab/><text:tab/></text:span><text:span text:style-name="T14">propiedad-modelo-referenciado</text:span><text:span text:style-name="T17">=</text:span><text:span text:style-name="T20">"id"</text:span><text:span text:style-name="T10">/&gt;</text:span><text:span text:style-name="T17"> </text:span></text:p>
      <text:p text:style-name="Código"><text:span text:style-name="T17"><text:tab/><text:tab/></text:span><text:span text:style-name="T10">&lt;/mapeo-</text:span><text:span text:style-name="T12">referencia</text:span><text:span text:style-name="T10">&gt;</text:span><text:span text:style-name="T17"><text:tab/><text:tab/><text:tab/><text:tab/><text:tab/><text:tab/></text:span></text:p>
      <text:p text:style-name="Código"><text:span text:style-name="T17"><text:tab/></text:span><text:span text:style-name="T10">&lt;/mapeo-</text:span><text:span text:style-name="T12">agregado</text:span><text:span text:style-name="T10">&gt;</text:span></text:p>
      <text:p text:style-name="P18">&lt;/componente&gt;</text:p>
      <text:p text:style-name="Text_20_body"><text:span text:style-name="Código">ClienteProvincia</text:span> lo mapeamos a CLIENTE_PROVINCIA, una tabla que contiene dos columnas, una para apuntar a CLIENTE (1) y otra para apuntar a PROVINCIA <text:span text:style-name="T17">(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10">&lt;</text:span><text:span text:style-name="T12">componente </text:span><text:span text:style-name="T14">nombre</text:span><text:span text:style-name="T17">=</text:span><text:span text:style-name="T20">"Cliente"</text:span><text:span text:style-name="T10">&gt;</text:span></text:p>
      <text:p text:style-name="P18"><text:tab/>...</text:p>
      <text:p text:style-name="Código"><text:span text:style-name="T17"><text:tab/></text:span><text:span text:style-name="T10">&lt;</text:span><text:span text:style-name="T12">vista</text:span><text:span text:style-name="T10">&gt;</text:span><text:span text:style-name="T17"><text:tab/><text:tab/></text:span></text:p>
      <text:p text:style-name="Código"><text:span text:style-name="T10"><text:tab/><text:tab/>...</text:span><text:tab/><text:tab/></text:p>
      <text:p text:style-name="Código"><text:span text:style-name="T17"><text:tab/><text:tab/></text:span><text:span text:style-name="T10">&lt;vista-</text:span><text:span text:style-name="T12">coleccion </text:span><text:span text:style-name="T14">coleccion</text:span><text:span text:style-name="T17">=</text:span><text:span text:style-name="T20">"provincias"</text:span><text:span text:style-name="T10">&gt;</text:span></text:p>
      <text:p text:style-name="Código"><text:span text:style-name="T17"><text:tab/><text:tab/><text:tab/></text:span><text:span text:style-name="T10">&lt;propiedades-</text:span><text:span text:style-name="T12">lista</text:span><text:span text:style-name="T10">&gt;</text:span></text:p>
      <text:p text:style-name="Código"><text:span text:style-name="T10"><text:tab/><text:tab/><text:tab/><text:tab/></text:span><text:span text:style-name="T17">provincia.id, provincia.nombre<text:tab/><text:tab/><text:tab/><text:tab/>(1)</text:span></text:p>
      <text:p text:style-name="Código"><text:span text:style-name="T17"><text:tab/><text:tab/><text:tab/></text:span><text:span text:style-name="T10">&lt;/</text:span><text:span text:style-name="T12">list-properties</text:span><text:span text:style-name="T10">&gt;</text:span></text:p>
      <text:p text:style-name="Código"><text:span text:style-name="T17"><text:tab/><text:tab/></text:span><text:span text:style-name="T10">&lt;/vista-coleccion&gt;</text:span></text:p>
      <text:p text:style-name="Código"><text:tab/><text:tab/></text:p>
      <text:p text:style-name="Código"><text:span text:style-name="T17"><text:tab/><text:tab/></text:span><text:span text:style-name="T10">&lt;</text:span><text:span text:style-name="T12">miembros</text:span><text:span text:style-name="T10">&gt;</text:span></text:p>
      <text:p text:style-name="P18"><text:tab/><text:tab/><text:tab/>...</text:p>
      <text:p text:style-name="Código"><text:tab/><text:tab/><text:tab/>provincias</text:p>
      <text:p text:style-name="Código"><text:tab/><text:tab/><text:tab/>...</text:p>
      <text:p text:style-name="Código"><text:span text:style-name="T17"><text:tab/><text:tab/></text:span><text:span text:style-name="T10">&lt;/</text:span><text:span text:style-name="T12">miembros</text:span><text:span text:style-name="T10">&gt;</text:span></text:p>
      <text:p text:style-name="Código"><text:tab/><text:tab/><text:tab/><text:tab/><text:tab/><text:tab/></text:p>
      <text:p text:style-name="Código"><text:span text:style-name="T17"><text:tab/></text:span><text:span text:style-name="T10">&lt;/</text:span><text:span text:style-name="T12">vista</text:span><text:span text:style-name="T10">&gt;</text:span><text:span text:style-name="T17"><text:tab/><text:tab/></text:span></text:p>
      <text:p text:style-name="Código"><text:tab/><text:tab/></text:p>
      <text:p text:style-name="Código"><text:span text:style-name="T17"><text:tab/></text:span><text:span text:style-name="T10">&lt;</text:span><text:span text:style-name="T12">vista </text:span><text:span text:style-name="T14">modelo</text:span><text:span text:style-name="T17">=</text:span><text:span text:style-name="T20">"ClienteProvincia"</text:span><text:span text:style-name="T10">&gt;</text:span></text:p>
      <text:p text:style-name="Código"><text:span text:style-name="T17"><text:tab/><text:tab/></text:span><text:span text:style-name="T10">&lt;vista-referencia</text:span><text:span text:style-name="T12"> </text:span><text:span text:style-name="T14">referencia</text:span><text:span text:style-name="T17">=</text:span><text:span text:style-name="T20">"provincia" </text:span><text:span text:style-name="T14">marco</text:span><text:span text:style-name="T17">=</text:span><text:span text:style-name="T20">"false"</text:span><text:span text:style-name="T10">/&gt;<text:tab/><text:tab/></text:span><text:span text:style-name="T17">(2)</text:span></text:p>
      <text:p text:style-name="Código"><text:span text:style-name="T17"><text:tab/></text:span><text:span text:style-name="T10">&lt;/</text:span><text:span text:style-name="T12">vista</text:span><text:span text:style-name="T10">&gt;<text:tab/></text:span></text:p>
      <text:p text:style-name="P18"><text:tab/>...</text:p>
      <text:p text:style-name="P18">&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404"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15">Podemos ver más acerca de esto consultando el API de <text:span text:style-name="Código">org.openxava.hibernate.XHibernate</text:span>.</text:p>
      <text:list text:style-name="L1" text:continue-numbering="true">
        <text:list-item>
          <text:list text:continue-numbering="true">
            <text:list-item>
              <text:h text:style-name="P404"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15">Podemos ver más acerca de esto consultando el API de <text:span text:style-name="Código">org.openxava.jpa.XPersistence</text:span>.</text:p>
      <text:list text:style-name="L71">
        <text:list-item>
          <text:list>
            <text:list-item>
              <text:list>
                <text:list-item>
                  <text:h text:style-name="P524" text:outline-level="3">Cambiar el esquema por defecto en tiempo de ejecución <text:span text:style-name="T4">(nuevo en v2.2)</text:span></text:h>
                </text:list-item>
              </text:list>
            </text:list-item>
          </text:list>
        </text:list-item>
      </text:list>
      <text:p text:style-name="P390">Usando JPA es posible cambiar el esquema por defecto en tiempo de ejecución. Esto permite mapear un componente a una tabla sin esquema, y cambiar el esquema programáticamente.</text:p>
      <text:p text:style-name="P390">Por ejemplo, podemos mapear un componente <text:span text:style-name="Código">Incidencia</text:span> de esta manera:</text:p>
      <text:p text:style-name="Código"><text:span text:style-name="T10">&lt;mapeo-entidad</text:span><text:span text:style-name="T12"> </text:span><text:span text:style-name="T14">tabla</text:span><text:span text:style-name="T17">=</text:span><text:span text:style-name="T20">"INCIDENCIA"</text:span><text:span text:style-name="T10">&gt;</text:span></text:p>
      <text:p text:style-name="P390">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2">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5">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404" text:outline-level="2">Vistas JSP propias y taglibs de OpenXava</text:h>
            </text:list-item>
          </text:list>
        </text:list-item>
      </text:list>
      <text:p text:style-name="P15">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491" text:outline-level="3">Ejemplo</text:h>
                </text:list-item>
              </text:list>
            </text:list-item>
          </text:list>
        </text:list-item>
      </text:list>
      <text:p text:style-name="P15">Lo primero es indicar en nuestro módulo que queremos usar nuestro propio JSP, en <text:span text:style-name="Código">aplicacion.xml</text:span>:</text:p>
      <text:p text:style-name="Código"><text:span text:style-name="T10">&lt;</text:span><text:span text:style-name="T12">modulo </text:span><text:span text:style-name="T14">nombre</text:span><text:span text:style-name="T17">=</text:span><text:span text:style-name="T20">"ComercialJSP" </text:span><text:span text:style-name="T14">carpeta</text:span><text:span text:style-name="T17">=</text:span><text:span text:style-name="T20">"facturacion.variaciones"</text:span><text:span text:style-name="T10">&gt;</text:span></text:p>
      <text:p text:style-name="Código"><text:span text:style-name="T17"><text:tab/></text:span><text:span text:style-name="T10">&lt;</text:span><text:span text:style-name="T12">modelo </text:span><text:span text:style-name="T14">nombre</text:span><text:span text:style-name="T17">=</text:span><text:span text:style-name="T20">"Comercial"</text:span><text:span text:style-name="T10">/&gt;</text:span></text:p>
      <text:p text:style-name="Código"><text:span text:style-name="T17"><text:tab/></text:span><text:span text:style-name="T10">&lt;</text:span><text:span text:style-name="T12">vista </text:span><text:span text:style-name="T14">nombre</text:span><text:span text:style-name="T17">=</text:span><text:span text:style-name="T20">"ParaJSPPropio"</text:span><text:span text:style-name="T10">/&gt;</text:span><text:span text:style-name="T17"> <text:tab/><text:tab/><text:tab/>(1)</text:span></text:p>
      <text:p text:style-name="Código"><text:span text:style-name="T17"><text:tab/></text:span><text:span text:style-name="T10">&lt;vista-w</text:span><text:span text:style-name="T12">eb </text:span><text:span text:style-name="T14">url</text:span><text:span text:style-name="T17">=</text:span><text:span text:style-name="T20">"jsp-propios/comercial.jsp"</text:span><text:span text:style-name="T10">/&gt;<text:tab/></text:span><text:span text:style-name="T17">(2)</text:span></text:p>
      <text:p text:style-name="Código"><text:span text:style-name="T17"><text:tab/></text:span><text:span text:style-name="T10">&lt;</text:span><text:span text:style-name="T12">controlador </text:span><text:span text:style-name="T14">nombre</text:span><text:span text:style-name="T17">=</text:span><text:span text:style-name="T20">"Typical"</text:span><text:span text:style-name="T10">/&gt;</text:span><text:span text:style-name="T17"><text:tab/><text:tab/></text:span></text:p>
      <text:p text:style-name="Código"><text:span text:style-name="T10">&lt;/</text:span><text:span text:style-name="T12">modulo</text:span><text:span text:style-name="T10">&gt;</text:span><text:span text:style-name="T17"><text:tab/></text:span></text:p>
      <text:p text:style-name="P15">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0">&lt;%@ </text:span><text:span text:style-name="T12">include </text:span><text:span text:style-name="T14">file</text:span><text:span text:style-name="T17">=</text:span><text:span text:style-name="T20">"../xava/imports.jsp"</text:span><text:span text:style-name="T30">%&gt;</text:span></text:p>
      <text:p text:style-name="Código"/>
      <text:p text:style-name="Código"><text:span text:style-name="T10">&lt;</text:span><text:span text:style-name="T12">table</text:span><text:span text:style-name="T10">&gt;</text:span></text:p>
      <text:p text:style-name="Código"><text:span text:style-name="T10">&lt;</text:span><text:span text:style-name="T12">tr</text:span><text:span text:style-name="T10">&gt;</text:span></text:p>
      <text:p text:style-name="Código"><text:span text:style-name="T17"><text:tab/></text:span><text:span text:style-name="T10">&lt;</text:span><text:span text:style-name="T12">td</text:span><text:span text:style-name="T10">&gt;</text:span><text:span text:style-name="T17">C&amp;oacute;digo: </text:span><text:span text:style-name="T10">&lt;/</text:span><text:span text:style-name="T12">td</text:span><text:span text:style-name="T10">&gt;</text:span></text:p>
      <text:p text:style-name="Código"><text:span text:style-name="T17"><text:tab/></text:span><text:span text:style-name="T10">&lt;</text:span><text:span text:style-name="T12">td</text:span><text:span text:style-name="T10">&gt;</text:span></text:p>
      <text:p text:style-name="Código"><text:span text:style-name="T17"><text:tab/><text:tab/></text:span><text:span text:style-name="T10">&lt;</text:span><text:span text:style-name="T12">xava:editor </text:span><text:span text:style-name="T14">property</text:span><text:span text:style-name="T17">=</text:span><text:span text:style-name="T20">"codigo"</text:span><text:span text:style-name="T10">/&gt;</text:span><text:span text:style-name="T17"><text:tab/><text:tab/></text:span></text:p>
      <text:p text:style-name="Código"><text:span text:style-name="T17"><text:tab/></text:span><text:span text:style-name="T10">&lt;/</text:span><text:span text:style-name="T12">td</text:span><text:span text:style-name="T10">&gt;</text:span></text:p>
      <text:p text:style-name="Código"><text:span text:style-name="T10">&lt;/</text:span><text:span text:style-name="T12">tr</text:span><text:span text:style-name="T10">&gt;</text:span></text:p>
      <text:p text:style-name="Código"><text:span text:style-name="T10">&lt;</text:span><text:span text:style-name="T12">tr</text:span><text:span text:style-name="T10">&gt;</text:span></text:p>
      <text:p text:style-name="Código"><text:span text:style-name="T17"><text:tab/></text:span><text:span text:style-name="T10">&lt;</text:span><text:span text:style-name="T12">td</text:span><text:span text:style-name="T10">&gt;</text:span><text:span text:style-name="T17">Nombre: </text:span><text:span text:style-name="T10">&lt;/</text:span><text:span text:style-name="T12">td</text:span><text:span text:style-name="T10">&gt;</text:span></text:p>
      <text:p text:style-name="Código"><text:span text:style-name="T17"><text:tab/></text:span><text:span text:style-name="T10">&lt;</text:span><text:span text:style-name="T12">td</text:span><text:span text:style-name="T10">&gt;</text:span><text:span text:style-name="T17"><text:tab/></text:span></text:p>
      <text:p text:style-name="Código"><text:span text:style-name="T17"><text:tab/><text:tab/></text:span><text:span text:style-name="T10">&lt;</text:span><text:span text:style-name="T12">xava:editor </text:span><text:span text:style-name="T14">property</text:span><text:span text:style-name="T17">=</text:span><text:span text:style-name="T20">"nombre"</text:span><text:span text:style-name="T10">/&gt;</text:span><text:span text:style-name="T17"><text:tab/></text:span></text:p>
      <text:p text:style-name="Código"><text:span text:style-name="T17"><text:tab/></text:span><text:span text:style-name="T10">&lt;/</text:span><text:span text:style-name="T12">td</text:span><text:span text:style-name="T10">&gt;</text:span></text:p>
      <text:p text:style-name="Código"><text:span text:style-name="T10">&lt;/</text:span><text:span text:style-name="T12">tr</text:span><text:span text:style-name="T10">&gt;</text:span></text:p>
      <text:p text:style-name="Código"/>
      <text:p text:style-name="Código"><text:span text:style-name="T10">&lt;</text:span><text:span text:style-name="T12">tr</text:span><text:span text:style-name="T10">&gt;</text:span></text:p>
      <text:p text:style-name="Código"><text:span text:style-name="T17"><text:tab/></text:span><text:span text:style-name="T10">&lt;</text:span><text:span text:style-name="T12">td</text:span><text:span text:style-name="T10">&gt;</text:span><text:span text:style-name="T17">Nivel: </text:span><text:span text:style-name="T10">&lt;/</text:span><text:span text:style-name="T12">td</text:span><text:span text:style-name="T10">&gt;</text:span></text:p>
      <text:p text:style-name="Código"><text:span text:style-name="T17"><text:tab/></text:span><text:span text:style-name="T10">&lt;</text:span><text:span text:style-name="T12">td</text:span><text:span text:style-name="T10">&gt;</text:span><text:span text:style-name="T17"><text:tab/></text:span></text:p>
      <text:p text:style-name="Código"><text:span text:style-name="T17"><text:tab/><text:tab/></text:span><text:span text:style-name="T10">&lt;</text:span><text:span text:style-name="T12">xava:editor </text:span><text:span text:style-name="T14">property</text:span><text:span text:style-name="T17">=</text:span><text:span text:style-name="T20">"nivel.id"</text:span><text:span text:style-name="T10">/&gt;</text:span></text:p>
      <text:p text:style-name="Código"><text:span text:style-name="T17"><text:tab/><text:tab/></text:span><text:span text:style-name="T10">&lt;</text:span><text:span text:style-name="T12">xava:editor </text:span><text:span text:style-name="T14">property</text:span><text:span text:style-name="T17">=</text:span><text:span text:style-name="T20">"nivel.descripcion"</text:span><text:span text:style-name="T10">/&gt;</text:span><text:span text:style-name="T17"><text:tab/></text:span></text:p>
      <text:p text:style-name="Código"><text:span text:style-name="T17"><text:tab/></text:span><text:span text:style-name="T10">&lt;/</text:span><text:span text:style-name="T12">td</text:span><text:span text:style-name="T10">&gt;</text:span></text:p>
      <text:p text:style-name="Código"><text:span text:style-name="T10">&lt;/</text:span><text:span text:style-name="T12">tr</text:span><text:span text:style-name="T10">&gt;</text:span></text:p>
      <text:p text:style-name="Código"><text:span text:style-name="T11">&lt;/</text:span><text:span text:style-name="T13">table</text:span><text:span text:style-name="T11">&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5">Podemos observar como las propiedades cualificadas están soportadas (como <text:span text:style-name="Código">nivel.id</text:span> o <text:span text:style-name="Código">nivel.descripcion</text:span>) <text:span text:style-name="T4">(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5">Veamos las taglib de OpenXava.</text:p>
      <text:list text:style-name="L1" text:continue-numbering="true">
        <text:list-item>
          <text:list text:continue-numbering="true">
            <text:list-item>
              <text:list text:continue-numbering="true">
                <text:list-item>
                  <text:h text:style-name="P491" text:outline-level="3">xava:editor</text:h>
                </text:list-item>
              </text:list>
            </text:list-item>
          </text:list>
        </text:list-item>
      </text:list>
      <text:p text:style-name="P15">La marca (tag) <text:span text:style-name="Código">&lt;xava:editor/&gt;</text:span> permite visualizar un editor (un control HTML) para nuestra propiedad, de la misma forma que lo hace OpenXava cuando genera automáticamente la interfaz de usuario.</text:p>
      <text:p text:style-name="P25"><text:span text:style-name="T10">&lt;</text:span><text:span text:style-name="T12">xava:editor </text:span></text:p>
      <text:p text:style-name="P25"><text:span text:style-name="T12"><text:tab/></text:span><text:span text:style-name="T14">property</text:span><text:span text:style-name="T17">=</text:span><text:span text:style-name="T20">"nombrePropiedad"<text:tab/><text:tab/></text:span><text:span text:style-name="T17">(1)</text:span></text:p>
      <text:p text:style-name="P28"><text:tab/><text:span text:style-name="T14">editable</text:span><text:span text:style-name="T17">=</text:span>"true|false"<text:tab/><text:tab/><text:tab/><text:span text:style-name="T17">(2) nuevo en v2.0.1</text:span></text:p>
      <text:p text:style-name="P28"><text:tab/><text:span text:style-name="T14">throwPropertyChanged</text:span><text:span text:style-name="T17">=</text:span>"true|false"<text:tab/><text:span text:style-name="T17">(3) nuevo en v2.0.1</text:span></text:p>
      <text:p text:style-name="P20">/&gt;</text:p>
      <text:list text:style-name="L61">
        <text:list-item>
          <text:p text:style-name="P345"><text:span text:style-name="Código">property</text:span> (obligado): Propiedad del modelo asociado al módulo actual.</text:p>
        </text:list-item>
        <text:list-item>
          <text:p text:style-name="P356"><text:span text:style-name="Código">editable</text:span> (opcional): <text:span text:style-name="T4">Nuevo en v2.0.1.</text:span> Fuerza a este aditor a ser editable, de otra forma se asume un valor por defecto apropiado.</text:p>
        </text:list-item>
        <text:list-item>
          <text:p text:style-name="P345"><text:span text:style-name="Código">throwPropertyChanged</text:span> (opcional): <text:span text:style-name="T4">Nuevo en v2.0.1.</text:span> Fuerza a este aditor a lanzar el evento de propiedad cambiada, de otra forma se asume un valor por defecto apropiado.</text:p>
        </text:list-item>
      </text:list>
      <text:p text:style-name="P15">Esta marca genera el JavaScript para permitir a nuestra vista trabajar de la misma forma que una vista automática. Las propiedades calificadas (propiedades de referencias) están soportadas <text:span text:style-name="T4">(nuevo en v2.0.1)</text:span>.</text:p>
      <text:list text:style-name="L1" text:continue-numbering="true">
        <text:list-item>
          <text:list text:continue-numbering="true">
            <text:list-item>
              <text:list text:continue-numbering="true">
                <text:list-item>
                  <text:h text:style-name="P491" text:outline-level="3">xava:action, xava:link, xava:image, xava:button</text:h>
                </text:list-item>
              </text:list>
            </text:list-item>
          </text:list>
        </text:list-item>
      </text:list>
      <text:p text:style-name="P15">La marca (tag) <text:span text:style-name="Código">&lt;xava:action/&gt;</text:span> permite dibujar una acción (un botón o una imagen que el usuario puede pulsar).</text:p>
      <text:p text:style-name="P25"><text:span text:style-name="T10">&lt;</text:span><text:span text:style-name="T12">xava:action </text:span><text:span text:style-name="T14">action</text:span><text:span text:style-name="T17">=</text:span><text:span text:style-name="T20">"controlador.accion" </text:span><text:span text:style-name="T14">argv</text:span><text:span text:style-name="T17">=</text:span><text:span text:style-name="T20">"argv"</text:span><text:span text:style-name="T10">/&gt;</text:span></text:p>
      <text:p text:style-name="P15">El atributo <text:span text:style-name="Código">action</text:span> indica la acción a ejecutar, y el atributo <text:span text:style-name="Código">argv</text:span> (opcional) nos permite establecer valores a algunas propiedades de la acción antes de ejecutarla. Un ejemplo:</text:p>
      <text:p text:style-name="P25"><text:span text:style-name="T10">&lt;</text:span><text:span text:style-name="T12">xava:action </text:span><text:span text:style-name="T14">action</text:span><text:span text:style-name="T17">=</text:span><text:span text:style-name="T20">"CRUD.save" </text:span><text:span text:style-name="T14">argv</text:span><text:span text:style-name="T17">=</text:span><text:span text:style-name="T20">"resetAfter=true"</text:span><text:span text:style-name="T10">/&gt;</text:span></text:p>
      <text:p text:style-name="P15">Cuando el usuario pulse en la acción se ejecutará <text:span text:style-name="Código">CRUD.save</text:span>, antes pone a <text:span text:style-name="Código">true</text:span> la propiedad <text:span text:style-name="Código">resetAfter</text:span> de la acción.</text:p>
      <text:p text:style-name="P15">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491" text:outline-level="3">xava:message <text:span text:style-name="T4">(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10">&lt;</text:span><text:span text:style-name="T12">xava:message </text:span><text:span text:style-name="T14">key</text:span><text:span text:style-name="T17">=</text:span><text:span text:style-name="T20">"clave_mensaje" </text:span><text:span text:style-name="T14">param</text:span><text:span text:style-name="T17">=</text:span><text:span text:style-name="T20">"parametroMensaje" </text:span><text:span text:style-name="T14">intParam</text:span><text:span text:style-name="T17">=</text:span><text:span text:style-name="T20">"paramMensaje"</text:span><text:span text:style-name="T10">/&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4">autoboxing</text:span>.</text:p>
      <text:p text:style-name="Text_20_body">Esta marca solo genera el texto del mensaje, sin ningun tipo de formateo HTML.</text:p>
      <text:p text:style-name="Text_20_body">Un ejemplo:</text:p>
      <text:p text:style-name="Código"><text:span text:style-name="T10">&lt;</text:span><text:span text:style-name="T12">xava:message </text:span><text:span text:style-name="T14">key</text:span><text:span text:style-name="T17">=</text:span><text:span text:style-name="T20">"cantidad_lista" </text:span><text:span text:style-name="T14">intParam</text:span><text:span text:style-name="T17">=</text:span>"<text:span text:style-name="T30">&lt;%=</text:span><text:span text:style-name="T17">cantidadTotal</text:span><text:span text:style-name="T30">%&gt;</text:span>"<text:span text:style-name="T10">/&gt;</text:span></text:p>
      <text:list text:style-name="L1" text:continue-numbering="true">
        <text:list-item>
          <text:list text:continue-numbering="true">
            <text:list-item>
              <text:list text:continue-numbering="true">
                <text:list-item>
                  <text:h text:style-name="P491" text:outline-level="3">xava:descriptionsList <text:span text:style-name="T4">(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10">&lt;</text:span><text:span text:style-name="T12">xava:descriptionsList </text:span></text:p>
      <text:p text:style-name="Código"><text:span text:style-name="T12"><text:tab/></text:span><text:span text:style-name="T14">reference</text:span><text:span text:style-name="T17">=</text:span><text:span text:style-name="T20">"nombreReferencia"<text:tab/><text:tab/><text:tab/></text:span><text:span text:style-name="T17">(1)</text:span></text:p>
      <text:p text:style-name="P18">/&gt;</text:p>
      <text:list text:style-name="L62">
        <text:list-item>
          <text:p text:style-name="P357"><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10">&lt;</text:span><text:span text:style-name="T12">tr</text:span><text:span text:style-name="T10">&gt;</text:span></text:p>
      <text:p text:style-name="Código"><text:span text:style-name="T17"><text:tab/></text:span><text:span text:style-name="T10">&lt;</text:span><text:span text:style-name="T12">td</text:span><text:span text:style-name="T10">&gt;</text:span><text:span text:style-name="T17">Nivel: </text:span><text:span text:style-name="T10">&lt;/</text:span><text:span text:style-name="T12">td</text:span><text:span text:style-name="T10">&gt;</text:span></text:p>
      <text:p text:style-name="Código"><text:span text:style-name="T17"><text:tab/></text:span><text:span text:style-name="T10">&lt;</text:span><text:span text:style-name="T12">td</text:span><text:span text:style-name="T10">&gt;</text:span><text:span text:style-name="T17"><text:tab/></text:span></text:p>
      <text:p text:style-name="Código"><text:span text:style-name="T17"><text:tab/><text:tab/></text:span><text:span text:style-name="T10">&lt;</text:span><text:span text:style-name="T12">xava:descriptionsList </text:span><text:span text:style-name="T14">reference</text:span><text:span text:style-name="T17">=</text:span><text:span text:style-name="T20">"nivel"</text:span><text:span text:style-name="T10">/&gt;</text:span></text:p>
      <text:p text:style-name="Código"><text:span text:style-name="T17"><text:tab/></text:span><text:span text:style-name="T10">&lt;/</text:span><text:span text:style-name="T12">td</text:span><text:span text:style-name="T10">&gt;</text:span></text:p>
      <text:p text:style-name="Código"><text:span text:style-name="T11">&lt;/</text:span><text:span text:style-name="T13">tr</text:span><text:span text:style-name="T11">&gt;</text:span></text:p>
      <text:p text:style-name="P6">En este caso <text:span text:style-name="Código">nivel</text:span> es una referencia al modelo actual (por ejemplo <text:span text:style-name="Código">Comercial</text:span>). Un combo es mostrado con todos los niveles disponibles.</text:p>
      <text:list text:style-name="L63">
        <text:list-item>
          <text:h text:style-name="P403"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486" text:outline-level="2">Nuevo en 2.0.4</text:h>
            </text:list-item>
          </text:list>
        </text:list-item>
      </text:list>
      <text:list text:style-name="L64">
        <text:list-item>
          <text:p text:style-name="P29">Nuevo atributo <text:span text:style-name="Código">escala</text:span> en la definición de propiedad: Sección 3.8</text:p>
        </text:list-item>
      </text:list>
      <text:list text:style-name="L65">
        <text:list-item>
          <text:p text:style-name="P358">Referenciar a una propiedad del padre desde un agregado usado como referencia simple está permitido: Sección 3.8.4</text:p>
        </text:list-item>
        <text:list-item>
          <text:p text:style-name="P358">Atributo <text:span text:style-name="Código">alineado-por-columnas</text:span> para grupos y secciones para permitir alinear por columnas (estilo tabla) sus elementos: Sección 4.1.1</text:p>
        </text:list-item>
        <text:list-item>
          <text:p text:style-name="P358">Nuevo vínculo <text:span text:style-name="T4">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358">Acción de modificación propia para referencias: Sección 4.3.5</text:p>
        </text:list-item>
        <text:list-item>
          <text:p text:style-name="P358">Nuevo vínculo <text:span text:style-name="T4">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358">Si XAVA_LIST_ACTION se pone a cadena vacía en la definición del módulo (aplicacion.xml) entonce las acciones de cada fila no son mostradas en modo lista: Sección 8.3</text:p>
        </text:list-item>
      </text:list>
      <text:list text:style-name="L63" text:continue-numbering="true">
        <text:list-item>
          <text:list text:continue-numbering="true">
            <text:list-item>
              <text:h text:style-name="P486" text:outline-level="2">Nuevo en 2.0.3</text:h>
            </text:list-item>
          </text:list>
        </text:list-item>
      </text:list>
      <text:list text:style-name="L66">
        <text:list-item>
          <text:p text:style-name="P364">Sobreescribir las etiquetas y mensajes por defectos de OpenXava es posible: Sección 2.8</text:p>
        </text:list-item>
        <text:list-item>
          <text:p text:style-name="P364">Nuevo estereotipo TEXTO_HTML, HTML_TEXT para edición de texto rico: Sección 3.8.1 </text:p>
        </text:list-item>
        <text:list-item>
          <text:p text:style-name="P364">Es posible definir validadores por defecto para tipos y estereotipos: Sección 3.8.7 </text:p>
        </text:list-item>
        <text:list-item>
          <text:p text:style-name="P364">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364">Las acciones asociadas a propiedades pueden estar activas siempre, usando el nuevo atributo <text:span text:style-name="Código">siempre-activa</text:span>: Sección 4.2.3 </text:p>
        </text:list-item>
        <text:list-item>
          <text:p text:style-name="P364">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364">Colocar acciones en cualquier parte de una vista es posible: Sección 4.6 </text:p>
        </text:list-item>
        <text:list-item>
          <text:p text:style-name="P364">El método <text:span text:style-name="Código">getJRXML()</text:span> de <text:span text:style-name="Código">JasperReportBaseAction </text:span>soporta rutas absoutas para acceder a los recursos del sistema de archivos: Sección 7.10 </text:p>
        </text:list-item>
        <text:list-item>
          <text:p text:style-name="P364">Sobreescibrir los contraladores por defecto está permitido: Sección 7.12 </text:p>
        </text:list-item>
        <text:list-item>
          <text:p text:style-name="P364">Han sido añadidas las taglibs <text:span text:style-name="Código">&lt;xava:message/&gt;</text:span> y <text:span text:style-name="Código">&lt;xava:descriptionsList/&gt;</text:span>: Secciones 10.3.4 y 10.3.5</text:p>
        </text:list-item>
      </text:list>
      <text:list text:style-name="L63" text:continue-numbering="true">
        <text:list-item>
          <text:list text:continue-numbering="true">
            <text:list-item>
              <text:h text:style-name="P486" text:outline-level="2">Nuevo en 2.0.2</text:h>
            </text:list-item>
          </text:list>
        </text:list-item>
      </text:list>
      <text:list text:style-name="L67">
        <text:list-item>
          <text:p text:style-name="P374">Nuevo esterotipo <text:s/>ZEROS_FILLED/RELLENADO_CON_CEROS: Sección 3.8.1</text:p>
        </text:list-item>
        <text:list-item>
          <text:p text:style-name="P374"><text:span text:style-name="Código">IdentityCalculator</text:span> para generación automática de identificadores usando <text:span text:style-name="T4">identity</text:span> de la base de datos: Sección 3.8.5</text:p>
        </text:list-item>
      </text:list>
      <text:list text:style-name="L68">
        <text:list-item>
          <text:p text:style-name="P376">Nuevo typo de acción <text:span text:style-name="Código">IPropertyAction</text:span> que puede ser usada para una cción asociada a una propiedad (en la vista), está acción recibirá el nombre de la propiedad: Sección 4.2.3</text:p>
        </text:list-item>
        <text:list-item>
          <text:p text:style-name="P376">El atributo <text:span text:style-name="Código">como-agregado</text:span> para el elemento <text:span text:style-name="Código">vista-coleccion</text:span> permite que una colección de entidades se comporte como una colección de agregados: Sección 4.4</text:p>
        </text:list-item>
        <text:list-item>
          <text:p text:style-name="P376">Ahora podemos añadir y quitar programáticamente acciones de lista y de detalle de una vista de colección: Sección 4.4.3</text:p>
        </text:list-item>
        <text:list-item>
          <text:p text:style-name="P376">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3" text:continue-numbering="true">
        <text:list-item>
          <text:list text:continue-numbering="true">
            <text:list-item>
              <text:h text:style-name="P486" text:outline-level="2">Nuevo en 2.0.1</text:h>
            </text:list-item>
          </text:list>
        </text:list-item>
      </text:list>
      <text:list text:style-name="L69">
        <text:list-item>
          <text:p text:style-name="P380"><text:span text:style-name="Código">SequenceCalculator</text:span> para generación automática de identificadores usando <text:span text:style-name="T4">sequence</text:span> de la base de datos: Sección 3.8.5</text:p>
        </text:list-item>
        <text:list-item>
          <text:p text:style-name="P380">Acciones arbitrarias disponibles en <text:span text:style-name="Código">&lt;reference-view/&gt;</text:span>: Sección 4.3</text:p>
        </text:list-item>
        <text:list-item>
          <text:p text:style-name="P380">Soporte de atajos de teclado (keystrokes) para las acciones: Sección 7.2</text:p>
        </text:list-item>
        <text:list-item>
          <text:p text:style-name="P380"><text:span text:style-name="Código">&lt;xava:editor/&gt;</text:span> soporta propiedades calificadas: Sección 10.3</text:p>
        </text:list-item>
      </text:list>
      <text:list text:style-name="L63" text:continue-numbering="true">
        <text:list-item>
          <text:list text:continue-numbering="true">
            <text:list-item>
              <text:h text:style-name="P486" text:outline-level="2">Nuevo en 2.0</text:h>
            </text:list-item>
          </text:list>
        </text:list-item>
      </text:list>
      <text:list text:style-name="L70">
        <text:list-item>
          <text:p text:style-name="P347">Capa del modelo ahora es generada en formato POJO (Plain Old Java Object, Clases de Java Convencionales).</text:p>
        </text:list-item>
        <text:list-item>
          <text:p text:style-name="P347">La persistencia es manejada por Hibernate, esto permite desplegar las aplicaciones OpenXava en un simple Tomcat (or cualquier otro servidor de servlets que deseemos).</text:p>
        </text:list-item>
        <text:list-item>
          <text:p text:style-name="P347">Estereotype GALERIA_IMAGENES: Sección 3.8.2, página 28</text:p>
        </text:list-item>
        <text:list-item>
          <text:p text:style-name="P347">Añadido <text:span text:style-name="Código">IModelCalculator</text:span> , como alternativa mejor a <text:span text:style-name="Código">IEntityCalculator</text:span>: Sección 3.8.4, página 32</text:p>
        </text:list-item>
        <text:list-item>
          <text:p text:style-name="P347">Las secciónes anidadas están soportadas en las vistas: Sección 4.1, page 64</text:p>
        </text:list-item>
        <text:list-item>
          <text:p text:style-name="P347">Es posible acceder a variables de entorno desde un filtro: Sección 5.2, página 95</text:p>
        </text:list-item>
        <text:list-item>
          <text:p text:style-name="P347"><text:span text:style-name="Código">tipo-cmp</text:span> disponible para usar en mapeo de referencias: Sección 6.3, page 102</text:p>
        </text:list-item>
        <text:list-item>
          <text:p text:style-name="P347">Es posible ocultar y mostrar acciones en la Interfaz de Usuario: Sección 7.12, página 131</text:p>
        </text:list-item>
        <text:list-item>
          <text:p text:style-name="P347">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4-11T13:44:17</dc:date>
    <meta:print-date>2005-05-19T18:12:29</meta:print-date>
    <dc:language>es-ES</dc:language>
    <meta:editing-cycles>1631</meta:editing-cycles>
    <meta:editing-duration>P9DT3H24M35S</meta:editing-duration>
    <meta:user-defined meta:name="Info 1"/>
    <meta:user-defined meta:name="Info 2"/>
    <meta:user-defined meta:name="Info 3"/>
    <meta:user-defined meta:name="Info 4"/>
    <meta:document-statistic meta:table-count="0" meta:image-count="38" meta:object-count="0" meta:page-count="160" meta:paragraph-count="4211" meta:word-count="35570" meta:character-count="257385"/>
  </office:meta>
</office:document-meta>
</file>